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4508in"/>
    </style:style>
    <style:style style:name="co9" style:family="table-column">
      <style:table-column-properties fo:break-before="auto" style:column-width="0.5209in"/>
    </style:style>
    <style:style style:name="co10" style:family="table-column">
      <style:table-column-properties fo:break-before="auto" style:column-width="0.4591in"/>
    </style:style>
    <style:style style:name="co11" style:family="table-column">
      <style:table-column-properties fo:break-before="auto" style:column-width="0.5098in"/>
    </style:style>
    <style:style style:name="co12" style:family="table-column">
      <style:table-column-properties fo:break-before="auto" style:column-width="0.6346in"/>
    </style:style>
    <style:style style:name="co13" style:family="table-column">
      <style:table-column-properties fo:break-before="auto" style:column-width="0.4925in"/>
    </style:style>
    <style:style style:name="co14" style:family="table-column">
      <style:table-column-properties fo:break-before="auto" style:column-width="0.5598in"/>
    </style:style>
    <style:style style:name="co15" style:family="table-column">
      <style:table-column-properties fo:break-before="auto" style:column-width="0.6846in"/>
    </style:style>
    <style:style style:name="co16" style:family="table-column">
      <style:table-column-properties fo:break-before="auto" style:column-width="0.5764in"/>
    </style:style>
    <style:style style:name="co17" style:family="table-column">
      <style:table-column-properties fo:break-before="auto" style:column-width="0.5846in"/>
    </style:style>
    <style:style style:name="co18" style:family="table-column">
      <style:table-column-properties fo:break-before="auto" style:column-width="0.5929in"/>
    </style:style>
    <style:style style:name="co19" style:family="table-column">
      <style:table-column-properties fo:break-before="auto" style:column-width="0.5264in"/>
    </style:style>
    <style:style style:name="co20" style:family="table-column">
      <style:table-column-properties fo:break-before="auto" style:column-width="0.4425in"/>
    </style:style>
    <style:style style:name="co21" style:family="table-column">
      <style:table-column-properties fo:break-before="auto" style:column-width="0.5382in"/>
    </style:style>
    <style:style style:name="co22" style:family="table-column">
      <style:table-column-properties fo:break-before="auto" style:column-width="0.4839in"/>
    </style:style>
    <style:style style:name="co23" style:family="table-column">
      <style:table-column-properties fo:break-before="auto" style:column-width="0.8035in"/>
    </style:style>
    <style:style style:name="co24" style:family="table-column">
      <style:table-column-properties fo:break-before="auto" style:column-width="0.4929in"/>
    </style:style>
    <style:style style:name="co25" style:family="table-column">
      <style:table-column-properties fo:break-before="auto" style:column-width="0.4516in"/>
    </style:style>
    <style:style style:name="co26" style:family="table-column">
      <style:table-column-properties fo:break-before="auto" style:column-width="0.6752in"/>
    </style:style>
    <style:style style:name="co27" style:family="table-column">
      <style:table-column-properties fo:break-before="auto" style:column-width="0.8189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5898in"/>
    </style:style>
    <style:style style:name="co30" style:family="table-column">
      <style:table-column-properties fo:break-before="auto" style:column-width="1.1472in"/>
    </style:style>
    <style:style style:name="co31" style:family="table-column">
      <style:table-column-properties fo:break-before="auto" style:column-width="1.7366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6.5402in"/>
    </style:style>
    <style:style style:name="co34" style:family="table-column">
      <style:table-column-properties fo:break-before="auto" style:column-width="2.7335in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5" style:family="table-cell" style:parent-style-name="Default">
      <style:table-cell-properties fo:padding="0.028in"/>
    </style:style>
    <style:style style:name="ce16" style:family="table-cell" style:parent-style-name="Default" style:data-style-name="N163">
      <style:table-cell-properties style:diagonal-bl-tr="none" style:diagonal-tl-br="none" fo:border="none" fo:padding="0.028in" style:rotation-align="none"/>
    </style:style>
    <style:style style:name="ce17" style:family="table-cell" style:parent-style-name="Default" style:data-style-name="N100"/>
    <style:style style:name="ce18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9f9e5f"/>
    </style:style>
    <style:style style:name="ce22" style:family="table-cell" style:parent-style-name="Default">
      <style:table-cell-properties fo:background-color="#9999ff"/>
    </style:style>
    <style:style style:name="ce24" style:family="table-cell" style:parent-style-name="Default">
      <style:table-cell-properties fo:background-color="#ff9999"/>
    </style:style>
    <style:style style:name="ce31" style:family="table-cell" style:parent-style-name="Default">
      <style:table-cell-properties fo:background-color="#59c5c7"/>
    </style:style>
    <style:style style:name="ce34" style:family="table-cell" style:parent-style-name="Default">
      <style:table-cell-properties fo:background-color="#c38312"/>
    </style:style>
    <style:style style:name="ce37" style:family="table-cell" style:parent-style-name="Default" style:data-style-name="N0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padding="0.028in"/>
    </style:style>
    <style:style style:name="ce27" style:family="table-cell" style:parent-style-name="Default" style:data-style-name="N163">
      <style:table-cell-properties style:diagonal-bl-tr="none" style:diagonal-tl-br="none" fo:border="none" fo:padding="0.028in" style:rotation-align="none"/>
    </style:style>
    <style:style style:name="ce28" style:family="table-cell" style:parent-style-name="Default" style:data-style-name="N100"/>
    <style:style style:name="ce29" style:family="table-cell" style:parent-style-name="Default">
      <style:table-cell-properties fo:background-color="#ffff99"/>
    </style:style>
    <style:style style:name="ce30" style:family="table-cell" style:parent-style-name="Default">
      <style:table-cell-properties fo:background-color="#9f9e5f"/>
    </style:style>
    <style:style style:name="ce32" style:family="table-cell" style:parent-style-name="Default">
      <style:table-cell-properties fo:background-color="#9999ff"/>
    </style:style>
    <style:style style:name="ce33" style:family="table-cell" style:parent-style-name="Default">
      <style:table-cell-properties fo:background-color="#ff9999"/>
    </style:style>
    <style:style style:name="ce35" style:family="table-cell" style:parent-style-name="Default">
      <style:table-cell-properties fo:background-color="#59c5c7"/>
    </style:style>
    <style:style style:name="ce36" style:family="table-cell" style:parent-style-name="Default">
      <style:table-cell-properties fo:background-color="#c38312"/>
    </style:style>
    <style:style style:name="ce38" style:family="table-cell" style:parent-style-name="Default" style:data-style-name="N0"/>
  </office:automatic-styles>
  <office:body>
    <office:spreadsheet>
      <table:calculation-settings table:automatic-find-labels="false"/>
      <table:table table:name="note" table:style-name="ta1">
        <table:table-column table:style-name="co33" table:default-cell-style-name="Default"/>
        <table:table-column table:style-name="co34" table:default-cell-style-name="Default"/>
        <table:table-row table:style-name="ro3">
          <table:table-cell table:style-name="ce19" office:value-type="string" calcext:value-type="string">
            <text:p>Dealer/Intermediary 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These participants are what are typically described as the “sell side” of the market. Though they</text:p>
          </table:table-cell>
          <table:table-cell/>
        </table:table-row>
        <table:table-row table:style-name="ro2">
          <table:table-cell office:value-type="string" calcext:value-type="string">
            <text:p>may not predominately sell futures, they do design and sell various financial assets to clients.</text:p>
          </table:table-cell>
          <table:table-cell/>
        </table:table-row>
        <table:table-row table:style-name="ro2">
          <table:table-cell office:value-type="string" calcext:value-type="string">
            <text:p>They tend to have matched books or offset their risk across markets and clients. Futures</text:p>
          </table:table-cell>
          <table:table-cell/>
        </table:table-row>
        <table:table-row table:style-name="ro2">
          <table:table-cell office:value-type="string" calcext:value-type="string">
            <text:p>contracts are part of the pricing and balancing of risk associated with the products they sell and</text:p>
          </table:table-cell>
          <table:table-cell/>
        </table:table-row>
        <table:table-row table:style-name="ro2">
          <table:table-cell office:value-type="string" calcext:value-type="string">
            <text:p>their activities. These include large banks (U.S. and non-U.S.) and dealers in securities, swaps</text:p>
          </table:table-cell>
          <table:table-cell/>
        </table:table-row>
        <table:table-row table:style-name="ro2">
          <table:table-cell office:value-type="string" calcext:value-type="string">
            <text:p>and other derivatives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he rest of the market comprises the “buy-side,” which is divided into three separate categories: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1" office:value-type="string" calcext:value-type="string">
            <text:p>Asset Manager/Institutional</text:p>
          </table:table-cell>
          <table:table-cell office:value-type="string" calcext:value-type="string">
            <text:p>institutions</text:p>
          </table:table-cell>
        </table:table-row>
        <table:table-row table:style-name="ro2">
          <table:table-cell office:value-type="string" calcext:value-type="string">
            <text:p>These are institutional investors, including pension funds,</text:p>
          </table:table-cell>
          <table:table-cell/>
        </table:table-row>
        <table:table-row table:style-name="ro2">
          <table:table-cell office:value-type="string" calcext:value-type="string">
            <text:p>endowments, insurance companies, mutual funds and those portfolio/investment managers</text:p>
          </table:table-cell>
          <table:table-cell/>
        </table:table-row>
        <table:table-row table:style-name="ro2">
          <table:table-cell office:value-type="string" calcext:value-type="string">
            <text:p>whose clients are predominantly institutional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1" office:value-type="string" calcext:value-type="string">
            <text:p>Leveraged Funds</text:p>
          </table:table-cell>
          <table:table-cell office:value-type="string" calcext:value-type="string">
            <text:p>Retail</text:p>
          </table:table-cell>
        </table:table-row>
        <table:table-row table:style-name="ro2">
          <table:table-cell office:value-type="string" calcext:value-type="string">
            <text:p>These are typically hedge funds and various types of money managers,</text:p>
          </table:table-cell>
          <table:table-cell/>
        </table:table-row>
        <table:table-row table:style-name="ro2">
          <table:table-cell office:value-type="string" calcext:value-type="string">
            <text:p>including registered commodity trading advisors (CTAs); registered commodity pool operators</text:p>
          </table:table-cell>
          <table:table-cell/>
        </table:table-row>
        <table:table-row table:style-name="ro2">
          <table:table-cell office:value-type="string" calcext:value-type="string">
            <text:p>(CPOs) or unregistered funds identified by CFTC.3</text:p>
          </table:table-cell>
          <table:table-cell/>
        </table:table-row>
        <table:table-row table:style-name="ro2">
          <table:table-cell office:value-type="string" calcext:value-type="string">
            <text:p><text:s/>The strategies may involve taking outright</text:p>
          </table:table-cell>
          <table:table-cell/>
        </table:table-row>
        <table:table-row table:style-name="ro2">
          <table:table-cell office:value-type="string" calcext:value-type="string">
            <text:p>positions or arbitrage within and across markets. The traders may be engaged in managing and</text:p>
          </table:table-cell>
          <table:table-cell/>
        </table:table-row>
        <table:table-row table:style-name="ro2">
          <table:table-cell office:value-type="string" calcext:value-type="string">
            <text:p>conducting proprietary futures trading and trading on behalf of speculative clients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1" office:value-type="string" calcext:value-type="string">
            <text:p>Other Reportables</text:p>
          </table:table-cell>
          <table:table-cell/>
        </table:table-row>
        <table:table-row table:style-name="ro2">
          <table:table-cell office:value-type="string" calcext:value-type="string">
            <text:p>Reportable traders that are not placed into one of the first three categories are placed into the</text:p>
          </table:table-cell>
          <table:table-cell/>
        </table:table-row>
        <table:table-row table:style-name="ro2">
          <table:table-cell office:value-type="string" calcext:value-type="string">
            <text:p>“other reportables” category. The traders in this category mostly are using markets to hedge</text:p>
          </table:table-cell>
          <table:table-cell/>
        </table:table-row>
        <table:table-row table:style-name="ro2">
          <table:table-cell office:value-type="string" calcext:value-type="string">
            <text:p>business risk, whether that risk is related to foreign exchange, equities or interest rates. This</text:p>
          </table:table-cell>
          <table:table-cell/>
        </table:table-row>
        <table:table-row table:style-name="ro2">
          <table:table-cell office:value-type="string" calcext:value-type="string">
            <text:p>category includes corporate treasuries, central banks, smaller banks, mortgage originators, credit</text:p>
          </table:table-cell>
          <table:table-cell/>
        </table:table-row>
        <table:table-row table:style-name="ro2">
          <table:table-cell office:value-type="string" calcext:value-type="string">
            <text:p>unions and any other reportable traders not assigned to the other three categories. </text:p>
          </table:table-cell>
          <table:table-cell/>
        </table:table-row>
        <table:table-row table:style-name="ro2"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Dec 2013 taper started</text:p>
          </table:table-cell>
          <table:table-cell office:value-type="string" calcext:value-type="string">
            <text:p>Nov 2021 taper started</text:p>
          </table:table-cell>
        </table:table-row>
        <table:table-row table:style-name="ro2">
          <table:table-cell office:value-type="string" calcext:value-type="string">
            <text:p>Oct. 2014 taper ended</text:p>
          </table:table-cell>
          <table:table-cell office:value-type="string" calcext:value-type="string">
            <text:p>June. 2022 taper ended</text:p>
          </table:table-cell>
        </table:table-row>
        <table:table-row table:style-name="ro2">
          <table:table-cell office:value-type="string" calcext:value-type="string">
            <text:p>Dec. 2015 rate up 0.25%</text:p>
          </table:table-cell>
          <table:table-cell/>
        </table:table-row>
        <table:table-row table:style-name="ro2">
          <table:table-cell office:value-type="string" calcext:value-type="string">
            <text:p>Dec. 2016 rate up 0.25%</text:p>
          </table:table-cell>
          <table:table-cell/>
        </table:table-row>
        <table:table-row table:style-name="ro2">
          <table:table-cell office:value-type="string" calcext:value-type="string">
            <text:p>Mar., Jun., Dec., 2017 rate up 0.25% each</text:p>
          </table:table-cell>
          <table:table-cell/>
        </table:table-row>
        <table:table-row table:style-name="ro3">
          <table:table-cell table:style-name="ce23" office:value-type="string" calcext:value-type="string">
            <text:p>Oct. 2017 shrinking balance sheet began</text:p>
          </table:table-cell>
          <table:table-cell/>
        </table:table-row>
        <table:table-row table:style-name="ro2">
          <table:table-cell office:value-type="string" calcext:value-type="string">
            <text:p>Mar., Jun., Sept., Dec., 2018 rate up 0.25% each</text:p>
          </table:table-cell>
          <table:table-cell/>
        </table:table-row>
        <table:table-row table:style-name="ro2">
          <table:table-cell office:value-type="string" calcext:value-type="string">
            <text:p>Jul., Sept., Oct., 2019 rate down 0.25% each</text:p>
          </table:table-cell>
          <table:table-cell/>
        </table:table-row>
        <table:table-row table:style-name="ro2">
          <table:table-cell office:value-type="string" calcext:value-type="string">
            <text:p>Mar.3, 2020 rate down 0.5%, Mar. 15, 2020 rate down 1% to 0~0.25%</text:p>
          </table:table-cell>
          <table:table-cell/>
        </table:table-row>
        <table:table-row table:style-name="ro2">
          <table:table-cell office:value-type="string" calcext:value-type="string">
            <text:p>Nov. 2021 taper started</text:p>
          </table:table-cell>
          <table:table-cell/>
        </table:table-row>
        <table:table-row table:style-name="ro2">
          <table:table-cell office:value-type="string" calcext:value-type="string">
            <text:p>Dec. 2021 Double Pace of Tapering</text:p>
          </table:table-cell>
          <table:table-cell/>
        </table:table-row>
        <table:table-row table:style-name="ro2" table:number-rows-repeated="136">
          <table:table-cell table:number-columns-repeated="2"/>
        </table:table-row>
        <table:table-row table:style-name="ro2">
          <table:table-cell table:style-name="ce25"/>
          <table:table-cell/>
        </table:table-row>
      </table:table>
      <table:table table:name="2018_data" table:style-name="ta1"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28"/>
        <table:table-column table:style-name="co3" table:default-cell-style-name="Default"/>
        <table:table-column table:style-name="co3" table:number-columns-repeated="2" table:default-cell-style-name="ce28"/>
        <table:table-column table:style-name="co3" table:number-columns-repeated="77" table:default-cell-style-name="Default"/>
        <table:table-column table:style-name="co3" table:default-cell-style-name="ce26"/>
        <table:table-column table:style-name="co3" table:number-columns-repeated="103" table:default-cell-style-name="Default"/>
        <table:table-row table:style-name="ro2">
          <table:table-cell office:value-type="string" calcext:value-type="string">
            <text:p>Market_and_Exchange_Names</text:p>
          </table:table-cell>
          <table:table-cell office:value-type="string" calcext:value-type="string">
            <text:p>As_of_Date_In_Form_YYMMDD</text:p>
          </table:table-cell>
          <table:table-cell office:value-type="string" calcext:value-type="string">
            <text:p>Report_Date_as_MM_DD_YYYY</text:p>
          </table:table-cell>
          <table:table-cell table:style-name="Default" office:value-type="string" calcext:value-type="string">
            <text:p>CFTC_Contract_Market_Code</text:p>
          </table:table-cell>
          <table:table-cell office:value-type="string" calcext:value-type="string">
            <text:p>CFTC_Market_Code</text:p>
          </table:table-cell>
          <table:table-cell table:style-name="Default" office:value-type="string" calcext:value-type="string">
            <text:p>CFTC_Region_Code</text:p>
          </table:table-cell>
          <table:table-cell table:style-name="Default" office:value-type="string" calcext:value-type="string">
            <text:p>CFTC_Commodity_Code</text:p>
          </table:table-cell>
          <table:table-cell office:value-type="string" calcext:value-type="string">
            <text:p>Open_Interest_All</text:p>
          </table:table-cell>
          <table:table-cell office:value-type="string" calcext:value-type="string">
            <text:p>Dealer_Positions_Long_All</text:p>
          </table:table-cell>
          <table:table-cell office:value-type="string" calcext:value-type="string">
            <text:p>Dealer_Positions_Short_All</text:p>
          </table:table-cell>
          <table:table-cell office:value-type="string" calcext:value-type="string">
            <text:p>Dealer_Positions_Spread_All</text:p>
          </table:table-cell>
          <table:table-cell office:value-type="string" calcext:value-type="string">
            <text:p>Asset_Mgr_Positions_Long_All</text:p>
          </table:table-cell>
          <table:table-cell office:value-type="string" calcext:value-type="string">
            <text:p>Asset_Mgr_Positions_Short_All</text:p>
          </table:table-cell>
          <table:table-cell office:value-type="string" calcext:value-type="string">
            <text:p>Asset_Mgr_Positions_Spread_All</text:p>
          </table:table-cell>
          <table:table-cell office:value-type="string" calcext:value-type="string">
            <text:p>Lev_Money_Positions_Long_All</text:p>
          </table:table-cell>
          <table:table-cell office:value-type="string" calcext:value-type="string">
            <text:p>Lev_Money_Positions_Short_All</text:p>
          </table:table-cell>
          <table:table-cell office:value-type="string" calcext:value-type="string">
            <text:p>Lev_Money_Positions_Spread_All</text:p>
          </table:table-cell>
          <table:table-cell office:value-type="string" calcext:value-type="string">
            <text:p>Other_Rept_Positions_Long_All</text:p>
          </table:table-cell>
          <table:table-cell office:value-type="string" calcext:value-type="string">
            <text:p>Other_Rept_Positions_Short_All</text:p>
          </table:table-cell>
          <table:table-cell office:value-type="string" calcext:value-type="string">
            <text:p>Other_Rept_Positions_Spread_All</text:p>
          </table:table-cell>
          <table:table-cell office:value-type="string" calcext:value-type="string">
            <text:p>Tot_Rept_Positions_Long_All</text:p>
          </table:table-cell>
          <table:table-cell office:value-type="string" calcext:value-type="string">
            <text:p>Tot_Rept_Positions_Short_All</text:p>
          </table:table-cell>
          <table:table-cell office:value-type="string" calcext:value-type="string">
            <text:p>NonRept_Positions_Long_All</text:p>
          </table:table-cell>
          <table:table-cell office:value-type="string" calcext:value-type="string">
            <text:p>NonRept_Positions_Short_All</text:p>
          </table:table-cell>
          <table:table-cell office:value-type="string" calcext:value-type="string">
            <text:p>Change_in_Open_Interest_All</text:p>
          </table:table-cell>
          <table:table-cell office:value-type="string" calcext:value-type="string">
            <text:p>Change_in_Dealer_Long_All</text:p>
          </table:table-cell>
          <table:table-cell office:value-type="string" calcext:value-type="string">
            <text:p>Change_in_Dealer_Short_All</text:p>
          </table:table-cell>
          <table:table-cell office:value-type="string" calcext:value-type="string">
            <text:p>Change_in_Dealer_Spread_All</text:p>
          </table:table-cell>
          <table:table-cell office:value-type="string" calcext:value-type="string">
            <text:p>Change_in_Asset_Mgr_Long_All</text:p>
          </table:table-cell>
          <table:table-cell office:value-type="string" calcext:value-type="string">
            <text:p>Change_in_Asset_Mgr_Short_All</text:p>
          </table:table-cell>
          <table:table-cell office:value-type="string" calcext:value-type="string">
            <text:p>Change_in_Asset_Mgr_Spread_All</text:p>
          </table:table-cell>
          <table:table-cell office:value-type="string" calcext:value-type="string">
            <text:p>Change_in_Lev_Money_Long_All</text:p>
          </table:table-cell>
          <table:table-cell office:value-type="string" calcext:value-type="string">
            <text:p>Change_in_Lev_Money_Short_All</text:p>
          </table:table-cell>
          <table:table-cell office:value-type="string" calcext:value-type="string">
            <text:p>Change_in_Lev_Money_Spread_All</text:p>
          </table:table-cell>
          <table:table-cell office:value-type="string" calcext:value-type="string">
            <text:p>Change_in_Other_Rept_Long_All</text:p>
          </table:table-cell>
          <table:table-cell office:value-type="string" calcext:value-type="string">
            <text:p>Change_in_Other_Rept_Short_All</text:p>
          </table:table-cell>
          <table:table-cell office:value-type="string" calcext:value-type="string">
            <text:p>Change_in_Other_Rept_Spread_All</text:p>
          </table:table-cell>
          <table:table-cell office:value-type="string" calcext:value-type="string">
            <text:p>Change_in_Tot_Rept_Long_All</text:p>
          </table:table-cell>
          <table:table-cell office:value-type="string" calcext:value-type="string">
            <text:p>Change_in_Tot_Rept_Short_All</text:p>
          </table:table-cell>
          <table:table-cell office:value-type="string" calcext:value-type="string">
            <text:p>Change_in_NonRept_Long_All</text:p>
          </table:table-cell>
          <table:table-cell office:value-type="string" calcext:value-type="string">
            <text:p>Change_in_NonRept_Short_All</text:p>
          </table:table-cell>
          <table:table-cell office:value-type="string" calcext:value-type="string">
            <text:p>Pct_of_Open_Interest_All</text:p>
          </table:table-cell>
          <table:table-cell office:value-type="string" calcext:value-type="string">
            <text:p>Pct_of_OI_Dealer_Long_All</text:p>
          </table:table-cell>
          <table:table-cell office:value-type="string" calcext:value-type="string">
            <text:p>Pct_of_OI_Dealer_Short_All</text:p>
          </table:table-cell>
          <table:table-cell office:value-type="string" calcext:value-type="string">
            <text:p>Pct_of_OI_Dealer_Spread_All</text:p>
          </table:table-cell>
          <table:table-cell office:value-type="string" calcext:value-type="string">
            <text:p>Pct_of_OI_Asset_Mgr_Long_All</text:p>
          </table:table-cell>
          <table:table-cell office:value-type="string" calcext:value-type="string">
            <text:p>Pct_of_OI_Asset_Mgr_Short_All</text:p>
          </table:table-cell>
          <table:table-cell office:value-type="string" calcext:value-type="string">
            <text:p>Pct_of_OI_Asset_Mgr_Spread_All</text:p>
          </table:table-cell>
          <table:table-cell office:value-type="string" calcext:value-type="string">
            <text:p>Pct_of_OI_Lev_Money_Long_All</text:p>
          </table:table-cell>
          <table:table-cell office:value-type="string" calcext:value-type="string">
            <text:p>Pct_of_OI_Lev_Money_Short_All</text:p>
          </table:table-cell>
          <table:table-cell office:value-type="string" calcext:value-type="string">
            <text:p>Pct_of_OI_Lev_Money_Spread_All</text:p>
          </table:table-cell>
          <table:table-cell office:value-type="string" calcext:value-type="string">
            <text:p>Pct_of_OI_Other_Rept_Long_All</text:p>
          </table:table-cell>
          <table:table-cell office:value-type="string" calcext:value-type="string">
            <text:p>Pct_of_OI_Other_Rept_Short_All</text:p>
          </table:table-cell>
          <table:table-cell office:value-type="string" calcext:value-type="string">
            <text:p>Pct_of_OI_Other_Rept_Spread_All</text:p>
          </table:table-cell>
          <table:table-cell office:value-type="string" calcext:value-type="string">
            <text:p>Pct_of_OI_Tot_Rept_Long_All</text:p>
          </table:table-cell>
          <table:table-cell office:value-type="string" calcext:value-type="string">
            <text:p>Pct_of_OI_Tot_Rept_Short_All</text:p>
          </table:table-cell>
          <table:table-cell office:value-type="string" calcext:value-type="string">
            <text:p>Pct_of_OI_NonRept_Long_All</text:p>
          </table:table-cell>
          <table:table-cell office:value-type="string" calcext:value-type="string">
            <text:p>Pct_of_OI_NonRept_Short_All</text:p>
          </table:table-cell>
          <table:table-cell office:value-type="string" calcext:value-type="string">
            <text:p>Traders_Tot_All</text:p>
          </table:table-cell>
          <table:table-cell office:value-type="string" calcext:value-type="string">
            <text:p>Traders_Dealer_Long_All</text:p>
          </table:table-cell>
          <table:table-cell office:value-type="string" calcext:value-type="string">
            <text:p>Traders_Dealer_Short_All</text:p>
          </table:table-cell>
          <table:table-cell office:value-type="string" calcext:value-type="string">
            <text:p>Traders_Dealer_Spread_All</text:p>
          </table:table-cell>
          <table:table-cell office:value-type="string" calcext:value-type="string">
            <text:p>Traders_Asset_Mgr_Long_All</text:p>
          </table:table-cell>
          <table:table-cell office:value-type="string" calcext:value-type="string">
            <text:p>Traders_Asset_Mgr_Short_All</text:p>
          </table:table-cell>
          <table:table-cell office:value-type="string" calcext:value-type="string">
            <text:p>Traders_Asset_Mgr_Spread_All</text:p>
          </table:table-cell>
          <table:table-cell office:value-type="string" calcext:value-type="string">
            <text:p>Traders_Lev_Money_Long_All</text:p>
          </table:table-cell>
          <table:table-cell office:value-type="string" calcext:value-type="string">
            <text:p>Traders_Lev_Money_Short_All</text:p>
          </table:table-cell>
          <table:table-cell office:value-type="string" calcext:value-type="string">
            <text:p>Traders_Lev_Money_Spread_All</text:p>
          </table:table-cell>
          <table:table-cell office:value-type="string" calcext:value-type="string">
            <text:p>Traders_Other_Rept_Long_All</text:p>
          </table:table-cell>
          <table:table-cell office:value-type="string" calcext:value-type="string">
            <text:p>Traders_Other_Rept_Short_All</text:p>
          </table:table-cell>
          <table:table-cell office:value-type="string" calcext:value-type="string">
            <text:p>Traders_Other_Rept_Spread_All</text:p>
          </table:table-cell>
          <table:table-cell office:value-type="string" calcext:value-type="string">
            <text:p>Traders_Tot_Rept_Long_All</text:p>
          </table:table-cell>
          <table:table-cell office:value-type="string" calcext:value-type="string">
            <text:p>Traders_Tot_Rept_Short_All</text:p>
          </table:table-cell>
          <table:table-cell office:value-type="string" calcext:value-type="string">
            <text:p>Conc_Gross_LE_4_TDR_Long_All</text:p>
          </table:table-cell>
          <table:table-cell office:value-type="string" calcext:value-type="string">
            <text:p>Conc_Gross_LE_4_TDR_Short_All</text:p>
          </table:table-cell>
          <table:table-cell office:value-type="string" calcext:value-type="string">
            <text:p>Conc_Gross_LE_8_TDR_Long_All</text:p>
          </table:table-cell>
          <table:table-cell office:value-type="string" calcext:value-type="string">
            <text:p>Conc_Gross_LE_8_TDR_Short_All</text:p>
          </table:table-cell>
          <table:table-cell office:value-type="string" calcext:value-type="string">
            <text:p>Conc_Net_LE_4_TDR_Long_All</text:p>
          </table:table-cell>
          <table:table-cell office:value-type="string" calcext:value-type="string">
            <text:p>Conc_Net_LE_4_TDR_Short_All</text:p>
          </table:table-cell>
          <table:table-cell office:value-type="string" calcext:value-type="string">
            <text:p>Conc_Net_LE_8_TDR_Long_All</text:p>
          </table:table-cell>
          <table:table-cell office:value-type="string" calcext:value-type="string">
            <text:p>Conc_Net_LE_8_TDR_Short_All</text:p>
          </table:table-cell>
          <table:table-cell office:value-type="string" calcext:value-type="string">
            <text:p>Contract_Units</text:p>
          </table:table-cell>
          <table:table-cell office:value-type="string" calcext:value-type="string">
            <text:p>CFTC_SubGroup_Code</text:p>
          </table:table-cell>
          <table:table-cell office:value-type="string" calcext:value-type="string">
            <text:p>FutOnly_or_Combined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231" calcext:value-type="float">
            <text:p>181231</text:p>
          </table:table-cell>
          <table:table-cell office:value-type="float" office:value="43465" calcext:value-type="float">
            <text:p>4346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699" calcext:value-type="float">
            <text:p>52699</text:p>
          </table:table-cell>
          <table:table-cell office:value-type="float" office:value="534" calcext:value-type="float">
            <text:p>534</text:p>
          </table:table-cell>
          <table:table-cell office:value-type="float" office:value="38639" calcext:value-type="float">
            <text:p>38639</text:p>
          </table:table-cell>
          <table:table-cell office:value-type="float" office:value="0" calcext:value-type="float">
            <text:p>0</text:p>
          </table:table-cell>
          <table:table-cell office:value-type="float" office:value="19507" calcext:value-type="float">
            <text:p>19507</text:p>
          </table:table-cell>
          <table:table-cell office:value-type="float" office:value="1032" calcext:value-type="float">
            <text:p>1032</text:p>
          </table:table-cell>
          <table:table-cell office:value-type="float" office:value="373" calcext:value-type="float">
            <text:p>373</text:p>
          </table:table-cell>
          <table:table-cell office:value-type="float" office:value="23966" calcext:value-type="float">
            <text:p>23966</text:p>
          </table:table-cell>
          <table:table-cell office:value-type="float" office:value="7289" calcext:value-type="float">
            <text:p>7289</text:p>
          </table:table-cell>
          <table:table-cell office:value-type="float" office:value="1357" calcext:value-type="float">
            <text:p>1357</text:p>
          </table:table-cell>
          <table:table-cell office:value-type="float" office:value="2639" calcext:value-type="float">
            <text:p>2639</text:p>
          </table:table-cell>
          <table:table-cell office:value-type="float" office:value="1651" calcext:value-type="float">
            <text:p>1651</text:p>
          </table:table-cell>
          <table:table-cell office:value-type="float" office:value="27" calcext:value-type="float">
            <text:p>27</text:p>
          </table:table-cell>
          <table:table-cell office:value-type="float" office:value="48403" calcext:value-type="float">
            <text:p>48403</text:p>
          </table:table-cell>
          <table:table-cell office:value-type="float" office:value="50368" calcext:value-type="float">
            <text:p>50368</text:p>
          </table:table-cell>
          <table:table-cell office:value-type="float" office:value="4296" calcext:value-type="float">
            <text:p>4296</text:p>
          </table:table-cell>
          <table:table-cell office:value-type="float" office:value="2331" calcext:value-type="float">
            <text:p>2331</text:p>
          </table:table-cell>
          <table:table-cell office:value-type="float" office:value="2454" calcext:value-type="float">
            <text:p>245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34" calcext:value-type="float">
            <text:p>-1334</text:p>
          </table:table-cell>
          <table:table-cell office:value-type="float" office:value="286" calcext:value-type="float">
            <text:p>286</text:p>
          </table:table-cell>
          <table:table-cell office:value-type="float" office:value="-21" calcext:value-type="float">
            <text:p>-21</text:p>
          </table:table-cell>
          <table:table-cell office:value-type="float" office:value="3358" calcext:value-type="float">
            <text:p>3358</text:p>
          </table:table-cell>
          <table:table-cell office:value-type="float" office:value="1668" calcext:value-type="float">
            <text:p>1668</text:p>
          </table:table-cell>
          <table:table-cell office:value-type="float" office:value="382" calcext:value-type="float">
            <text:p>382</text:p>
          </table:table-cell>
          <table:table-cell office:value-type="float" office:value="85" calcext:value-type="float">
            <text:p>85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 office:value-type="float" office:value="2301" calcext:value-type="float">
            <text:p>2301</text:p>
          </table:table-cell>
          <table:table-cell office:value-type="float" office:value="-48" calcext:value-type="float">
            <text:p>-4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45.5" calcext:value-type="float">
            <text:p>45.5</text:p>
          </table:table-cell>
          <table:table-cell office:value-type="float" office:value="13.8" calcext:value-type="float">
            <text:p>13.8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91.8" calcext:value-type="float">
            <text:p>91.8</text:p>
          </table:table-cell>
          <table:table-cell office:value-type="float" office:value="95.6" calcext:value-type="float">
            <text:p>95.6</text:p>
          </table:table-cell>
          <table:table-cell office:value-type="float" office:value="8.2" calcext:value-type="float">
            <text:p>8.2</text:p>
          </table:table-cell>
          <table:table-cell office:value-type="float" office:value="4.4" calcext:value-type="float">
            <text:p>4.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41.9" calcext:value-type="float">
            <text:p>41.9</text:p>
          </table:table-cell>
          <table:table-cell office:value-type="float" office:value="83.7" calcext:value-type="float">
            <text:p>83.7</text:p>
          </table:table-cell>
          <table:table-cell office:value-type="float" office:value="61.3" calcext:value-type="float">
            <text:p>61.3</text:p>
          </table:table-cell>
          <table:table-cell office:value-type="float" office:value="87.7" calcext:value-type="float">
            <text:p>87.7</text:p>
          </table:table-cell>
          <table:table-cell office:value-type="float" office:value="40.6" calcext:value-type="float">
            <text:p>40.6</text:p>
          </table:table-cell>
          <table:table-cell office:value-type="float" office:value="83.7" calcext:value-type="float">
            <text:p>83.7</text:p>
          </table:table-cell>
          <table:table-cell office:value-type="float" office:value="59.9" calcext:value-type="float">
            <text:p>59.9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224" calcext:value-type="float">
            <text:p>181224</text:p>
          </table:table-cell>
          <table:table-cell office:value-type="float" office:value="43458" calcext:value-type="float">
            <text:p>4345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0245" calcext:value-type="float">
            <text:p>50245</text:p>
          </table:table-cell>
          <table:table-cell office:value-type="float" office:value="502" calcext:value-type="float">
            <text:p>502</text:p>
          </table:table-cell>
          <table:table-cell office:value-type="float" office:value="38639" calcext:value-type="float">
            <text:p>38639</text:p>
          </table:table-cell>
          <table:table-cell office:value-type="float" office:value="0" calcext:value-type="float">
            <text:p>0</text:p>
          </table:table-cell>
          <table:table-cell office:value-type="float" office:value="20841" calcext:value-type="float">
            <text:p>20841</text:p>
          </table:table-cell>
          <table:table-cell office:value-type="float" office:value="746" calcext:value-type="float">
            <text:p>746</text:p>
          </table:table-cell>
          <table:table-cell office:value-type="float" office:value="394" calcext:value-type="float">
            <text:p>394</text:p>
          </table:table-cell>
          <table:table-cell office:value-type="float" office:value="20608" calcext:value-type="float">
            <text:p>20608</text:p>
          </table:table-cell>
          <table:table-cell office:value-type="float" office:value="5621" calcext:value-type="float">
            <text:p>5621</text:p>
          </table:table-cell>
          <table:table-cell office:value-type="float" office:value="975" calcext:value-type="float">
            <text:p>975</text:p>
          </table:table-cell>
          <table:table-cell office:value-type="float" office:value="2554" calcext:value-type="float">
            <text:p>2554</text:p>
          </table:table-cell>
          <table:table-cell office:value-type="float" office:value="1665" calcext:value-type="float">
            <text:p>1665</text:p>
          </table:table-cell>
          <table:table-cell office:value-type="float" office:value="27" calcext:value-type="float">
            <text:p>27</text:p>
          </table:table-cell>
          <table:table-cell office:value-type="float" office:value="45901" calcext:value-type="float">
            <text:p>45901</text:p>
          </table:table-cell>
          <table:table-cell office:value-type="float" office:value="48067" calcext:value-type="float">
            <text:p>48067</text:p>
          </table:table-cell>
          <table:table-cell office:value-type="float" office:value="4344" calcext:value-type="float">
            <text:p>4344</text:p>
          </table:table-cell>
          <table:table-cell office:value-type="float" office:value="2178" calcext:value-type="float">
            <text:p>2178</text:p>
          </table:table-cell>
          <table:table-cell office:value-type="float" office:value="-545" calcext:value-type="float">
            <text:p>-5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12" calcext:value-type="float">
            <text:p>-2112</text:p>
          </table:table-cell>
          <table:table-cell office:value-type="float" office:value="-247" calcext:value-type="float">
            <text:p>-247</text:p>
          </table:table-cell>
          <table:table-cell office:value-type="float" office:value="-55" calcext:value-type="float">
            <text:p>-55</text:p>
          </table:table-cell>
          <table:table-cell office:value-type="float" office:value="2357" calcext:value-type="float">
            <text:p>2357</text:p>
          </table:table-cell>
          <table:table-cell office:value-type="float" office:value="-792" calcext:value-type="float">
            <text:p>-792</text:p>
          </table:table-cell>
          <table:table-cell office:value-type="float" office:value="-38" calcext:value-type="float">
            <text:p>-38</text:p>
          </table:table-cell>
          <table:table-cell office:value-type="float" office:value="-595" calcext:value-type="float">
            <text:p>-595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-325" calcext:value-type="float">
            <text:p>-325</text:p>
          </table:table-cell>
          <table:table-cell office:value-type="float" office:value="-1236" calcext:value-type="float">
            <text:p>-1236</text:p>
          </table:table-cell>
          <table:table-cell office:value-type="float" office:value="-220" calcext:value-type="float">
            <text:p>-220</text:p>
          </table:table-cell>
          <table:table-cell office:value-type="float" office:value="691" calcext:value-type="float">
            <text:p>69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6.9" calcext:value-type="float">
            <text:p>76.9</text:p>
          </table:table-cell>
          <table:table-cell office:value-type="float" office:value="0" calcext:value-type="float">
            <text:p>0</text:p>
          </table:table-cell>
          <table:table-cell office:value-type="float" office:value="41.5" calcext:value-type="float">
            <text:p>41.5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41" calcext:value-type="float">
            <text:p>41</text:p>
          </table:table-cell>
          <table:table-cell office:value-type="float" office:value="11.2" calcext:value-type="float">
            <text:p>11.2</text:p>
          </table:table-cell>
          <table:table-cell office:value-type="float" office:value="1.9" calcext:value-type="float">
            <text:p>1.9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91.4" calcext:value-type="float">
            <text:p>91.4</text:p>
          </table:table-cell>
          <table:table-cell office:value-type="float" office:value="95.7" calcext:value-type="float">
            <text:p>95.7</text:p>
          </table:table-cell>
          <table:table-cell office:value-type="float" office:value="8.6" calcext:value-type="float">
            <text:p>8.6</text:p>
          </table:table-cell>
          <table:table-cell office:value-type="float" office:value="4.3" calcext:value-type="float">
            <text:p>4.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85.8" calcext:value-type="float">
            <text:p>85.8</text:p>
          </table:table-cell>
          <table:table-cell office:value-type="float" office:value="62.9" calcext:value-type="float">
            <text:p>62.9</text:p>
          </table:table-cell>
          <table:table-cell office:value-type="float" office:value="89.3" calcext:value-type="float">
            <text:p>89.3</text:p>
          </table:table-cell>
          <table:table-cell office:value-type="float" office:value="44.6" calcext:value-type="float">
            <text:p>44.6</text:p>
          </table:table-cell>
          <table:table-cell office:value-type="float" office:value="85.8" calcext:value-type="float">
            <text:p>85.8</text:p>
          </table:table-cell>
          <table:table-cell office:value-type="float" office:value="61.1" calcext:value-type="float">
            <text:p>61.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218" calcext:value-type="float">
            <text:p>181218</text:p>
          </table:table-cell>
          <table:table-cell office:value-type="float" office:value="43452" calcext:value-type="float">
            <text:p>4345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0790" calcext:value-type="float">
            <text:p>50790</text:p>
          </table:table-cell>
          <table:table-cell office:value-type="float" office:value="384" calcext:value-type="float">
            <text:p>384</text:p>
          </table:table-cell>
          <table:table-cell office:value-type="float" office:value="38639" calcext:value-type="float">
            <text:p>38639</text:p>
          </table:table-cell>
          <table:table-cell office:value-type="float" office:value="0" calcext:value-type="float">
            <text:p>0</text:p>
          </table:table-cell>
          <table:table-cell office:value-type="float" office:value="22953" calcext:value-type="float">
            <text:p>22953</text:p>
          </table:table-cell>
          <table:table-cell office:value-type="float" office:value="993" calcext:value-type="float">
            <text:p>993</text:p>
          </table:table-cell>
          <table:table-cell office:value-type="float" office:value="449" calcext:value-type="float">
            <text:p>449</text:p>
          </table:table-cell>
          <table:table-cell office:value-type="float" office:value="18251" calcext:value-type="float">
            <text:p>18251</text:p>
          </table:table-cell>
          <table:table-cell office:value-type="float" office:value="6413" calcext:value-type="float">
            <text:p>6413</text:p>
          </table:table-cell>
          <table:table-cell office:value-type="float" office:value="1013" calcext:value-type="float">
            <text:p>1013</text:p>
          </table:table-cell>
          <table:table-cell office:value-type="float" office:value="3149" calcext:value-type="float">
            <text:p>3149</text:p>
          </table:table-cell>
          <table:table-cell office:value-type="float" office:value="1769" calcext:value-type="float">
            <text:p>1769</text:p>
          </table:table-cell>
          <table:table-cell office:value-type="float" office:value="27" calcext:value-type="float">
            <text:p>27</text:p>
          </table:table-cell>
          <table:table-cell office:value-type="float" office:value="46226" calcext:value-type="float">
            <text:p>46226</text:p>
          </table:table-cell>
          <table:table-cell office:value-type="float" office:value="49303" calcext:value-type="float">
            <text:p>49303</text:p>
          </table:table-cell>
          <table:table-cell office:value-type="float" office:value="4564" calcext:value-type="float">
            <text:p>4564</text:p>
          </table:table-cell>
          <table:table-cell office:value-type="float" office:value="1487" calcext:value-type="float">
            <text:p>1487</text:p>
          </table:table-cell>
          <table:table-cell office:value-type="float" office:value="-13216" calcext:value-type="float">
            <text:p>-13216</text:p>
          </table:table-cell>
          <table:table-cell office:value-type="float" office:value="-100" calcext:value-type="float">
            <text:p>-100</text:p>
          </table:table-cell>
          <table:table-cell office:value-type="float" office:value="-3643" calcext:value-type="float">
            <text:p>-3643</text:p>
          </table:table-cell>
          <table:table-cell office:value-type="float" office:value="-2738" calcext:value-type="float">
            <text:p>-2738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4561" calcext:value-type="float">
            <text:p>-4561</text:p>
          </table:table-cell>
          <table:table-cell office:value-type="float" office:value="173" calcext:value-type="float">
            <text:p>173</text:p>
          </table:table-cell>
          <table:table-cell office:value-type="float" office:value="-5184" calcext:value-type="float">
            <text:p>-5184</text:p>
          </table:table-cell>
          <table:table-cell office:value-type="float" office:value="345" calcext:value-type="float">
            <text:p>345</text:p>
          </table:table-cell>
          <table:table-cell office:value-type="float" office:value="-226" calcext:value-type="float">
            <text:p>-226</text:p>
          </table:table-cell>
          <table:table-cell office:value-type="float" office:value="-80" calcext:value-type="float">
            <text:p>-80</text:p>
          </table:table-cell>
          <table:table-cell office:value-type="float" office:value="-11967" calcext:value-type="float">
            <text:p>-11967</text:p>
          </table:table-cell>
          <table:table-cell office:value-type="float" office:value="-11773" calcext:value-type="float">
            <text:p>-11773</text:p>
          </table:table-cell>
          <table:table-cell office:value-type="float" office:value="-1249" calcext:value-type="float">
            <text:p>-1249</text:p>
          </table:table-cell>
          <table:table-cell office:value-type="float" office:value="-1443" calcext:value-type="float">
            <text:p>-144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76.1" calcext:value-type="float">
            <text:p>76.1</text:p>
          </table:table-cell>
          <table:table-cell office:value-type="float" office:value="0" calcext:value-type="float">
            <text:p>0</text:p>
          </table:table-cell>
          <table:table-cell office:value-type="float" office:value="45.2" calcext:value-type="float">
            <text:p>45.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5.9" calcext:value-type="float">
            <text:p>35.9</text:p>
          </table:table-cell>
          <table:table-cell office:value-type="float" office:value="12.6" calcext:value-type="float">
            <text:p>12.6</text:p>
          </table:table-cell>
          <table:table-cell office:value-type="float" office:value="2" calcext:value-type="float">
            <text:p>2</text:p>
          </table:table-cell>
          <table:table-cell office:value-type="float" office:value="6.2" calcext:value-type="float">
            <text:p>6.2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91" calcext:value-type="float">
            <text:p>91</text:p>
          </table:table-cell>
          <table:table-cell office:value-type="float" office:value="97.1" calcext:value-type="float">
            <text:p>97.1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49.7" calcext:value-type="float">
            <text:p>49.7</text:p>
          </table:table-cell>
          <table:table-cell office:value-type="float" office:value="82.1" calcext:value-type="float">
            <text:p>82.1</text:p>
          </table:table-cell>
          <table:table-cell office:value-type="float" office:value="65.6" calcext:value-type="float">
            <text:p>65.6</text:p>
          </table:table-cell>
          <table:table-cell office:value-type="float" office:value="89.7" calcext:value-type="float">
            <text:p>89.7</text:p>
          </table:table-cell>
          <table:table-cell office:value-type="float" office:value="48.4" calcext:value-type="float">
            <text:p>48.4</text:p>
          </table:table-cell>
          <table:table-cell office:value-type="float" office:value="82.1" calcext:value-type="float">
            <text:p>82.1</text:p>
          </table:table-cell>
          <table:table-cell office:value-type="float" office:value="64" calcext:value-type="float">
            <text:p>64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211" calcext:value-type="float">
            <text:p>181211</text:p>
          </table:table-cell>
          <table:table-cell office:value-type="float" office:value="43445" calcext:value-type="float">
            <text:p>4344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64006" calcext:value-type="float">
            <text:p>64006</text:p>
          </table:table-cell>
          <table:table-cell office:value-type="float" office:value="484" calcext:value-type="float">
            <text:p>484</text:p>
          </table:table-cell>
          <table:table-cell office:value-type="float" office:value="42282" calcext:value-type="float">
            <text:p>42282</text:p>
          </table:table-cell>
          <table:table-cell office:value-type="float" office:value="2738" calcext:value-type="float">
            <text:p>2738</text:p>
          </table:table-cell>
          <table:table-cell office:value-type="float" office:value="22527" calcext:value-type="float">
            <text:p>22527</text:p>
          </table:table-cell>
          <table:table-cell office:value-type="float" office:value="993" calcext:value-type="float">
            <text:p>993</text:p>
          </table:table-cell>
          <table:table-cell office:value-type="float" office:value="524" calcext:value-type="float">
            <text:p>524</text:p>
          </table:table-cell>
          <table:table-cell office:value-type="float" office:value="22812" calcext:value-type="float">
            <text:p>22812</text:p>
          </table:table-cell>
          <table:table-cell office:value-type="float" office:value="6240" calcext:value-type="float">
            <text:p>6240</text:p>
          </table:table-cell>
          <table:table-cell office:value-type="float" office:value="6197" calcext:value-type="float">
            <text:p>6197</text:p>
          </table:table-cell>
          <table:table-cell office:value-type="float" office:value="2804" calcext:value-type="float">
            <text:p>2804</text:p>
          </table:table-cell>
          <table:table-cell office:value-type="float" office:value="1995" calcext:value-type="float">
            <text:p>1995</text:p>
          </table:table-cell>
          <table:table-cell office:value-type="float" office:value="107" calcext:value-type="float">
            <text:p>107</text:p>
          </table:table-cell>
          <table:table-cell office:value-type="float" office:value="58193" calcext:value-type="float">
            <text:p>58193</text:p>
          </table:table-cell>
          <table:table-cell office:value-type="float" office:value="61076" calcext:value-type="float">
            <text:p>61076</text:p>
          </table:table-cell>
          <table:table-cell office:value-type="float" office:value="5813" calcext:value-type="float">
            <text:p>5813</text:p>
          </table:table-cell>
          <table:table-cell office:value-type="float" office:value="2930" calcext:value-type="float">
            <text:p>2930</text:p>
          </table:table-cell>
          <table:table-cell office:value-type="float" office:value="7277" calcext:value-type="float">
            <text:p>7277</text:p>
          </table:table-cell>
          <table:table-cell office:value-type="float" office:value="91" calcext:value-type="float">
            <text:p>91</text:p>
          </table:table-cell>
          <table:table-cell office:value-type="float" office:value="-221" calcext:value-type="float">
            <text:p>-221</text:p>
          </table:table-cell>
          <table:table-cell office:value-type="float" office:value="2738" calcext:value-type="float">
            <text:p>2738</text:p>
          </table:table-cell>
          <table:table-cell office:value-type="float" office:value="430" calcext:value-type="float">
            <text:p>430</text:p>
          </table:table-cell>
          <table:table-cell office:value-type="float" office:value="246" calcext:value-type="float">
            <text:p>246</text:p>
          </table:table-cell>
          <table:table-cell office:value-type="float" office:value="17" calcext:value-type="float">
            <text:p>17</text:p>
          </table:table-cell>
          <table:table-cell office:value-type="float" office:value="1212" calcext:value-type="float">
            <text:p>1212</text:p>
          </table:table-cell>
          <table:table-cell office:value-type="float" office:value="1405" calcext:value-type="float">
            <text:p>1405</text:p>
          </table:table-cell>
          <table:table-cell office:value-type="float" office:value="2049" calcext:value-type="float">
            <text:p>2049</text:p>
          </table:table-cell>
          <table:table-cell office:value-type="float" office:value="-225" calcext:value-type="float">
            <text:p>-225</text:p>
          </table:table-cell>
          <table:table-cell office:value-type="float" office:value="148" calcext:value-type="float">
            <text:p>148</text:p>
          </table:table-cell>
          <table:table-cell office:value-type="float" office:value="-70" calcext:value-type="float">
            <text:p>-70</text:p>
          </table:table-cell>
          <table:table-cell office:value-type="float" office:value="6242" calcext:value-type="float">
            <text:p>6242</text:p>
          </table:table-cell>
          <table:table-cell office:value-type="float" office:value="6312" calcext:value-type="float">
            <text:p>6312</text:p>
          </table:table-cell>
          <table:table-cell office:value-type="float" office:value="1035" calcext:value-type="float">
            <text:p>1035</text:p>
          </table:table-cell>
          <table:table-cell office:value-type="float" office:value="965" calcext:value-type="float">
            <text:p>96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66.1" calcext:value-type="float">
            <text:p>66.1</text:p>
          </table:table-cell>
          <table:table-cell office:value-type="float" office:value="4.3" calcext:value-type="float">
            <text:p>4.3</text:p>
          </table:table-cell>
          <table:table-cell office:value-type="float" office:value="35.2" calcext:value-type="float">
            <text:p>35.2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35.6" calcext:value-type="float">
            <text:p>35.6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4.4" calcext:value-type="float">
            <text:p>4.4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90.9" calcext:value-type="float">
            <text:p>90.9</text:p>
          </table:table-cell>
          <table:table-cell office:value-type="float" office:value="95.4" calcext:value-type="float">
            <text:p>95.4</text:p>
          </table:table-cell>
          <table:table-cell office:value-type="float" office:value="9.1" calcext:value-type="float">
            <text:p>9.1</text:p>
          </table:table-cell>
          <table:table-cell office:value-type="float" office:value="4.6" calcext:value-type="float">
            <text:p>4.6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38.7" calcext:value-type="float">
            <text:p>38.7</text:p>
          </table:table-cell>
          <table:table-cell office:value-type="float" office:value="80.5" calcext:value-type="float">
            <text:p>80.5</text:p>
          </table:table-cell>
          <table:table-cell office:value-type="float" office:value="55.9" calcext:value-type="float">
            <text:p>55.9</text:p>
          </table:table-cell>
          <table:table-cell office:value-type="float" office:value="87.3" calcext:value-type="float">
            <text:p>87.3</text:p>
          </table:table-cell>
          <table:table-cell office:value-type="float" office:value="37.8" calcext:value-type="float">
            <text:p>37.8</text:p>
          </table:table-cell>
          <table:table-cell office:value-type="float" office:value="75" calcext:value-type="float">
            <text:p>75</text:p>
          </table:table-cell>
          <table:table-cell office:value-type="float" office:value="50.5" calcext:value-type="float">
            <text:p>50.5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204" calcext:value-type="float">
            <text:p>181204</text:p>
          </table:table-cell>
          <table:table-cell office:value-type="float" office:value="43438" calcext:value-type="float">
            <text:p>4343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6729" calcext:value-type="float">
            <text:p>56729</text:p>
          </table:table-cell>
          <table:table-cell office:value-type="float" office:value="393" calcext:value-type="float">
            <text:p>393</text:p>
          </table:table-cell>
          <table:table-cell office:value-type="float" office:value="42503" calcext:value-type="float">
            <text:p>42503</text:p>
          </table:table-cell>
          <table:table-cell office:value-type="float" office:value="0" calcext:value-type="float">
            <text:p>0</text:p>
          </table:table-cell>
          <table:table-cell office:value-type="float" office:value="22097" calcext:value-type="float">
            <text:p>22097</text:p>
          </table:table-cell>
          <table:table-cell office:value-type="float" office:value="747" calcext:value-type="float">
            <text:p>747</text:p>
          </table:table-cell>
          <table:table-cell office:value-type="float" office:value="507" calcext:value-type="float">
            <text:p>507</text:p>
          </table:table-cell>
          <table:table-cell office:value-type="float" office:value="21600" calcext:value-type="float">
            <text:p>21600</text:p>
          </table:table-cell>
          <table:table-cell office:value-type="float" office:value="4835" calcext:value-type="float">
            <text:p>4835</text:p>
          </table:table-cell>
          <table:table-cell office:value-type="float" office:value="4148" calcext:value-type="float">
            <text:p>4148</text:p>
          </table:table-cell>
          <table:table-cell office:value-type="float" office:value="3029" calcext:value-type="float">
            <text:p>3029</text:p>
          </table:table-cell>
          <table:table-cell office:value-type="float" office:value="1847" calcext:value-type="float">
            <text:p>1847</text:p>
          </table:table-cell>
          <table:table-cell office:value-type="float" office:value="177" calcext:value-type="float">
            <text:p>177</text:p>
          </table:table-cell>
          <table:table-cell office:value-type="float" office:value="51951" calcext:value-type="float">
            <text:p>51951</text:p>
          </table:table-cell>
          <table:table-cell office:value-type="float" office:value="54764" calcext:value-type="float">
            <text:p>54764</text:p>
          </table:table-cell>
          <table:table-cell office:value-type="float" office:value="4778" calcext:value-type="float">
            <text:p>4778</text:p>
          </table:table-cell>
          <table:table-cell office:value-type="float" office:value="1965" calcext:value-type="float">
            <text:p>1965</text:p>
          </table:table-cell>
          <table:table-cell office:value-type="float" office:value="-334" calcext:value-type="float">
            <text:p>-334</text:p>
          </table:table-cell>
          <table:table-cell office:value-type="float" office:value="87" calcext:value-type="float">
            <text:p>87</text:p>
          </table:table-cell>
          <table:table-cell office:value-type="float" office:value="-480" calcext:value-type="float">
            <text:p>-48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-1990" calcext:value-type="float">
            <text:p>-1990</text:p>
          </table:table-cell>
          <table:table-cell office:value-type="float" office:value="-1763" calcext:value-type="float">
            <text:p>-1763</text:p>
          </table:table-cell>
          <table:table-cell office:value-type="float" office:value="1343" calcext:value-type="float">
            <text:p>1343</text:p>
          </table:table-cell>
          <table:table-cell office:value-type="float" office:value="216" calcext:value-type="float">
            <text:p>216</text:p>
          </table:table-cell>
          <table:table-cell office:value-type="float" office:value="312" calcext:value-type="float">
            <text:p>312</text:p>
          </table:table-cell>
          <table:table-cell office:value-type="float" office:value="-98" calcext:value-type="float">
            <text:p>-98</text:p>
          </table:table-cell>
          <table:table-cell office:value-type="float" office:value="432" calcext:value-type="float">
            <text:p>432</text:p>
          </table:table-cell>
          <table:table-cell office:value-type="float" office:value="-621" calcext:value-type="float">
            <text:p>-621</text:p>
          </table:table-cell>
          <table:table-cell office:value-type="float" office:value="-766" calcext:value-type="float">
            <text:p>-766</text:p>
          </table:table-cell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74.9" calcext:value-type="float">
            <text:p>74.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38.1" calcext:value-type="float">
            <text:p>38.1</text:p>
          </table:table-cell>
          <table:table-cell office:value-type="float" office:value="8.5" calcext:value-type="float">
            <text:p>8.5</text:p>
          </table:table-cell>
          <table:table-cell office:value-type="float" office:value="7.3" calcext:value-type="float">
            <text:p>7.3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91.6" calcext:value-type="float">
            <text:p>91.6</text:p>
          </table:table-cell>
          <table:table-cell office:value-type="float" office:value="96.5" calcext:value-type="float">
            <text:p>96.5</text:p>
          </table:table-cell>
          <table:table-cell office:value-type="float" office:value="8.4" calcext:value-type="float">
            <text:p>8.4</text:p>
          </table:table-cell>
          <table:table-cell office:value-type="float" office:value="3.5" calcext:value-type="float">
            <text:p>3.5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42.1" calcext:value-type="float">
            <text:p>42.1</text:p>
          </table:table-cell>
          <table:table-cell office:value-type="float" office:value="81.5" calcext:value-type="float">
            <text:p>81.5</text:p>
          </table:table-cell>
          <table:table-cell office:value-type="float" office:value="58.3" calcext:value-type="float">
            <text:p>58.3</text:p>
          </table:table-cell>
          <table:table-cell office:value-type="float" office:value="87.4" calcext:value-type="float">
            <text:p>87.4</text:p>
          </table:table-cell>
          <table:table-cell office:value-type="float" office:value="41.2" calcext:value-type="float">
            <text:p>41.2</text:p>
          </table:table-cell>
          <table:table-cell office:value-type="float" office:value="79.7" calcext:value-type="float">
            <text:p>79.7</text:p>
          </table:table-cell>
          <table:table-cell office:value-type="float" office:value="56" calcext:value-type="float">
            <text:p>56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127" calcext:value-type="float">
            <text:p>181127</text:p>
          </table:table-cell>
          <table:table-cell office:value-type="float" office:value="43431" calcext:value-type="float">
            <text:p>4343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7063" calcext:value-type="float">
            <text:p>57063</text:p>
          </table:table-cell>
          <table:table-cell office:value-type="float" office:value="306" calcext:value-type="float">
            <text:p>306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21235" calcext:value-type="float">
            <text:p>21235</text:p>
          </table:table-cell>
          <table:table-cell office:value-type="float" office:value="694" calcext:value-type="float">
            <text:p>694</text:p>
          </table:table-cell>
          <table:table-cell office:value-type="float" office:value="495" calcext:value-type="float">
            <text:p>495</text:p>
          </table:table-cell>
          <table:table-cell office:value-type="float" office:value="23590" calcext:value-type="float">
            <text:p>23590</text:p>
          </table:table-cell>
          <table:table-cell office:value-type="float" office:value="6598" calcext:value-type="float">
            <text:p>6598</text:p>
          </table:table-cell>
          <table:table-cell office:value-type="float" office:value="2805" calcext:value-type="float">
            <text:p>2805</text:p>
          </table:table-cell>
          <table:table-cell office:value-type="float" office:value="2813" calcext:value-type="float">
            <text:p>2813</text:p>
          </table:table-cell>
          <table:table-cell office:value-type="float" office:value="1535" calcext:value-type="float">
            <text:p>1535</text:p>
          </table:table-cell>
          <table:table-cell office:value-type="float" office:value="275" calcext:value-type="float">
            <text:p>275</text:p>
          </table:table-cell>
          <table:table-cell office:value-type="float" office:value="51519" calcext:value-type="float">
            <text:p>51519</text:p>
          </table:table-cell>
          <table:table-cell office:value-type="float" office:value="55385" calcext:value-type="float">
            <text:p>55385</text:p>
          </table:table-cell>
          <table:table-cell office:value-type="float" office:value="5544" calcext:value-type="float">
            <text:p>5544</text:p>
          </table:table-cell>
          <table:table-cell office:value-type="float" office:value="1678" calcext:value-type="float">
            <text:p>1678</text:p>
          </table:table-cell>
          <table:table-cell office:value-type="float" office:value="-201" calcext:value-type="float">
            <text:p>-201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-83" calcext:value-type="float">
            <text:p>-83</text:p>
          </table:table-cell>
          <table:table-cell office:value-type="float" office:value="597" calcext:value-type="float">
            <text:p>597</text:p>
          </table:table-cell>
          <table:table-cell office:value-type="float" office:value="-730" calcext:value-type="float">
            <text:p>-730</text:p>
          </table:table-cell>
          <table:table-cell office:value-type="float" office:value="181" calcext:value-type="float">
            <text:p>181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104" calcext:value-type="float">
            <text:p>-104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5.3" calcext:value-type="float">
            <text:p>75.3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41.3" calcext:value-type="float">
            <text:p>41.3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90.3" calcext:value-type="float">
            <text:p>90.3</text:p>
          </table:table-cell>
          <table:table-cell office:value-type="float" office:value="97.1" calcext:value-type="float">
            <text:p>97.1</text:p>
          </table:table-cell>
          <table:table-cell office:value-type="float" office:value="9.7" calcext:value-type="float">
            <text:p>9.7</text:p>
          </table:table-cell>
          <table:table-cell office:value-type="float" office:value="2.9" calcext:value-type="float">
            <text:p>2.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40.8" calcext:value-type="float">
            <text:p>40.8</text:p>
          </table:table-cell>
          <table:table-cell office:value-type="float" office:value="81.9" calcext:value-type="float">
            <text:p>81.9</text:p>
          </table:table-cell>
          <table:table-cell office:value-type="float" office:value="57.4" calcext:value-type="float">
            <text:p>57.4</text:p>
          </table:table-cell>
          <table:table-cell office:value-type="float" office:value="88.4" calcext:value-type="float">
            <text:p>88.4</text:p>
          </table:table-cell>
          <table:table-cell office:value-type="float" office:value="39.5" calcext:value-type="float">
            <text:p>39.5</text:p>
          </table:table-cell>
          <table:table-cell office:value-type="float" office:value="80.9" calcext:value-type="float">
            <text:p>80.9</text:p>
          </table:table-cell>
          <table:table-cell office:value-type="float" office:value="56" calcext:value-type="float">
            <text:p>56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120" calcext:value-type="float">
            <text:p>181120</text:p>
          </table:table-cell>
          <table:table-cell office:value-type="float" office:value="43424" calcext:value-type="float">
            <text:p>4342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7264" calcext:value-type="float">
            <text:p>57264</text:p>
          </table:table-cell>
          <table:table-cell office:value-type="float" office:value="376" calcext:value-type="float">
            <text:p>376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20691" calcext:value-type="float">
            <text:p>20691</text:p>
          </table:table-cell>
          <table:table-cell office:value-type="float" office:value="622" calcext:value-type="float">
            <text:p>622</text:p>
          </table:table-cell>
          <table:table-cell office:value-type="float" office:value="444" calcext:value-type="float">
            <text:p>444</text:p>
          </table:table-cell>
          <table:table-cell office:value-type="float" office:value="23673" calcext:value-type="float">
            <text:p>23673</text:p>
          </table:table-cell>
          <table:table-cell office:value-type="float" office:value="6001" calcext:value-type="float">
            <text:p>6001</text:p>
          </table:table-cell>
          <table:table-cell office:value-type="float" office:value="3535" calcext:value-type="float">
            <text:p>3535</text:p>
          </table:table-cell>
          <table:table-cell office:value-type="float" office:value="2632" calcext:value-type="float">
            <text:p>2632</text:p>
          </table:table-cell>
          <table:table-cell office:value-type="float" office:value="1625" calcext:value-type="float">
            <text:p>1625</text:p>
          </table:table-cell>
          <table:table-cell office:value-type="float" office:value="272" calcext:value-type="float">
            <text:p>272</text:p>
          </table:table-cell>
          <table:table-cell office:value-type="float" office:value="51623" calcext:value-type="float">
            <text:p>51623</text:p>
          </table:table-cell>
          <table:table-cell office:value-type="float" office:value="55482" calcext:value-type="float">
            <text:p>55482</text:p>
          </table:table-cell>
          <table:table-cell office:value-type="float" office:value="5641" calcext:value-type="float">
            <text:p>5641</text:p>
          </table:table-cell>
          <table:table-cell office:value-type="float" office:value="1782" calcext:value-type="float">
            <text:p>1782</text:p>
          </table:table-cell>
          <table:table-cell office:value-type="float" office:value="-1065" calcext:value-type="float">
            <text:p>-10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5" calcext:value-type="float">
            <text:p>-825</text:p>
          </table:table-cell>
          <table:table-cell office:value-type="float" office:value="317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office:value-type="float" office:value="-874" calcext:value-type="float">
            <text:p>-874</text:p>
          </table:table-cell>
          <table:table-cell office:value-type="float" office:value="-1915" calcext:value-type="float">
            <text:p>-1915</text:p>
          </table:table-cell>
          <table:table-cell office:value-type="float" office:value="1449" calcext:value-type="float">
            <text:p>1449</text:p>
          </table:table-cell>
          <table:table-cell office:value-type="float" office:value="-954" calcext:value-type="float">
            <text:p>-954</text:p>
          </table:table-cell>
          <table:table-cell office:value-type="float" office:value="-451" calcext:value-type="float">
            <text:p>-451</text:p>
          </table:table-cell>
          <table:table-cell office:value-type="float" office:value="41" calcext:value-type="float">
            <text:p>41</text:p>
          </table:table-cell>
          <table:table-cell office:value-type="float" office:value="-1076" calcext:value-type="float">
            <text:p>-1076</text:p>
          </table:table-cell>
          <table:table-cell office:value-type="float" office:value="-482" calcext:value-type="float">
            <text:p>-482</text:p>
          </table:table-cell>
          <table:table-cell office:value-type="float" office:value="11" calcext:value-type="float">
            <text:p>11</text:p>
          </table:table-cell>
          <table:table-cell office:value-type="float" office:value="-583" calcext:value-type="float">
            <text:p>-583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75.1" calcext:value-type="float">
            <text:p>75.1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41.3" calcext:value-type="float">
            <text:p>41.3</text:p>
          </table:table-cell>
          <table:table-cell office:value-type="float" office:value="10.5" calcext:value-type="float">
            <text:p>10.5</text:p>
          </table:table-cell>
          <table:table-cell office:value-type="float" office:value="6.2" calcext:value-type="float">
            <text:p>6.2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90.1" calcext:value-type="float">
            <text:p>90.1</text:p>
          </table:table-cell>
          <table:table-cell office:value-type="float" office:value="96.9" calcext:value-type="float">
            <text:p>96.9</text:p>
          </table:table-cell>
          <table:table-cell office:value-type="float" office:value="9.9" calcext:value-type="float">
            <text:p>9.9</text:p>
          </table:table-cell>
          <table:table-cell office:value-type="float" office:value="3.1" calcext:value-type="float">
            <text:p>3.1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0.3" calcext:value-type="float">
            <text:p>40.3</text:p>
          </table:table-cell>
          <table:table-cell office:value-type="float" office:value="81.6" calcext:value-type="float">
            <text:p>81.6</text:p>
          </table:table-cell>
          <table:table-cell office:value-type="float" office:value="57.5" calcext:value-type="float">
            <text:p>57.5</text:p>
          </table:table-cell>
          <table:table-cell office:value-type="float" office:value="87.4" calcext:value-type="float">
            <text:p>87.4</text:p>
          </table:table-cell>
          <table:table-cell office:value-type="float" office:value="38.7" calcext:value-type="float">
            <text:p>38.7</text:p>
          </table:table-cell>
          <table:table-cell office:value-type="float" office:value="80" calcext:value-type="float">
            <text:p>80</text:p>
          </table:table-cell>
          <table:table-cell office:value-type="float" office:value="55.6" calcext:value-type="float">
            <text:p>55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113" calcext:value-type="float">
            <text:p>181113</text:p>
          </table:table-cell>
          <table:table-cell office:value-type="float" office:value="43417" calcext:value-type="float">
            <text:p>4341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8329" calcext:value-type="float">
            <text:p>58329</text:p>
          </table:table-cell>
          <table:table-cell office:value-type="float" office:value="366" calcext:value-type="float">
            <text:p>366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21516" calcext:value-type="float">
            <text:p>21516</text:p>
          </table:table-cell>
          <table:table-cell office:value-type="float" office:value="305" calcext:value-type="float">
            <text:p>305</text:p>
          </table:table-cell>
          <table:table-cell office:value-type="float" office:value="367" calcext:value-type="float">
            <text:p>367</text:p>
          </table:table-cell>
          <table:table-cell office:value-type="float" office:value="24547" calcext:value-type="float">
            <text:p>24547</text:p>
          </table:table-cell>
          <table:table-cell office:value-type="float" office:value="7916" calcext:value-type="float">
            <text:p>7916</text:p>
          </table:table-cell>
          <table:table-cell office:value-type="float" office:value="2086" calcext:value-type="float">
            <text:p>2086</text:p>
          </table:table-cell>
          <table:table-cell office:value-type="float" office:value="3586" calcext:value-type="float">
            <text:p>3586</text:p>
          </table:table-cell>
          <table:table-cell office:value-type="float" office:value="2076" calcext:value-type="float">
            <text:p>2076</text:p>
          </table:table-cell>
          <table:table-cell office:value-type="float" office:value="231" calcext:value-type="float">
            <text:p>231</text:p>
          </table:table-cell>
          <table:table-cell office:value-type="float" office:value="52699" calcext:value-type="float">
            <text:p>52699</text:p>
          </table:table-cell>
          <table:table-cell office:value-type="float" office:value="55964" calcext:value-type="float">
            <text:p>55964</text:p>
          </table:table-cell>
          <table:table-cell office:value-type="float" office:value="5630" calcext:value-type="float">
            <text:p>5630</text:p>
          </table:table-cell>
          <table:table-cell office:value-type="float" office:value="2365" calcext:value-type="float">
            <text:p>2365</text:p>
          </table:table-cell>
          <table:table-cell office:value-type="float" office:value="441" calcext:value-type="float">
            <text:p>441</text:p>
          </table:table-cell>
          <table:table-cell office:value-type="float" office:value="-90" calcext:value-type="float">
            <text:p>-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-13" calcext:value-type="float">
            <text:p>-13</text:p>
          </table:table-cell>
          <table:table-cell office:value-type="float" office:value="-34" calcext:value-type="float">
            <text:p>-34</text:p>
          </table:table-cell>
          <table:table-cell office:value-type="float" office:value="885" calcext:value-type="float">
            <text:p>885</text:p>
          </table:table-cell>
          <table:table-cell office:value-type="float" office:value="-322" calcext:value-type="float">
            <text:p>-322</text:p>
          </table:table-cell>
          <table:table-cell office:value-type="float" office:value="287" calcext:value-type="float">
            <text:p>287</text:p>
          </table:table-cell>
          <table:table-cell office:value-type="float" office:value="-822" calcext:value-type="float">
            <text:p>-822</text:p>
          </table:table-cell>
          <table:table-cell office:value-type="float" office:value="551" calcext:value-type="float">
            <text:p>551</text:p>
          </table:table-cell>
          <table:table-cell office:value-type="float" office:value="-12" calcext:value-type="float">
            <text:p>-12</text:p>
          </table:table-cell>
          <table:table-cell office:value-type="float" office:value="342" calcext:value-type="float">
            <text:p>342</text:p>
          </table:table-cell>
          <table:table-cell office:value-type="float" office:value="467" calcext:value-type="float">
            <text:p>467</text:p>
          </table:table-cell>
          <table:table-cell office:value-type="float" office:value="99" calcext:value-type="float">
            <text:p>99</text:p>
          </table:table-cell>
          <table:table-cell office:value-type="float" office:value="-26" calcext:value-type="float">
            <text:p>-26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73.7" calcext:value-type="float">
            <text:p>73.7</text:p>
          </table:table-cell>
          <table:table-cell office:value-type="float" office:value="0" calcext:value-type="float">
            <text:p>0</text:p>
          </table:table-cell>
          <table:table-cell office:value-type="float" office:value="36.9" calcext:value-type="float">
            <text:p>36.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42.1" calcext:value-type="float">
            <text:p>42.1</text:p>
          </table:table-cell>
          <table:table-cell office:value-type="float" office:value="13.6" calcext:value-type="float">
            <text:p>13.6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3.6" calcext:value-type="float">
            <text:p>3.6</text:p>
          </table:table-cell>
          <table:table-cell office:value-type="float" office:value="0.4" calcext:value-type="float">
            <text:p>0.4</text:p>
          </table:table-cell>
          <table:table-cell office:value-type="float" office:value="90.3" calcext:value-type="float">
            <text:p>90.3</text:p>
          </table:table-cell>
          <table:table-cell office:value-type="float" office:value="95.9" calcext:value-type="float">
            <text:p>95.9</text:p>
          </table:table-cell>
          <table:table-cell office:value-type="float" office:value="9.7" calcext:value-type="float">
            <text:p>9.7</text:p>
          </table:table-cell>
          <table:table-cell office:value-type="float" office:value="4.1" calcext:value-type="float">
            <text:p>4.1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39.9" calcext:value-type="float">
            <text:p>39.9</text:p>
          </table:table-cell>
          <table:table-cell office:value-type="float" office:value="80.9" calcext:value-type="float">
            <text:p>80.9</text:p>
          </table:table-cell>
          <table:table-cell office:value-type="float" office:value="56.3" calcext:value-type="float">
            <text:p>56.3</text:p>
          </table:table-cell>
          <table:table-cell office:value-type="float" office:value="87.8" calcext:value-type="float">
            <text:p>87.8</text:p>
          </table:table-cell>
          <table:table-cell office:value-type="float" office:value="38.9" calcext:value-type="float">
            <text:p>38.9</text:p>
          </table:table-cell>
          <table:table-cell office:value-type="float" office:value="80.6" calcext:value-type="float">
            <text:p>80.6</text:p>
          </table:table-cell>
          <table:table-cell office:value-type="float" office:value="54.8" calcext:value-type="float">
            <text:p>54.8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106" calcext:value-type="float">
            <text:p>181106</text:p>
          </table:table-cell>
          <table:table-cell office:value-type="float" office:value="43410" calcext:value-type="float">
            <text:p>4341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7888" calcext:value-type="float">
            <text:p>57888</text:p>
          </table:table-cell>
          <table:table-cell office:value-type="float" office:value="456" calcext:value-type="float">
            <text:p>456</text:p>
          </table:table-cell>
          <table:table-cell office:value-type="float" office:value="42973" calcext:value-type="float">
            <text:p>42973</text:p>
          </table:table-cell>
          <table:table-cell office:value-type="float" office:value="0" calcext:value-type="float">
            <text:p>0</text:p>
          </table:table-cell>
          <table:table-cell office:value-type="float" office:value="21388" calcext:value-type="float">
            <text:p>21388</text:p>
          </table:table-cell>
          <table:table-cell office:value-type="float" office:value="318" calcext:value-type="float">
            <text:p>318</text:p>
          </table:table-cell>
          <table:table-cell office:value-type="float" office:value="401" calcext:value-type="float">
            <text:p>401</text:p>
          </table:table-cell>
          <table:table-cell office:value-type="float" office:value="23662" calcext:value-type="float">
            <text:p>23662</text:p>
          </table:table-cell>
          <table:table-cell office:value-type="float" office:value="8238" calcext:value-type="float">
            <text:p>8238</text:p>
          </table:table-cell>
          <table:table-cell office:value-type="float" office:value="1799" calcext:value-type="float">
            <text:p>1799</text:p>
          </table:table-cell>
          <table:table-cell office:value-type="float" office:value="4408" calcext:value-type="float">
            <text:p>4408</text:p>
          </table:table-cell>
          <table:table-cell office:value-type="float" office:value="1525" calcext:value-type="float">
            <text:p>1525</text:p>
          </table:table-cell>
          <table:table-cell office:value-type="float" office:value="243" calcext:value-type="float">
            <text:p>243</text:p>
          </table:table-cell>
          <table:table-cell office:value-type="float" office:value="52357" calcext:value-type="float">
            <text:p>52357</text:p>
          </table:table-cell>
          <table:table-cell office:value-type="float" office:value="55497" calcext:value-type="float">
            <text:p>55497</text:p>
          </table:table-cell>
          <table:table-cell office:value-type="float" office:value="5531" calcext:value-type="float">
            <text:p>5531</text:p>
          </table:table-cell>
          <table:table-cell office:value-type="float" office:value="2391" calcext:value-type="float">
            <text:p>2391</text:p>
          </table:table-cell>
          <table:table-cell office:value-type="float" office:value="-2430" calcext:value-type="float">
            <text:p>-243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129" calcext:value-type="float">
            <text:p>-129</text:p>
          </table:table-cell>
          <table:table-cell office:value-type="float" office:value="3" calcext:value-type="float">
            <text:p>3</text:p>
          </table:table-cell>
          <table:table-cell office:value-type="float" office:value="-1040" calcext:value-type="float">
            <text:p>-1040</text:p>
          </table:table-cell>
          <table:table-cell office:value-type="float" office:value="-2480" calcext:value-type="float">
            <text:p>-2480</text:p>
          </table:table-cell>
          <table:table-cell office:value-type="float" office:value="-120" calcext:value-type="float">
            <text:p>-120</text:p>
          </table:table-cell>
          <table:table-cell office:value-type="float" office:value="-932" calcext:value-type="float">
            <text:p>-932</text:p>
          </table:table-cell>
          <table:table-cell office:value-type="float" office:value="-260" calcext:value-type="float">
            <text:p>-260</text:p>
          </table:table-cell>
          <table:table-cell office:value-type="float" office:value="10" calcext:value-type="float">
            <text:p>10</text:p>
          </table:table-cell>
          <table:table-cell office:value-type="float" office:value="-1593" calcext:value-type="float">
            <text:p>-1593</text:p>
          </table:table-cell>
          <table:table-cell office:value-type="float" office:value="-2974" calcext:value-type="float">
            <text:p>-2974</text:p>
          </table:table-cell>
          <table:table-cell office:value-type="float" office:value="-837" calcext:value-type="float">
            <text:p>-837</text:p>
          </table:table-cell>
          <table:table-cell office:value-type="float" office:value="544" calcext:value-type="float">
            <text:p>544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74.2" calcext:value-type="float">
            <text:p>74.2</text:p>
          </table:table-cell>
          <table:table-cell office:value-type="float" office:value="0" calcext:value-type="float">
            <text:p>0</text:p>
          </table:table-cell>
          <table:table-cell office:value-type="float" office:value="36.9" calcext:value-type="float">
            <text:p>36.9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40.9" calcext:value-type="float">
            <text:p>40.9</text:p>
          </table:table-cell>
          <table:table-cell office:value-type="float" office:value="14.2" calcext:value-type="float">
            <text:p>14.2</text:p>
          </table:table-cell>
          <table:table-cell office:value-type="float" office:value="3.1" calcext:value-type="float">
            <text:p>3.1</text:p>
          </table:table-cell>
          <table:table-cell office:value-type="float" office:value="7.6" calcext:value-type="float">
            <text:p>7.6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90.4" calcext:value-type="float">
            <text:p>90.4</text:p>
          </table:table-cell>
          <table:table-cell office:value-type="float" office:value="95.9" calcext:value-type="float">
            <text:p>95.9</text:p>
          </table:table-cell>
          <table:table-cell office:value-type="float" office:value="9.6" calcext:value-type="float">
            <text:p>9.6</text:p>
          </table:table-cell>
          <table:table-cell office:value-type="float" office:value="4.1" calcext:value-type="float">
            <text:p>4.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41.6" calcext:value-type="float">
            <text:p>41.6</text:p>
          </table:table-cell>
          <table:table-cell office:value-type="float" office:value="82.1" calcext:value-type="float">
            <text:p>82.1</text:p>
          </table:table-cell>
          <table:table-cell office:value-type="float" office:value="58" calcext:value-type="float">
            <text:p>58</text:p>
          </table:table-cell>
          <table:table-cell office:value-type="float" office:value="88.9" calcext:value-type="float">
            <text:p>88.9</text:p>
          </table:table-cell>
          <table:table-cell office:value-type="float" office:value="40.5" calcext:value-type="float">
            <text:p>40.5</text:p>
          </table:table-cell>
          <table:table-cell office:value-type="float" office:value="82.1" calcext:value-type="float">
            <text:p>82.1</text:p>
          </table:table-cell>
          <table:table-cell office:value-type="float" office:value="56.4" calcext:value-type="float">
            <text:p>56.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030" calcext:value-type="float">
            <text:p>181030</text:p>
          </table:table-cell>
          <table:table-cell office:value-type="float" office:value="43403" calcext:value-type="float">
            <text:p>4340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60318" calcext:value-type="float">
            <text:p>60318</text:p>
          </table:table-cell>
          <table:table-cell office:value-type="float" office:value="166" calcext:value-type="float">
            <text:p>166</text:p>
          </table:table-cell>
          <table:table-cell office:value-type="float" office:value="42971" calcext:value-type="float">
            <text:p>42971</text:p>
          </table:table-cell>
          <table:table-cell office:value-type="float" office:value="0" calcext:value-type="float">
            <text:p>0</text:p>
          </table:table-cell>
          <table:table-cell office:value-type="float" office:value="21192" calcext:value-type="float">
            <text:p>21192</text:p>
          </table:table-cell>
          <table:table-cell office:value-type="float" office:value="447" calcext:value-type="float">
            <text:p>447</text:p>
          </table:table-cell>
          <table:table-cell office:value-type="float" office:value="398" calcext:value-type="float">
            <text:p>398</text:p>
          </table:table-cell>
          <table:table-cell office:value-type="float" office:value="24702" calcext:value-type="float">
            <text:p>24702</text:p>
          </table:table-cell>
          <table:table-cell office:value-type="float" office:value="10718" calcext:value-type="float">
            <text:p>10718</text:p>
          </table:table-cell>
          <table:table-cell office:value-type="float" office:value="1919" calcext:value-type="float">
            <text:p>1919</text:p>
          </table:table-cell>
          <table:table-cell office:value-type="float" office:value="5340" calcext:value-type="float">
            <text:p>5340</text:p>
          </table:table-cell>
          <table:table-cell office:value-type="float" office:value="1785" calcext:value-type="float">
            <text:p>1785</text:p>
          </table:table-cell>
          <table:table-cell office:value-type="float" office:value="233" calcext:value-type="float">
            <text:p>233</text:p>
          </table:table-cell>
          <table:table-cell office:value-type="float" office:value="53950" calcext:value-type="float">
            <text:p>53950</text:p>
          </table:table-cell>
          <table:table-cell office:value-type="float" office:value="58471" calcext:value-type="float">
            <text:p>58471</text:p>
          </table:table-cell>
          <table:table-cell office:value-type="float" office:value="6368" calcext:value-type="float">
            <text:p>6368</text:p>
          </table:table-cell>
          <table:table-cell office:value-type="float" office:value="1847" calcext:value-type="float">
            <text:p>1847</text:p>
          </table:table-cell>
          <table:table-cell office:value-type="float" office:value="1044" calcext:value-type="float">
            <text:p>1044</text:p>
          </table:table-cell>
          <table:table-cell office:value-type="float" office:value="-2724" calcext:value-type="float">
            <text:p>-2724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float" office:value="-31" calcext:value-type="float">
            <text:p>-31</text:p>
          </table:table-cell>
          <table:table-cell office:value-type="float" office:value="-6" calcext:value-type="float">
            <text:p>-6</text:p>
          </table:table-cell>
          <table:table-cell office:value-type="float" office:value="2531" calcext:value-type="float">
            <text:p>2531</text:p>
          </table:table-cell>
          <table:table-cell office:value-type="float" office:value="-638" calcext:value-type="float">
            <text:p>-638</text:p>
          </table:table-cell>
          <table:table-cell office:value-type="float" office:value="110" calcext:value-type="float">
            <text:p>110</text:p>
          </table:table-cell>
          <table:table-cell office:value-type="float" office:value="-1977" calcext:value-type="float">
            <text:p>-1977</text:p>
          </table:table-cell>
          <table:table-cell office:value-type="float" office:value="-115" calcext:value-type="float">
            <text:p>-115</text:p>
          </table:table-cell>
          <table:table-cell office:value-type="float" office:value="67" calcext:value-type="float">
            <text:p>67</text:p>
          </table:table-cell>
          <table:table-cell office:value-type="float" office:value="947" calcext:value-type="float">
            <text:p>947</text:p>
          </table:table-cell>
          <table:table-cell office:value-type="float" office:value="1109" calcext:value-type="float">
            <text:p>1109</text:p>
          </table:table-cell>
          <table:table-cell office:value-type="float" office:value="97" calcext:value-type="float">
            <text:p>97</text:p>
          </table:table-cell>
          <table:table-cell office:value-type="float" office:value="-65" calcext:value-type="float">
            <text:p>-6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office:value-type="float" office:value="17.8" calcext:value-type="float">
            <text:p>17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89.4" calcext:value-type="float">
            <text:p>89.4</text:p>
          </table:table-cell>
          <table:table-cell office:value-type="float" office:value="96.9" calcext:value-type="float">
            <text:p>96.9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float" office:value="39.5" calcext:value-type="float">
            <text:p>39.5</text:p>
          </table:table-cell>
          <table:table-cell office:value-type="float" office:value="80.7" calcext:value-type="float">
            <text:p>80.7</text:p>
          </table:table-cell>
          <table:table-cell office:value-type="float" office:value="55.7" calcext:value-type="float">
            <text:p>55.7</text:p>
          </table:table-cell>
          <table:table-cell office:value-type="float" office:value="89.1" calcext:value-type="float">
            <text:p>89.1</text:p>
          </table:table-cell>
          <table:table-cell office:value-type="float" office:value="38.3" calcext:value-type="float">
            <text:p>38.3</text:p>
          </table:table-cell>
          <table:table-cell office:value-type="float" office:value="80.7" calcext:value-type="float">
            <text:p>80.7</text:p>
          </table:table-cell>
          <table:table-cell office:value-type="float" office:value="54.1" calcext:value-type="float">
            <text:p>54.1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023" calcext:value-type="float">
            <text:p>181023</text:p>
          </table:table-cell>
          <table:table-cell office:value-type="float" office:value="43396" calcext:value-type="float">
            <text:p>4339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9274" calcext:value-type="float">
            <text:p>59274</text:p>
          </table:table-cell>
          <table:table-cell office:value-type="float" office:value="2890" calcext:value-type="float">
            <text:p>2890</text:p>
          </table:table-cell>
          <table:table-cell office:value-type="float" office:value="41249" calcext:value-type="float">
            <text:p>41249</text:p>
          </table:table-cell>
          <table:table-cell office:value-type="float" office:value="0" calcext:value-type="float">
            <text:p>0</text:p>
          </table:table-cell>
          <table:table-cell office:value-type="float" office:value="18246" calcext:value-type="float">
            <text:p>18246</text:p>
          </table:table-cell>
          <table:table-cell office:value-type="float" office:value="478" calcext:value-type="float">
            <text:p>478</text:p>
          </table:table-cell>
          <table:table-cell office:value-type="float" office:value="404" calcext:value-type="float">
            <text:p>404</text:p>
          </table:table-cell>
          <table:table-cell office:value-type="float" office:value="22171" calcext:value-type="float">
            <text:p>22171</text:p>
          </table:table-cell>
          <table:table-cell office:value-type="float" office:value="11356" calcext:value-type="float">
            <text:p>11356</text:p>
          </table:table-cell>
          <table:table-cell office:value-type="float" office:value="1809" calcext:value-type="float">
            <text:p>1809</text:p>
          </table:table-cell>
          <table:table-cell office:value-type="float" office:value="7317" calcext:value-type="float">
            <text:p>7317</text:p>
          </table:table-cell>
          <table:table-cell office:value-type="float" office:value="1900" calcext:value-type="float">
            <text:p>1900</text:p>
          </table:table-cell>
          <table:table-cell office:value-type="float" office:value="166" calcext:value-type="float">
            <text:p>166</text:p>
          </table:table-cell>
          <table:table-cell office:value-type="float" office:value="53003" calcext:value-type="float">
            <text:p>53003</text:p>
          </table:table-cell>
          <table:table-cell office:value-type="float" office:value="57362" calcext:value-type="float">
            <text:p>57362</text:p>
          </table:table-cell>
          <table:table-cell office:value-type="float" office:value="6271" calcext:value-type="float">
            <text:p>6271</text:p>
          </table:table-cell>
          <table:table-cell office:value-type="float" office:value="1912" calcext:value-type="float">
            <text:p>1912</text:p>
          </table:table-cell>
          <table:table-cell office:value-type="float" office:value="4357" calcext:value-type="float">
            <text:p>4357</text:p>
          </table:table-cell>
          <table:table-cell office:value-type="float" office:value="-60" calcext:value-type="float">
            <text:p>-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96" calcext:value-type="float">
            <text:p>179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2180" calcext:value-type="float">
            <text:p>2180</text:p>
          </table:table-cell>
          <table:table-cell office:value-type="float" office:value="3969" calcext:value-type="float">
            <text:p>3969</text:p>
          </table:table-cell>
          <table:table-cell office:value-type="float" office:value="428" calcext:value-type="float">
            <text:p>428</text:p>
          </table:table-cell>
          <table:table-cell office:value-type="float" office:value="-883" calcext:value-type="float">
            <text:p>-883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3465" calcext:value-type="float">
            <text:p>3465</text:p>
          </table:table-cell>
          <table:table-cell office:value-type="float" office:value="4664" calcext:value-type="float">
            <text:p>4664</text:p>
          </table:table-cell>
          <table:table-cell office:value-type="float" office:value="892" calcext:value-type="float">
            <text:p>892</text:p>
          </table:table-cell>
          <table:table-cell office:value-type="float" office:value="-307" calcext:value-type="float">
            <text:p>-307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37.4" calcext:value-type="float">
            <text:p>37.4</text:p>
          </table:table-cell>
          <table:table-cell office:value-type="float" office:value="19.2" calcext:value-type="float">
            <text:p>19.2</text:p>
          </table:table-cell>
          <table:table-cell office:value-type="float" office:value="3.1" calcext:value-type="float">
            <text:p>3.1</text:p>
          </table:table-cell>
          <table:table-cell office:value-type="float" office:value="12.3" calcext:value-type="float">
            <text:p>12.3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89.4" calcext:value-type="float">
            <text:p>89.4</text:p>
          </table:table-cell>
          <table:table-cell office:value-type="float" office:value="96.8" calcext:value-type="float">
            <text:p>96.8</text:p>
          </table:table-cell>
          <table:table-cell office:value-type="float" office:value="10.6" calcext:value-type="float">
            <text:p>10.6</text:p>
          </table:table-cell>
          <table:table-cell office:value-type="float" office:value="3.2" calcext:value-type="float">
            <text:p>3.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34.5" calcext:value-type="float">
            <text:p>34.5</text:p>
          </table:table-cell>
          <table:table-cell office:value-type="float" office:value="78.5" calcext:value-type="float">
            <text:p>78.5</text:p>
          </table:table-cell>
          <table:table-cell office:value-type="float" office:value="53.1" calcext:value-type="float">
            <text:p>53.1</text:p>
          </table:table-cell>
          <table:table-cell office:value-type="float" office:value="88.4" calcext:value-type="float">
            <text:p>88.4</text:p>
          </table:table-cell>
          <table:table-cell office:value-type="float" office:value="33.2" calcext:value-type="float">
            <text:p>33.2</text:p>
          </table:table-cell>
          <table:table-cell office:value-type="float" office:value="78.5" calcext:value-type="float">
            <text:p>78.5</text:p>
          </table:table-cell>
          <table:table-cell office:value-type="float" office:value="51.8" calcext:value-type="float">
            <text:p>51.8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016" calcext:value-type="float">
            <text:p>181016</text:p>
          </table:table-cell>
          <table:table-cell office:value-type="float" office:value="43389" calcext:value-type="float">
            <text:p>4338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4917" calcext:value-type="float">
            <text:p>54917</text:p>
          </table:table-cell>
          <table:table-cell office:value-type="float" office:value="2950" calcext:value-type="float">
            <text:p>2950</text:p>
          </table:table-cell>
          <table:table-cell office:value-type="float" office:value="41239" calcext:value-type="float">
            <text:p>41239</text:p>
          </table:table-cell>
          <table:table-cell office:value-type="float" office:value="0" calcext:value-type="float">
            <text:p>0</text:p>
          </table:table-cell>
          <table:table-cell office:value-type="float" office:value="16450" calcext:value-type="float">
            <text:p>16450</text:p>
          </table:table-cell>
          <table:table-cell office:value-type="float" office:value="480" calcext:value-type="float">
            <text:p>480</text:p>
          </table:table-cell>
          <table:table-cell office:value-type="float" office:value="407" calcext:value-type="float">
            <text:p>407</text:p>
          </table:table-cell>
          <table:table-cell office:value-type="float" office:value="19991" calcext:value-type="float">
            <text:p>19991</text:p>
          </table:table-cell>
          <table:table-cell office:value-type="float" office:value="7387" calcext:value-type="float">
            <text:p>7387</text:p>
          </table:table-cell>
          <table:table-cell office:value-type="float" office:value="1381" calcext:value-type="float">
            <text:p>1381</text:p>
          </table:table-cell>
          <table:table-cell office:value-type="float" office:value="8200" calcext:value-type="float">
            <text:p>8200</text:p>
          </table:table-cell>
          <table:table-cell office:value-type="float" office:value="1645" calcext:value-type="float">
            <text:p>1645</text:p>
          </table:table-cell>
          <table:table-cell office:value-type="float" office:value="159" calcext:value-type="float">
            <text:p>159</text:p>
          </table:table-cell>
          <table:table-cell office:value-type="float" office:value="49538" calcext:value-type="float">
            <text:p>49538</text:p>
          </table:table-cell>
          <table:table-cell office:value-type="float" office:value="52698" calcext:value-type="float">
            <text:p>52698</text:p>
          </table:table-cell>
          <table:table-cell office:value-type="float" office:value="5379" calcext:value-type="float">
            <text:p>5379</text:p>
          </table:table-cell>
          <table:table-cell office:value-type="float" office:value="2219" calcext:value-type="float">
            <text:p>2219</text:p>
          </table:table-cell>
          <table:table-cell office:value-type="float" office:value="-3233" calcext:value-type="float">
            <text:p>-323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1" calcext:value-type="float">
            <text:p>-1421</text:p>
          </table:table-cell>
          <table:table-cell office:value-type="float" office:value="-107" calcext:value-type="float">
            <text:p>-107</text:p>
          </table:table-cell>
          <table:table-cell office:value-type="float" office:value="3" calcext:value-type="float">
            <text:p>3</text:p>
          </table:table-cell>
          <table:table-cell office:value-type="float" office:value="-1189" calcext:value-type="float">
            <text:p>-1189</text:p>
          </table:table-cell>
          <table:table-cell office:value-type="float" office:value="-3173" calcext:value-type="float">
            <text:p>-3173</text:p>
          </table:table-cell>
          <table:table-cell office:value-type="float" office:value="262" calcext:value-type="float">
            <text:p>262</text:p>
          </table:table-cell>
          <table:table-cell office:value-type="float" office:value="-204" calcext:value-type="float">
            <text:p>-204</text:p>
          </table:table-cell>
          <table:table-cell office:value-type="float" office:value="80" calcext:value-type="float">
            <text:p>80</text:p>
          </table:table-cell>
          <table:table-cell office:value-type="float" office:value="-6" calcext:value-type="float">
            <text:p>-6</text:p>
          </table:table-cell>
          <table:table-cell office:value-type="float" office:value="-2385" calcext:value-type="float">
            <text:p>-2385</text:p>
          </table:table-cell>
          <table:table-cell office:value-type="float" office:value="-2941" calcext:value-type="float">
            <text:p>-2941</text:p>
          </table:table-cell>
          <table:table-cell office:value-type="float" office:value="-848" calcext:value-type="float">
            <text:p>-848</text:p>
          </table:table-cell>
          <table:table-cell office:value-type="float" office:value="-292" calcext:value-type="float">
            <text:p>-292</text:p>
          </table:table-cell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 office:value-type="float" office:value="75.1" calcext:value-type="float">
            <text:p>75.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36.4" calcext:value-type="float">
            <text:p>36.4</text:p>
          </table:table-cell>
          <table:table-cell office:value-type="float" office:value="13.5" calcext:value-type="float">
            <text:p>13.5</text:p>
          </table:table-cell>
          <table:table-cell office:value-type="float" office:value="2.5" calcext:value-type="float">
            <text:p>2.5</text:p>
          </table:table-cell>
          <table:table-cell office:value-type="float" office:value="14.9" calcext:value-type="float">
            <text:p>14.9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90.2" calcext:value-type="float">
            <text:p>90.2</text:p>
          </table:table-cell>
          <table:table-cell office:value-type="float" office:value="96" calcext:value-type="float">
            <text:p>96</text:p>
          </table:table-cell>
          <table:table-cell office:value-type="float" office:value="9.8" calcext:value-type="float">
            <text:p>9.8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34.8" calcext:value-type="float">
            <text:p>34.8</text:p>
          </table:table-cell>
          <table:table-cell office:value-type="float" office:value="81.2" calcext:value-type="float">
            <text:p>81.2</text:p>
          </table:table-cell>
          <table:table-cell office:value-type="float" office:value="54.5" calcext:value-type="float">
            <text:p>54.5</text:p>
          </table:table-cell>
          <table:table-cell office:value-type="float" office:value="88" calcext:value-type="float">
            <text:p>88</text:p>
          </table:table-cell>
          <table:table-cell office:value-type="float" office:value="33.4" calcext:value-type="float">
            <text:p>33.4</text:p>
          </table:table-cell>
          <table:table-cell office:value-type="float" office:value="81.2" calcext:value-type="float">
            <text:p>81.2</text:p>
          </table:table-cell>
          <table:table-cell office:value-type="float" office:value="52.6" calcext:value-type="float">
            <text:p>52.6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009" calcext:value-type="float">
            <text:p>181009</text:p>
          </table:table-cell>
          <table:table-cell office:value-type="float" office:value="43382" calcext:value-type="float">
            <text:p>4338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8150" calcext:value-type="float">
            <text:p>58150</text:p>
          </table:table-cell>
          <table:table-cell office:value-type="float" office:value="2780" calcext:value-type="float">
            <text:p>2780</text:p>
          </table:table-cell>
          <table:table-cell office:value-type="float" office:value="41239" calcext:value-type="float">
            <text:p>41239</text:p>
          </table:table-cell>
          <table:table-cell office:value-type="float" office:value="0" calcext:value-type="float">
            <text:p>0</text:p>
          </table:table-cell>
          <table:table-cell office:value-type="float" office:value="17871" calcext:value-type="float">
            <text:p>17871</text:p>
          </table:table-cell>
          <table:table-cell office:value-type="float" office:value="587" calcext:value-type="float">
            <text:p>587</text:p>
          </table:table-cell>
          <table:table-cell office:value-type="float" office:value="404" calcext:value-type="float">
            <text:p>404</text:p>
          </table:table-cell>
          <table:table-cell office:value-type="float" office:value="21180" calcext:value-type="float">
            <text:p>21180</text:p>
          </table:table-cell>
          <table:table-cell office:value-type="float" office:value="10560" calcext:value-type="float">
            <text:p>10560</text:p>
          </table:table-cell>
          <table:table-cell office:value-type="float" office:value="1119" calcext:value-type="float">
            <text:p>1119</text:p>
          </table:table-cell>
          <table:table-cell office:value-type="float" office:value="8404" calcext:value-type="float">
            <text:p>8404</text:p>
          </table:table-cell>
          <table:table-cell office:value-type="float" office:value="1565" calcext:value-type="float">
            <text:p>1565</text:p>
          </table:table-cell>
          <table:table-cell office:value-type="float" office:value="165" calcext:value-type="float">
            <text:p>165</text:p>
          </table:table-cell>
          <table:table-cell office:value-type="float" office:value="51923" calcext:value-type="float">
            <text:p>51923</text:p>
          </table:table-cell>
          <table:table-cell office:value-type="float" office:value="55639" calcext:value-type="float">
            <text:p>55639</text:p>
          </table:table-cell>
          <table:table-cell office:value-type="float" office:value="6227" calcext:value-type="float">
            <text:p>6227</text:p>
          </table:table-cell>
          <table:table-cell office:value-type="float" office:value="2511" calcext:value-type="float">
            <text:p>2511</text:p>
          </table:table-cell>
          <table:table-cell office:value-type="float" office:value="4786" calcext:value-type="float">
            <text:p>4786</text:p>
          </table:table-cell>
          <table:table-cell office:value-type="float" office:value="2210" calcext:value-type="float">
            <text:p>22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 office:value-type="float" office:value="174" calcext:value-type="float">
            <text:p>174</text:p>
          </table:table-cell>
          <table:table-cell office:value-type="float" office:value="29" calcext:value-type="float">
            <text:p>29</text:p>
          </table:table-cell>
          <table:table-cell office:value-type="float" office:value="457" calcext:value-type="float">
            <text:p>457</text:p>
          </table:table-cell>
          <table:table-cell office:value-type="float" office:value="4190" calcext:value-type="float">
            <text:p>4190</text:p>
          </table:table-cell>
          <table:table-cell office:value-type="float" office:value="-276" calcext:value-type="float">
            <text:p>-276</text:p>
          </table:table-cell>
          <table:table-cell office:value-type="float" office:value="306" calcext:value-type="float">
            <text:p>306</text:p>
          </table:table-cell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4863" calcext:value-type="float">
            <text:p>4863</text:p>
          </table:table-cell>
          <table:table-cell office:value-type="float" office:value="4371" calcext:value-type="float">
            <text:p>4371</text:p>
          </table:table-cell>
          <table:table-cell office:value-type="float" office:value="-77" calcext:value-type="float">
            <text:p>-77</text:p>
          </table:table-cell>
          <table:table-cell office:value-type="float" office:value="415" calcext:value-type="float">
            <text:p>415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70.9" calcext:value-type="float">
            <text:p>70.9</text:p>
          </table:table-cell>
          <table:table-cell office:value-type="float" office:value="0" calcext:value-type="float">
            <text:p>0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36.4" calcext:value-type="float">
            <text:p>36.4</text:p>
          </table:table-cell>
          <table:table-cell office:value-type="float" office:value="18.2" calcext:value-type="float">
            <text:p>18.2</text:p>
          </table:table-cell>
          <table:table-cell office:value-type="float" office:value="1.9" calcext:value-type="float">
            <text:p>1.9</text:p>
          </table:table-cell>
          <table:table-cell office:value-type="float" office:value="14.5" calcext:value-type="float">
            <text:p>14.5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89.3" calcext:value-type="float">
            <text:p>89.3</text:p>
          </table:table-cell>
          <table:table-cell office:value-type="float" office:value="95.7" calcext:value-type="float">
            <text:p>95.7</text:p>
          </table:table-cell>
          <table:table-cell office:value-type="float" office:value="10.7" calcext:value-type="float">
            <text:p>10.7</text:p>
          </table:table-cell>
          <table:table-cell office:value-type="float" office:value="4.3" calcext:value-type="float">
            <text:p>4.3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35.1" calcext:value-type="float">
            <text:p>35.1</text:p>
          </table:table-cell>
          <table:table-cell office:value-type="float" office:value="79.9" calcext:value-type="float">
            <text:p>79.9</text:p>
          </table:table-cell>
          <table:table-cell office:value-type="float" office:value="51.5" calcext:value-type="float">
            <text:p>51.5</text:p>
          </table:table-cell>
          <table:table-cell office:value-type="float" office:value="86.9" calcext:value-type="float">
            <text:p>86.9</text:p>
          </table:table-cell>
          <table:table-cell office:value-type="float" office:value="34" calcext:value-type="float">
            <text:p>34</text:p>
          </table:table-cell>
          <table:table-cell office:value-type="float" office:value="79.9" calcext:value-type="float">
            <text:p>79.9</text:p>
          </table:table-cell>
          <table:table-cell office:value-type="float" office:value="50.3" calcext:value-type="float">
            <text:p>50.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002" calcext:value-type="float">
            <text:p>181002</text:p>
          </table:table-cell>
          <table:table-cell office:value-type="float" office:value="43375" calcext:value-type="float">
            <text:p>4337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3364" calcext:value-type="float">
            <text:p>53364</text:p>
          </table:table-cell>
          <table:table-cell office:value-type="float" office:value="570" calcext:value-type="float">
            <text:p>570</text:p>
          </table:table-cell>
          <table:table-cell office:value-type="float" office:value="41209" calcext:value-type="float">
            <text:p>41209</text:p>
          </table:table-cell>
          <table:table-cell office:value-type="float" office:value="0" calcext:value-type="float">
            <text:p>0</text:p>
          </table:table-cell>
          <table:table-cell office:value-type="float" office:value="15732" calcext:value-type="float">
            <text:p>15732</text:p>
          </table:table-cell>
          <table:table-cell office:value-type="float" office:value="413" calcext:value-type="float">
            <text:p>413</text:p>
          </table:table-cell>
          <table:table-cell office:value-type="float" office:value="375" calcext:value-type="float">
            <text:p>375</text:p>
          </table:table-cell>
          <table:table-cell office:value-type="float" office:value="20723" calcext:value-type="float">
            <text:p>20723</text:p>
          </table:table-cell>
          <table:table-cell office:value-type="float" office:value="6370" calcext:value-type="float">
            <text:p>6370</text:p>
          </table:table-cell>
          <table:table-cell office:value-type="float" office:value="1395" calcext:value-type="float">
            <text:p>1395</text:p>
          </table:table-cell>
          <table:table-cell office:value-type="float" office:value="8098" calcext:value-type="float">
            <text:p>8098</text:p>
          </table:table-cell>
          <table:table-cell office:value-type="float" office:value="1339" calcext:value-type="float">
            <text:p>1339</text:p>
          </table:table-cell>
          <table:table-cell office:value-type="float" office:value="167" calcext:value-type="float">
            <text:p>167</text:p>
          </table:table-cell>
          <table:table-cell office:value-type="float" office:value="47060" calcext:value-type="float">
            <text:p>47060</text:p>
          </table:table-cell>
          <table:table-cell office:value-type="float" office:value="51268" calcext:value-type="float">
            <text:p>51268</text:p>
          </table:table-cell>
          <table:table-cell office:value-type="float" office:value="6304" calcext:value-type="float">
            <text:p>6304</text:p>
          </table:table-cell>
          <table:table-cell office:value-type="float" office:value="2096" calcext:value-type="float">
            <text:p>2096</text:p>
          </table:table-cell>
          <table:table-cell office:value-type="float" office:value="613" calcext:value-type="float">
            <text:p>613</text:p>
          </table:table-cell>
          <table:table-cell office:value-type="float" office:value="-4210" calcext:value-type="float">
            <text:p>-421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office:value-type="float" office:value="-193" calcext:value-type="float">
            <text:p>-193</text:p>
          </table:table-cell>
          <table:table-cell office:value-type="float" office:value="-31" calcext:value-type="float">
            <text:p>-31</text:p>
          </table:table-cell>
          <table:table-cell office:value-type="float" office:value="5525" calcext:value-type="float">
            <text:p>5525</text:p>
          </table:table-cell>
          <table:table-cell office:value-type="float" office:value="665" calcext:value-type="float">
            <text:p>665</text:p>
          </table:table-cell>
          <table:table-cell office:value-type="float" office:value="-213" calcext:value-type="float">
            <text:p>-213</text:p>
          </table:table-cell>
          <table:table-cell office:value-type="float" office:value="-2672" calcext:value-type="float">
            <text:p>-2672</text:p>
          </table:table-cell>
          <table:table-cell office:value-type="float" office:value="171" calcext:value-type="float">
            <text:p>171</text:p>
          </table:table-cell>
          <table:table-cell office:value-type="float" office:value="126" calcext:value-type="float">
            <text:p>126</text:p>
          </table:table-cell>
          <table:table-cell office:value-type="float" office:value="-68" calcext:value-type="float">
            <text:p>-68</text:p>
          </table:table-cell>
          <table:table-cell office:value-type="float" office:value="587" calcext:value-type="float">
            <text:p>587</text:p>
          </table:table-cell>
          <table:table-cell office:value-type="float" office:value="681" calcext:value-type="float">
            <text:p>681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float" office:value="77.2" calcext:value-type="float">
            <text:p>77.2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38.8" calcext:value-type="float">
            <text:p>38.8</text:p>
          </table:table-cell>
          <table:table-cell office:value-type="float" office:value="11.9" calcext:value-type="float">
            <text:p>11.9</text:p>
          </table:table-cell>
          <table:table-cell office:value-type="float" office:value="2.6" calcext:value-type="float">
            <text:p>2.6</text:p>
          </table:table-cell>
          <table:table-cell office:value-type="float" office:value="15.2" calcext:value-type="float">
            <text:p>15.2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88.2" calcext:value-type="float">
            <text:p>88.2</text:p>
          </table:table-cell>
          <table:table-cell office:value-type="float" office:value="96.1" calcext:value-type="float">
            <text:p>96.1</text:p>
          </table:table-cell>
          <table:table-cell office:value-type="float" office:value="11.8" calcext:value-type="float">
            <text:p>11.8</text:p>
          </table:table-cell>
          <table:table-cell office:value-type="float" office:value="3.9" calcext:value-type="float">
            <text:p>3.9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82.9" calcext:value-type="float">
            <text:p>82.9</text:p>
          </table:table-cell>
          <table:table-cell office:value-type="float" office:value="54.1" calcext:value-type="float">
            <text:p>54.1</text:p>
          </table:table-cell>
          <table:table-cell office:value-type="float" office:value="88.6" calcext:value-type="float">
            <text:p>88.6</text:p>
          </table:table-cell>
          <table:table-cell office:value-type="float" office:value="35.5" calcext:value-type="float">
            <text:p>35.5</text:p>
          </table:table-cell>
          <table:table-cell office:value-type="float" office:value="82.8" calcext:value-type="float">
            <text:p>82.8</text:p>
          </table:table-cell>
          <table:table-cell office:value-type="float" office:value="52.2" calcext:value-type="float">
            <text:p>52.2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925" calcext:value-type="float">
            <text:p>180925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751" calcext:value-type="float">
            <text:p>52751</text:p>
          </table:table-cell>
          <table:table-cell office:value-type="float" office:value="4780" calcext:value-type="float">
            <text:p>4780</text:p>
          </table:table-cell>
          <table:table-cell office:value-type="float" office:value="41147" calcext:value-type="float">
            <text:p>41147</text:p>
          </table:table-cell>
          <table:table-cell office:value-type="float" office:value="0" calcext:value-type="float">
            <text:p>0</text:p>
          </table:table-cell>
          <table:table-cell office:value-type="float" office:value="14325" calcext:value-type="float">
            <text:p>14325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 office:value-type="float" office:value="15198" calcext:value-type="float">
            <text:p>15198</text:p>
          </table:table-cell>
          <table:table-cell office:value-type="float" office:value="5705" calcext:value-type="float">
            <text:p>5705</text:p>
          </table:table-cell>
          <table:table-cell office:value-type="float" office:value="1608" calcext:value-type="float">
            <text:p>1608</text:p>
          </table:table-cell>
          <table:table-cell office:value-type="float" office:value="10770" calcext:value-type="float">
            <text:p>10770</text:p>
          </table:table-cell>
          <table:table-cell office:value-type="float" office:value="1168" calcext:value-type="float">
            <text:p>1168</text:p>
          </table:table-cell>
          <table:table-cell office:value-type="float" office:value="41" calcext:value-type="float">
            <text:p>41</text:p>
          </table:table-cell>
          <table:table-cell office:value-type="float" office:value="47128" calcext:value-type="float">
            <text:p>47128</text:p>
          </table:table-cell>
          <table:table-cell office:value-type="float" office:value="50681" calcext:value-type="float">
            <text:p>50681</text:p>
          </table:table-cell>
          <table:table-cell office:value-type="float" office:value="5623" calcext:value-type="float">
            <text:p>5623</text:p>
          </table:table-cell>
          <table:table-cell office:value-type="float" office:value="2070" calcext:value-type="float">
            <text:p>2070</text:p>
          </table:table-cell>
          <table:table-cell office:value-type="float" office:value="-4157" calcext:value-type="float">
            <text:p>-415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3" calcext:value-type="float">
            <text:p>-2393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849" calcext:value-type="float">
            <text:p>-849</text:p>
          </table:table-cell>
          <table:table-cell office:value-type="float" office:value="-5066" calcext:value-type="float">
            <text:p>-5066</text:p>
          </table:table-cell>
          <table:table-cell office:value-type="float" office:value="239" calcext:value-type="float">
            <text:p>239</text:p>
          </table:table-cell>
          <table:table-cell office:value-type="float" office:value="-829" calcext:value-type="float">
            <text:p>-829</text:p>
          </table:table-cell>
          <table:table-cell office:value-type="float" office:value="232" calcext:value-type="float">
            <text:p>232</text:p>
          </table:table-cell>
          <table:table-cell office:value-type="float" office:value="-13" calcext:value-type="float">
            <text:p>-13</text:p>
          </table:table-cell>
          <table:table-cell office:value-type="float" office:value="-3645" calcext:value-type="float">
            <text:p>-3645</text:p>
          </table:table-cell>
          <table:table-cell office:value-type="float" office:value="-4415" calcext:value-type="float">
            <text:p>-4415</text:p>
          </table:table-cell>
          <table:table-cell office:value-type="float" office:value="-512" calcext:value-type="float">
            <text:p>-512</text:p>
          </table:table-cell>
          <table:table-cell office:value-type="float" office:value="258" calcext:value-type="float">
            <text:p>258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.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28.8" calcext:value-type="float">
            <text:p>28.8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20.4" calcext:value-type="float">
            <text:p>20.4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89.3" calcext:value-type="float">
            <text:p>89.3</text:p>
          </table:table-cell>
          <table:table-cell office:value-type="float" office:value="96.1" calcext:value-type="float">
            <text:p>96.1</text:p>
          </table:table-cell>
          <table:table-cell office:value-type="float" office:value="10.7" calcext:value-type="float">
            <text:p>10.7</text:p>
          </table:table-cell>
          <table:table-cell office:value-type="float" office:value="3.9" calcext:value-type="float">
            <text:p>3.9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37.1" calcext:value-type="float">
            <text:p>37.1</text:p>
          </table:table-cell>
          <table:table-cell office:value-type="float" office:value="82.4" calcext:value-type="float">
            <text:p>82.4</text:p>
          </table:table-cell>
          <table:table-cell office:value-type="float" office:value="58.4" calcext:value-type="float">
            <text:p>58.4</text:p>
          </table:table-cell>
          <table:table-cell office:value-type="float" office:value="86.8" calcext:value-type="float">
            <text:p>86.8</text:p>
          </table:table-cell>
          <table:table-cell office:value-type="float" office:value="35.5" calcext:value-type="float">
            <text:p>35.5</text:p>
          </table:table-cell>
          <table:table-cell office:value-type="float" office:value="82.4" calcext:value-type="float">
            <text:p>82.4</text:p>
          </table:table-cell>
          <table:table-cell office:value-type="float" office:value="56.9" calcext:value-type="float">
            <text:p>56.9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918" calcext:value-type="float">
            <text:p>180918</text:p>
          </table:table-cell>
          <table:table-cell office:value-type="float" office:value="43361" calcext:value-type="float">
            <text:p>4336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6908" calcext:value-type="float">
            <text:p>56908</text:p>
          </table:table-cell>
          <table:table-cell office:value-type="float" office:value="4580" calcext:value-type="float">
            <text:p>4580</text:p>
          </table:table-cell>
          <table:table-cell office:value-type="float" office:value="41147" calcext:value-type="float">
            <text:p>41147</text:p>
          </table:table-cell>
          <table:table-cell office:value-type="float" office:value="0" calcext:value-type="float">
            <text:p>0</text:p>
          </table:table-cell>
          <table:table-cell office:value-type="float" office:value="16718" calcext:value-type="float">
            <text:p>16718</text:p>
          </table:table-cell>
          <table:table-cell office:value-type="float" office:value="413" calcext:value-type="float">
            <text:p>413</text:p>
          </table:table-cell>
          <table:table-cell office:value-type="float" office:value="406" calcext:value-type="float">
            <text:p>406</text:p>
          </table:table-cell>
          <table:table-cell office:value-type="float" office:value="16047" calcext:value-type="float">
            <text:p>16047</text:p>
          </table:table-cell>
          <table:table-cell office:value-type="float" office:value="10771" calcext:value-type="float">
            <text:p>10771</text:p>
          </table:table-cell>
          <table:table-cell office:value-type="float" office:value="1369" calcext:value-type="float">
            <text:p>1369</text:p>
          </table:table-cell>
          <table:table-cell office:value-type="float" office:value="11599" calcext:value-type="float">
            <text:p>11599</text:p>
          </table:table-cell>
          <table:table-cell office:value-type="float" office:value="936" calcext:value-type="float">
            <text:p>936</text:p>
          </table:table-cell>
          <table:table-cell office:value-type="float" office:value="54" calcext:value-type="float">
            <text:p>54</text:p>
          </table:table-cell>
          <table:table-cell office:value-type="float" office:value="50773" calcext:value-type="float">
            <text:p>50773</text:p>
          </table:table-cell>
          <table:table-cell office:value-type="float" office:value="55096" calcext:value-type="float">
            <text:p>55096</text:p>
          </table:table-cell>
          <table:table-cell office:value-type="float" office:value="6135" calcext:value-type="float">
            <text:p>6135</text:p>
          </table:table-cell>
          <table:table-cell office:value-type="float" office:value="1812" calcext:value-type="float">
            <text:p>1812</text:p>
          </table:table-cell>
          <table:table-cell office:value-type="float" office:value="-2024" calcext:value-type="float">
            <text:p>-2024</text:p>
          </table:table-cell>
          <table:table-cell office:value-type="float" office:value="2500" calcext:value-type="float">
            <text:p>2500</text:p>
          </table:table-cell>
          <table:table-cell office:value-type="float" office:value="1549" calcext:value-type="float">
            <text:p>1549</text:p>
          </table:table-cell>
          <table:table-cell office:value-type="float" office:value="-50" calcext:value-type="float">
            <text:p>-50</text:p>
          </table:table-cell>
          <table:table-cell office:value-type="float" office:value="-1159" calcext:value-type="float">
            <text:p>-1159</text:p>
          </table:table-cell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float" office:value="-489" calcext:value-type="float">
            <text:p>-489</text:p>
          </table:table-cell>
          <table:table-cell office:value-type="float" office:value="760" calcext:value-type="float">
            <text:p>760</text:p>
          </table:table-cell>
          <table:table-cell office:value-type="float" office:value="-3725" calcext:value-type="float">
            <text:p>-3725</text:p>
          </table:table-cell>
          <table:table-cell office:value-type="float" office:value="2686" calcext:value-type="float">
            <text:p>2686</text:p>
          </table:table-cell>
          <table:table-cell office:value-type="float" office:value="-80" calcext:value-type="float">
            <text:p>-80</text:p>
          </table:table-cell>
          <table:table-cell office:value-type="float" office:value="42" calcext:value-type="float">
            <text:p>42</text:p>
          </table:table-cell>
          <table:table-cell office:value-type="float" office:value="-161" calcext:value-type="float">
            <text:p>-161</text:p>
          </table:table-cell>
          <table:table-cell office:value-type="float" office:value="-1334" calcext:value-type="float">
            <text:p>-1334</text:p>
          </table:table-cell>
          <table:table-cell office:value-type="float" office:value="-1863" calcext:value-type="float">
            <text:p>-1863</text:p>
          </table:table-cell>
          <table:table-cell office:value-type="float" office:value="-690" calcext:value-type="float">
            <text:p>-69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2.3" calcext:value-type="float">
            <text:p>72.3</text:p>
          </table:table-cell>
          <table:table-cell office:value-type="float" office:value="0" calcext:value-type="float">
            <text:p>0</text:p>
          </table:table-cell>
          <table:table-cell office:value-type="float" office:value="29.4" calcext:value-type="float">
            <text:p>29.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28.2" calcext:value-type="float">
            <text:p>28.2</text:p>
          </table:table-cell>
          <table:table-cell office:value-type="float" office:value="18.9" calcext:value-type="float">
            <text:p>18.9</text:p>
          </table:table-cell>
          <table:table-cell office:value-type="float" office:value="2.4" calcext:value-type="float">
            <text:p>2.4</text:p>
          </table:table-cell>
          <table:table-cell office:value-type="float" office:value="20.4" calcext:value-type="float">
            <text:p>20.4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89.2" calcext:value-type="float">
            <text:p>89.2</text:p>
          </table:table-cell>
          <table:table-cell office:value-type="float" office:value="96.8" calcext:value-type="float">
            <text:p>96.8</text:p>
          </table:table-cell>
          <table:table-cell office:value-type="float" office:value="10.8" calcext:value-type="float">
            <text:p>10.8</text:p>
          </table:table-cell>
          <table:table-cell office:value-type="float" office:value="3.2" calcext:value-type="float">
            <text:p>3.2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37.6" calcext:value-type="float">
            <text:p>37.6</text:p>
          </table:table-cell>
          <table:table-cell office:value-type="float" office:value="81.2" calcext:value-type="float">
            <text:p>81.2</text:p>
          </table:table-cell>
          <table:table-cell office:value-type="float" office:value="57.8" calcext:value-type="float">
            <text:p>57.8</text:p>
          </table:table-cell>
          <table:table-cell office:value-type="float" office:value="88.2" calcext:value-type="float">
            <text:p>88.2</text:p>
          </table:table-cell>
          <table:table-cell office:value-type="float" office:value="36.4" calcext:value-type="float">
            <text:p>36.4</text:p>
          </table:table-cell>
          <table:table-cell office:value-type="float" office:value="81.2" calcext:value-type="float">
            <text:p>81.2</text:p>
          </table:table-cell>
          <table:table-cell office:value-type="float" office:value="56.6" calcext:value-type="float">
            <text:p>56.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911" calcext:value-type="float">
            <text:p>180911</text:p>
          </table:table-cell>
          <table:table-cell office:value-type="float" office:value="43354" calcext:value-type="float">
            <text:p>4335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8932" calcext:value-type="float">
            <text:p>58932</text:p>
          </table:table-cell>
          <table:table-cell office:value-type="float" office:value="2080" calcext:value-type="float">
            <text:p>2080</text:p>
          </table:table-cell>
          <table:table-cell office:value-type="float" office:value="39598" calcext:value-type="float">
            <text:p>39598</text:p>
          </table:table-cell>
          <table:table-cell office:value-type="float" office:value="50" calcext:value-type="float">
            <text:p>50</text:p>
          </table:table-cell>
          <table:table-cell office:value-type="float" office:value="17877" calcext:value-type="float">
            <text:p>17877</text:p>
          </table:table-cell>
          <table:table-cell office:value-type="float" office:value="277" calcext:value-type="float">
            <text:p>277</text:p>
          </table:table-cell>
          <table:table-cell office:value-type="float" office:value="372" calcext:value-type="float">
            <text:p>372</text:p>
          </table:table-cell>
          <table:table-cell office:value-type="float" office:value="16536" calcext:value-type="float">
            <text:p>16536</text:p>
          </table:table-cell>
          <table:table-cell office:value-type="float" office:value="10011" calcext:value-type="float">
            <text:p>10011</text:p>
          </table:table-cell>
          <table:table-cell office:value-type="float" office:value="5094" calcext:value-type="float">
            <text:p>5094</text:p>
          </table:table-cell>
          <table:table-cell office:value-type="float" office:value="8913" calcext:value-type="float">
            <text:p>8913</text:p>
          </table:table-cell>
          <table:table-cell office:value-type="float" office:value="1016" calcext:value-type="float">
            <text:p>1016</text:p>
          </table:table-cell>
          <table:table-cell office:value-type="float" office:value="12" calcext:value-type="float">
            <text:p>12</text:p>
          </table:table-cell>
          <table:table-cell office:value-type="float" office:value="50934" calcext:value-type="float">
            <text:p>50934</text:p>
          </table:table-cell>
          <table:table-cell office:value-type="float" office:value="56430" calcext:value-type="float">
            <text:p>56430</text:p>
          </table:table-cell>
          <table:table-cell office:value-type="float" office:value="7998" calcext:value-type="float">
            <text:p>7998</text:p>
          </table:table-cell>
          <table:table-cell office:value-type="float" office:value="2502" calcext:value-type="float">
            <text:p>2502</text:p>
          </table:table-cell>
          <table:table-cell office:value-type="float" office:value="3149" calcext:value-type="float">
            <text:p>3149</text:p>
          </table:table-cell>
          <table:table-cell office:value-type="float" office:value="1367" calcext:value-type="float">
            <text:p>1367</text:p>
          </table:table-cell>
          <table:table-cell office:value-type="float" office:value="1489" calcext:value-type="float">
            <text:p>1489</text:p>
          </table:table-cell>
          <table:table-cell office:value-type="float" office:value="50" calcext:value-type="float">
            <text:p>50</text:p>
          </table:table-cell>
          <table:table-cell office:value-type="float" office:value="-156" calcext:value-type="float">
            <text:p>-156</text:p>
          </table:table-cell>
          <table:table-cell office:value-type="float" office:value="-208" calcext:value-type="float">
            <text:p>-208</text:p>
          </table:table-cell>
          <table:table-cell office:value-type="float" office:value="-88" calcext:value-type="float">
            <text:p>-88</text:p>
          </table:table-cell>
          <table:table-cell office:value-type="float" office:value="-1232" calcext:value-type="float">
            <text:p>-1232</text:p>
          </table:table-cell>
          <table:table-cell office:value-type="float" office:value="-1502" calcext:value-type="float">
            <text:p>-1502</text:p>
          </table:table-cell>
          <table:table-cell office:value-type="float" office:value="2560" calcext:value-type="float">
            <text:p>2560</text:p>
          </table:table-cell>
          <table:table-cell office:value-type="float" office:value="307" calcext:value-type="float">
            <text:p>307</text:p>
          </table:table-cell>
          <table:table-cell office:value-type="float" office:value="-154" calcext:value-type="float">
            <text:p>-154</text:p>
          </table:table-cell>
          <table:table-cell office:value-type="float" office:value="-55" calcext:value-type="float">
            <text:p>-55</text:p>
          </table:table-cell>
          <table:table-cell office:value-type="float" office:value="2753" calcext:value-type="float">
            <text:p>2753</text:p>
          </table:table-cell>
          <table:table-cell office:value-type="float" office:value="2092" calcext:value-type="float">
            <text:p>2092</text:p>
          </table:table-cell>
          <table:table-cell office:value-type="float" office:value="396" calcext:value-type="float">
            <text:p>396</text:p>
          </table:table-cell>
          <table:table-cell office:value-type="float" office:value="1057" calcext:value-type="float">
            <text:p>1057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67.2" calcext:value-type="float">
            <text:p>67.2</text:p>
          </table:table-cell>
          <table:table-cell office:value-type="float" office:value="0.1" calcext:value-type="float">
            <text:p>0.1</text:p>
          </table:table-cell>
          <table:table-cell office:value-type="float" office:value="30.3" calcext:value-type="float">
            <text:p>3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28.1" calcext:value-type="float">
            <text:p>28.1</text:p>
          </table:table-cell>
          <table:table-cell office:value-type="float" office:value="17" calcext:value-type="float">
            <text:p>17</text:p>
          </table:table-cell>
          <table:table-cell office:value-type="float" office:value="8.6" calcext:value-type="float">
            <text:p>8.6</text:p>
          </table:table-cell>
          <table:table-cell office:value-type="float" office:value="15.1" calcext:value-type="float">
            <text:p>15.1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office:value-type="float" office:value="95.8" calcext:value-type="float">
            <text:p>95.8</text:p>
          </table:table-cell>
          <table:table-cell office:value-type="float" office:value="13.6" calcext:value-type="float">
            <text:p>13.6</text:p>
          </table:table-cell>
          <table:table-cell office:value-type="float" office:value="4.2" calcext:value-type="float">
            <text:p>4.2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37.5" calcext:value-type="float">
            <text:p>37.5</text:p>
          </table:table-cell>
          <table:table-cell office:value-type="float" office:value="77" calcext:value-type="float">
            <text:p>77</text:p>
          </table:table-cell>
          <table:table-cell office:value-type="float" office:value="50.6" calcext:value-type="float">
            <text:p>50.6</text:p>
          </table:table-cell>
          <table:table-cell office:value-type="float" office:value="87.1" calcext:value-type="float">
            <text:p>87.1</text:p>
          </table:table-cell>
          <table:table-cell office:value-type="float" office:value="36.5" calcext:value-type="float">
            <text:p>36.5</text:p>
          </table:table-cell>
          <table:table-cell office:value-type="float" office:value="74.6" calcext:value-type="float">
            <text:p>74.6</text:p>
          </table:table-cell>
          <table:table-cell office:value-type="float" office:value="49.1" calcext:value-type="float">
            <text:p>49.1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904" calcext:value-type="float">
            <text:p>180904</text:p>
          </table:table-cell>
          <table:table-cell office:value-type="float" office:value="43347" calcext:value-type="float">
            <text:p>4334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5783" calcext:value-type="float">
            <text:p>55783</text:p>
          </table:table-cell>
          <table:table-cell office:value-type="float" office:value="713" calcext:value-type="float">
            <text:p>713</text:p>
          </table:table-cell>
          <table:table-cell office:value-type="float" office:value="38109" calcext:value-type="float">
            <text:p>38109</text:p>
          </table:table-cell>
          <table:table-cell office:value-type="float" office:value="0" calcext:value-type="float">
            <text:p>0</text:p>
          </table:table-cell>
          <table:table-cell office:value-type="float" office:value="18033" calcext:value-type="float">
            <text:p>18033</text:p>
          </table:table-cell>
          <table:table-cell office:value-type="float" office:value="485" calcext:value-type="float">
            <text:p>485</text:p>
          </table:table-cell>
          <table:table-cell office:value-type="float" office:value="460" calcext:value-type="float">
            <text:p>460</text:p>
          </table:table-cell>
          <table:table-cell office:value-type="float" office:value="17768" calcext:value-type="float">
            <text:p>17768</text:p>
          </table:table-cell>
          <table:table-cell office:value-type="float" office:value="11513" calcext:value-type="float">
            <text:p>11513</text:p>
          </table:table-cell>
          <table:table-cell office:value-type="float" office:value="2534" calcext:value-type="float">
            <text:p>2534</text:p>
          </table:table-cell>
          <table:table-cell office:value-type="float" office:value="8606" calcext:value-type="float">
            <text:p>8606</text:p>
          </table:table-cell>
          <table:table-cell office:value-type="float" office:value="1170" calcext:value-type="float">
            <text:p>1170</text:p>
          </table:table-cell>
          <table:table-cell office:value-type="float" office:value="67" calcext:value-type="float">
            <text:p>67</text:p>
          </table:table-cell>
          <table:table-cell office:value-type="float" office:value="48181" calcext:value-type="float">
            <text:p>48181</text:p>
          </table:table-cell>
          <table:table-cell office:value-type="float" office:value="54338" calcext:value-type="float">
            <text:p>54338</text:p>
          </table:table-cell>
          <table:table-cell office:value-type="float" office:value="7602" calcext:value-type="float">
            <text:p>7602</text:p>
          </table:table-cell>
          <table:table-cell office:value-type="float" office:value="1445" calcext:value-type="float">
            <text:p>1445</text:p>
          </table:table-cell>
          <table:table-cell office:value-type="float" office:value="2981" calcext:value-type="float">
            <text:p>2981</text:p>
          </table:table-cell>
          <table:table-cell office:value-type="float" office:value="-870" calcext:value-type="float">
            <text:p>-87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370" calcext:value-type="float">
            <text:p>-370</text:p>
          </table:table-cell>
          <table:table-cell office:value-type="float" office:value="-15" calcext:value-type="float">
            <text:p>-15</text:p>
          </table:table-cell>
          <table:table-cell office:value-type="float" office:value="1726" calcext:value-type="float">
            <text:p>1726</text:p>
          </table:table-cell>
          <table:table-cell office:value-type="float" office:value="3482" calcext:value-type="float">
            <text:p>3482</text:p>
          </table:table-cell>
          <table:table-cell office:value-type="float" office:value="217" calcext:value-type="float">
            <text:p>217</text:p>
          </table:table-cell>
          <table:table-cell office:value-type="float" office:value="1415" calcext:value-type="float">
            <text:p>1415</text:p>
          </table:table-cell>
          <table:table-cell office:value-type="float" office:value="-115" calcext:value-type="float">
            <text:p>-115</text:p>
          </table:table-cell>
          <table:table-cell office:value-type="float" office:value="-68" calcext:value-type="float">
            <text:p>-68</text:p>
          </table:table-cell>
          <table:table-cell office:value-type="float" office:value="2665" calcext:value-type="float">
            <text:p>2665</text:p>
          </table:table-cell>
          <table:table-cell office:value-type="float" office:value="3748" calcext:value-type="float">
            <text:p>3748</text:p>
          </table:table-cell>
          <table:table-cell office:value-type="float" office:value="316" calcext:value-type="float">
            <text:p>316</text:p>
          </table:table-cell>
          <table:table-cell office:value-type="float" office:value="-767" calcext:value-type="float">
            <text:p>-767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68.3" calcext:value-type="float">
            <text:p>68.3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31.9" calcext:value-type="float">
            <text:p>31.9</text:p>
          </table:table-cell>
          <table:table-cell office:value-type="float" office:value="20.6" calcext:value-type="float">
            <text:p>20.6</text:p>
          </table:table-cell>
          <table:table-cell office:value-type="float" office:value="4.5" calcext:value-type="float">
            <text:p>4.5</text:p>
          </table:table-cell>
          <table:table-cell office:value-type="float" office:value="15.4" calcext:value-type="float">
            <text:p>15.4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86.4" calcext:value-type="float">
            <text:p>86.4</text:p>
          </table:table-cell>
          <table:table-cell office:value-type="float" office:value="97.4" calcext:value-type="float">
            <text:p>97.4</text:p>
          </table:table-cell>
          <table:table-cell office:value-type="float" office:value="13.6" calcext:value-type="float">
            <text:p>13.6</text:p>
          </table:table-cell>
          <table:table-cell office:value-type="float" office:value="2.6" calcext:value-type="float">
            <text:p>2.6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39.6" calcext:value-type="float">
            <text:p>39.6</text:p>
          </table:table-cell>
          <table:table-cell office:value-type="float" office:value="81" calcext:value-type="float">
            <text:p>81</text:p>
          </table:table-cell>
          <table:table-cell office:value-type="float" office:value="53.1" calcext:value-type="float">
            <text:p>53.1</text:p>
          </table:table-cell>
          <table:table-cell office:value-type="float" office:value="89.4" calcext:value-type="float">
            <text:p>89.4</text:p>
          </table:table-cell>
          <table:table-cell office:value-type="float" office:value="38.3" calcext:value-type="float">
            <text:p>38.3</text:p>
          </table:table-cell>
          <table:table-cell office:value-type="float" office:value="81" calcext:value-type="float">
            <text:p>81</text:p>
          </table:table-cell>
          <table:table-cell office:value-type="float" office:value="51.3" calcext:value-type="float">
            <text:p>51.3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828" calcext:value-type="float">
            <text:p>180828</text:p>
          </table:table-cell>
          <table:table-cell office:value-type="float" office:value="43340" calcext:value-type="float">
            <text:p>4334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802" calcext:value-type="float">
            <text:p>52802</text:p>
          </table:table-cell>
          <table:table-cell office:value-type="float" office:value="1583" calcext:value-type="float">
            <text:p>1583</text:p>
          </table:table-cell>
          <table:table-cell office:value-type="float" office:value="37492" calcext:value-type="float">
            <text:p>37492</text:p>
          </table:table-cell>
          <table:table-cell office:value-type="float" office:value="0" calcext:value-type="float">
            <text:p>0</text:p>
          </table:table-cell>
          <table:table-cell office:value-type="float" office:value="17773" calcext:value-type="float">
            <text:p>17773</text:p>
          </table:table-cell>
          <table:table-cell office:value-type="float" office:value="855" calcext:value-type="float">
            <text:p>855</text:p>
          </table:table-cell>
          <table:table-cell office:value-type="float" office:value="475" calcext:value-type="float">
            <text:p>475</text:p>
          </table:table-cell>
          <table:table-cell office:value-type="float" office:value="16042" calcext:value-type="float">
            <text:p>16042</text:p>
          </table:table-cell>
          <table:table-cell office:value-type="float" office:value="8031" calcext:value-type="float">
            <text:p>8031</text:p>
          </table:table-cell>
          <table:table-cell office:value-type="float" office:value="2317" calcext:value-type="float">
            <text:p>2317</text:p>
          </table:table-cell>
          <table:table-cell office:value-type="float" office:value="7191" calcext:value-type="float">
            <text:p>7191</text:p>
          </table:table-cell>
          <table:table-cell office:value-type="float" office:value="1285" calcext:value-type="float">
            <text:p>1285</text:p>
          </table:table-cell>
          <table:table-cell office:value-type="float" office:value="135" calcext:value-type="float">
            <text:p>135</text:p>
          </table:table-cell>
          <table:table-cell office:value-type="float" office:value="45516" calcext:value-type="float">
            <text:p>45516</text:p>
          </table:table-cell>
          <table:table-cell office:value-type="float" office:value="50590" calcext:value-type="float">
            <text:p>50590</text:p>
          </table:table-cell>
          <table:table-cell office:value-type="float" office:value="7286" calcext:value-type="float">
            <text:p>7286</text:p>
          </table:table-cell>
          <table:table-cell office:value-type="float" office:value="2212" calcext:value-type="float">
            <text:p>2212</text:p>
          </table:table-cell>
          <table:table-cell office:value-type="float" office:value="-3133" calcext:value-type="float">
            <text:p>-3133</text:p>
          </table:table-cell>
          <table:table-cell office:value-type="float" office:value="930" calcext:value-type="float">
            <text:p>93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-852" calcext:value-type="float">
            <text:p>-852</text:p>
          </table:table-cell>
          <table:table-cell office:value-type="float" office:value="531" calcext:value-type="float">
            <text:p>531</text:p>
          </table:table-cell>
          <table:table-cell office:value-type="float" office:value="61" calcext:value-type="float">
            <text:p>61</text:p>
          </table:table-cell>
          <table:table-cell office:value-type="float" office:value="-4399" calcext:value-type="float">
            <text:p>-4399</text:p>
          </table:table-cell>
          <table:table-cell office:value-type="float" office:value="-5064" calcext:value-type="float">
            <text:p>-5064</text:p>
          </table:table-cell>
          <table:table-cell office:value-type="float" office:value="643" calcext:value-type="float">
            <text:p>643</text:p>
          </table:table-cell>
          <table:table-cell office:value-type="float" office:value="788" calcext:value-type="float">
            <text:p>78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2829" calcext:value-type="float">
            <text:p>-2829</text:p>
          </table:table-cell>
          <table:table-cell office:value-type="float" office:value="-3239" calcext:value-type="float">
            <text:p>-3239</text:p>
          </table:table-cell>
          <table:table-cell office:value-type="float" office:value="-304" calcext:value-type="float">
            <text:p>-3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30.4" calcext:value-type="float">
            <text:p>30.4</text:p>
          </table:table-cell>
          <table:table-cell office:value-type="float" office:value="15.2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13.6" calcext:value-type="float">
            <text:p>13.6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86.2" calcext:value-type="float">
            <text:p>86.2</text:p>
          </table:table-cell>
          <table:table-cell office:value-type="float" office:value="95.8" calcext:value-type="float">
            <text:p>95.8</text:p>
          </table:table-cell>
          <table:table-cell office:value-type="float" office:value="13.8" calcext:value-type="float">
            <text:p>13.8</text:p>
          </table:table-cell>
          <table:table-cell office:value-type="float" office:value="4.2" calcext:value-type="float">
            <text:p>4.2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41.9" calcext:value-type="float">
            <text:p>41.9</text:p>
          </table:table-cell>
          <table:table-cell office:value-type="float" office:value="80.6" calcext:value-type="float">
            <text:p>80.6</text:p>
          </table:table-cell>
          <table:table-cell office:value-type="float" office:value="53.1" calcext:value-type="float">
            <text:p>53.1</text:p>
          </table:table-cell>
          <table:table-cell office:value-type="float" office:value="86" calcext:value-type="float">
            <text:p>86</text:p>
          </table:table-cell>
          <table:table-cell office:value-type="float" office:value="40.6" calcext:value-type="float">
            <text:p>40.6</text:p>
          </table:table-cell>
          <table:table-cell office:value-type="float" office:value="80.6" calcext:value-type="float">
            <text:p>80.6</text:p>
          </table:table-cell>
          <table:table-cell office:value-type="float" office:value="51.3" calcext:value-type="float">
            <text:p>51.3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821" calcext:value-type="float">
            <text:p>180821</text:p>
          </table:table-cell>
          <table:table-cell office:value-type="float" office:value="43333" calcext:value-type="float">
            <text:p>4333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5935" calcext:value-type="float">
            <text:p>55935</text:p>
          </table:table-cell>
          <table:table-cell office:value-type="float" office:value="653" calcext:value-type="float">
            <text:p>653</text:p>
          </table:table-cell>
          <table:table-cell office:value-type="float" office:value="36983" calcext:value-type="float">
            <text:p>36983</text:p>
          </table:table-cell>
          <table:table-cell office:value-type="float" office:value="0" calcext:value-type="float">
            <text:p>0</text:p>
          </table:table-cell>
          <table:table-cell office:value-type="float" office:value="18625" calcext:value-type="float">
            <text:p>18625</text:p>
          </table:table-cell>
          <table:table-cell office:value-type="float" office:value="324" calcext:value-type="float">
            <text:p>324</text:p>
          </table:table-cell>
          <table:table-cell office:value-type="float" office:value="414" calcext:value-type="float">
            <text:p>414</text:p>
          </table:table-cell>
          <table:table-cell office:value-type="float" office:value="20441" calcext:value-type="float">
            <text:p>20441</text:p>
          </table:table-cell>
          <table:table-cell office:value-type="float" office:value="13095" calcext:value-type="float">
            <text:p>13095</text:p>
          </table:table-cell>
          <table:table-cell office:value-type="float" office:value="1674" calcext:value-type="float">
            <text:p>1674</text:p>
          </table:table-cell>
          <table:table-cell office:value-type="float" office:value="6403" calcext:value-type="float">
            <text:p>6403</text:p>
          </table:table-cell>
          <table:table-cell office:value-type="float" office:value="1204" calcext:value-type="float">
            <text:p>1204</text:p>
          </table:table-cell>
          <table:table-cell office:value-type="float" office:value="135" calcext:value-type="float">
            <text:p>135</text:p>
          </table:table-cell>
          <table:table-cell office:value-type="float" office:value="48345" calcext:value-type="float">
            <text:p>48345</text:p>
          </table:table-cell>
          <table:table-cell office:value-type="float" office:value="53829" calcext:value-type="float">
            <text:p>53829</text:p>
          </table:table-cell>
          <table:table-cell office:value-type="float" office:value="7590" calcext:value-type="float">
            <text:p>7590</text:p>
          </table:table-cell>
          <table:table-cell office:value-type="float" office:value="2106" calcext:value-type="float">
            <text:p>2106</text:p>
          </table:table-cell>
          <table:table-cell office:value-type="float" office:value="-1153" calcext:value-type="float">
            <text:p>-1153</text:p>
          </table:table-cell>
          <table:table-cell office:value-type="float" office:value="99" calcext:value-type="float">
            <text:p>99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0" calcext:value-type="float">
            <text:p>-40</text:p>
          </table:table-cell>
          <table:table-cell office:value-type="float" office:value="-3" calcext:value-type="float">
            <text:p>-3</text:p>
          </table:table-cell>
          <table:table-cell office:value-type="float" office:value="-1005" calcext:value-type="float">
            <text:p>-1005</text:p>
          </table:table-cell>
          <table:table-cell office:value-type="float" office:value="-2378" calcext:value-type="float">
            <text:p>-2378</text:p>
          </table:table-cell>
          <table:table-cell office:value-type="float" office:value="102" calcext:value-type="float">
            <text:p>102</text:p>
          </table:table-cell>
          <table:table-cell office:value-type="float" office:value="335" calcext:value-type="float">
            <text:p>335</text:p>
          </table:table-cell>
          <table:table-cell office:value-type="float" office:value="-715" calcext:value-type="float">
            <text:p>-715</text:p>
          </table:table-cell>
          <table:table-cell office:value-type="float" office:value="6" calcext:value-type="float">
            <text:p>6</text:p>
          </table:table-cell>
          <table:table-cell office:value-type="float" office:value="-464" calcext:value-type="float">
            <text:p>-464</text:p>
          </table:table-cell>
          <table:table-cell office:value-type="float" office:value="-1041" calcext:value-type="float">
            <text:p>-1041</text:p>
          </table:table-cell>
          <table:table-cell office:value-type="float" office:value="-689" calcext:value-type="float">
            <text:p>-689</text:p>
          </table:table-cell>
          <table:table-cell office:value-type="float" office:value="-112" calcext:value-type="float">
            <text:p>-112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66.1" calcext:value-type="float">
            <text:p>66.1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36.5" calcext:value-type="float">
            <text:p>36.5</text:p>
          </table:table-cell>
          <table:table-cell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  <table:table-cell office:value-type="float" office:value="11.4" calcext:value-type="float">
            <text:p>11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86.4" calcext:value-type="float">
            <text:p>86.4</text:p>
          </table:table-cell>
          <table:table-cell office:value-type="float" office:value="96.2" calcext:value-type="float">
            <text:p>96.2</text:p>
          </table:table-cell>
          <table:table-cell office:value-type="float" office:value="13.6" calcext:value-type="float">
            <text:p>13.6</text:p>
          </table:table-cell>
          <table:table-cell office:value-type="float" office:value="3.8" calcext:value-type="float">
            <text:p>3.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39.8" calcext:value-type="float">
            <text:p>39.8</text:p>
          </table:table-cell>
          <table:table-cell office:value-type="float" office:value="77.2" calcext:value-type="float">
            <text:p>77.2</text:p>
          </table:table-cell>
          <table:table-cell office:value-type="float" office:value="50.5" calcext:value-type="float">
            <text:p>50.5</text:p>
          </table:table-cell>
          <table:table-cell office:value-type="float" office:value="85.9" calcext:value-type="float">
            <text:p>85.9</text:p>
          </table:table-cell>
          <table:table-cell office:value-type="float" office:value="38.7" calcext:value-type="float">
            <text:p>38.7</text:p>
          </table:table-cell>
          <table:table-cell office:value-type="float" office:value="77.2" calcext:value-type="float">
            <text:p>77.2</text:p>
          </table:table-cell>
          <table:table-cell office:value-type="float" office:value="48.9" calcext:value-type="float">
            <text:p>48.9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814" calcext:value-type="float">
            <text:p>180814</text:p>
          </table:table-cell>
          <table:table-cell office:value-type="float" office:value="43326" calcext:value-type="float">
            <text:p>4332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7088" calcext:value-type="float">
            <text:p>57088</text:p>
          </table:table-cell>
          <table:table-cell office:value-type="float" office:value="554" calcext:value-type="float">
            <text:p>554</text:p>
          </table:table-cell>
          <table:table-cell office:value-type="float" office:value="34996" calcext:value-type="float">
            <text:p>34996</text:p>
          </table:table-cell>
          <table:table-cell office:value-type="float" office:value="0" calcext:value-type="float">
            <text:p>0</text:p>
          </table:table-cell>
          <table:table-cell office:value-type="float" office:value="18623" calcext:value-type="float">
            <text:p>18623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21446" calcext:value-type="float">
            <text:p>21446</text:p>
          </table:table-cell>
          <table:table-cell office:value-type="float" office:value="15473" calcext:value-type="float">
            <text:p>15473</text:p>
          </table:table-cell>
          <table:table-cell office:value-type="float" office:value="1572" calcext:value-type="float">
            <text:p>1572</text:p>
          </table:table-cell>
          <table:table-cell office:value-type="float" office:value="6068" calcext:value-type="float">
            <text:p>6068</text:p>
          </table:table-cell>
          <table:table-cell office:value-type="float" office:value="1919" calcext:value-type="float">
            <text:p>1919</text:p>
          </table:table-cell>
          <table:table-cell office:value-type="float" office:value="129" calcext:value-type="float">
            <text:p>129</text:p>
          </table:table-cell>
          <table:table-cell office:value-type="float" office:value="48809" calcext:value-type="float">
            <text:p>48809</text:p>
          </table:table-cell>
          <table:table-cell office:value-type="float" office:value="54870" calcext:value-type="float">
            <text:p>54870</text:p>
          </table:table-cell>
          <table:table-cell office:value-type="float" office:value="8279" calcext:value-type="float">
            <text:p>8279</text:p>
          </table:table-cell>
          <table:table-cell office:value-type="float" office:value="2218" calcext:value-type="float">
            <text:p>2218</text:p>
          </table:table-cell>
          <table:table-cell office:value-type="float" office:value="3173" calcext:value-type="float">
            <text:p>3173</text:p>
          </table:table-cell>
          <table:table-cell office:value-type="float" office:value="-750" calcext:value-type="float">
            <text:p>-75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float" office:value="-76" calcext:value-type="float">
            <text:p>-76</text:p>
          </table:table-cell>
          <table:table-cell office:value-type="float" office:value="-5" calcext:value-type="float">
            <text:p>-5</text:p>
          </table:table-cell>
          <table:table-cell office:value-type="float" office:value="3629" calcext:value-type="float">
            <text:p>3629</text:p>
          </table:table-cell>
          <table:table-cell office:value-type="float" office:value="1970" calcext:value-type="float">
            <text:p>1970</text:p>
          </table:table-cell>
          <table:table-cell office:value-type="float" office:value="-425" calcext:value-type="float">
            <text:p>-425</text:p>
          </table:table-cell>
          <table:table-cell office:value-type="float" office:value="-1452" calcext:value-type="float">
            <text:p>-1452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  <table:table-cell office:value-type="float" office:value="3058" calcext:value-type="float">
            <text:p>3058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1.3" calcext:value-type="float">
            <text:p>61.3</text:p>
          </table:table-cell>
          <table:table-cell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37.6" calcext:value-type="float">
            <text:p>37.6</text:p>
          </table:table-cell>
          <table:table-cell office:value-type="float" office:value="27.1" calcext:value-type="float">
            <text:p>27.1</text:p>
          </table:table-cell>
          <table:table-cell office:value-type="float" office:value="2.8" calcext:value-type="float">
            <text:p>2.8</text:p>
          </table:table-cell>
          <table:table-cell office:value-type="float" office:value="10.6" calcext:value-type="float">
            <text:p>10.6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85.5" calcext:value-type="float">
            <text:p>85.5</text:p>
          </table:table-cell>
          <table:table-cell office:value-type="float" office:value="96.1" calcext:value-type="float">
            <text:p>96.1</text:p>
          </table:table-cell>
          <table:table-cell office:value-type="float" office:value="14.5" calcext:value-type="float">
            <text:p>14.5</text:p>
          </table:table-cell>
          <table:table-cell office:value-type="float" office:value="3.9" calcext:value-type="float">
            <text:p>3.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36.2" calcext:value-type="float">
            <text:p>36.2</text:p>
          </table:table-cell>
          <table:table-cell office:value-type="float" office:value="72.9" calcext:value-type="float">
            <text:p>72.9</text:p>
          </table:table-cell>
          <table:table-cell office:value-type="float" office:value="46.4" calcext:value-type="float">
            <text:p>46.4</text:p>
          </table:table-cell>
          <table:table-cell office:value-type="float" office:value="84" calcext:value-type="float">
            <text:p>84</text:p>
          </table:table-cell>
          <table:table-cell office:value-type="float" office:value="34.9" calcext:value-type="float">
            <text:p>34.9</text:p>
          </table:table-cell>
          <table:table-cell office:value-type="float" office:value="72.9" calcext:value-type="float">
            <text:p>72.9</text:p>
          </table:table-cell>
          <table:table-cell office:value-type="float" office:value="44.6" calcext:value-type="float">
            <text:p>44.6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807" calcext:value-type="float">
            <text:p>180807</text:p>
          </table:table-cell>
          <table:table-cell office:value-type="float" office:value="43319" calcext:value-type="float">
            <text:p>4331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3915" calcext:value-type="float">
            <text:p>53915</text:p>
          </table:table-cell>
          <table:table-cell office:value-type="float" office:value="1304" calcext:value-type="float">
            <text:p>1304</text:p>
          </table:table-cell>
          <table:table-cell office:value-type="float" office:value="33874" calcext:value-type="float">
            <text:p>33874</text:p>
          </table:table-cell>
          <table:table-cell office:value-type="float" office:value="0" calcext:value-type="float">
            <text:p>0</text:p>
          </table:table-cell>
          <table:table-cell office:value-type="float" office:value="16455" calcext:value-type="float">
            <text:p>16455</text:p>
          </table:table-cell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office:value-type="float" office:value="17817" calcext:value-type="float">
            <text:p>17817</text:p>
          </table:table-cell>
          <table:table-cell office:value-type="float" office:value="13503" calcext:value-type="float">
            <text:p>13503</text:p>
          </table:table-cell>
          <table:table-cell office:value-type="float" office:value="1997" calcext:value-type="float">
            <text:p>1997</text:p>
          </table:table-cell>
          <table:table-cell office:value-type="float" office:value="7520" calcext:value-type="float">
            <text:p>7520</text:p>
          </table:table-cell>
          <table:table-cell office:value-type="float" office:value="1447" calcext:value-type="float">
            <text:p>1447</text:p>
          </table:table-cell>
          <table:table-cell office:value-type="float" office:value="129" calcext:value-type="float">
            <text:p>129</text:p>
          </table:table-cell>
          <table:table-cell office:value-type="float" office:value="45644" calcext:value-type="float">
            <text:p>45644</text:p>
          </table:table-cell>
          <table:table-cell office:value-type="float" office:value="51812" calcext:value-type="float">
            <text:p>51812</text:p>
          </table:table-cell>
          <table:table-cell office:value-type="float" office:value="8271" calcext:value-type="float">
            <text:p>8271</text:p>
          </table:table-cell>
          <table:table-cell office:value-type="float" office:value="2103" calcext:value-type="float">
            <text:p>2103</text:p>
          </table:table-cell>
          <table:table-cell office:value-type="float" office:value="855" calcext:value-type="float">
            <text:p>855</text:p>
          </table:table-cell>
          <table:table-cell office:value-type="float" office:value="-2420" calcext:value-type="float">
            <text:p>-2420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office:value-type="float" office:value="-134" calcext:value-type="float">
            <text:p>-134</text:p>
          </table:table-cell>
          <table:table-cell office:value-type="float" office:value="-48" calcext:value-type="float">
            <text:p>-48</text:p>
          </table:table-cell>
          <table:table-cell office:value-type="float" office:value="2819" calcext:value-type="float">
            <text:p>2819</text:p>
          </table:table-cell>
          <table:table-cell office:value-type="float" office:value="-182" calcext:value-type="float">
            <text:p>-182</text:p>
          </table:table-cell>
          <table:table-cell office:value-type="float" office:value="-361" calcext:value-type="float">
            <text:p>-361</text:p>
          </table:table-cell>
          <table:table-cell office:value-type="float" office:value="-1163" calcext:value-type="float">
            <text:p>-1163</text:p>
          </table:table-cell>
          <table:table-cell office:value-type="float" office:value="-245" calcext:value-type="float">
            <text:p>-245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43" calcext:value-type="float">
            <text:p>543</text:p>
          </table:table-cell>
          <table:table-cell office:value-type="float" office:value="246" calcext:value-type="float">
            <text:p>246</text:p>
          </table:table-cell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2.4" calcext:value-type="float">
            <text:p>2.4</text:p>
          </table:table-cell>
          <table:table-cell office:value-type="float" office:value="62.8" calcext:value-type="float">
            <text:p>62.8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.7</text:p>
          </table:table-cell>
          <table:table-cell office:value-type="float" office:value="13.9" calcext:value-type="float">
            <text:p>13.9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float" office:value="84.7" calcext:value-type="float">
            <text:p>84.7</text:p>
          </table:table-cell>
          <table:table-cell office:value-type="float" office:value="96.1" calcext:value-type="float">
            <text:p>96.1</text:p>
          </table:table-cell>
          <table:table-cell office:value-type="float" office:value="15.3" calcext:value-type="float">
            <text:p>15.3</text:p>
          </table:table-cell>
          <table:table-cell office:value-type="float" office:value="3.9" calcext:value-type="float">
            <text:p>3.9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34.3" calcext:value-type="float">
            <text:p>34.3</text:p>
          </table:table-cell>
          <table:table-cell office:value-type="float" office:value="74.6" calcext:value-type="float">
            <text:p>74.6</text:p>
          </table:table-cell>
          <table:table-cell office:value-type="float" office:value="45.9" calcext:value-type="float">
            <text:p>45.9</text:p>
          </table:table-cell>
          <table:table-cell office:value-type="float" office:value="84.2" calcext:value-type="float">
            <text:p>84.2</text:p>
          </table:table-cell>
          <table:table-cell office:value-type="float" office:value="32.9" calcext:value-type="float">
            <text:p>32.9</text:p>
          </table:table-cell>
          <table:table-cell office:value-type="float" office:value="74.6" calcext:value-type="float">
            <text:p>74.6</text:p>
          </table:table-cell>
          <table:table-cell office:value-type="float" office:value="44" calcext:value-type="float">
            <text:p>44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731" calcext:value-type="float">
            <text:p>180731</text:p>
          </table:table-cell>
          <table:table-cell office:value-type="float" office:value="43312" calcext:value-type="float">
            <text:p>4331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3060" calcext:value-type="float">
            <text:p>53060</text:p>
          </table:table-cell>
          <table:table-cell office:value-type="float" office:value="3724" calcext:value-type="float">
            <text:p>3724</text:p>
          </table:table-cell>
          <table:table-cell office:value-type="float" office:value="32361" calcext:value-type="float">
            <text:p>32361</text:p>
          </table:table-cell>
          <table:table-cell office:value-type="float" office:value="0" calcext:value-type="float">
            <text:p>0</text:p>
          </table:table-cell>
          <table:table-cell office:value-type="float" office:value="14673" calcext:value-type="float">
            <text:p>14673</text:p>
          </table:table-cell>
          <table:table-cell office:value-type="float" office:value="574" calcext:value-type="float">
            <text:p>574</text:p>
          </table:table-cell>
          <table:table-cell office:value-type="float" office:value="470" calcext:value-type="float">
            <text:p>470</text:p>
          </table:table-cell>
          <table:table-cell office:value-type="float" office:value="14998" calcext:value-type="float">
            <text:p>14998</text:p>
          </table:table-cell>
          <table:table-cell office:value-type="float" office:value="13685" calcext:value-type="float">
            <text:p>13685</text:p>
          </table:table-cell>
          <table:table-cell office:value-type="float" office:value="2358" calcext:value-type="float">
            <text:p>2358</text:p>
          </table:table-cell>
          <table:table-cell office:value-type="float" office:value="8683" calcext:value-type="float">
            <text:p>8683</text:p>
          </table:table-cell>
          <table:table-cell office:value-type="float" office:value="1692" calcext:value-type="float">
            <text:p>1692</text:p>
          </table:table-cell>
          <table:table-cell office:value-type="float" office:value="129" calcext:value-type="float">
            <text:p>129</text:p>
          </table:table-cell>
          <table:table-cell office:value-type="float" office:value="45035" calcext:value-type="float">
            <text:p>45035</text:p>
          </table:table-cell>
          <table:table-cell office:value-type="float" office:value="51269" calcext:value-type="float">
            <text:p>51269</text:p>
          </table:table-cell>
          <table:table-cell office:value-type="float" office:value="8025" calcext:value-type="float">
            <text:p>8025</text:p>
          </table:table-cell>
          <table:table-cell office:value-type="float" office:value="1791" calcext:value-type="float">
            <text:p>1791</text:p>
          </table:table-cell>
          <table:table-cell office:value-type="float" office:value="771" calcext:value-type="float">
            <text:p>771</text:p>
          </table:table-cell>
          <table:table-cell office:value-type="float" office:value="-80" calcext:value-type="float">
            <text:p>-80</text:p>
          </table:table-cell>
          <table:table-cell office:value-type="float" office:value="4327" calcext:value-type="float">
            <text:p>4327</text:p>
          </table:table-cell>
          <table:table-cell office:value-type="float" office:value="0" calcext:value-type="float">
            <text:p>0</text:p>
          </table:table-cell>
          <table:table-cell office:value-type="float" office:value="-351" calcext:value-type="float">
            <text:p>-351</text:p>
          </table:table-cell>
          <table:table-cell office:value-type="float" office:value="-196" calcext:value-type="float">
            <text:p>-19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-3915" calcext:value-type="float">
            <text:p>-3915</text:p>
          </table:table-cell>
          <table:table-cell office:value-type="float" office:value="610" calcext:value-type="float">
            <text:p>610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850" calcext:value-type="float">
            <text:p>850</text:p>
          </table:table-cell>
          <table:table-cell office:value-type="float" office:value="522" calcext:value-type="float">
            <text:p>522</text:p>
          </table:table-cell>
          <table:table-cell office:value-type="float" office:value="-79" calcext:value-type="float">
            <text:p>-7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8.3" calcext:value-type="float">
            <text:p>28.3</text:p>
          </table:table-cell>
          <table:table-cell office:value-type="float" office:value="25.8" calcext:value-type="float">
            <text:p>25.8</text:p>
          </table:table-cell>
          <table:table-cell office:value-type="float" office:value="4.4" calcext:value-type="float">
            <text:p>4.4</text:p>
          </table:table-cell>
          <table:table-cell office:value-type="float" office:value="16.4" calcext:value-type="float">
            <text:p>16.4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84.9" calcext:value-type="float">
            <text:p>84.9</text:p>
          </table:table-cell>
          <table:table-cell office:value-type="float" office:value="96.6" calcext:value-type="float">
            <text:p>96.6</text:p>
          </table:table-cell>
          <table:table-cell office:value-type="float" office:value="15.1" calcext:value-type="float">
            <text:p>15.1</text:p>
          </table:table-cell>
          <table:table-cell office:value-type="float" office:value="3.4" calcext:value-type="float">
            <text:p>3.4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4.5" calcext:value-type="float">
            <text:p>34.5</text:p>
          </table:table-cell>
          <table:table-cell office:value-type="float" office:value="73" calcext:value-type="float">
            <text:p>73</text:p>
          </table:table-cell>
          <table:table-cell office:value-type="float" office:value="48.9" calcext:value-type="float">
            <text:p>48.9</text:p>
          </table:table-cell>
          <table:table-cell office:value-type="float" office:value="82" calcext:value-type="float">
            <text:p>82</text:p>
          </table:table-cell>
          <table:table-cell office:value-type="float" office:value="32.3" calcext:value-type="float">
            <text:p>32.3</text:p>
          </table:table-cell>
          <table:table-cell office:value-type="float" office:value="73" calcext:value-type="float">
            <text:p>73</text:p>
          </table:table-cell>
          <table:table-cell office:value-type="float" office:value="46.4" calcext:value-type="float">
            <text:p>46.4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724" calcext:value-type="float">
            <text:p>180724</text:p>
          </table:table-cell>
          <table:table-cell office:value-type="float" office:value="43305" calcext:value-type="float">
            <text:p>4330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289" calcext:value-type="float">
            <text:p>52289</text:p>
          </table:table-cell>
          <table:table-cell office:value-type="float" office:value="3804" calcext:value-type="float">
            <text:p>3804</text:p>
          </table:table-cell>
          <table:table-cell office:value-type="float" office:value="28034" calcext:value-type="float">
            <text:p>28034</text:p>
          </table:table-cell>
          <table:table-cell office:value-type="float" office:value="0" calcext:value-type="float">
            <text:p>0</text:p>
          </table:table-cell>
          <table:table-cell office:value-type="float" office:value="15024" calcext:value-type="float">
            <text:p>15024</text:p>
          </table:table-cell>
          <table:table-cell office:value-type="float" office:value="770" calcext:value-type="float">
            <text:p>770</text:p>
          </table:table-cell>
          <table:table-cell office:value-type="float" office:value="435" calcext:value-type="float">
            <text:p>435</text:p>
          </table:table-cell>
          <table:table-cell office:value-type="float" office:value="14986" calcext:value-type="float">
            <text:p>14986</text:p>
          </table:table-cell>
          <table:table-cell office:value-type="float" office:value="17600" calcext:value-type="float">
            <text:p>17600</text:p>
          </table:table-cell>
          <table:table-cell office:value-type="float" office:value="1748" calcext:value-type="float">
            <text:p>1748</text:p>
          </table:table-cell>
          <table:table-cell office:value-type="float" office:value="8660" calcext:value-type="float">
            <text:p>8660</text:p>
          </table:table-cell>
          <table:table-cell office:value-type="float" office:value="1703" calcext:value-type="float">
            <text:p>1703</text:p>
          </table:table-cell>
          <table:table-cell office:value-type="float" office:value="129" calcext:value-type="float">
            <text:p>129</text:p>
          </table:table-cell>
          <table:table-cell office:value-type="float" office:value="44786" calcext:value-type="float">
            <text:p>44786</text:p>
          </table:table-cell>
          <table:table-cell office:value-type="float" office:value="50419" calcext:value-type="float">
            <text:p>50419</text:p>
          </table:table-cell>
          <table:table-cell office:value-type="float" office:value="7503" calcext:value-type="float">
            <text:p>7503</text:p>
          </table:table-cell>
          <table:table-cell office:value-type="float" office:value="1870" calcext:value-type="float">
            <text:p>1870</text:p>
          </table:table-cell>
          <table:table-cell office:value-type="float" office:value="3073" calcext:value-type="float">
            <text:p>3073</text:p>
          </table:table-cell>
          <table:table-cell office:value-type="float" office:value="-129" calcext:value-type="float">
            <text:p>-129</text:p>
          </table:table-cell>
          <table:table-cell office:value-type="float" office:value="8249" calcext:value-type="float">
            <text:p>8249</text:p>
          </table:table-cell>
          <table:table-cell office:value-type="float" office:value="-55" calcext:value-type="float">
            <text:p>-55</text:p>
          </table:table-cell>
          <table:table-cell office:value-type="float" office:value="1289" calcext:value-type="float">
            <text:p>1289</text:p>
          </table:table-cell>
          <table:table-cell office:value-type="float" office:value="123" calcext:value-type="float">
            <text:p>123</text:p>
          </table:table-cell>
          <table:table-cell office:value-type="float" office:value="-17" calcext:value-type="float">
            <text:p>-17</text:p>
          </table:table-cell>
          <table:table-cell office:value-type="float" office:value="-1408" calcext:value-type="float">
            <text:p>-1408</text:p>
          </table:table-cell>
          <table:table-cell office:value-type="float" office:value="-5397" calcext:value-type="float">
            <text:p>-5397</text:p>
          </table:table-cell>
          <table:table-cell office:value-type="float" office:value="409" calcext:value-type="float">
            <text:p>409</text:p>
          </table:table-cell>
          <table:table-cell office:value-type="float" office:value="2158" calcext:value-type="float">
            <text:p>2158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 office:value-type="float" office:value="3064" calcext:value-type="float">
            <text:p>3064</text:p>
          </table:table-cell>
          <table:table-cell office:value-type="float" office:value="826" calcext:value-type="float">
            <text:p>82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7.3" calcext:value-type="float">
            <text:p>7.3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28.7" calcext:value-type="float">
            <text:p>28.7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float" office:value="16.6" calcext:value-type="float">
            <text:p>16.6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85.7" calcext:value-type="float">
            <text:p>85.7</text:p>
          </table:table-cell>
          <table:table-cell office:value-type="float" office:value="96.4" calcext:value-type="float">
            <text:p>96.4</text:p>
          </table:table-cell>
          <table:table-cell office:value-type="float" office:value="14.3" calcext:value-type="float">
            <text:p>14.3</text:p>
          </table:table-cell>
          <table:table-cell office:value-type="float" office:value="3.6" calcext:value-type="float">
            <text:p>3.6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35.6" calcext:value-type="float">
            <text:p>35.6</text:p>
          </table:table-cell>
          <table:table-cell office:value-type="float" office:value="67.9" calcext:value-type="float">
            <text:p>67.9</text:p>
          </table:table-cell>
          <table:table-cell office:value-type="float" office:value="50.8" calcext:value-type="float">
            <text:p>50.8</text:p>
          </table:table-cell>
          <table:table-cell office:value-type="float" office:value="79.3" calcext:value-type="float">
            <text:p>79.3</text:p>
          </table:table-cell>
          <table:table-cell office:value-type="float" office:value="33.7" calcext:value-type="float">
            <text:p>33.7</text:p>
          </table:table-cell>
          <table:table-cell office:value-type="float" office:value="67.9" calcext:value-type="float">
            <text:p>67.9</text:p>
          </table:table-cell>
          <table:table-cell office:value-type="float" office:value="48.4" calcext:value-type="float">
            <text:p>48.4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717" calcext:value-type="float">
            <text:p>180717</text:p>
          </table:table-cell>
          <table:table-cell office:value-type="float" office:value="43298" calcext:value-type="float">
            <text:p>4329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9216" calcext:value-type="float">
            <text:p>49216</text:p>
          </table:table-cell>
          <table:table-cell office:value-type="float" office:value="3933" calcext:value-type="float">
            <text:p>3933</text:p>
          </table:table-cell>
          <table:table-cell office:value-type="float" office:value="19785" calcext:value-type="float">
            <text:p>19785</text:p>
          </table:table-cell>
          <table:table-cell office:value-type="float" office:value="55" calcext:value-type="float">
            <text:p>55</text:p>
          </table:table-cell>
          <table:table-cell office:value-type="float" office:value="13735" calcext:value-type="float">
            <text:p>13735</text:p>
          </table:table-cell>
          <table:table-cell office:value-type="float" office:value="647" calcext:value-type="float">
            <text:p>647</text:p>
          </table:table-cell>
          <table:table-cell office:value-type="float" office:value="452" calcext:value-type="float">
            <text:p>452</text:p>
          </table:table-cell>
          <table:table-cell office:value-type="float" office:value="16394" calcext:value-type="float">
            <text:p>16394</text:p>
          </table:table-cell>
          <table:table-cell office:value-type="float" office:value="22997" calcext:value-type="float">
            <text:p>22997</text:p>
          </table:table-cell>
          <table:table-cell office:value-type="float" office:value="1339" calcext:value-type="float">
            <text:p>1339</text:p>
          </table:table-cell>
          <table:table-cell office:value-type="float" office:value="6502" calcext:value-type="float">
            <text:p>6502</text:p>
          </table:table-cell>
          <table:table-cell office:value-type="float" office:value="1951" calcext:value-type="float">
            <text:p>1951</text:p>
          </table:table-cell>
          <table:table-cell office:value-type="float" office:value="129" calcext:value-type="float">
            <text:p>129</text:p>
          </table:table-cell>
          <table:table-cell office:value-type="float" office:value="42539" calcext:value-type="float">
            <text:p>42539</text:p>
          </table:table-cell>
          <table:table-cell office:value-type="float" office:value="47355" calcext:value-type="float">
            <text:p>47355</text:p>
          </table:table-cell>
          <table:table-cell office:value-type="float" office:value="6677" calcext:value-type="float">
            <text:p>6677</text:p>
          </table:table-cell>
          <table:table-cell office:value-type="float" office:value="1861" calcext:value-type="float">
            <text:p>1861</text:p>
          </table:table-cell>
          <table:table-cell office:value-type="float" office:value="1418" calcext:value-type="float">
            <text:p>1418</text:p>
          </table:table-cell>
          <table:table-cell office:value-type="float" office:value="3268" calcext:value-type="float">
            <text:p>326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70" calcext:value-type="float">
            <text:p>1570</text:p>
          </table:table-cell>
          <table:table-cell office:value-type="float" office:value="338" calcext:value-type="float">
            <text:p>338</text:p>
          </table:table-cell>
          <table:table-cell office:value-type="float" office:value="-2" calcext:value-type="float">
            <text:p>-2</text:p>
          </table:table-cell>
          <table:table-cell office:value-type="float" office:value="-343" calcext:value-type="float">
            <text:p>-343</text:p>
          </table:table-cell>
          <table:table-cell office:value-type="float" office:value="1194" calcext:value-type="float">
            <text:p>1194</text:p>
          </table:table-cell>
          <table:table-cell office:value-type="float" office:value="-249" calcext:value-type="float">
            <text:p>-249</text:p>
          </table:table-cell>
          <table:table-cell office:value-type="float" office:value="-3056" calcext:value-type="float">
            <text:p>-3056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1582" calcext:value-type="float">
            <text:p>1582</text:p>
          </table:table-cell>
          <table:table-cell office:value-type="float" office:value="175" calcext:value-type="float">
            <text:p>175</text:p>
          </table:table-cell>
          <table:table-cell office:value-type="float" office:value="-164" calcext:value-type="float">
            <text:p>-1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0.2" calcext:value-type="float">
            <text:p>40.2</text:p>
          </table:table-cell>
          <table:table-cell office:value-type="float" office:value="0.1" calcext:value-type="float">
            <text:p>0.1</text:p>
          </table:table-cell>
          <table:table-cell office:value-type="float" office:value="27.9" calcext:value-type="float">
            <text:p>27.9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33.3" calcext:value-type="float">
            <text:p>33.3</text:p>
          </table:table-cell>
          <table:table-cell office:value-type="float" office:value="46.7" calcext:value-type="float">
            <text:p>46.7</text:p>
          </table:table-cell>
          <table:table-cell office:value-type="float" office:value="2.7" calcext:value-type="float">
            <text:p>2.7</text:p>
          </table:table-cell>
          <table:table-cell office:value-type="float" office:value="13.2" calcext:value-type="float">
            <text:p>13.2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86.4" calcext:value-type="float">
            <text:p>86.4</text:p>
          </table:table-cell>
          <table:table-cell office:value-type="float" office:value="96.2" calcext:value-type="float">
            <text:p>96.2</text:p>
          </table:table-cell>
          <table:table-cell office:value-type="float" office:value="13.6" calcext:value-type="float">
            <text:p>13.6</text:p>
          </table:table-cell>
          <table:table-cell office:value-type="float" office:value="3.8" calcext:value-type="float">
            <text:p>3.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66.9" calcext:value-type="float">
            <text:p>66.9</text:p>
          </table:table-cell>
          <table:table-cell office:value-type="float" office:value="50.2" calcext:value-type="float">
            <text:p>50.2</text:p>
          </table:table-cell>
          <table:table-cell office:value-type="float" office:value="79.4" calcext:value-type="float">
            <text:p>79.4</text:p>
          </table:table-cell>
          <table:table-cell office:value-type="float" office:value="35.9" calcext:value-type="float">
            <text:p>35.9</text:p>
          </table:table-cell>
          <table:table-cell office:value-type="float" office:value="66.9" calcext:value-type="float">
            <text:p>66.9</text:p>
          </table:table-cell>
          <table:table-cell office:value-type="float" office:value="47.6" calcext:value-type="float">
            <text:p>47.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710" calcext:value-type="float">
            <text:p>180710</text:p>
          </table:table-cell>
          <table:table-cell office:value-type="float" office:value="43291" calcext:value-type="float">
            <text:p>4329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7798" calcext:value-type="float">
            <text:p>47798</text:p>
          </table:table-cell>
          <table:table-cell office:value-type="float" office:value="665" calcext:value-type="float">
            <text:p>665</text:p>
          </table:table-cell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office:value-type="float" office:value="12165" calcext:value-type="float">
            <text:p>12165</text:p>
          </table:table-cell>
          <table:table-cell office:value-type="float" office:value="309" calcext:value-type="float">
            <text:p>309</text:p>
          </table:table-cell>
          <table:table-cell office:value-type="float" office:value="454" calcext:value-type="float">
            <text:p>454</text:p>
          </table:table-cell>
          <table:table-cell office:value-type="float" office:value="16737" calcext:value-type="float">
            <text:p>16737</text:p>
          </table:table-cell>
          <table:table-cell office:value-type="float" office:value="21803" calcext:value-type="float">
            <text:p>21803</text:p>
          </table:table-cell>
          <table:table-cell office:value-type="float" office:value="1588" calcext:value-type="float">
            <text:p>1588</text:p>
          </table:table-cell>
          <table:table-cell office:value-type="float" office:value="9558" calcext:value-type="float">
            <text:p>9558</text:p>
          </table:table-cell>
          <table:table-cell office:value-type="float" office:value="1705" calcext:value-type="float">
            <text:p>1705</text:p>
          </table:table-cell>
          <table:table-cell office:value-type="float" office:value="129" calcext:value-type="float">
            <text:p>129</text:p>
          </table:table-cell>
          <table:table-cell office:value-type="float" office:value="41296" calcext:value-type="float">
            <text:p>41296</text:p>
          </table:table-cell>
          <table:table-cell office:value-type="float" office:value="45773" calcext:value-type="float">
            <text:p>45773</text:p>
          </table:table-cell>
          <table:table-cell office:value-type="float" office:value="6502" calcext:value-type="float">
            <text:p>6502</text:p>
          </table:table-cell>
          <table:table-cell office:value-type="float" office:value="2025" calcext:value-type="float">
            <text:p>2025</text:p>
          </table:table-cell>
          <table:table-cell office:value-type="float" office:value="-1943" calcext:value-type="float">
            <text:p>-19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4" calcext:value-type="float">
            <text:p>-534</text:p>
          </table:table-cell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-1592" calcext:value-type="float">
            <text:p>-1592</text:p>
          </table:table-cell>
          <table:table-cell office:value-type="float" office:value="-2735" calcext:value-type="float">
            <text:p>-2735</text:p>
          </table:table-cell>
          <table:table-cell office:value-type="float" office:value="815" calcext:value-type="float">
            <text:p>815</text:p>
          </table:table-cell>
          <table:table-cell office:value-type="float" office:value="-581" calcext:value-type="float">
            <text:p>-581</text:p>
          </table:table-cell>
          <table:table-cell office:value-type="float" office:value="-169" calcext:value-type="float">
            <text:p>-169</text:p>
          </table:table-cell>
          <table:table-cell office:value-type="float" office:value="-5" calcext:value-type="float">
            <text:p>-5</text:p>
          </table:table-cell>
          <table:table-cell office:value-type="float" office:value="-1900" calcext:value-type="float">
            <text:p>-1900</text:p>
          </table:table-cell>
          <table:table-cell office:value-type="float" office:value="-2045" calcext:value-type="float">
            <text:p>-2045</text:p>
          </table:table-cell>
          <table:table-cell office:value-type="float" office:value="-43" calcext:value-type="float">
            <text:p>-4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45.6" calcext:value-type="float">
            <text:p>45.6</text:p>
          </table:table-cell>
          <table:table-cell office:value-type="float" office:value="3.3" calcext:value-type="float">
            <text:p>3.3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86.4" calcext:value-type="float">
            <text:p>86.4</text:p>
          </table:table-cell>
          <table:table-cell office:value-type="float" office:value="95.8" calcext:value-type="float">
            <text:p>95.8</text:p>
          </table:table-cell>
          <table:table-cell office:value-type="float" office:value="13.6" calcext:value-type="float">
            <text:p>13.6</text:p>
          </table:table-cell>
          <table:table-cell office:value-type="float" office:value="4.2" calcext:value-type="float">
            <text:p>4.2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34.6" calcext:value-type="float">
            <text:p>34.6</text:p>
          </table:table-cell>
          <table:table-cell office:value-type="float" office:value="69.1" calcext:value-type="float">
            <text:p>69.1</text:p>
          </table:table-cell>
          <table:table-cell office:value-type="float" office:value="47" calcext:value-type="float">
            <text:p>47</text:p>
          </table:table-cell>
          <table:table-cell office:value-type="float" office:value="79.7" calcext:value-type="float">
            <text:p>79.7</text:p>
          </table:table-cell>
          <table:table-cell office:value-type="float" office:value="32.2" calcext:value-type="float">
            <text:p>32.2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703" calcext:value-type="float">
            <text:p>180703</text:p>
          </table:table-cell>
          <table:table-cell office:value-type="float" office:value="43284" calcext:value-type="float">
            <text:p>4328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9741" calcext:value-type="float">
            <text:p>49741</text:p>
          </table:table-cell>
          <table:table-cell office:value-type="float" office:value="655" calcext:value-type="float">
            <text:p>655</text:p>
          </table:table-cell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office:value-type="float" office:value="12699" calcext:value-type="float">
            <text:p>12699</text:p>
          </table:table-cell>
          <table:table-cell office:value-type="float" office:value="247" calcext:value-type="float">
            <text:p>247</text:p>
          </table:table-cell>
          <table:table-cell office:value-type="float" office:value="467" calcext:value-type="float">
            <text:p>467</text:p>
          </table:table-cell>
          <table:table-cell office:value-type="float" office:value="18329" calcext:value-type="float">
            <text:p>18329</text:p>
          </table:table-cell>
          <table:table-cell office:value-type="float" office:value="24538" calcext:value-type="float">
            <text:p>24538</text:p>
          </table:table-cell>
          <table:table-cell office:value-type="float" office:value="773" calcext:value-type="float">
            <text:p>773</text:p>
          </table:table-cell>
          <table:table-cell office:value-type="float" office:value="10139" calcext:value-type="float">
            <text:p>10139</text:p>
          </table:table-cell>
          <table:table-cell office:value-type="float" office:value="1874" calcext:value-type="float">
            <text:p>1874</text:p>
          </table:table-cell>
          <table:table-cell office:value-type="float" office:value="134" calcext:value-type="float">
            <text:p>134</text:p>
          </table:table-cell>
          <table:table-cell office:value-type="float" office:value="43196" calcext:value-type="float">
            <text:p>43196</text:p>
          </table:table-cell>
          <table:table-cell office:value-type="float" office:value="47818" calcext:value-type="float">
            <text:p>47818</text:p>
          </table:table-cell>
          <table:table-cell office:value-type="float" office:value="6545" calcext:value-type="float">
            <text:p>6545</text:p>
          </table:table-cell>
          <table:table-cell office:value-type="float" office:value="1923" calcext:value-type="float">
            <text:p>1923</text:p>
          </table:table-cell>
          <table:table-cell office:value-type="float" office:value="2145" calcext:value-type="float">
            <text:p>2145</text:p>
          </table:table-cell>
          <table:table-cell office:value-type="float" office:value="-140" calcext:value-type="float">
            <text:p>-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-358" calcext:value-type="float">
            <text:p>-358</text:p>
          </table:table-cell>
          <table:table-cell office:value-type="float" office:value="55" calcext:value-type="float">
            <text:p>55</text:p>
          </table:table-cell>
          <table:table-cell office:value-type="float" office:value="1272" calcext:value-type="float">
            <text:p>1272</text:p>
          </table:table-cell>
          <table:table-cell office:value-type="float" office:value="2305" calcext:value-type="float">
            <text:p>2305</text:p>
          </table:table-cell>
          <table:table-cell office:value-type="float" office:value="-262" calcext:value-type="float">
            <text:p>-262</text:p>
          </table:table-cell>
          <table:table-cell office:value-type="float" office:value="1083" calcext:value-type="float">
            <text:p>108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1807" calcext:value-type="float">
            <text:p>1807</text:p>
          </table:table-cell>
          <table:table-cell office:value-type="float" office:value="-78" calcext:value-type="float">
            <text:p>-78</text:p>
          </table:table-cell>
          <table:table-cell office:value-type="float" office:value="338" calcext:value-type="float">
            <text:p>338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36.8" calcext:value-type="float">
            <text:p>36.8</text:p>
          </table:table-cell>
          <table:table-cell office:value-type="float" office:value="49.3" calcext:value-type="float">
            <text:p>49.3</text:p>
          </table:table-cell>
          <table:table-cell office:value-type="float" office:value="1.6" calcext:value-type="float">
            <text:p>1.6</text:p>
          </table:table-cell>
          <table:table-cell office:value-type="float" office:value="20.4" calcext:value-type="float">
            <text:p>20.4</text:p>
          </table:table-cell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office:value-type="float" office:value="86.8" calcext:value-type="float">
            <text:p>86.8</text:p>
          </table:table-cell>
          <table:table-cell office:value-type="float" office:value="96.1" calcext:value-type="float">
            <text:p>96.1</text:p>
          </table:table-cell>
          <table:table-cell office:value-type="float" office:value="13.2" calcext:value-type="float">
            <text:p>13.2</text:p>
          </table:table-cell>
          <table:table-cell office:value-type="float" office:value="3.9" calcext:value-type="float">
            <text:p>3.9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32.9" calcext:value-type="float">
            <text:p>32.9</text:p>
          </table:table-cell>
          <table:table-cell office:value-type="float" office:value="69.2" calcext:value-type="float">
            <text:p>69.2</text:p>
          </table:table-cell>
          <table:table-cell office:value-type="float" office:value="44.9" calcext:value-type="float">
            <text:p>44.9</text:p>
          </table:table-cell>
          <table:table-cell office:value-type="float" office:value="81.8" calcext:value-type="float">
            <text:p>81.8</text:p>
          </table:table-cell>
          <table:table-cell office:value-type="float" office:value="32.2" calcext:value-type="float">
            <text:p>32.2</text:p>
          </table:table-cell>
          <table:table-cell office:value-type="float" office:value="68.9" calcext:value-type="float">
            <text:p>68.9</text:p>
          </table:table-cell>
          <table:table-cell office:value-type="float" office:value="43.6" calcext:value-type="float">
            <text:p>43.6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626" calcext:value-type="float">
            <text:p>180626</text:p>
          </table:table-cell>
          <table:table-cell office:value-type="float" office:value="43277" calcext:value-type="float">
            <text:p>4327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7596" calcext:value-type="float">
            <text:p>47596</text:p>
          </table:table-cell>
          <table:table-cell office:value-type="float" office:value="795" calcext:value-type="float">
            <text:p>795</text:p>
          </table:table-cell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office:value-type="float" office:value="12484" calcext:value-type="float">
            <text:p>12484</text:p>
          </table:table-cell>
          <table:table-cell office:value-type="float" office:value="605" calcext:value-type="float">
            <text:p>605</text:p>
          </table:table-cell>
          <table:table-cell office:value-type="float" office:value="412" calcext:value-type="float">
            <text:p>412</text:p>
          </table:table-cell>
          <table:table-cell office:value-type="float" office:value="17057" calcext:value-type="float">
            <text:p>17057</text:p>
          </table:table-cell>
          <table:table-cell office:value-type="float" office:value="22233" calcext:value-type="float">
            <text:p>22233</text:p>
          </table:table-cell>
          <table:table-cell office:value-type="float" office:value="1035" calcext:value-type="float">
            <text:p>1035</text:p>
          </table:table-cell>
          <table:table-cell office:value-type="float" office:value="9056" calcext:value-type="float">
            <text:p>9056</text:p>
          </table:table-cell>
          <table:table-cell office:value-type="float" office:value="1807" calcext:value-type="float">
            <text:p>1807</text:p>
          </table:table-cell>
          <table:table-cell office:value-type="float" office:value="134" calcext:value-type="float">
            <text:p>134</text:p>
          </table:table-cell>
          <table:table-cell office:value-type="float" office:value="40973" calcext:value-type="float">
            <text:p>40973</text:p>
          </table:table-cell>
          <table:table-cell office:value-type="float" office:value="46011" calcext:value-type="float">
            <text:p>46011</text:p>
          </table:table-cell>
          <table:table-cell office:value-type="float" office:value="6623" calcext:value-type="float">
            <text:p>6623</text:p>
          </table:table-cell>
          <table:table-cell office:value-type="float" office:value="1585" calcext:value-type="float">
            <text:p>1585</text:p>
          </table:table-cell>
          <table:table-cell office:value-type="float" office:value="603" calcext:value-type="float">
            <text:p>60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4" calcext:value-type="float">
            <text:p>-18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28" calcext:value-type="float">
            <text:p>-328</text:p>
          </table:table-cell>
          <table:table-cell office:value-type="float" office:value="439" calcext:value-type="float">
            <text:p>439</text:p>
          </table:table-cell>
          <table:table-cell office:value-type="float" office:value="-161" calcext:value-type="float">
            <text:p>-161</text:p>
          </table:table-cell>
          <table:table-cell office:value-type="float" office:value="876" calcext:value-type="float">
            <text:p>87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.7</text:p>
          </table:table-cell>
          <table:table-cell office:value-type="float" office:value="41.6" calcext:value-type="float">
            <text:p>41.6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35.8" calcext:value-type="float">
            <text:p>35.8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office:value-type="float" office:value="86.1" calcext:value-type="float">
            <text:p>86.1</text:p>
          </table:table-cell>
          <table:table-cell office:value-type="float" office:value="96.7" calcext:value-type="float">
            <text:p>96.7</text:p>
          </table:table-cell>
          <table:table-cell office:value-type="float" office:value="13.9" calcext:value-type="float">
            <text:p>13.9</text:p>
          </table:table-cell>
          <table:table-cell office:value-type="float" office:value="3.3" calcext:value-type="float">
            <text:p>3.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 office:value-type="float" office:value="31.6" calcext:value-type="float">
            <text:p>31.6</text:p>
          </table:table-cell>
          <table:table-cell office:value-type="float" office:value="69.2" calcext:value-type="float">
            <text:p>69.2</text:p>
          </table:table-cell>
          <table:table-cell office:value-type="float" office:value="43.5" calcext:value-type="float">
            <text:p>43.5</text:p>
          </table:table-cell>
          <table:table-cell office:value-type="float" office:value="80.6" calcext:value-type="float">
            <text:p>80.6</text:p>
          </table:table-cell>
          <table:table-cell office:value-type="float" office:value="30" calcext:value-type="float">
            <text:p>30</text:p>
          </table:table-cell>
          <table:table-cell office:value-type="float" office:value="68.9" calcext:value-type="float">
            <text:p>68.9</text:p>
          </table:table-cell>
          <table:table-cell office:value-type="float" office:value="41.3" calcext:value-type="float">
            <text:p>41.3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619" calcext:value-type="float">
            <text:p>180619</text:p>
          </table:table-cell>
          <table:table-cell office:value-type="float" office:value="43270" calcext:value-type="float">
            <text:p>4327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6993" calcext:value-type="float">
            <text:p>46993</text:p>
          </table:table-cell>
          <table:table-cell office:value-type="float" office:value="595" calcext:value-type="float">
            <text:p>595</text:p>
          </table:table-cell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office:value-type="float" office:value="12668" calcext:value-type="float">
            <text:p>12668</text:p>
          </table:table-cell>
          <table:table-cell office:value-type="float" office:value="608" calcext:value-type="float">
            <text:p>608</text:p>
          </table:table-cell>
          <table:table-cell office:value-type="float" office:value="411" calcext:value-type="float">
            <text:p>411</text:p>
          </table:table-cell>
          <table:table-cell office:value-type="float" office:value="17385" calcext:value-type="float">
            <text:p>17385</text:p>
          </table:table-cell>
          <table:table-cell office:value-type="float" office:value="21794" calcext:value-type="float">
            <text:p>21794</text:p>
          </table:table-cell>
          <table:table-cell office:value-type="float" office:value="1196" calcext:value-type="float">
            <text:p>1196</text:p>
          </table:table-cell>
          <table:table-cell office:value-type="float" office:value="8180" calcext:value-type="float">
            <text:p>8180</text:p>
          </table:table-cell>
          <table:table-cell office:value-type="float" office:value="1677" calcext:value-type="float">
            <text:p>1677</text:p>
          </table:table-cell>
          <table:table-cell office:value-type="float" office:value="134" calcext:value-type="float">
            <text:p>134</text:p>
          </table:table-cell>
          <table:table-cell office:value-type="float" office:value="40569" calcext:value-type="float">
            <text:p>40569</text:p>
          </table:table-cell>
          <table:table-cell office:value-type="float" office:value="45605" calcext:value-type="float">
            <text:p>45605</text:p>
          </table:table-cell>
          <table:table-cell office:value-type="float" office:value="6424" calcext:value-type="float">
            <text:p>6424</text:p>
          </table:table-cell>
          <table:table-cell office:value-type="float" office:value="1388" calcext:value-type="float">
            <text:p>1388</text:p>
          </table:table-cell>
          <table:table-cell office:value-type="float" office:value="-2914" calcext:value-type="float">
            <text:p>-2914</text:p>
          </table:table-cell>
          <table:table-cell office:value-type="float" office:value="-75" calcext:value-type="float">
            <text:p>-75</text:p>
          </table:table-cell>
          <table:table-cell office:value-type="float" office:value="14364" calcext:value-type="float">
            <text:p>14364</text:p>
          </table:table-cell>
          <table:table-cell office:value-type="float" office:value="-2407" calcext:value-type="float">
            <text:p>-2407</text:p>
          </table:table-cell>
          <table:table-cell office:value-type="float" office:value="-571" calcext:value-type="float">
            <text:p>-571</text:p>
          </table:table-cell>
          <table:table-cell office:value-type="float" office:value="140" calcext:value-type="float">
            <text:p>140</text:p>
          </table:table-cell>
          <table:table-cell office:value-type="float" office:value="-101" calcext:value-type="float">
            <text:p>-101</text:p>
          </table:table-cell>
          <table:table-cell office:value-type="float" office:value="2522" calcext:value-type="float">
            <text:p>2522</text:p>
          </table:table-cell>
          <table:table-cell office:value-type="float" office:value="-13369" calcext:value-type="float">
            <text:p>-13369</text:p>
          </table:table-cell>
          <table:table-cell office:value-type="float" office:value="-1412" calcext:value-type="float">
            <text:p>-1412</text:p>
          </table:table-cell>
          <table:table-cell office:value-type="float" office:value="68" calcext:value-type="float">
            <text:p>68</text:p>
          </table:table-cell>
          <table:table-cell office:value-type="float" office:value="707" calcext:value-type="float">
            <text:p>707</text:p>
          </table:table-cell>
          <table:table-cell office:value-type="float" office:value="-32" calcext:value-type="float">
            <text:p>-32</text:p>
          </table:table-cell>
          <table:table-cell office:value-type="float" office:value="-2008" calcext:value-type="float">
            <text:p>-2008</text:p>
          </table:table-cell>
          <table:table-cell office:value-type="float" office:value="-2110" calcext:value-type="float">
            <text:p>-2110</text:p>
          </table:table-cell>
          <table:table-cell office:value-type="float" office:value="-906" calcext:value-type="float">
            <text:p>-906</text:p>
          </table:table-cell>
          <table:table-cell office:value-type="float" office:value="-804" calcext:value-type="float">
            <text:p>-804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37" calcext:value-type="float">
            <text:p>37</text:p>
          </table:table-cell>
          <table:table-cell office:value-type="float" office:value="46.4" calcext:value-type="float">
            <text:p>46.4</text:p>
          </table:table-cell>
          <table:table-cell office:value-type="float" office:value="2.5" calcext:value-type="float">
            <text:p>2.5</text:p>
          </table:table-cell>
          <table:table-cell office:value-type="float" office:value="17.4" calcext:value-type="float">
            <text:p>17.4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86.3" calcext:value-type="float">
            <text:p>86.3</text:p>
          </table:table-cell>
          <table:table-cell office:value-type="float" office:value="97" calcext:value-type="float">
            <text:p>97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31.2" calcext:value-type="float">
            <text:p>31.2</text:p>
          </table:table-cell>
          <table:table-cell office:value-type="float" office:value="70.4" calcext:value-type="float">
            <text:p>70.4</text:p>
          </table:table-cell>
          <table:table-cell office:value-type="float" office:value="42.3" calcext:value-type="float">
            <text:p>42.3</text:p>
          </table:table-cell>
          <table:table-cell office:value-type="float" office:value="81.6" calcext:value-type="float">
            <text:p>81.6</text:p>
          </table:table-cell>
          <table:table-cell office:value-type="float" office:value="29.3" calcext:value-type="float">
            <text:p>29.3</text:p>
          </table:table-cell>
          <table:table-cell office:value-type="float" office:value="70.2" calcext:value-type="float">
            <text:p>70.2</text:p>
          </table:table-cell>
          <table:table-cell office:value-type="float" office:value="39.8" calcext:value-type="float">
            <text:p>39.8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612" calcext:value-type="float">
            <text:p>180612</text:p>
          </table:table-cell>
          <table:table-cell office:value-type="float" office:value="43263" calcext:value-type="float">
            <text:p>4326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9907" calcext:value-type="float">
            <text:p>49907</text:p>
          </table:table-cell>
          <table:table-cell office:value-type="float" office:value="670" calcext:value-type="float">
            <text:p>670</text:p>
          </table:table-cell>
          <table:table-cell office:value-type="float" office:value="5421" calcext:value-type="float">
            <text:p>5421</text:p>
          </table:table-cell>
          <table:table-cell office:value-type="float" office:value="2407" calcext:value-type="float">
            <text:p>2407</text:p>
          </table:table-cell>
          <table:table-cell office:value-type="float" office:value="13239" calcext:value-type="float">
            <text:p>13239</text:p>
          </table:table-cell>
          <table:table-cell office:value-type="float" office:value="468" calcext:value-type="float">
            <text:p>468</text:p>
          </table:table-cell>
          <table:table-cell office:value-type="float" office:value="512" calcext:value-type="float">
            <text:p>512</text:p>
          </table:table-cell>
          <table:table-cell office:value-type="float" office:value="14863" calcext:value-type="float">
            <text:p>14863</text:p>
          </table:table-cell>
          <table:table-cell office:value-type="float" office:value="35163" calcext:value-type="float">
            <text:p>35163</text:p>
          </table:table-cell>
          <table:table-cell office:value-type="float" office:value="2608" calcext:value-type="float">
            <text:p>2608</text:p>
          </table:table-cell>
          <table:table-cell office:value-type="float" office:value="8112" calcext:value-type="float">
            <text:p>8112</text:p>
          </table:table-cell>
          <table:table-cell office:value-type="float" office:value="970" calcext:value-type="float">
            <text:p>970</text:p>
          </table:table-cell>
          <table:table-cell office:value-type="float" office:value="166" calcext:value-type="float">
            <text:p>166</text:p>
          </table:table-cell>
          <table:table-cell office:value-type="float" office:value="42577" calcext:value-type="float">
            <text:p>42577</text:p>
          </table:table-cell>
          <table:table-cell office:value-type="float" office:value="47715" calcext:value-type="float">
            <text:p>47715</text:p>
          </table:table-cell>
          <table:table-cell office:value-type="float" office:value="7330" calcext:value-type="float">
            <text:p>7330</text:p>
          </table:table-cell>
          <table:table-cell office:value-type="float" office:value="2192" calcext:value-type="float">
            <text:p>2192</text:p>
          </table:table-cell>
          <table:table-cell office:value-type="float" office:value="4958" calcext:value-type="float">
            <text:p>495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float" office:value="-6" calcext:value-type="float">
            <text:p>-6</text:p>
          </table:table-cell>
          <table:table-cell office:value-type="float" office:value="-86" calcext:value-type="float">
            <text:p>-86</text:p>
          </table:table-cell>
          <table:table-cell office:value-type="float" office:value="46" calcext:value-type="float">
            <text:p>46</text:p>
          </table:table-cell>
          <table:table-cell office:value-type="float" office:value="-320" calcext:value-type="float">
            <text:p>-320</text:p>
          </table:table-cell>
          <table:table-cell office:value-type="float" office:value="1964" calcext:value-type="float">
            <text:p>1964</text:p>
          </table:table-cell>
          <table:table-cell office:value-type="float" office:value="1149" calcext:value-type="float">
            <text:p>1149</text:p>
          </table:table-cell>
          <table:table-cell office:value-type="float" office:value="1781" calcext:value-type="float">
            <text:p>1781</text:p>
          </table:table-cell>
          <table:table-cell office:value-type="float" office:value="-153" calcext:value-type="float">
            <text:p>-153</text:p>
          </table:table-cell>
          <table:table-cell office:value-type="float" office:value="14" calcext:value-type="float">
            <text:p>14</text:p>
          </table:table-cell>
          <table:table-cell office:value-type="float" office:value="4994" calcext:value-type="float">
            <text:p>4994</text:p>
          </table:table-cell>
          <table:table-cell office:value-type="float" office:value="5154" calcext:value-type="float">
            <text:p>5154</text:p>
          </table:table-cell>
          <table:table-cell office:value-type="float" office:value="-36" calcext:value-type="float">
            <text:p>-36</text:p>
          </table:table-cell>
          <table:table-cell office:value-type="float" office:value="-196" calcext:value-type="float">
            <text:p>-196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10.9" calcext:value-type="float">
            <text:p>10.9</text:p>
          </table:table-cell>
          <table:table-cell office:value-type="float" office:value="4.8" calcext:value-type="float">
            <text:p>4.8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70.5" calcext:value-type="float">
            <text:p>70.5</text:p>
          </table:table-cell>
          <table:table-cell office:value-type="float" office:value="5.2" calcext:value-type="float">
            <text:p>5.2</text:p>
          </table:table-cell>
          <table:table-cell office:value-type="float" office:value="16.3" calcext:value-type="float">
            <text:p>16.3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85.3" calcext:value-type="float">
            <text:p>85.3</text:p>
          </table:table-cell>
          <table:table-cell office:value-type="float" office:value="95.6" calcext:value-type="float">
            <text:p>95.6</text:p>
          </table:table-cell>
          <table:table-cell office:value-type="float" office:value="14.7" calcext:value-type="float">
            <text:p>14.7</text:p>
          </table:table-cell>
          <table:table-cell office:value-type="float" office:value="4.4" calcext:value-type="float">
            <text:p>4.4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30.7" calcext:value-type="float">
            <text:p>30.7</text:p>
          </table:table-cell>
          <table:table-cell office:value-type="float" office:value="48.8" calcext:value-type="float">
            <text:p>48.8</text:p>
          </table:table-cell>
          <table:table-cell office:value-type="float" office:value="44.1" calcext:value-type="float">
            <text:p>44.1</text:p>
          </table:table-cell>
          <table:table-cell office:value-type="float" office:value="78.7" calcext:value-type="float">
            <text:p>78.7</text:p>
          </table:table-cell>
          <table:table-cell office:value-type="float" office:value="27.6" calcext:value-type="float">
            <text:p>27.6</text:p>
          </table:table-cell>
          <table:table-cell office:value-type="float" office:value="48.1" calcext:value-type="float">
            <text:p>48.1</text:p>
          </table:table-cell>
          <table:table-cell office:value-type="float" office:value="38.5" calcext:value-type="float">
            <text:p>38.5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605" calcext:value-type="float">
            <text:p>180605</text:p>
          </table:table-cell>
          <table:table-cell office:value-type="float" office:value="43256" calcext:value-type="float">
            <text:p>4325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4949" calcext:value-type="float">
            <text:p>44949</text:p>
          </table:table-cell>
          <table:table-cell office:value-type="float" office:value="560" calcext:value-type="float">
            <text:p>560</text:p>
          </table:table-cell>
          <table:table-cell office:value-type="float" office:value="5421" calcext:value-type="float">
            <text:p>5421</text:p>
          </table:table-cell>
          <table:table-cell office:value-type="float" office:value="187" calcext:value-type="float">
            <text:p>187</text:p>
          </table:table-cell>
          <table:table-cell office:value-type="float" office:value="13245" calcext:value-type="float">
            <text:p>13245</text:p>
          </table:table-cell>
          <table:table-cell office:value-type="float" office:value="554" calcext:value-type="float">
            <text:p>554</text:p>
          </table:table-cell>
          <table:table-cell office:value-type="float" office:value="466" calcext:value-type="float">
            <text:p>466</text:p>
          </table:table-cell>
          <table:table-cell office:value-type="float" office:value="15183" calcext:value-type="float">
            <text:p>15183</text:p>
          </table:table-cell>
          <table:table-cell office:value-type="float" office:value="33199" calcext:value-type="float">
            <text:p>33199</text:p>
          </table:table-cell>
          <table:table-cell office:value-type="float" office:value="1459" calcext:value-type="float">
            <text:p>1459</text:p>
          </table:table-cell>
          <table:table-cell office:value-type="float" office:value="6331" calcext:value-type="float">
            <text:p>6331</text:p>
          </table:table-cell>
          <table:table-cell office:value-type="float" office:value="1123" calcext:value-type="float">
            <text:p>1123</text:p>
          </table:table-cell>
          <table:table-cell office:value-type="float" office:value="152" calcext:value-type="float">
            <text:p>152</text:p>
          </table:table-cell>
          <table:table-cell office:value-type="float" office:value="37583" calcext:value-type="float">
            <text:p>37583</text:p>
          </table:table-cell>
          <table:table-cell office:value-type="float" office:value="42561" calcext:value-type="float">
            <text:p>42561</text:p>
          </table:table-cell>
          <table:table-cell office:value-type="float" office:value="7366" calcext:value-type="float">
            <text:p>7366</text:p>
          </table:table-cell>
          <table:table-cell office:value-type="float" office:value="2388" calcext:value-type="float">
            <text:p>2388</text:p>
          </table:table-cell>
          <table:table-cell office:value-type="float" office:value="-992" calcext:value-type="float">
            <text:p>-992</text:p>
          </table:table-cell>
          <table:table-cell office:value-type="float" office:value="-50" calcext:value-type="float">
            <text:p>-50</text:p>
          </table:table-cell>
          <table:table-cell office:value-type="float" office:value="548" calcext:value-type="float">
            <text:p>548</text:p>
          </table:table-cell>
          <table:table-cell office:value-type="float" office:value="34" calcext:value-type="float">
            <text:p>34</text:p>
          </table:table-cell>
          <table:table-cell office:value-type="float" office:value="344" calcext:value-type="float">
            <text:p>344</text:p>
          </table:table-cell>
          <table:table-cell office:value-type="float" office:value="-472" calcext:value-type="float">
            <text:p>-472</text:p>
          </table:table-cell>
          <table:table-cell office:value-type="float" office:value="-97" calcext:value-type="float">
            <text:p>-97</text:p>
          </table:table-cell>
          <table:table-cell office:value-type="float" office:value="450" calcext:value-type="float">
            <text:p>450</text:p>
          </table:table-cell>
          <table:table-cell office:value-type="float" office:value="-312" calcext:value-type="float">
            <text:p>-312</text:p>
          </table:table-cell>
          <table:table-cell office:value-type="float" office:value="-1" calcext:value-type="float">
            <text:p>-1</text:p>
          </table:table-cell>
          <table:table-cell office:value-type="float" office:value="-1733" calcext:value-type="float">
            <text:p>-1733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office:value-type="float" office:value="-1022" calcext:value-type="float">
            <text:p>-1022</text:p>
          </table:table-cell>
          <table:table-cell office:value-type="float" office:value="-124" calcext:value-type="float">
            <text:p>-124</text:p>
          </table:table-cell>
          <table:table-cell office:value-type="float" office:value="30" calcext:value-type="float">
            <text:p>30</text:p>
          </table:table-cell>
          <table:table-cell office:value-type="float" office:value="-868" calcext:value-type="float">
            <text:p>-868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12.1" calcext:value-type="float">
            <text:p>12.1</text:p>
          </table:table-cell>
          <table:table-cell office:value-type="float" office:value="0.4" calcext:value-type="float">
            <text:p>0.4</text:p>
          </table:table-cell>
          <table:table-cell office:value-type="float" office:value="29.5" calcext:value-type="float">
            <text:p>29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3.8" calcext:value-type="float">
            <text:p>33.8</text:p>
          </table:table-cell>
          <table:table-cell office:value-type="float" office:value="73.9" calcext:value-type="float">
            <text:p>73.9</text:p>
          </table:table-cell>
          <table:table-cell office:value-type="float" office:value="3.2" calcext:value-type="float">
            <text:p>3.2</text:p>
          </table:table-cell>
          <table:table-cell office:value-type="float" office:value="14.1" calcext:value-type="float">
            <text:p>14.1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83.6" calcext:value-type="float">
            <text:p>83.6</text:p>
          </table:table-cell>
          <table:table-cell office:value-type="float" office:value="94.7" calcext:value-type="float">
            <text:p>94.7</text:p>
          </table:table-cell>
          <table:table-cell office:value-type="float" office:value="16.4" calcext:value-type="float">
            <text:p>16.4</text:p>
          </table:table-cell>
          <table:table-cell office:value-type="float" office:value="5.3" calcext:value-type="float">
            <text:p>5.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31.4" calcext:value-type="float">
            <text:p>31.4</text:p>
          </table:table-cell>
          <table:table-cell office:value-type="float" office:value="48.9" calcext:value-type="float">
            <text:p>48.9</text:p>
          </table:table-cell>
          <table:table-cell office:value-type="float" office:value="42" calcext:value-type="float">
            <text:p>42</text:p>
          </table:table-cell>
          <table:table-cell office:value-type="float" office:value="74.6" calcext:value-type="float">
            <text:p>74.6</text:p>
          </table:table-cell>
          <table:table-cell office:value-type="float" office:value="29.4" calcext:value-type="float">
            <text:p>29.4</text:p>
          </table:table-cell>
          <table:table-cell office:value-type="float" office:value="48.3" calcext:value-type="float">
            <text:p>48.3</text:p>
          </table:table-cell>
          <table:table-cell office:value-type="float" office:value="39.9" calcext:value-type="float">
            <text:p>39.9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529" calcext:value-type="float">
            <text:p>180529</text:p>
          </table:table-cell>
          <table:table-cell office:value-type="float" office:value="43249" calcext:value-type="float">
            <text:p>4324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5941" calcext:value-type="float">
            <text:p>45941</text:p>
          </table:table-cell>
          <table:table-cell office:value-type="float" office:value="610" calcext:value-type="float">
            <text:p>610</text:p>
          </table:table-cell>
          <table:table-cell office:value-type="float" office:value="4873" calcext:value-type="float">
            <text:p>4873</text:p>
          </table:table-cell>
          <table:table-cell office:value-type="float" office:value="153" calcext:value-type="float">
            <text:p>153</text:p>
          </table:table-cell>
          <table:table-cell office:value-type="float" office:value="12901" calcext:value-type="float">
            <text:p>12901</text:p>
          </table:table-cell>
          <table:table-cell office:value-type="float" office:value="1026" calcext:value-type="float">
            <text:p>1026</text:p>
          </table:table-cell>
          <table:table-cell office:value-type="float" office:value="563" calcext:value-type="float">
            <text:p>563</text:p>
          </table:table-cell>
          <table:table-cell office:value-type="float" office:value="14733" calcext:value-type="float">
            <text:p>14733</text:p>
          </table:table-cell>
          <table:table-cell office:value-type="float" office:value="33511" calcext:value-type="float">
            <text:p>33511</text:p>
          </table:table-cell>
          <table:table-cell office:value-type="float" office:value="1460" calcext:value-type="float">
            <text:p>1460</text:p>
          </table:table-cell>
          <table:table-cell office:value-type="float" office:value="8064" calcext:value-type="float">
            <text:p>8064</text:p>
          </table:table-cell>
          <table:table-cell office:value-type="float" office:value="978" calcext:value-type="float">
            <text:p>978</text:p>
          </table:table-cell>
          <table:table-cell office:value-type="float" office:value="121" calcext:value-type="float">
            <text:p>121</text:p>
          </table:table-cell>
          <table:table-cell office:value-type="float" office:value="38605" calcext:value-type="float">
            <text:p>38605</text:p>
          </table:table-cell>
          <table:table-cell office:value-type="float" office:value="42685" calcext:value-type="float">
            <text:p>42685</text:p>
          </table:table-cell>
          <table:table-cell office:value-type="float" office:value="7336" calcext:value-type="float">
            <text:p>7336</text:p>
          </table:table-cell>
          <table:table-cell office:value-type="float" office:value="3256" calcext:value-type="float">
            <text:p>3256</text:p>
          </table:table-cell>
          <table:table-cell office:value-type="float" office:value="3876" calcext:value-type="float">
            <text:p>387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95" calcext:value-type="float">
            <text:p>-95</text:p>
          </table:table-cell>
          <table:table-cell office:value-type="float" office:value="463" calcext:value-type="float">
            <text:p>463</text:p>
          </table:table-cell>
          <table:table-cell office:value-type="float" office:value="33" calcext:value-type="float">
            <text:p>33</text:p>
          </table:table-cell>
          <table:table-cell office:value-type="float" office:value="3234" calcext:value-type="float">
            <text:p>3234</text:p>
          </table:table-cell>
          <table:table-cell office:value-type="float" office:value="3158" calcext:value-type="float">
            <text:p>3158</text:p>
          </table:table-cell>
          <table:table-cell office:value-type="float" office:value="-606" calcext:value-type="float">
            <text:p>-606</text:p>
          </table:table-cell>
          <table:table-cell office:value-type="float" office:value="503" calcext:value-type="float">
            <text:p>503</text:p>
          </table:table-cell>
          <table:table-cell office:value-type="float" office:value="-270" calcext:value-type="float">
            <text:p>-270</text:p>
          </table:table-cell>
          <table:table-cell office:value-type="float" office:value="55" calcext:value-type="float">
            <text:p>55</text:p>
          </table:table-cell>
          <table:table-cell office:value-type="float" office:value="3196" calcext:value-type="float">
            <text:p>3196</text:p>
          </table:table-cell>
          <table:table-cell office:value-type="float" office:value="2845" calcext:value-type="float">
            <text:p>2845</text:p>
          </table:table-cell>
          <table:table-cell office:value-type="float" office:value="680" calcext:value-type="float">
            <text:p>680</text:p>
          </table:table-cell>
          <table:table-cell office:value-type="float" office:value="1031" calcext:value-type="float">
            <text:p>1031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10.6" calcext:value-type="float">
            <text:p>10.6</text:p>
          </table:table-cell>
          <table:table-cell office:value-type="float" office:value="0.3" calcext:value-type="float">
            <text:p>0.3</text:p>
          </table:table-cell>
          <table:table-cell office:value-type="float" office:value="28.1" calcext:value-type="float">
            <text:p>28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32.1" calcext:value-type="float">
            <text:p>32.1</text:p>
          </table:table-cell>
          <table:table-cell office:value-type="float" office:value="72.9" calcext:value-type="float">
            <text:p>72.9</text:p>
          </table:table-cell>
          <table:table-cell office:value-type="float" office:value="3.2" calcext:value-type="float">
            <text:p>3.2</text:p>
          </table:table-cell>
          <table:table-cell office:value-type="float" office:value="17.6" calcext:value-type="float">
            <text:p>17.6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84" calcext:value-type="float">
            <text:p>84</text:p>
          </table:table-cell>
          <table:table-cell office:value-type="float" office:value="92.9" calcext:value-type="float">
            <text:p>92.9</text:p>
          </table:table-cell>
          <table:table-cell office:value-type="float" office:value="16" calcext:value-type="float">
            <text:p>16</text:p>
          </table:table-cell>
          <table:table-cell office:value-type="float" office:value="7.1" calcext:value-type="float">
            <text:p>7.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30.9" calcext:value-type="float">
            <text:p>30.9</text:p>
          </table:table-cell>
          <table:table-cell office:value-type="float" office:value="46.3" calcext:value-type="float">
            <text:p>46.3</text:p>
          </table:table-cell>
          <table:table-cell office:value-type="float" office:value="40.3" calcext:value-type="float">
            <text:p>40.3</text:p>
          </table:table-cell>
          <table:table-cell office:value-type="float" office:value="72.4" calcext:value-type="float">
            <text:p>72.4</text:p>
          </table:table-cell>
          <table:table-cell office:value-type="float" office:value="28.2" calcext:value-type="float">
            <text:p>28.2</text:p>
          </table:table-cell>
          <table:table-cell office:value-type="float" office:value="46.2" calcext:value-type="float">
            <text:p>46.2</text:p>
          </table:table-cell>
          <table:table-cell office:value-type="float" office:value="37.5" calcext:value-type="float">
            <text:p>37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522" calcext:value-type="float">
            <text:p>180522</text:p>
          </table:table-cell>
          <table:table-cell office:value-type="float" office:value="43242" calcext:value-type="float">
            <text:p>4324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2065" calcext:value-type="float">
            <text:p>42065</text:p>
          </table:table-cell>
          <table:table-cell office:value-type="float" office:value="550" calcext:value-type="float">
            <text:p>550</text:p>
          </table:table-cell>
          <table:table-cell office:value-type="float" office:value="4873" calcext:value-type="float">
            <text:p>4873</text:p>
          </table:table-cell>
          <table:table-cell office:value-type="float" office:value="141" calcext:value-type="float">
            <text:p>141</text:p>
          </table:table-cell>
          <table:table-cell office:value-type="float" office:value="12996" calcext:value-type="float">
            <text:p>12996</text:p>
          </table:table-cell>
          <table:table-cell office:value-type="float" office:value="563" calcext:value-type="float">
            <text:p>563</text:p>
          </table:table-cell>
          <table:table-cell office:value-type="float" office:value="530" calcext:value-type="float">
            <text:p>530</text:p>
          </table:table-cell>
          <table:table-cell office:value-type="float" office:value="11499" calcext:value-type="float">
            <text:p>11499</text:p>
          </table:table-cell>
          <table:table-cell office:value-type="float" office:value="30353" calcext:value-type="float">
            <text:p>30353</text:p>
          </table:table-cell>
          <table:table-cell office:value-type="float" office:value="2066" calcext:value-type="float">
            <text:p>2066</text:p>
          </table:table-cell>
          <table:table-cell office:value-type="float" office:value="7561" calcext:value-type="float">
            <text:p>7561</text:p>
          </table:table-cell>
          <table:table-cell office:value-type="float" office:value="1248" calcext:value-type="float">
            <text:p>1248</text:p>
          </table:table-cell>
          <table:table-cell office:value-type="float" office:value="66" calcext:value-type="float">
            <text:p>66</text:p>
          </table:table-cell>
          <table:table-cell office:value-type="float" office:value="35409" calcext:value-type="float">
            <text:p>35409</text:p>
          </table:table-cell>
          <table:table-cell office:value-type="float" office:value="39840" calcext:value-type="float">
            <text:p>39840</text:p>
          </table:table-cell>
          <table:table-cell office:value-type="float" office:value="6656" calcext:value-type="float">
            <text:p>6656</text:p>
          </table:table-cell>
          <table:table-cell office:value-type="float" office:value="2225" calcext:value-type="float">
            <text:p>2225</text:p>
          </table:table-cell>
          <table:table-cell office:value-type="float" office:value="1826" calcext:value-type="float">
            <text:p>1826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93" calcext:value-type="float">
            <text:p>693</text:p>
          </table:table-cell>
          <table:table-cell office:value-type="float" office:value="16" calcext:value-type="float">
            <text:p>16</text:p>
          </table:table-cell>
          <table:table-cell office:value-type="float" office:value="-70" calcext:value-type="float">
            <text:p>-70</text:p>
          </table:table-cell>
          <table:table-cell office:value-type="float" office:value="-166" calcext:value-type="float">
            <text:p>-166</text:p>
          </table:table-cell>
          <table:table-cell office:value-type="float" office:value="577" calcext:value-type="float">
            <text:p>577</text:p>
          </table:table-cell>
          <table:table-cell office:value-type="float" office:value="754" calcext:value-type="float">
            <text:p>754</text:p>
          </table:table-cell>
          <table:table-cell office:value-type="float" office:value="345" calcext:value-type="float">
            <text:p>345</text:p>
          </table:table-cell>
          <table:table-cell office:value-type="float" office:value="263" calcext:value-type="float">
            <text:p>263</text:p>
          </table:table-cell>
          <table:table-cell office:value-type="float" office:value="-7" calcext:value-type="float">
            <text:p>-7</text:p>
          </table:table-cell>
          <table:table-cell office:value-type="float" office:value="1807" calcext:value-type="float">
            <text:p>1807</text:p>
          </table:table-cell>
          <table:table-cell office:value-type="float" office:value="1571" calcext:value-type="float">
            <text:p>1571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11.6" calcext:value-type="float">
            <text:p>11.6</text:p>
          </table:table-cell>
          <table:table-cell office:value-type="float" office:value="0.3" calcext:value-type="float">
            <text:p>0.3</text:p>
          </table:table-cell>
          <table:table-cell office:value-type="float" office:value="30.9" calcext:value-type="float">
            <text:p>30.9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27.3" calcext:value-type="float">
            <text:p>27.3</text:p>
          </table:table-cell>
          <table:table-cell office:value-type="float" office:value="72.2" calcext:value-type="float">
            <text:p>72.2</text:p>
          </table:table-cell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84.2" calcext:value-type="float">
            <text:p>84.2</text:p>
          </table:table-cell>
          <table:table-cell office:value-type="float" office:value="94.7" calcext:value-type="float">
            <text:p>94.7</text:p>
          </table:table-cell>
          <table:table-cell office:value-type="float" office:value="15.8" calcext:value-type="float">
            <text:p>15.8</text:p>
          </table:table-cell>
          <table:table-cell office:value-type="float" office:value="5.3" calcext:value-type="float">
            <text:p>5.3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29.1" calcext:value-type="float">
            <text:p>29.1</text:p>
          </table:table-cell>
          <table:table-cell office:value-type="float" office:value="46.5" calcext:value-type="float">
            <text:p>46.5</text:p>
          </table:table-cell>
          <table:table-cell office:value-type="float" office:value="39.1" calcext:value-type="float">
            <text:p>39.1</text:p>
          </table:table-cell>
          <table:table-cell office:value-type="float" office:value="71.9" calcext:value-type="float">
            <text:p>71.9</text:p>
          </table:table-cell>
          <table:table-cell office:value-type="float" office:value="25.8" calcext:value-type="float">
            <text:p>25.8</text:p>
          </table:table-cell>
          <table:table-cell office:value-type="float" office:value="46.4" calcext:value-type="float">
            <text:p>46.4</text:p>
          </table:table-cell>
          <table:table-cell office:value-type="float" office:value="35.1" calcext:value-type="float">
            <text:p>35.1</text:p>
          </table:table-cell>
          <table:table-cell office:value-type="float" office:value="71.1" calcext:value-type="float">
            <text:p>71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515" calcext:value-type="float">
            <text:p>180515</text:p>
          </table:table-cell>
          <table:table-cell office:value-type="float" office:value="43235" calcext:value-type="float">
            <text:p>4323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0239" calcext:value-type="float">
            <text:p>40239</text:p>
          </table:table-cell>
          <table:table-cell office:value-type="float" office:value="330" calcext:value-type="float">
            <text:p>330</text:p>
          </table:table-cell>
          <table:table-cell office:value-type="float" office:value="4873" calcext:value-type="float">
            <text:p>4873</text:p>
          </table:table-cell>
          <table:table-cell office:value-type="float" office:value="103" calcext:value-type="float">
            <text:p>103</text:p>
          </table:table-cell>
          <table:table-cell office:value-type="float" office:value="12303" calcext:value-type="float">
            <text:p>12303</text:p>
          </table:table-cell>
          <table:table-cell office:value-type="float" office:value="547" calcext:value-type="float">
            <text:p>547</text:p>
          </table:table-cell>
          <table:table-cell office:value-type="float" office:value="600" calcext:value-type="float">
            <text:p>600</text:p>
          </table:table-cell>
          <table:table-cell office:value-type="float" office:value="11665" calcext:value-type="float">
            <text:p>11665</text:p>
          </table:table-cell>
          <table:table-cell office:value-type="float" office:value="29776" calcext:value-type="float">
            <text:p>29776</text:p>
          </table:table-cell>
          <table:table-cell office:value-type="float" office:value="1312" calcext:value-type="float">
            <text:p>1312</text:p>
          </table:table-cell>
          <table:table-cell office:value-type="float" office:value="7216" calcext:value-type="float">
            <text:p>7216</text:p>
          </table:table-cell>
          <table:table-cell office:value-type="float" office:value="985" calcext:value-type="float">
            <text:p>985</text:p>
          </table:table-cell>
          <table:table-cell office:value-type="float" office:value="73" calcext:value-type="float">
            <text:p>73</text:p>
          </table:table-cell>
          <table:table-cell office:value-type="float" office:value="33602" calcext:value-type="float">
            <text:p>33602</text:p>
          </table:table-cell>
          <table:table-cell office:value-type="float" office:value="38269" calcext:value-type="float">
            <text:p>38269</text:p>
          </table:table-cell>
          <table:table-cell office:value-type="float" office:value="6637" calcext:value-type="float">
            <text:p>6637</text:p>
          </table:table-cell>
          <table:table-cell office:value-type="float" office:value="1970" calcext:value-type="float">
            <text:p>1970</text:p>
          </table:table-cell>
          <table:table-cell office:value-type="float" office:value="2915" calcext:value-type="float">
            <text:p>291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3" calcext:value-type="float">
            <text:p>103</text:p>
          </table:table-cell>
          <table:table-cell office:value-type="float" office:value="2098" calcext:value-type="float">
            <text:p>2098</text:p>
          </table:table-cell>
          <table:table-cell office:value-type="float" office:value="-183" calcext:value-type="float">
            <text:p>-183</text:p>
          </table:table-cell>
          <table:table-cell office:value-type="float" office:value="-122" calcext:value-type="float">
            <text:p>-122</text:p>
          </table:table-cell>
          <table:table-cell office:value-type="float" office:value="609" calcext:value-type="float">
            <text:p>609</text:p>
          </table:table-cell>
          <table:table-cell office:value-type="float" office:value="2786" calcext:value-type="float">
            <text:p>2786</text:p>
          </table:table-cell>
          <table:table-cell office:value-type="float" office:value="106" calcext:value-type="float">
            <text:p>106</text:p>
          </table:table-cell>
          <table:table-cell office:value-type="float" office:value="-136" calcext:value-type="float">
            <text:p>-136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829" calcext:value-type="float">
            <text:p>2829</text:p>
          </table:table-cell>
          <table:table-cell office:value-type="float" office:value="2962" calcext:value-type="float">
            <text:p>2962</text:p>
          </table:table-cell>
          <table:table-cell office:value-type="float" office:value="86" calcext:value-type="float">
            <text:p>86</text:p>
          </table:table-cell>
          <table:table-cell office:value-type="float" office:value="-47" calcext:value-type="float">
            <text:p>-47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0.3" calcext:value-type="float">
            <text:p>0.3</text:p>
          </table:table-cell>
          <table:table-cell office:value-type="float" office:value="30.6" calcext:value-type="float">
            <text:p>30.6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office:value-type="float" office:value="17.9" calcext:value-type="float">
            <text:p>17.9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83.5" calcext:value-type="float">
            <text:p>83.5</text:p>
          </table:table-cell>
          <table:table-cell office:value-type="float" office:value="95.1" calcext:value-type="float">
            <text:p>95.1</text:p>
          </table:table-cell>
          <table:table-cell office:value-type="float" office:value="16.5" calcext:value-type="float">
            <text:p>16.5</text:p>
          </table:table-cell>
          <table:table-cell office:value-type="float" office:value="4.9" calcext:value-type="float">
            <text:p>4.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26.5" calcext:value-type="float">
            <text:p>26.5</text:p>
          </table:table-cell>
          <table:table-cell office:value-type="float" office:value="49.7" calcext:value-type="float">
            <text:p>49.7</text:p>
          </table:table-cell>
          <table:table-cell office:value-type="float" office:value="35.4" calcext:value-type="float">
            <text:p>35.4</text:p>
          </table:table-cell>
          <table:table-cell office:value-type="float" office:value="76.2" calcext:value-type="float">
            <text:p>76.2</text:p>
          </table:table-cell>
          <table:table-cell office:value-type="float" office:value="24.6" calcext:value-type="float">
            <text:p>24.6</text:p>
          </table:table-cell>
          <table:table-cell office:value-type="float" office:value="47.9" calcext:value-type="float">
            <text:p>47.9</text:p>
          </table:table-cell>
          <table:table-cell office:value-type="float" office:value="33.5" calcext:value-type="float">
            <text:p>33.5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508" calcext:value-type="float">
            <text:p>180508</text:p>
          </table:table-cell>
          <table:table-cell office:value-type="float" office:value="43228" calcext:value-type="float">
            <text:p>4322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7324" calcext:value-type="float">
            <text:p>37324</text:p>
          </table:table-cell>
          <table:table-cell office:value-type="float" office:value="180" calcext:value-type="float">
            <text:p>180</text:p>
          </table:table-cell>
          <table:table-cell office:value-type="float" office:value="4673" calcext:value-type="float">
            <text:p>4673</text:p>
          </table:table-cell>
          <table:table-cell office:value-type="float" office:value="0" calcext:value-type="float">
            <text:p>0</text:p>
          </table:table-cell>
          <table:table-cell office:value-type="float" office:value="10205" calcext:value-type="float">
            <text:p>10205</text:p>
          </table:table-cell>
          <table:table-cell office:value-type="float" office:value="730" calcext:value-type="float">
            <text:p>730</text:p>
          </table:table-cell>
          <table:table-cell office:value-type="float" office:value="722" calcext:value-type="float">
            <text:p>722</text:p>
          </table:table-cell>
          <table:table-cell office:value-type="float" office:value="11056" calcext:value-type="float">
            <text:p>11056</text:p>
          </table:table-cell>
          <table:table-cell office:value-type="float" office:value="26990" calcext:value-type="float">
            <text:p>26990</text:p>
          </table:table-cell>
          <table:table-cell office:value-type="float" office:value="1206" calcext:value-type="float">
            <text:p>1206</text:p>
          </table:table-cell>
          <table:table-cell office:value-type="float" office:value="7352" calcext:value-type="float">
            <text:p>7352</text:p>
          </table:table-cell>
          <table:table-cell office:value-type="float" office:value="934" calcext:value-type="float">
            <text:p>934</text:p>
          </table:table-cell>
          <table:table-cell office:value-type="float" office:value="52" calcext:value-type="float">
            <text:p>52</text:p>
          </table:table-cell>
          <table:table-cell office:value-type="float" office:value="30773" calcext:value-type="float">
            <text:p>30773</text:p>
          </table:table-cell>
          <table:table-cell office:value-type="float" office:value="35307" calcext:value-type="float">
            <text:p>35307</text:p>
          </table:table-cell>
          <table:table-cell office:value-type="float" office:value="6551" calcext:value-type="float">
            <text:p>6551</text:p>
          </table:table-cell>
          <table:table-cell office:value-type="float" office:value="2017" calcext:value-type="float">
            <text:p>2017</text:p>
          </table:table-cell>
          <table:table-cell office:value-type="float" office:value="1884" calcext:value-type="float">
            <text:p>1884</text:p>
          </table:table-cell>
          <table:table-cell office:value-type="float" office:value="73" calcext:value-type="float">
            <text:p>73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-734" calcext:value-type="float">
            <text:p>-734</text:p>
          </table:table-cell>
          <table:table-cell office:value-type="float" office:value="154" calcext:value-type="float">
            <text:p>154</text:p>
          </table:table-cell>
          <table:table-cell office:value-type="float" office:value="662" calcext:value-type="float">
            <text:p>662</text:p>
          </table:table-cell>
          <table:table-cell office:value-type="float" office:value="1842" calcext:value-type="float">
            <text:p>1842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43" calcext:value-type="float">
            <text:p>-143</text:p>
          </table:table-cell>
          <table:table-cell office:value-type="float" office:value="21" calcext:value-type="float">
            <text:p>21</text:p>
          </table:table-cell>
          <table:table-cell office:value-type="float" office:value="2057" calcext:value-type="float">
            <text:p>2057</text:p>
          </table:table-cell>
          <table:table-cell office:value-type="float" office:value="1849" calcext:value-type="float">
            <text:p>1849</text:p>
          </table:table-cell>
          <table:table-cell office:value-type="float" office:value="-173" calcext:value-type="float">
            <text:p>-173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9.6" calcext:value-type="float">
            <text:p>29.6</text:p>
          </table:table-cell>
          <table:table-cell office:value-type="float" office:value="72.3" calcext:value-type="float">
            <text:p>72.3</text:p>
          </table:table-cell>
          <table:table-cell office:value-type="float" office:value="3.2" calcext:value-type="float">
            <text:p>3.2</text:p>
          </table:table-cell>
          <table:table-cell office:value-type="float" office:value="19.7" calcext:value-type="float">
            <text:p>19.7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82.4" calcext:value-type="float">
            <text:p>82.4</text:p>
          </table:table-cell>
          <table:table-cell office:value-type="float" office:value="94.6" calcext:value-type="float">
            <text:p>94.6</text:p>
          </table:table-cell>
          <table:table-cell office:value-type="float" office:value="17.6" calcext:value-type="float">
            <text:p>17.6</text:p>
          </table:table-cell>
          <table:table-cell office:value-type="float" office:value="5.4" calcext:value-type="float">
            <text:p>5.4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25.5" calcext:value-type="float">
            <text:p>25.5</text:p>
          </table:table-cell>
          <table:table-cell office:value-type="float" office:value="48.1" calcext:value-type="float">
            <text:p>48.1</text:p>
          </table:table-cell>
          <table:table-cell office:value-type="float" office:value="34.6" calcext:value-type="float">
            <text:p>34.6</text:p>
          </table:table-cell>
          <table:table-cell office:value-type="float" office:value="71" calcext:value-type="float">
            <text:p>71</text:p>
          </table:table-cell>
          <table:table-cell office:value-type="float" office:value="24.1" calcext:value-type="float">
            <text:p>24.1</text:p>
          </table:table-cell>
          <table:table-cell office:value-type="float" office:value="46.7" calcext:value-type="float">
            <text:p>46.7</text:p>
          </table:table-cell>
          <table:table-cell office:value-type="float" office:value="33.3" calcext:value-type="float">
            <text:p>33.3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501" calcext:value-type="float">
            <text:p>180501</text:p>
          </table:table-cell>
          <table:table-cell office:value-type="float" office:value="43221" calcext:value-type="float">
            <text:p>4322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5440" calcext:value-type="float">
            <text:p>35440</text:p>
          </table:table-cell>
          <table:table-cell office:value-type="float" office:value="107" calcext:value-type="float">
            <text:p>107</text:p>
          </table:table-cell>
          <table:table-cell office:value-type="float" office:value="3987" calcext:value-type="float">
            <text:p>3987</text:p>
          </table:table-cell>
          <table:table-cell office:value-type="float" office:value="0" calcext:value-type="float">
            <text:p>0</text:p>
          </table:table-cell>
          <table:table-cell office:value-type="float" office:value="9059" calcext:value-type="float">
            <text:p>9059</text:p>
          </table:table-cell>
          <table:table-cell office:value-type="float" office:value="1464" calcext:value-type="float">
            <text:p>1464</text:p>
          </table:table-cell>
          <table:table-cell office:value-type="float" office:value="568" calcext:value-type="float">
            <text:p>568</text:p>
          </table:table-cell>
          <table:table-cell office:value-type="float" office:value="10394" calcext:value-type="float">
            <text:p>10394</text:p>
          </table:table-cell>
          <table:table-cell office:value-type="float" office:value="25148" calcext:value-type="float">
            <text:p>25148</text:p>
          </table:table-cell>
          <table:table-cell office:value-type="float" office:value="1183" calcext:value-type="float">
            <text:p>1183</text:p>
          </table:table-cell>
          <table:table-cell office:value-type="float" office:value="7374" calcext:value-type="float">
            <text:p>7374</text:p>
          </table:table-cell>
          <table:table-cell office:value-type="float" office:value="1077" calcext:value-type="float">
            <text:p>1077</text:p>
          </table:table-cell>
          <table:table-cell office:value-type="float" office:value="31" calcext:value-type="float">
            <text:p>31</text:p>
          </table:table-cell>
          <table:table-cell office:value-type="float" office:value="28716" calcext:value-type="float">
            <text:p>28716</text:p>
          </table:table-cell>
          <table:table-cell office:value-type="float" office:value="33458" calcext:value-type="float">
            <text:p>33458</text:p>
          </table:table-cell>
          <table:table-cell office:value-type="float" office:value="6724" calcext:value-type="float">
            <text:p>6724</text:p>
          </table:table-cell>
          <table:table-cell office:value-type="float" office:value="1982" calcext:value-type="float">
            <text:p>1982</text:p>
          </table:table-cell>
          <table:table-cell office:value-type="float" office:value="3326" calcext:value-type="float">
            <text:p>3326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-75" calcext:value-type="float">
            <text:p>-75</text:p>
          </table:table-cell>
          <table:table-cell office:value-type="float" office:value="1620" calcext:value-type="float">
            <text:p>1620</text:p>
          </table:table-cell>
          <table:table-cell office:value-type="float" office:value="-1621" calcext:value-type="float">
            <text:p>-1621</text:p>
          </table:table-cell>
          <table:table-cell office:value-type="float" office:value="-53" calcext:value-type="float">
            <text:p>-53</text:p>
          </table:table-cell>
          <table:table-cell office:value-type="float" office:value="1219" calcext:value-type="float">
            <text:p>1219</text:p>
          </table:table-cell>
          <table:table-cell office:value-type="float" office:value="4847" calcext:value-type="float">
            <text:p>4847</text:p>
          </table:table-cell>
          <table:table-cell office:value-type="float" office:value="39" calcext:value-type="float">
            <text:p>39</text:p>
          </table:table-cell>
          <table:table-cell office:value-type="float" office:value="551" calcext:value-type="float">
            <text:p>551</text:p>
          </table:table-cell>
          <table:table-cell office:value-type="float" office:value="227" calcext:value-type="float">
            <text:p>227</text:p>
          </table:table-cell>
          <table:table-cell office:value-type="float" office:value="18" calcext:value-type="float">
            <text:p>18</text:p>
          </table:table-cell>
          <table:table-cell office:value-type="float" office:value="3426" calcext:value-type="float">
            <text:p>3426</text:p>
          </table:table-cell>
          <table:table-cell office:value-type="float" office:value="3392" calcext:value-type="float">
            <text:p>3392</text:p>
          </table:table-cell>
          <table:table-cell office:value-type="float" office:value="-100" calcext:value-type="float">
            <text:p>-100</text:p>
          </table:table-cell>
          <table:table-cell office:value-type="float" office:value="-66" calcext:value-type="float">
            <text:p>-66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office:value-type="float" office:value="29.3" calcext:value-type="float">
            <text:p>29.3</text:p>
          </table:table-cell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office:value-type="float" office:value="20.8" calcext:value-type="float">
            <text:p>20.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81" calcext:value-type="float">
            <text:p>81</text:p>
          </table:table-cell>
          <table:table-cell office:value-type="float" office:value="94.4" calcext:value-type="float">
            <text:p>94.4</text:p>
          </table:table-cell>
          <table:table-cell office:value-type="float" office:value="19" calcext:value-type="float">
            <text:p>19</text:p>
          </table:table-cell>
          <table:table-cell office:value-type="float" office:value="5.6" calcext:value-type="float">
            <text:p>5.6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28.5" calcext:value-type="float">
            <text:p>28.5</text:p>
          </table:table-cell>
          <table:table-cell office:value-type="float" office:value="44.7" calcext:value-type="float">
            <text:p>44.7</text:p>
          </table:table-cell>
          <table:table-cell office:value-type="float" office:value="37.7" calcext:value-type="float">
            <text:p>37.7</text:p>
          </table:table-cell>
          <table:table-cell office:value-type="float" office:value="64.4" calcext:value-type="float">
            <text:p>64.4</text:p>
          </table:table-cell>
          <table:table-cell office:value-type="float" office:value="27" calcext:value-type="float">
            <text:p>27</text:p>
          </table:table-cell>
          <table:table-cell office:value-type="float" office:value="43.9" calcext:value-type="float">
            <text:p>43.9</text:p>
          </table:table-cell>
          <table:table-cell office:value-type="float" office:value="36.3" calcext:value-type="float">
            <text:p>36.3</text:p>
          </table:table-cell>
          <table:table-cell office:value-type="float" office:value="63.3" calcext:value-type="float">
            <text:p>63.3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424" calcext:value-type="float">
            <text:p>180424</text:p>
          </table:table-cell>
          <table:table-cell office:value-type="float" office:value="43214" calcext:value-type="float">
            <text:p>4321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2114" calcext:value-type="float">
            <text:p>32114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office:value-type="float" office:value="75" calcext:value-type="float">
            <text:p>75</text:p>
          </table:table-cell>
          <table:table-cell office:value-type="float" office:value="7439" calcext:value-type="float">
            <text:p>7439</text:p>
          </table:table-cell>
          <table:table-cell office:value-type="float" office:value="3085" calcext:value-type="float">
            <text:p>3085</text:p>
          </table:table-cell>
          <table:table-cell office:value-type="float" office:value="621" calcext:value-type="float">
            <text:p>621</text:p>
          </table:table-cell>
          <table:table-cell office:value-type="float" office:value="9175" calcext:value-type="float">
            <text:p>9175</text:p>
          </table:table-cell>
          <table:table-cell office:value-type="float" office:value="20301" calcext:value-type="float">
            <text:p>20301</text:p>
          </table:table-cell>
          <table:table-cell office:value-type="float" office:value="1144" calcext:value-type="float">
            <text:p>1144</text:p>
          </table:table-cell>
          <table:table-cell office:value-type="float" office:value="6823" calcext:value-type="float">
            <text:p>6823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office:value-type="float" office:value="25290" calcext:value-type="float">
            <text:p>25290</text:p>
          </table:table-cell>
          <table:table-cell office:value-type="float" office:value="30066" calcext:value-type="float">
            <text:p>30066</text:p>
          </table:table-cell>
          <table:table-cell office:value-type="float" office:value="6824" calcext:value-type="float">
            <text:p>6824</text:p>
          </table:table-cell>
          <table:table-cell office:value-type="float" office:value="2048" calcext:value-type="float">
            <text:p>2048</text:p>
          </table:table-cell>
          <table:table-cell office:value-type="float" office:value="-2495" calcext:value-type="float">
            <text:p>-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-3770" calcext:value-type="float">
            <text:p>-3770</text:p>
          </table:table-cell>
          <table:table-cell office:value-type="float" office:value="-14" calcext:value-type="float">
            <text:p>-14</text:p>
          </table:table-cell>
          <table:table-cell office:value-type="float" office:value="-4072" calcext:value-type="float">
            <text:p>-4072</text:p>
          </table:table-cell>
          <table:table-cell office:value-type="float" office:value="1921" calcext:value-type="float">
            <text:p>1921</text:p>
          </table:table-cell>
          <table:table-cell office:value-type="float" office:value="-179" calcext:value-type="float">
            <text:p>-179</text:p>
          </table:table-cell>
          <table:table-cell office:value-type="float" office:value="1150" calcext:value-type="float">
            <text:p>1150</text:p>
          </table:table-cell>
          <table:table-cell office:value-type="float" office:value="-78" calcext:value-type="float">
            <text:p>-78</text:p>
          </table:table-cell>
          <table:table-cell office:value-type="float" office:value="-28" calcext:value-type="float">
            <text:p>-28</text:p>
          </table:table-cell>
          <table:table-cell office:value-type="float" office:value="-2975" calcext:value-type="float">
            <text:p>-2975</text:p>
          </table:table-cell>
          <table:table-cell office:value-type="float" office:value="-2073" calcext:value-type="float">
            <text:p>-2073</text:p>
          </table:table-cell>
          <table:table-cell office:value-type="float" office:value="480" calcext:value-type="float">
            <text:p>480</text:p>
          </table:table-cell>
          <table:table-cell office:value-type="float" office:value="-422" calcext:value-type="float">
            <text:p>-4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0.2" calcext:value-type="float">
            <text:p>0.2</text:p>
          </table:table-cell>
          <table:table-cell office:value-type="float" office:value="23.2" calcext:value-type="float">
            <text:p>23.2</text:p>
          </table:table-cell>
          <table:table-cell office:value-type="float" office:value="9.6" calcext:value-type="float">
            <text:p>9.6</text:p>
          </table:table-cell>
          <table:table-cell office:value-type="float" office:value="1.9" calcext:value-type="float">
            <text:p>1.9</text:p>
          </table:table-cell>
          <table:table-cell office:value-type="float" office:value="28.6" calcext:value-type="float">
            <text:p>28.6</text:p>
          </table:table-cell>
          <table:table-cell office:value-type="float" office:value="63.2" calcext:value-type="float">
            <text:p>63.2</text:p>
          </table:table-cell>
          <table:table-cell office:value-type="float" office:value="3.6" calcext:value-type="float">
            <text:p>3.6</text:p>
          </table:table-cell>
          <table:table-cell office:value-type="float" office:value="21.2" calcext:value-type="float">
            <text:p>21.2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office:value-type="float" office:value="93.6" calcext:value-type="float">
            <text:p>93.6</text:p>
          </table:table-cell>
          <table:table-cell office:value-type="float" office:value="21.2" calcext:value-type="float">
            <text:p>21.2</text:p>
          </table:table-cell>
          <table:table-cell office:value-type="float" office:value="6.4" calcext:value-type="float">
            <text:p>6.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29.4" calcext:value-type="float">
            <text:p>29.4</text:p>
          </table:table-cell>
          <table:table-cell office:value-type="float" office:value="42.7" calcext:value-type="float">
            <text:p>42.7</text:p>
          </table:table-cell>
          <table:table-cell office:value-type="float" office:value="39.2" calcext:value-type="float">
            <text:p>39.2</text:p>
          </table:table-cell>
          <table:table-cell office:value-type="float" office:value="59.1" calcext:value-type="float">
            <text:p>59.1</text:p>
          </table:table-cell>
          <table:table-cell office:value-type="float" office:value="27.8" calcext:value-type="float">
            <text:p>27.8</text:p>
          </table:table-cell>
          <table:table-cell office:value-type="float" office:value="42.7" calcext:value-type="float">
            <text:p>42.7</text:p>
          </table:table-cell>
          <table:table-cell office:value-type="float" office:value="37.6" calcext:value-type="float">
            <text:p>37.6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417" calcext:value-type="float">
            <text:p>180417</text:p>
          </table:table-cell>
          <table:table-cell office:value-type="float" office:value="43207" calcext:value-type="float">
            <text:p>4320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4609" calcext:value-type="float">
            <text:p>34609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office:value-type="float" office:value="7346" calcext:value-type="float">
            <text:p>7346</text:p>
          </table:table-cell>
          <table:table-cell office:value-type="float" office:value="6855" calcext:value-type="float">
            <text:p>6855</text:p>
          </table:table-cell>
          <table:table-cell office:value-type="float" office:value="635" calcext:value-type="float">
            <text:p>635</text:p>
          </table:table-cell>
          <table:table-cell office:value-type="float" office:value="13247" calcext:value-type="float">
            <text:p>13247</text:p>
          </table:table-cell>
          <table:table-cell office:value-type="float" office:value="18380" calcext:value-type="float">
            <text:p>18380</text:p>
          </table:table-cell>
          <table:table-cell office:value-type="float" office:value="1323" calcext:value-type="float">
            <text:p>1323</text:p>
          </table:table-cell>
          <table:table-cell office:value-type="float" office:value="5673" calcext:value-type="float">
            <text:p>5673</text:p>
          </table:table-cell>
          <table:table-cell office:value-type="float" office:value="928" calcext:value-type="float">
            <text:p>928</text:p>
          </table:table-cell>
          <table:table-cell office:value-type="float" office:value="41" calcext:value-type="float">
            <text:p>41</text:p>
          </table:table-cell>
          <table:table-cell office:value-type="float" office:value="28265" calcext:value-type="float">
            <text:p>28265</text:p>
          </table:table-cell>
          <table:table-cell office:value-type="float" office:value="32139" calcext:value-type="float">
            <text:p>32139</text:p>
          </table:table-cell>
          <table:table-cell office:value-type="float" office:value="6344" calcext:value-type="float">
            <text:p>6344</text:p>
          </table:table-cell>
          <table:table-cell office:value-type="float" office:value="2470" calcext:value-type="float">
            <text:p>2470</text:p>
          </table:table-cell>
          <table:table-cell office:value-type="float" office:value="1112" calcext:value-type="float">
            <text:p>1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1" calcext:value-type="float">
            <text:p>-571</text:p>
          </table:table-cell>
          <table:table-cell office:value-type="float" office:value="997" calcext:value-type="float">
            <text:p>997</text:p>
          </table:table-cell>
          <table:table-cell office:value-type="float" office:value="-15" calcext:value-type="float">
            <text:p>-15</text:p>
          </table:table-cell>
          <table:table-cell office:value-type="float" office:value="489" calcext:value-type="float">
            <text:p>489</text:p>
          </table:table-cell>
          <table:table-cell office:value-type="float" office:value="-693" calcext:value-type="float">
            <text:p>-693</text:p>
          </table:table-cell>
          <table:table-cell office:value-type="float" office:value="854" calcext:value-type="float">
            <text:p>854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float" office:value="846" calcext:value-type="float">
            <text:p>846</text:p>
          </table:table-cell>
          <table:table-cell office:value-type="float" office:value="1343" calcext:value-type="float">
            <text:p>1343</text:p>
          </table:table-cell>
          <table:table-cell office:value-type="float" office:value="266" calcext:value-type="float">
            <text:p>266</text:p>
          </table:table-cell>
          <table:table-cell office:value-type="float" office:value="-231" calcext:value-type="float">
            <text:p>-2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21.2" calcext:value-type="float">
            <text:p>21.2</text:p>
          </table:table-cell>
          <table:table-cell office:value-type="float" office:value="19.8" calcext:value-type="float">
            <text:p>19.8</text:p>
          </table:table-cell>
          <table:table-cell office:value-type="float" office:value="1.8" calcext:value-type="float">
            <text:p>1.8</text:p>
          </table:table-cell>
          <table:table-cell office:value-type="float" office:value="38.3" calcext:value-type="float">
            <text:p>38.3</text:p>
          </table:table-cell>
          <table:table-cell office:value-type="float" office:value="53.1" calcext:value-type="float">
            <text:p>53.1</text:p>
          </table:table-cell>
          <table:table-cell office:value-type="float" office:value="3.8" calcext:value-type="float">
            <text:p>3.8</text:p>
          </table:table-cell>
          <table:table-cell office:value-type="float" office:value="16.4" calcext:value-type="float">
            <text:p>16.4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81.7" calcext:value-type="float">
            <text:p>81.7</text:p>
          </table:table-cell>
          <table:table-cell office:value-type="float" office:value="92.9" calcext:value-type="float">
            <text:p>92.9</text:p>
          </table:table-cell>
          <table:table-cell office:value-type="float" office:value="18.3" calcext:value-type="float">
            <text:p>18.3</text:p>
          </table:table-cell>
          <table:table-cell office:value-type="float" office:value="7.1" calcext:value-type="float">
            <text:p>7.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37.3" calcext:value-type="float">
            <text:p>37.3</text:p>
          </table:table-cell>
          <table:table-cell office:value-type="float" office:value="40.3" calcext:value-type="float">
            <text:p>40.3</text:p>
          </table:table-cell>
          <table:table-cell office:value-type="float" office:value="48.1" calcext:value-type="float">
            <text:p>48.1</text:p>
          </table:table-cell>
          <table:table-cell office:value-type="float" office:value="55.4" calcext:value-type="float">
            <text:p>55.4</text:p>
          </table:table-cell>
          <table:table-cell office:value-type="float" office:value="35.6" calcext:value-type="float">
            <text:p>35.6</text:p>
          </table:table-cell>
          <table:table-cell office:value-type="float" office:value="40" calcext:value-type="float">
            <text:p>40</text:p>
          </table:table-cell>
          <table:table-cell office:value-type="float" office:value="46.5" calcext:value-type="float">
            <text:p>46.5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410" calcext:value-type="float">
            <text:p>180410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3497" calcext:value-type="float">
            <text:p>33497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office:value-type="float" office:value="7917" calcext:value-type="float">
            <text:p>7917</text:p>
          </table:table-cell>
          <table:table-cell office:value-type="float" office:value="5858" calcext:value-type="float">
            <text:p>5858</text:p>
          </table:table-cell>
          <table:table-cell office:value-type="float" office:value="650" calcext:value-type="float">
            <text:p>650</text:p>
          </table:table-cell>
          <table:table-cell office:value-type="float" office:value="12758" calcext:value-type="float">
            <text:p>12758</text:p>
          </table:table-cell>
          <table:table-cell office:value-type="float" office:value="19073" calcext:value-type="float">
            <text:p>19073</text:p>
          </table:table-cell>
          <table:table-cell office:value-type="float" office:value="469" calcext:value-type="float">
            <text:p>469</text:p>
          </table:table-cell>
          <table:table-cell office:value-type="float" office:value="5593" calcext:value-type="float">
            <text:p>5593</text:p>
          </table:table-cell>
          <table:table-cell office:value-type="float" office:value="737" calcext:value-type="float">
            <text:p>737</text:p>
          </table:table-cell>
          <table:table-cell office:value-type="float" office:value="32" calcext:value-type="float">
            <text:p>32</text:p>
          </table:table-cell>
          <table:table-cell office:value-type="float" office:value="27419" calcext:value-type="float">
            <text:p>27419</text:p>
          </table:table-cell>
          <table:table-cell office:value-type="float" office:value="30796" calcext:value-type="float">
            <text:p>30796</text:p>
          </table:table-cell>
          <table:table-cell office:value-type="float" office:value="6078" calcext:value-type="float">
            <text:p>6078</text:p>
          </table:table-cell>
          <table:table-cell office:value-type="float" office:value="2701" calcext:value-type="float">
            <text:p>2701</text:p>
          </table:table-cell>
          <table:table-cell office:value-type="float" office:value="2271" calcext:value-type="float">
            <text:p>2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502" calcext:value-type="float">
            <text:p>-502</text:p>
          </table:table-cell>
          <table:table-cell office:value-type="float" office:value="-15" calcext:value-type="float">
            <text:p>-15</text:p>
          </table:table-cell>
          <table:table-cell office:value-type="float" office:value="3491" calcext:value-type="float">
            <text:p>3491</text:p>
          </table:table-cell>
          <table:table-cell office:value-type="float" office:value="2961" calcext:value-type="float">
            <text:p>2961</text:p>
          </table:table-cell>
          <table:table-cell office:value-type="float" office:value="-195" calcext:value-type="float">
            <text:p>-195</text:p>
          </table:table-cell>
          <table:table-cell office:value-type="float" office:value="-959" calcext:value-type="float">
            <text:p>-959</text:p>
          </table:table-cell>
          <table:table-cell office:value-type="float" office:value="-240" calcext:value-type="float">
            <text:p>-240</text:p>
          </table:table-cell>
          <table:table-cell office:value-type="float" office:value="29" calcext:value-type="float">
            <text:p>29</text:p>
          </table:table-cell>
          <table:table-cell office:value-type="float" office:value="2304" calcext:value-type="float">
            <text:p>2304</text:p>
          </table:table-cell>
          <table:table-cell office:value-type="float" office:value="2038" calcext:value-type="float">
            <text:p>2038</text:p>
          </table:table-cell>
          <table:table-cell office:value-type="float" office:value="-33" calcext:value-type="float">
            <text:p>-33</text:p>
          </table:table-cell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17.5" calcext:value-type="float">
            <text:p>17.5</text:p>
          </table:table-cell>
          <table:table-cell office:value-type="float" office:value="1.9" calcext:value-type="float">
            <text:p>1.9</text:p>
          </table:table-cell>
          <table:table-cell office:value-type="float" office:value="38.1" calcext:value-type="float">
            <text:p>38.1</text:p>
          </table:table-cell>
          <table:table-cell office:value-type="float" office:value="56.9" calcext:value-type="float">
            <text:p>56.9</text:p>
          </table:table-cell>
          <table:table-cell office:value-type="float" office:value="1.4" calcext:value-type="float">
            <text:p>1.4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81.9" calcext:value-type="float">
            <text:p>81.9</text:p>
          </table:table-cell>
          <table:table-cell office:value-type="float" office:value="91.9" calcext:value-type="float">
            <text:p>91.9</text:p>
          </table:table-cell>
          <table:table-cell office:value-type="float" office:value="18.1" calcext:value-type="float">
            <text:p>18.1</text:p>
          </table:table-cell>
          <table:table-cell office:value-type="float" office:value="8.1" calcext:value-type="float">
            <text:p>8.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37.7" calcext:value-type="float">
            <text:p>37.7</text:p>
          </table:table-cell>
          <table:table-cell office:value-type="float" office:value="39.6" calcext:value-type="float">
            <text:p>39.6</text:p>
          </table:table-cell>
          <table:table-cell office:value-type="float" office:value="49.5" calcext:value-type="float">
            <text:p>49.5</text:p>
          </table:table-cell>
          <table:table-cell office:value-type="float" office:value="57.1" calcext:value-type="float">
            <text:p>57.1</text:p>
          </table:table-cell>
          <table:table-cell office:value-type="float" office:value="36" calcext:value-type="float">
            <text:p>36</text:p>
          </table:table-cell>
          <table:table-cell office:value-type="float" office:value="39.3" calcext:value-type="float">
            <text:p>39.3</text:p>
          </table:table-cell>
          <table:table-cell office:value-type="float" office:value="47.9" calcext:value-type="float">
            <text:p>47.9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403" calcext:value-type="float">
            <text:p>180403</text:p>
          </table:table-cell>
          <table:table-cell office:value-type="float" office:value="43193" calcext:value-type="float">
            <text:p>4319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1226" calcext:value-type="float">
            <text:p>31226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6360" calcext:value-type="float">
            <text:p>6360</text:p>
          </table:table-cell>
          <table:table-cell office:value-type="float" office:value="665" calcext:value-type="float">
            <text:p>665</text:p>
          </table:table-cell>
          <table:table-cell office:value-type="float" office:value="9267" calcext:value-type="float">
            <text:p>9267</text:p>
          </table:table-cell>
          <table:table-cell office:value-type="float" office:value="16112" calcext:value-type="float">
            <text:p>16112</text:p>
          </table:table-cell>
          <table:table-cell office:value-type="float" office:value="664" calcext:value-type="float">
            <text:p>664</text:p>
          </table:table-cell>
          <table:table-cell office:value-type="float" office:value="6552" calcext:value-type="float">
            <text:p>6552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float" office:value="25115" calcext:value-type="float">
            <text:p>25115</text:p>
          </table:table-cell>
          <table:table-cell office:value-type="float" office:value="28758" calcext:value-type="float">
            <text:p>28758</text:p>
          </table:table-cell>
          <table:table-cell office:value-type="float" office:value="6111" calcext:value-type="float">
            <text:p>6111</text:p>
          </table:table-cell>
          <table:table-cell office:value-type="float" office:value="2468" calcext:value-type="float">
            <text:p>2468</text:p>
          </table:table-cell>
          <table:table-cell office:value-type="float" office:value="-4465" calcext:value-type="float">
            <text:p>-4465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-334" calcext:value-type="float">
            <text:p>-334</text:p>
          </table:table-cell>
          <table:table-cell office:value-type="float" office:value="59" calcext:value-type="float">
            <text:p>59</text:p>
          </table:table-cell>
          <table:table-cell office:value-type="float" office:value="-2403" calcext:value-type="float">
            <text:p>-2403</text:p>
          </table:table-cell>
          <table:table-cell office:value-type="float" office:value="-2443" calcext:value-type="float">
            <text:p>-2443</text:p>
          </table:table-cell>
          <table:table-cell office:value-type="float" office:value="-971" calcext:value-type="float">
            <text:p>-971</text:p>
          </table:table-cell>
          <table:table-cell office:value-type="float" office:value="-1685" calcext:value-type="float">
            <text:p>-1685</text:p>
          </table:table-cell>
          <table:table-cell office:value-type="float" office:value="-170" calcext:value-type="float">
            <text:p>-170</text:p>
          </table:table-cell>
          <table:table-cell office:value-type="float" office:value="3" calcext:value-type="float">
            <text:p>3</text:p>
          </table:table-cell>
          <table:table-cell office:value-type="float" office:value="-4724" calcext:value-type="float">
            <text:p>-4724</text:p>
          </table:table-cell>
          <table:table-cell office:value-type="float" office:value="-3936" calcext:value-type="float">
            <text:p>-3936</text:p>
          </table:table-cell>
          <table:table-cell office:value-type="float" office:value="259" calcext:value-type="float">
            <text:p>259</text:p>
          </table:table-cell>
          <table:table-cell office:value-type="float" office:value="-529" calcext:value-type="float">
            <text:p>-5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20.4" calcext:value-type="float">
            <text:p>20.4</text:p>
          </table:table-cell>
          <table:table-cell office:value-type="float" office:value="2.1" calcext:value-type="float">
            <text:p>2.1</text:p>
          </table:table-cell>
          <table:table-cell office:value-type="float" office:value="29.7" calcext:value-type="float">
            <text:p>29.7</text:p>
          </table:table-cell>
          <table:table-cell office:value-type="float" office:value="51.6" calcext:value-type="float">
            <text:p>51.6</text:p>
          </table:table-cell>
          <table:table-cell office:value-type="float" office:value="2.1" calcext:value-type="float">
            <text:p>2.1</text:p>
          </table:table-cell>
          <table:table-cell office:value-type="float" office:value="21" calcext:value-type="float">
            <text:p>21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92.1" calcext:value-type="float">
            <text:p>92.1</text:p>
          </table:table-cell>
          <table:table-cell office:value-type="float" office:value="19.6" calcext:value-type="float">
            <text:p>19.6</text:p>
          </table:table-cell>
          <table:table-cell office:value-type="float" office:value="7.9" calcext:value-type="float">
            <text:p>7.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5.6" calcext:value-type="float">
            <text:p>35.6</text:p>
          </table:table-cell>
          <table:table-cell office:value-type="float" office:value="42.9" calcext:value-type="float">
            <text:p>42.9</text:p>
          </table:table-cell>
          <table:table-cell office:value-type="float" office:value="47" calcext:value-type="float">
            <text:p>47</text:p>
          </table:table-cell>
          <table:table-cell office:value-type="float" office:value="59.4" calcext:value-type="float">
            <text:p>59.4</text:p>
          </table:table-cell>
          <table:table-cell office:value-type="float" office:value="33.9" calcext:value-type="float">
            <text:p>33.9</text:p>
          </table:table-cell>
          <table:table-cell office:value-type="float" office:value="42.6" calcext:value-type="float">
            <text:p>42.6</text:p>
          </table:table-cell>
          <table:table-cell office:value-type="float" office:value="45.3" calcext:value-type="float">
            <text:p>45.3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327" calcext:value-type="float">
            <text:p>180327</text:p>
          </table:table-cell>
          <table:table-cell office:value-type="float" office:value="43186" calcext:value-type="float">
            <text:p>4318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5691" calcext:value-type="float">
            <text:p>35691</text:p>
          </table:table-cell>
          <table:table-cell office:value-type="float" office:value="0" calcext:value-type="float">
            <text:p>0</text:p>
          </table:table-cell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float" office:value="7691" calcext:value-type="float">
            <text:p>7691</text:p>
          </table:table-cell>
          <table:table-cell office:value-type="float" office:value="6694" calcext:value-type="float">
            <text:p>6694</text:p>
          </table:table-cell>
          <table:table-cell office:value-type="float" office:value="606" calcext:value-type="float">
            <text:p>606</text:p>
          </table:table-cell>
          <table:table-cell office:value-type="float" office:value="11670" calcext:value-type="float">
            <text:p>11670</text:p>
          </table:table-cell>
          <table:table-cell office:value-type="float" office:value="18555" calcext:value-type="float">
            <text:p>18555</text:p>
          </table:table-cell>
          <table:table-cell office:value-type="float" office:value="1635" calcext:value-type="float">
            <text:p>1635</text:p>
          </table:table-cell>
          <table:table-cell office:value-type="float" office:value="8237" calcext:value-type="float">
            <text:p>8237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29839" calcext:value-type="float">
            <text:p>29839</text:p>
          </table:table-cell>
          <table:table-cell office:value-type="float" office:value="32694" calcext:value-type="float">
            <text:p>32694</text:p>
          </table:table-cell>
          <table:table-cell office:value-type="float" office:value="5852" calcext:value-type="float">
            <text:p>5852</text:p>
          </table:table-cell>
          <table:table-cell office:value-type="float" office:value="2997" calcext:value-type="float">
            <text:p>2997</text:p>
          </table:table-cell>
          <table:table-cell office:value-type="float" office:value="5825" calcext:value-type="float">
            <text:p>5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01" calcext:value-type="float">
            <text:p>601</text:p>
          </table:table-cell>
          <table:table-cell office:value-type="float" office:value="20" calcext:value-type="float">
            <text:p>20</text:p>
          </table:table-cell>
          <table:table-cell office:value-type="float" office:value="4847" calcext:value-type="float">
            <text:p>4847</text:p>
          </table:table-cell>
          <table:table-cell office:value-type="float" office:value="4387" calcext:value-type="float">
            <text:p>4387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035" calcext:value-type="float">
            <text:p>6035</text:p>
          </table:table-cell>
          <table:table-cell office:value-type="float" office:value="5221" calcext:value-type="float">
            <text:p>5221</text:p>
          </table:table-cell>
          <table:table-cell office:value-type="float" office:value="-210" calcext:value-type="float">
            <text:p>-210</text:p>
          </table:table-cell>
          <table:table-cell office:value-type="float" office:value="604" calcext:value-type="float">
            <text:p>6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float" office:value="18.8" calcext:value-type="float">
            <text:p>18.8</text:p>
          </table:table-cell>
          <table:table-cell office:value-type="float" office:value="1.7" calcext:value-type="float">
            <text:p>1.7</text:p>
          </table:table-cell>
          <table:table-cell office:value-type="float" office:value="32.7" calcext:value-type="float">
            <text:p>32.7</text:p>
          </table:table-cell>
          <table:table-cell office:value-type="float" office:value="52" calcext:value-type="float">
            <text:p>52</text:p>
          </table:table-cell>
          <table:table-cell office:value-type="float" office:value="4.6" calcext:value-type="float">
            <text:p>4.6</text:p>
          </table:table-cell>
          <table:table-cell office:value-type="float" office:value="23.1" calcext:value-type="float">
            <text:p>23.1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91.6" calcext:value-type="float">
            <text:p>91.6</text:p>
          </table:table-cell>
          <table:table-cell office:value-type="float" office:value="16.4" calcext:value-type="float">
            <text:p>16.4</text:p>
          </table:table-cell>
          <table:table-cell office:value-type="float" office:value="8.4" calcext:value-type="float">
            <text:p>8.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36.7" calcext:value-type="float">
            <text:p>36.7</text:p>
          </table:table-cell>
          <table:table-cell office:value-type="float" office:value="39" calcext:value-type="float">
            <text:p>39</text:p>
          </table:table-cell>
          <table:table-cell office:value-type="float" office:value="48.5" calcext:value-type="float">
            <text:p>48.5</text:p>
          </table:table-cell>
          <table:table-cell office:value-type="float" office:value="59.4" calcext:value-type="float">
            <text:p>59.4</text:p>
          </table:table-cell>
          <table:table-cell office:value-type="float" office:value="34.5" calcext:value-type="float">
            <text:p>34.5</text:p>
          </table:table-cell>
          <table:table-cell office:value-type="float" office:value="38.4" calcext:value-type="float">
            <text:p>38.4</text:p>
          </table:table-cell>
          <table:table-cell office:value-type="float" office:value="45.4" calcext:value-type="float">
            <text:p>45.4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320" calcext:value-type="float">
            <text:p>180320</text:p>
          </table:table-cell>
          <table:table-cell office:value-type="float" office:value="43179" calcext:value-type="float">
            <text:p>4317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29866" calcext:value-type="float">
            <text:p>29866</text:p>
          </table:table-cell>
          <table:table-cell office:value-type="float" office:value="0" calcext:value-type="float">
            <text:p>0</text:p>
          </table:table-cell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float" office:value="7582" calcext:value-type="float">
            <text:p>7582</text:p>
          </table:table-cell>
          <table:table-cell office:value-type="float" office:value="6093" calcext:value-type="float">
            <text:p>6093</text:p>
          </table:table-cell>
          <table:table-cell office:value-type="float" office:value="586" calcext:value-type="float">
            <text:p>586</text:p>
          </table:table-cell>
          <table:table-cell office:value-type="float" office:value="6823" calcext:value-type="float">
            <text:p>6823</text:p>
          </table:table-cell>
          <table:table-cell office:value-type="float" office:value="14168" calcext:value-type="float">
            <text:p>14168</text:p>
          </table:table-cell>
          <table:table-cell office:value-type="float" office:value="1492" calcext:value-type="float">
            <text:p>1492</text:p>
          </table:table-cell>
          <table:table-cell office:value-type="float" office:value="7321" calcext:value-type="float">
            <text:p>7321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23804" calcext:value-type="float">
            <text:p>23804</text:p>
          </table:table-cell>
          <table:table-cell office:value-type="float" office:value="27473" calcext:value-type="float">
            <text:p>27473</text:p>
          </table:table-cell>
          <table:table-cell office:value-type="float" office:value="6062" calcext:value-type="float">
            <text:p>6062</text:p>
          </table:table-cell>
          <table:table-cell office:value-type="float" office:value="2393" calcext:value-type="float">
            <text:p>2393</text:p>
          </table:table-cell>
          <table:table-cell office:value-type="float" office:value="-6054" calcext:value-type="float">
            <text:p>-6054</text:p>
          </table:table-cell>
          <table:table-cell office:value-type="float" office:value="0" calcext:value-type="float">
            <text:p>0</text:p>
          </table:table-cell>
          <table:table-cell office:value-type="float" office:value="-700" calcext:value-type="float">
            <text:p>-700</text:p>
          </table:table-cell>
          <table:table-cell office:value-type="float" office:value="-189" calcext:value-type="float">
            <text:p>-189</text:p>
          </table:table-cell>
          <table:table-cell office:value-type="float" office:value="-201" calcext:value-type="float">
            <text:p>-201</text:p>
          </table:table-cell>
          <table:table-cell office:value-type="float" office:value="-244" calcext:value-type="float">
            <text:p>-244</text:p>
          </table:table-cell>
          <table:table-cell office:value-type="float" office:value="38" calcext:value-type="float">
            <text:p>38</text:p>
          </table:table-cell>
          <table:table-cell office:value-type="float" office:value="247" calcext:value-type="float">
            <text:p>247</text:p>
          </table:table-cell>
          <table:table-cell office:value-type="float" office:value="61" calcext:value-type="float">
            <text:p>61</text:p>
          </table:table-cell>
          <table:table-cell office:value-type="float" office:value="-3679" calcext:value-type="float">
            <text:p>-3679</text:p>
          </table:table-cell>
          <table:table-cell office:value-type="float" office:value="-1845" calcext:value-type="float">
            <text:p>-1845</text:p>
          </table:table-cell>
          <table:table-cell office:value-type="float" office:value="-623" calcext:value-type="float">
            <text:p>-623</text:p>
          </table:table-cell>
          <table:table-cell office:value-type="float" office:value="0" calcext:value-type="float">
            <text:p>0</text:p>
          </table:table-cell>
          <table:table-cell office:value-type="float" office:value="-5629" calcext:value-type="float">
            <text:p>-5629</text:p>
          </table:table-cell>
          <table:table-cell office:value-type="float" office:value="-5336" calcext:value-type="float">
            <text:p>-5336</text:p>
          </table:table-cell>
          <table:table-cell office:value-type="float" office:value="-425" calcext:value-type="float">
            <text:p>-425</text:p>
          </table:table-cell>
          <table:table-cell office:value-type="float" office:value="-718" calcext:value-type="float">
            <text:p>-7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47.4" calcext:value-type="float">
            <text:p>47.4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.7</text:p>
          </table:table-cell>
          <table:table-cell office:value-type="float" office:value="92" calcext:value-type="float">
            <text:p>92</text:p>
          </table:table-cell>
          <table:table-cell office:value-type="float" office:value="20.3" calcext:value-type="float">
            <text:p>20.3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office:value-type="float" office:value="43.7" calcext:value-type="float">
            <text:p>43.7</text:p>
          </table:table-cell>
          <table:table-cell office:value-type="float" office:value="42.8" calcext:value-type="float">
            <text:p>42.8</text:p>
          </table:table-cell>
          <table:table-cell office:value-type="float" office:value="60.3" calcext:value-type="float">
            <text:p>60.3</text:p>
          </table:table-cell>
          <table:table-cell office:value-type="float" office:value="30.7" calcext:value-type="float">
            <text:p>30.7</text:p>
          </table:table-cell>
          <table:table-cell office:value-type="float" office:value="41" calcext:value-type="float">
            <text:p>41</text:p>
          </table:table-cell>
          <table:table-cell office:value-type="float" office:value="41.2" calcext:value-type="float">
            <text:p>41.2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313" calcext:value-type="float">
            <text:p>180313</text:p>
          </table:table-cell>
          <table:table-cell office:value-type="float" office:value="43172" calcext:value-type="float">
            <text:p>4317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5920" calcext:value-type="float">
            <text:p>35920</text:p>
          </table:table-cell>
          <table:table-cell office:value-type="float" office:value="0" calcext:value-type="float">
            <text:p>0</text:p>
          </table:table-cell>
          <table:table-cell office:value-type="float" office:value="4757" calcext:value-type="float">
            <text:p>4757</text:p>
          </table:table-cell>
          <table:table-cell office:value-type="float" office:value="189" calcext:value-type="float">
            <text:p>189</text:p>
          </table:table-cell>
          <table:table-cell office:value-type="float" office:value="7783" calcext:value-type="float">
            <text:p>7783</text:p>
          </table:table-cell>
          <table:table-cell office:value-type="float" office:value="6337" calcext:value-type="float">
            <text:p>6337</text:p>
          </table:table-cell>
          <table:table-cell office:value-type="float" office:value="548" calcext:value-type="float">
            <text:p>548</text:p>
          </table:table-cell>
          <table:table-cell office:value-type="float" office:value="6576" calcext:value-type="float">
            <text:p>6576</text:p>
          </table:table-cell>
          <table:table-cell office:value-type="float" office:value="14107" calcext:value-type="float">
            <text:p>14107</text:p>
          </table:table-cell>
          <table:table-cell office:value-type="float" office:value="5171" calcext:value-type="float">
            <text:p>5171</text:p>
          </table:table-cell>
          <table:table-cell office:value-type="float" office:value="9166" calcext:value-type="float">
            <text:p>9166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29433" calcext:value-type="float">
            <text:p>29433</text:p>
          </table:table-cell>
          <table:table-cell office:value-type="float" office:value="32809" calcext:value-type="float">
            <text:p>32809</text:p>
          </table:table-cell>
          <table:table-cell office:value-type="float" office:value="6487" calcext:value-type="float">
            <text:p>6487</text:p>
          </table:table-cell>
          <table:table-cell office:value-type="float" office:value="3111" calcext:value-type="float">
            <text:p>3111</text:p>
          </table:table-cell>
          <table:table-cell office:value-type="float" office:value="-1719" calcext:value-type="float">
            <text:p>-1719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189" calcext:value-type="float">
            <text:p>189</text:p>
          </table:table-cell>
          <table:table-cell office:value-type="float" office:value="72" calcext:value-type="float">
            <text:p>72</text:p>
          </table:table-cell>
          <table:table-cell office:value-type="float" office:value="-174" calcext:value-type="float">
            <text:p>-174</text:p>
          </table:table-cell>
          <table:table-cell office:value-type="float" office:value="-5" calcext:value-type="float">
            <text:p>-5</text:p>
          </table:table-cell>
          <table:table-cell office:value-type="float" office:value="-644" calcext:value-type="float">
            <text:p>-644</text:p>
          </table:table-cell>
          <table:table-cell office:value-type="float" office:value="-2849" calcext:value-type="float">
            <text:p>-2849</text:p>
          </table:table-cell>
          <table:table-cell office:value-type="float" office:value="763" calcext:value-type="float">
            <text:p>763</text:p>
          </table:table-cell>
          <table:table-cell office:value-type="float" office:value="-1534" calcext:value-type="float">
            <text:p>-1534</text:p>
          </table:table-cell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1160" calcext:value-type="float">
            <text:p>-1160</text:p>
          </table:table-cell>
          <table:table-cell office:value-type="float" office:value="-1774" calcext:value-type="float">
            <text:p>-1774</text:p>
          </table:table-cell>
          <table:table-cell office:value-type="float" office:value="-559" calcext:value-type="float">
            <text:p>-559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office:value-type="float" office:value="21.7" calcext:value-type="float">
            <text:p>21.7</text:p>
          </table:table-cell>
          <table:table-cell office:value-type="float" office:value="17.6" calcext:value-type="float">
            <text:p>17.6</text:p>
          </table:table-cell>
          <table:table-cell office:value-type="float" office:value="1.5" calcext:value-type="float">
            <text:p>1.5</text:p>
          </table:table-cell>
          <table:table-cell office:value-type="float" office:value="18.3" calcext:value-type="float">
            <text:p>18.3</text:p>
          </table:table-cell>
          <table:table-cell office:value-type="float" office:value="39.3" calcext:value-type="float">
            <text:p>39.3</text:p>
          </table:table-cell>
          <table:table-cell office:value-type="float" office:value="14.4" calcext:value-type="float">
            <text:p>14.4</text:p>
          </table:table-cell>
          <table:table-cell office:value-type="float" office:value="25.5" calcext:value-type="float">
            <text:p>25.5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81.9" calcext:value-type="float">
            <text:p>81.9</text:p>
          </table:table-cell>
          <table:table-cell office:value-type="float" office:value="91.3" calcext:value-type="float">
            <text:p>91.3</text:p>
          </table:table-cell>
          <table:table-cell office:value-type="float" office:value="18.1" calcext:value-type="float">
            <text:p>18.1</text:p>
          </table:table-cell>
          <table:table-cell office:value-type="float" office:value="8.7" calcext:value-type="float">
            <text:p>8.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47.9" calcext:value-type="float">
            <text:p>47.9</text:p>
          </table:table-cell>
          <table:table-cell office:value-type="float" office:value="51.3" calcext:value-type="float">
            <text:p>51.3</text:p>
          </table:table-cell>
          <table:table-cell office:value-type="float" office:value="29.5" calcext:value-type="float">
            <text:p>29.5</text:p>
          </table:table-cell>
          <table:table-cell office:value-type="float" office:value="32.6" calcext:value-type="float">
            <text:p>32.6</text:p>
          </table:table-cell>
          <table:table-cell office:value-type="float" office:value="38.8" calcext:value-type="float">
            <text:p>38.8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306" calcext:value-type="float">
            <text:p>180306</text:p>
          </table:table-cell>
          <table:table-cell office:value-type="float" office:value="43165" calcext:value-type="float">
            <text:p>4316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7639" calcext:value-type="float">
            <text:p>37639</text:p>
          </table:table-cell>
          <table:table-cell office:value-type="float" office:value="0" calcext:value-type="float">
            <text:p>0</text:p>
          </table:table-cell>
          <table:table-cell office:value-type="float" office:value="4843" calcext:value-type="float">
            <text:p>4843</text:p>
          </table:table-cell>
          <table:table-cell office:value-type="float" office:value="0" calcext:value-type="float">
            <text:p>0</text:p>
          </table:table-cell>
          <table:table-cell office:value-type="float" office:value="7711" calcext:value-type="float">
            <text:p>7711</text:p>
          </table:table-cell>
          <table:table-cell office:value-type="float" office:value="6511" calcext:value-type="float">
            <text:p>6511</text:p>
          </table:table-cell>
          <table:table-cell office:value-type="float" office:value="553" calcext:value-type="float">
            <text:p>553</text:p>
          </table:table-cell>
          <table:table-cell office:value-type="float" office:value="7220" calcext:value-type="float">
            <text:p>7220</text:p>
          </table:table-cell>
          <table:table-cell office:value-type="float" office:value="16956" calcext:value-type="float">
            <text:p>16956</text:p>
          </table:table-cell>
          <table:table-cell office:value-type="float" office:value="4408" calcext:value-type="float">
            <text:p>4408</text:p>
          </table:table-cell>
          <table:table-cell office:value-type="float" office:value="10700" calcext:value-type="float">
            <text:p>107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30593" calcext:value-type="float">
            <text:p>30593</text:p>
          </table:table-cell>
          <table:table-cell office:value-type="float" office:value="34583" calcext:value-type="float">
            <text:p>34583</text:p>
          </table:table-cell>
          <table:table-cell office:value-type="float" office:value="7046" calcext:value-type="float">
            <text:p>7046</text:p>
          </table:table-cell>
          <table:table-cell office:value-type="float" office:value="3056" calcext:value-type="float">
            <text:p>3056</text:p>
          </table:table-cell>
          <table:table-cell office:value-type="float" office:value="-263" calcext:value-type="float">
            <text:p>-263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-2596" calcext:value-type="float">
            <text:p>-2596</text:p>
          </table:table-cell>
          <table:table-cell office:value-type="float" office:value="17" calcext:value-type="float">
            <text:p>17</text:p>
          </table:table-cell>
          <table:table-cell office:value-type="float" office:value="-1421" calcext:value-type="float">
            <text:p>-1421</text:p>
          </table:table-cell>
          <table:table-cell office:value-type="float" office:value="2661" calcext:value-type="float">
            <text:p>2661</text:p>
          </table:table-cell>
          <table:table-cell office:value-type="float" office:value="216" calcext:value-type="float">
            <text:p>216</text:p>
          </table:table-cell>
          <table:table-cell office:value-type="float" office:value="1282" calcext:value-type="float">
            <text:p>1282</text:p>
          </table:table-cell>
          <table:table-cell office:value-type="float" office:value="-602" calcext:value-type="float">
            <text:p>-60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277" calcext:value-type="float">
            <text:p>-277</text:p>
          </table:table-cell>
          <table:table-cell office:value-type="float" office:value="-269" calcext:value-type="float">
            <text:p>-2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17.3" calcext:value-type="float">
            <text:p>17.3</text:p>
          </table:table-cell>
          <table:table-cell office:value-type="float" office:value="1.5" calcext:value-type="float">
            <text:p>1.5</text:p>
          </table:table-cell>
          <table:table-cell office:value-type="float" office:value="19.2" calcext:value-type="float">
            <text:p>19.2</text:p>
          </table:table-cell>
          <table:table-cell office:value-type="float" office:value="45" calcext:value-type="float">
            <text:p>45</text:p>
          </table:table-cell>
          <table:table-cell office:value-type="float" office:value="11.7" calcext:value-type="float">
            <text:p>11.7</text:p>
          </table:table-cell>
          <table:table-cell office:value-type="float" office:value="28.4" calcext:value-type="float">
            <text:p>28.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91.9" calcext:value-type="float">
            <text:p>91.9</text:p>
          </table:table-cell>
          <table:table-cell office:value-type="float" office:value="18.7" calcext:value-type="float">
            <text:p>18.7</text:p>
          </table:table-cell>
          <table:table-cell office:value-type="float" office:value="8.1" calcext:value-type="float">
            <text:p>8.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31.8" calcext:value-type="float">
            <text:p>31.8</text:p>
          </table:table-cell>
          <table:table-cell office:value-type="float" office:value="31.7" calcext:value-type="float">
            <text:p>31.7</text:p>
          </table:table-cell>
          <table:table-cell office:value-type="float" office:value="43.8" calcext:value-type="float">
            <text:p>43.8</text:p>
          </table:table-cell>
          <table:table-cell office:value-type="float" office:value="48.8" calcext:value-type="float">
            <text:p>48.8</text:p>
          </table:table-cell>
          <table:table-cell office:value-type="float" office:value="30.2" calcext:value-type="float">
            <text:p>30.2</text:p>
          </table:table-cell>
          <table:table-cell office:value-type="float" office:value="29.5" calcext:value-type="float">
            <text:p>29.5</text:p>
          </table:table-cell>
          <table:table-cell office:value-type="float" office:value="40.4" calcext:value-type="float">
            <text:p>40.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227" calcext:value-type="float">
            <text:p>180227</text:p>
          </table:table-cell>
          <table:table-cell office:value-type="float" office:value="43158" calcext:value-type="float">
            <text:p>4315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7902" calcext:value-type="float">
            <text:p>37902</text:p>
          </table:table-cell>
          <table:table-cell office:value-type="float" office:value="0" calcext:value-type="float">
            <text:p>0</text:p>
          </table:table-cell>
          <table:table-cell office:value-type="float" office:value="4533" calcext:value-type="float">
            <text:p>4533</text:p>
          </table:table-cell>
          <table:table-cell office:value-type="float" office:value="0" calcext:value-type="float">
            <text:p>0</text:p>
          </table:table-cell>
          <table:table-cell office:value-type="float" office:value="7791" calcext:value-type="float">
            <text:p>7791</text:p>
          </table:table-cell>
          <table:table-cell office:value-type="float" office:value="9107" calcext:value-type="float">
            <text:p>9107</text:p>
          </table:table-cell>
          <table:table-cell office:value-type="float" office:value="536" calcext:value-type="float">
            <text:p>536</text:p>
          </table:table-cell>
          <table:table-cell office:value-type="float" office:value="8641" calcext:value-type="float">
            <text:p>8641</text:p>
          </table:table-cell>
          <table:table-cell office:value-type="float" office:value="14295" calcext:value-type="float">
            <text:p>14295</text:p>
          </table:table-cell>
          <table:table-cell office:value-type="float" office:value="4192" calcext:value-type="float">
            <text:p>4192</text:p>
          </table:table-cell>
          <table:table-cell office:value-type="float" office:value="9418" calcext:value-type="float">
            <text:p>9418</text:p>
          </table:table-cell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  <table:table-cell office:value-type="float" office:value="30579" calcext:value-type="float">
            <text:p>30579</text:p>
          </table:table-cell>
          <table:table-cell office:value-type="float" office:value="34577" calcext:value-type="float">
            <text:p>34577</text:p>
          </table:table-cell>
          <table:table-cell office:value-type="float" office:value="7323" calcext:value-type="float">
            <text:p>7323</text:p>
          </table:table-cell>
          <table:table-cell office:value-type="float" office:value="3325" calcext:value-type="float">
            <text:p>3325</text:p>
          </table:table-cell>
          <table:table-cell office:value-type="float" office:value="-1526" calcext:value-type="float">
            <text:p>-1526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80" calcext:value-type="float">
            <text:p>-380</text:p>
          </table:table-cell>
          <table:table-cell office:value-type="float" office:value="-5" calcext:value-type="float">
            <text:p>-5</text:p>
          </table:table-cell>
          <table:table-cell office:value-type="float" office:value="-2127" calcext:value-type="float">
            <text:p>-2127</text:p>
          </table:table-cell>
          <table:table-cell office:value-type="float" office:value="-947" calcext:value-type="float">
            <text:p>-947</text:p>
          </table:table-cell>
          <table:table-cell office:value-type="float" office:value="-307" calcext:value-type="float">
            <text:p>-307</text:p>
          </table:table-cell>
          <table:table-cell office:value-type="float" office:value="368" calcext:value-type="float">
            <text:p>36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-2150" calcext:value-type="float">
            <text:p>-2150</text:p>
          </table:table-cell>
          <table:table-cell office:value-type="float" office:value="-1347" calcext:value-type="float">
            <text:p>-1347</text:p>
          </table:table-cell>
          <table:table-cell office:value-type="float" office:value="624" calcext:value-type="float">
            <text:p>624</text:p>
          </table:table-cell>
          <table:table-cell office:value-type="float" office:value="-179" calcext:value-type="float">
            <text:p>-17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.6" calcext:value-type="float">
            <text:p>20.6</text:p>
          </table:table-cell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.4</text:p>
          </table:table-cell>
          <table:table-cell office:value-type="float" office:value="22.8" calcext:value-type="float">
            <text:p>22.8</text:p>
          </table:table-cell>
          <table:table-cell office:value-type="float" office:value="37.7" calcext:value-type="float">
            <text:p>37.7</text:p>
          </table:table-cell>
          <table:table-cell office:value-type="float" office:value="11.1" calcext:value-type="float">
            <text:p>11.1</text:p>
          </table:table-cell>
          <table:table-cell office:value-type="float" office:value="24.8" calcext:value-type="float">
            <text:p>24.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91.2" calcext:value-type="float">
            <text:p>91.2</text:p>
          </table:table-cell>
          <table:table-cell office:value-type="float" office:value="19.3" calcext:value-type="float">
            <text:p>19.3</text:p>
          </table:table-cell>
          <table:table-cell office:value-type="float" office:value="8.8" calcext:value-type="float">
            <text:p>8.8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7.1" calcext:value-type="float">
            <text:p>47.1</text:p>
          </table:table-cell>
          <table:table-cell office:value-type="float" office:value="54.4" calcext:value-type="float">
            <text:p>54.4</text:p>
          </table:table-cell>
          <table:table-cell office:value-type="float" office:value="29.8" calcext:value-type="float">
            <text:p>29.8</text:p>
          </table:table-cell>
          <table:table-cell office:value-type="float" office:value="35.4" calcext:value-type="float">
            <text:p>35.4</text:p>
          </table:table-cell>
          <table:table-cell office:value-type="float" office:value="42.2" calcext:value-type="float">
            <text:p>42.2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220" calcext:value-type="float">
            <text:p>180220</text:p>
          </table:table-cell>
          <table:table-cell office:value-type="float" office:value="43151" calcext:value-type="float">
            <text:p>4315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9428" calcext:value-type="float">
            <text:p>39428</text:p>
          </table:table-cell>
          <table:table-cell office:value-type="float" office:value="100" calcext:value-type="float">
            <text:p>100</text:p>
          </table:table-cell>
          <table:table-cell office:value-type="float" office:value="4533" calcext:value-type="float">
            <text:p>4533</text:p>
          </table:table-cell>
          <table:table-cell office:value-type="float" office:value="0" calcext:value-type="float">
            <text:p>0</text:p>
          </table:table-cell>
          <table:table-cell office:value-type="float" office:value="7770" calcext:value-type="float">
            <text:p>7770</text:p>
          </table:table-cell>
          <table:table-cell office:value-type="float" office:value="9487" calcext:value-type="float">
            <text:p>9487</text:p>
          </table:table-cell>
          <table:table-cell office:value-type="float" office:value="541" calcext:value-type="float">
            <text:p>541</text:p>
          </table:table-cell>
          <table:table-cell office:value-type="float" office:value="10768" calcext:value-type="float">
            <text:p>10768</text:p>
          </table:table-cell>
          <table:table-cell office:value-type="float" office:value="15242" calcext:value-type="float">
            <text:p>15242</text:p>
          </table:table-cell>
          <table:table-cell office:value-type="float" office:value="4499" calcext:value-type="float">
            <text:p>4499</text:p>
          </table:table-cell>
          <table:table-cell office:value-type="float" office:value="9050" calcext:value-type="float">
            <text:p>9050</text:p>
          </table:table-cell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 office:value-type="float" office:value="32729" calcext:value-type="float">
            <text:p>32729</text:p>
          </table:table-cell>
          <table:table-cell office:value-type="float" office:value="35924" calcext:value-type="float">
            <text:p>35924</text:p>
          </table:table-cell>
          <table:table-cell office:value-type="float" office:value="6699" calcext:value-type="float">
            <text:p>6699</text:p>
          </table:table-cell>
          <table:table-cell office:value-type="float" office:value="3504" calcext:value-type="float">
            <text:p>3504</text:p>
          </table:table-cell>
          <table:table-cell office:value-type="float" office:value="-994" calcext:value-type="float">
            <text:p>-994</text:p>
          </table:table-cell>
          <table:table-cell office:value-type="float" office:value="34" calcext:value-type="float">
            <text:p>34</text:p>
          </table:table-cell>
          <table:table-cell office:value-type="float" office:value="-75" calcext:value-type="float">
            <text:p>-75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office:value-type="float" office:value="-515" calcext:value-type="float">
            <text:p>-515</text:p>
          </table:table-cell>
          <table:table-cell office:value-type="float" office:value="-2" calcext:value-type="float">
            <text:p>-2</text:p>
          </table:table-cell>
          <table:table-cell office:value-type="float" office:value="-2919" calcext:value-type="float">
            <text:p>-2919</text:p>
          </table:table-cell>
          <table:table-cell office:value-type="float" office:value="-796" calcext:value-type="float">
            <text:p>-796</text:p>
          </table:table-cell>
          <table:table-cell office:value-type="float" office:value="821" calcext:value-type="float">
            <text:p>821</text:p>
          </table:table-cell>
          <table:table-cell office:value-type="float" office:value="1413" calcext:value-type="float">
            <text:p>14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778" calcext:value-type="float">
            <text:p>-778</text:p>
          </table:table-cell>
          <table:table-cell office:value-type="float" office:value="-636" calcext:value-type="float">
            <text:p>-636</text:p>
          </table:table-cell>
          <table:table-cell office:value-type="float" office:value="-216" calcext:value-type="float">
            <text:p>-216</text:p>
          </table:table-cell>
          <table:table-cell office:value-type="float" office:value="-358" calcext:value-type="float">
            <text:p>-358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24.1" calcext:value-type="float">
            <text:p>24.1</text:p>
          </table:table-cell>
          <table:table-cell office:value-type="float" office:value="1.4" calcext:value-type="float">
            <text:p>1.4</text:p>
          </table:table-cell>
          <table:table-cell office:value-type="float" office:value="27.3" calcext:value-type="float">
            <text:p>27.3</text:p>
          </table:table-cell>
          <table:table-cell office:value-type="float" office:value="38.7" calcext:value-type="float">
            <text:p>38.7</text:p>
          </table:table-cell>
          <table:table-cell office:value-type="float" office:value="11.4" calcext:value-type="float">
            <text:p>11.4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1.1" calcext:value-type="float">
            <text:p>91.1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32.5" calcext:value-type="float">
            <text:p>32.5</text:p>
          </table:table-cell>
          <table:table-cell office:value-type="float" office:value="35.7" calcext:value-type="float">
            <text:p>35.7</text:p>
          </table:table-cell>
          <table:table-cell office:value-type="float" office:value="44.2" calcext:value-type="float">
            <text:p>44.2</text:p>
          </table:table-cell>
          <table:table-cell office:value-type="float" office:value="53.4" calcext:value-type="float">
            <text:p>53.4</text:p>
          </table:table-cell>
          <table:table-cell office:value-type="float" office:value="27.9" calcext:value-type="float">
            <text:p>27.9</text:p>
          </table:table-cell>
          <table:table-cell office:value-type="float" office:value="34.9" calcext:value-type="float">
            <text:p>34.9</text:p>
          </table:table-cell>
          <table:table-cell office:value-type="float" office:value="38.6" calcext:value-type="float">
            <text:p>38.6</text:p>
          </table:table-cell>
          <table:table-cell office:value-type="float" office:value="50.3" calcext:value-type="float">
            <text:p>50.3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213" calcext:value-type="float">
            <text:p>180213</text:p>
          </table:table-cell>
          <table:table-cell office:value-type="float" office:value="43144" calcext:value-type="float">
            <text:p>4314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0422" calcext:value-type="float">
            <text:p>40422</text:p>
          </table:table-cell>
          <table:table-cell office:value-type="float" office:value="66" calcext:value-type="float">
            <text:p>66</text:p>
          </table:table-cell>
          <table:table-cell office:value-type="float" office:value="4608" calcext:value-type="float">
            <text:p>4608</text:p>
          </table:table-cell>
          <table:table-cell office:value-type="float" office:value="66" calcext:value-type="float">
            <text:p>66</text:p>
          </table:table-cell>
          <table:table-cell office:value-type="float" office:value="7829" calcext:value-type="float">
            <text:p>7829</text:p>
          </table:table-cell>
          <table:table-cell office:value-type="float" office:value="10002" calcext:value-type="float">
            <text:p>10002</text:p>
          </table:table-cell>
          <table:table-cell office:value-type="float" office:value="543" calcext:value-type="float">
            <text:p>543</text:p>
          </table:table-cell>
          <table:table-cell office:value-type="float" office:value="13687" calcext:value-type="float">
            <text:p>13687</text:p>
          </table:table-cell>
          <table:table-cell office:value-type="float" office:value="16038" calcext:value-type="float">
            <text:p>16038</text:p>
          </table:table-cell>
          <table:table-cell office:value-type="float" office:value="3678" calcext:value-type="float">
            <text:p>3678</text:p>
          </table:table-cell>
          <table:table-cell office:value-type="float" office:value="7637" calcext:value-type="float">
            <text:p>7637</text:p>
          </table:table-cell>
          <table:table-cell office:value-type="float" office:value="1624" calcext:value-type="float">
            <text:p>1624</text:p>
          </table:table-cell>
          <table:table-cell office:value-type="float" office:value="1" calcext:value-type="float">
            <text:p>1</text:p>
          </table:table-cell>
          <table:table-cell office:value-type="float" office:value="33507" calcext:value-type="float">
            <text:p>33507</text:p>
          </table:table-cell>
          <table:table-cell office:value-type="float" office:value="36560" calcext:value-type="float">
            <text:p>36560</text:p>
          </table:table-cell>
          <table:table-cell office:value-type="float" office:value="6915" calcext:value-type="float">
            <text:p>6915</text:p>
          </table:table-cell>
          <table:table-cell office:value-type="float" office:value="3862" calcext:value-type="float">
            <text:p>3862</text:p>
          </table:table-cell>
          <table:table-cell office:value-type="float" office:value="-3372" calcext:value-type="float">
            <text:p>-3372</text:p>
          </table:table-cell>
          <table:table-cell office:value-type="float" office:value="3" calcext:value-type="float">
            <text:p>3</text:p>
          </table:table-cell>
          <table:table-cell office:value-type="float" office:value="-175" calcext:value-type="float">
            <text:p>-175</text:p>
          </table:table-cell>
          <table:table-cell office:value-type="float" office:value="-28" calcext:value-type="float">
            <text:p>-28</text:p>
          </table:table-cell>
          <table:table-cell office:value-type="float" office:value="-436" calcext:value-type="float">
            <text:p>-436</text:p>
          </table:table-cell>
          <table:table-cell office:value-type="float" office:value="-1472" calcext:value-type="float">
            <text:p>-1472</text:p>
          </table:table-cell>
          <table:table-cell office:value-type="float" office:value="16" calcext:value-type="float">
            <text:p>16</text:p>
          </table:table-cell>
          <table:table-cell office:value-type="float" office:value="-3603" calcext:value-type="float">
            <text:p>-3603</text:p>
          </table:table-cell>
          <table:table-cell office:value-type="float" office:value="-2917" calcext:value-type="float">
            <text:p>-2917</text:p>
          </table:table-cell>
          <table:table-cell office:value-type="float" office:value="821" calcext:value-type="float">
            <text:p>821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-100" calcext:value-type="float">
            <text:p>-100</text:p>
          </table:table-cell>
          <table:table-cell office:value-type="float" office:value="-3189" calcext:value-type="float">
            <text:p>-3189</text:p>
          </table:table-cell>
          <table:table-cell office:value-type="float" office:value="-3765" calcext:value-type="float">
            <text:p>-3765</text:p>
          </table:table-cell>
          <table:table-cell office:value-type="float" office:value="-183" calcext:value-type="float">
            <text:p>-183</text:p>
          </table:table-cell>
          <table:table-cell office:value-type="float" office:value="393" calcext:value-type="float">
            <text:p>39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0.2" calcext:value-type="float">
            <text:p>0.2</text:p>
          </table:table-cell>
          <table:table-cell office:value-type="float" office:value="19.4" calcext:value-type="float">
            <text:p>19.4</text:p>
          </table:table-cell>
          <table:table-cell office:value-type="float" office:value="24.7" calcext:value-type="float">
            <text:p>24.7</text:p>
          </table:table-cell>
          <table:table-cell office:value-type="float" office:value="1.3" calcext:value-type="float">
            <text:p>1.3</text:p>
          </table:table-cell>
          <table:table-cell office:value-type="float" office:value="33.9" calcext:value-type="float">
            <text:p>33.9</text:p>
          </table:table-cell>
          <table:table-cell office:value-type="float" office:value="39.7" calcext:value-type="float">
            <text:p>39.7</text:p>
          </table:table-cell>
          <table:table-cell office:value-type="float" office:value="9.1" calcext:value-type="float">
            <text:p>9.1</text:p>
          </table:table-cell>
          <table:table-cell office:value-type="float" office:value="18.9" calcext:value-type="float">
            <text:p>18.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90.4" calcext:value-type="float">
            <text:p>90.4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8.2" calcext:value-type="float">
            <text:p>38.2</text:p>
          </table:table-cell>
          <table:table-cell office:value-type="float" office:value="36.6" calcext:value-type="float">
            <text:p>36.6</text:p>
          </table:table-cell>
          <table:table-cell office:value-type="float" office:value="50.5" calcext:value-type="float">
            <text:p>50.5</text:p>
          </table:table-cell>
          <table:table-cell office:value-type="float" office:value="54.4" calcext:value-type="float">
            <text:p>54.4</text:p>
          </table:table-cell>
          <table:table-cell office:value-type="float" office:value="35.5" calcext:value-type="float">
            <text:p>35.5</text:p>
          </table:table-cell>
          <table:table-cell office:value-type="float" office:value="36.1" calcext:value-type="float">
            <text:p>36.1</text:p>
          </table:table-cell>
          <table:table-cell office:value-type="float" office:value="45.4" calcext:value-type="float">
            <text:p>45.4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6"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206" calcext:value-type="float">
            <text:p>180206</text:p>
          </table:table-cell>
          <table:table-cell office:value-type="float" office:value="43137" calcext:value-type="float">
            <text:p>4313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3794" calcext:value-type="float">
            <text:p>43794</text:p>
          </table:table-cell>
          <table:table-cell office:value-type="float" office:value="63" calcext:value-type="float">
            <text:p>63</text:p>
          </table:table-cell>
          <table:table-cell office:value-type="float" office:value="4783" calcext:value-type="float">
            <text:p>4783</text:p>
          </table:table-cell>
          <table:table-cell office:value-type="float" office:value="94" calcext:value-type="float">
            <text:p>94</text:p>
          </table:table-cell>
          <table:table-cell office:value-type="float" office:value="8265" calcext:value-type="float">
            <text:p>8265</text:p>
          </table:table-cell>
          <table:table-cell office:value-type="float" office:value="11474" calcext:value-type="float">
            <text:p>11474</text:p>
          </table:table-cell>
          <table:table-cell office:value-type="float" office:value="527" calcext:value-type="float">
            <text:p>527</text:p>
          </table:table-cell>
          <table:table-cell office:value-type="float" office:value="17290" calcext:value-type="float">
            <text:p>17290</text:p>
          </table:table-cell>
          <table:table-cell office:value-type="float" office:value="18955" calcext:value-type="float">
            <text:p>18955</text:p>
          </table:table-cell>
          <table:table-cell office:value-type="float" office:value="2857" calcext:value-type="float">
            <text:p>2857</text:p>
          </table:table-cell>
          <table:table-cell office:value-type="float" office:value="7499" calcext:value-type="float">
            <text:p>7499</text:p>
          </table:table-cell>
          <table:table-cell office:value-type="float" office:value="1534" calcext:value-type="float">
            <text:p>1534</text:p>
          </table:table-cell>
          <table:table-cell office:value-type="float" office:value="101" calcext:value-type="float">
            <text:p>101</text:p>
          </table:table-cell>
          <table:table-cell office:value-type="float" office:value="36696" calcext:value-type="float">
            <text:p>36696</text:p>
          </table:table-cell>
          <table:table-cell office:value-type="float" office:value="40325" calcext:value-type="float">
            <text:p>40325</text:p>
          </table:table-cell>
          <table:table-cell office:value-type="float" office:value="7098" calcext:value-type="float">
            <text:p>7098</text:p>
          </table:table-cell>
          <table:table-cell office:value-type="float" office:value="3469" calcext:value-type="float">
            <text:p>3469</text:p>
          </table:table-cell>
          <table:table-cell office:value-type="float" office:value="-3292" calcext:value-type="float">
            <text:p>-3292</text:p>
          </table:table-cell>
          <table:table-cell office:value-type="float" office:value="3" calcext:value-type="float">
            <text:p>3</text:p>
          </table:table-cell>
          <table:table-cell office:value-type="float" office:value="-51" calcext:value-type="float">
            <text:p>-51</text:p>
          </table:table-cell>
          <table:table-cell office:value-type="float" office:value="94" calcext:value-type="float">
            <text:p>94</text:p>
          </table:table-cell>
          <table:table-cell office:value-type="float" office:value="-1163" calcext:value-type="float">
            <text:p>-1163</text:p>
          </table:table-cell>
          <table:table-cell office:value-type="float" office:value="-691" calcext:value-type="float">
            <text:p>-691</text:p>
          </table:table-cell>
          <table:table-cell office:value-type="float" office:value="1" calcext:value-type="float">
            <text:p>1</text:p>
          </table:table-cell>
          <table:table-cell office:value-type="float" office:value="-2849" calcext:value-type="float">
            <text:p>-2849</text:p>
          </table:table-cell>
          <table:table-cell office:value-type="float" office:value="238" calcext:value-type="float">
            <text:p>238</text:p>
          </table:table-cell>
          <table:table-cell office:value-type="float" office:value="530" calcext:value-type="float">
            <text:p>530</text:p>
          </table:table-cell>
          <table:table-cell office:value-type="float" office:value="272" calcext:value-type="float">
            <text:p>272</text:p>
          </table:table-cell>
          <table:table-cell office:value-type="float" office:value="-3023" calcext:value-type="float">
            <text:p>-3023</text:p>
          </table:table-cell>
          <table:table-cell office:value-type="float" office:value="101" calcext:value-type="float">
            <text:p>101</text:p>
          </table:table-cell>
          <table:table-cell office:value-type="float" office:value="-3011" calcext:value-type="float">
            <text:p>-3011</text:p>
          </table:table-cell>
          <table:table-cell office:value-type="float" office:value="-2801" calcext:value-type="float">
            <text:p>-2801</text:p>
          </table:table-cell>
          <table:table-cell office:value-type="float" office:value="-281" calcext:value-type="float">
            <text:p>-281</text:p>
          </table:table-cell>
          <table:table-cell office:value-type="float" office:value="-491" calcext:value-type="float">
            <text:p>-49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0.2" calcext:value-type="float">
            <text:p>0.2</text:p>
          </table:table-cell>
          <table:table-cell office:value-type="float" office:value="18.9" calcext:value-type="float">
            <text:p>18.9</text:p>
          </table:table-cell>
          <table:table-cell office:value-type="float" office:value="26.2" calcext:value-type="float">
            <text:p>26.2</text:p>
          </table:table-cell>
          <table:table-cell office:value-type="float" office:value="1.2" calcext:value-type="float">
            <text:p>1.2</text:p>
          </table:table-cell>
          <table:table-cell office:value-type="float" office:value="39.5" calcext:value-type="float">
            <text:p>39.5</text:p>
          </table:table-cell>
          <table:table-cell office:value-type="float" office:value="43.3" calcext:value-type="float">
            <text:p>43.3</text:p>
          </table:table-cell>
          <table:table-cell office:value-type="float" office:value="6.5" calcext:value-type="float">
            <text:p>6.5</text:p>
          </table:table-cell>
          <table:table-cell office:value-type="float" office:value="17.1" calcext:value-type="float">
            <text:p>17.1</text:p>
          </table:table-cell>
          <table:table-cell office:value-type="float" office:value="3.5" calcext:value-type="float">
            <text:p>3.5</text:p>
          </table:table-cell>
          <table:table-cell office:value-type="float" office:value="0.2" calcext:value-type="float">
            <text:p>0.2</text:p>
          </table:table-cell>
          <table:table-cell office:value-type="float" office:value="83.8" calcext:value-type="float">
            <text:p>83.8</text:p>
          </table:table-cell>
          <table:table-cell office:value-type="float" office:value="92.1" calcext:value-type="float">
            <text:p>92.1</text:p>
          </table:table-cell>
          <table:table-cell office:value-type="float" office:value="16.2" calcext:value-type="float">
            <text:p>16.2</text:p>
          </table:table-cell>
          <table:table-cell office:value-type="float" office:value="7.9" calcext:value-type="float">
            <text:p>7.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41.9" calcext:value-type="float">
            <text:p>41.9</text:p>
          </table:table-cell>
          <table:table-cell office:value-type="float" office:value="43.3" calcext:value-type="float">
            <text:p>43.3</text:p>
          </table:table-cell>
          <table:table-cell office:value-type="float" office:value="51.9" calcext:value-type="float">
            <text:p>51.9</text:p>
          </table:table-cell>
          <table:table-cell office:value-type="float" office:value="59.9" calcext:value-type="float">
            <text:p>59.9</text:p>
          </table:table-cell>
          <table:table-cell office:value-type="float" office:value="37.4" calcext:value-type="float">
            <text:p>37.4</text:p>
          </table:table-cell>
          <table:table-cell office:value-type="float" office:value="42.5" calcext:value-type="float">
            <text:p>42.5</text:p>
          </table:table-cell>
          <table:table-cell office:value-type="float" office:value="47.2" calcext:value-type="float">
            <text:p>47.2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6"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130" calcext:value-type="float">
            <text:p>180130</text:p>
          </table:table-cell>
          <table:table-cell office:value-type="float" office:value="43130" calcext:value-type="float">
            <text:p>4313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7086" calcext:value-type="float">
            <text:p>47086</text:p>
          </table:table-cell>
          <table:table-cell office:value-type="float" office:value="60" calcext:value-type="float">
            <text:p>60</text:p>
          </table:table-cell>
          <table:table-cell office:value-type="float" office:value="4834" calcext:value-type="float">
            <text:p>4834</text:p>
          </table:table-cell>
          <table:table-cell office:value-type="float" office:value="0" calcext:value-type="float">
            <text:p>0</text:p>
          </table:table-cell>
          <table:table-cell office:value-type="float" office:value="9428" calcext:value-type="float">
            <text:p>9428</text:p>
          </table:table-cell>
          <table:table-cell office:value-type="float" office:value="12165" calcext:value-type="float">
            <text:p>12165</text:p>
          </table:table-cell>
          <table:table-cell office:value-type="float" office:value="526" calcext:value-type="float">
            <text:p>526</text:p>
          </table:table-cell>
          <table:table-cell office:value-type="float" office:value="20139" calcext:value-type="float">
            <text:p>20139</text:p>
          </table:table-cell>
          <table:table-cell office:value-type="float" office:value="18717" calcext:value-type="float">
            <text:p>18717</text:p>
          </table:table-cell>
          <table:table-cell office:value-type="float" office:value="2327" calcext:value-type="float">
            <text:p>2327</text:p>
          </table:table-cell>
          <table:table-cell office:value-type="float" office:value="7227" calcext:value-type="float">
            <text:p>7227</text:p>
          </table:table-cell>
          <table:table-cell office:value-type="float" office:value="4557" calcext:value-type="float">
            <text:p>4557</text:p>
          </table:table-cell>
          <table:table-cell office:value-type="float" office:value="0" calcext:value-type="float">
            <text:p>0</text:p>
          </table:table-cell>
          <table:table-cell office:value-type="float" office:value="39707" calcext:value-type="float">
            <text:p>39707</text:p>
          </table:table-cell>
          <table:table-cell office:value-type="float" office:value="43126" calcext:value-type="float">
            <text:p>43126</text:p>
          </table:table-cell>
          <table:table-cell office:value-type="float" office:value="7379" calcext:value-type="float">
            <text:p>7379</text:p>
          </table:table-cell>
          <table:table-cell office:value-type="float" office:value="3960" calcext:value-type="float">
            <text:p>3960</text:p>
          </table:table-cell>
          <table:table-cell office:value-type="float" office:value="-2028" calcext:value-type="float">
            <text:p>-2028</text:p>
          </table:table-cell>
          <table:table-cell office:value-type="float" office:value="-202" calcext:value-type="float">
            <text:p>-202</text:p>
          </table:table-cell>
          <table:table-cell office:value-type="float" office:value="-1788" calcext:value-type="float">
            <text:p>-1788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-1251" calcext:value-type="float">
            <text:p>-1251</text:p>
          </table:table-cell>
          <table:table-cell office:value-type="float" office:value="15" calcext:value-type="float">
            <text:p>15</text:p>
          </table:table-cell>
          <table:table-cell office:value-type="float" office:value="-2690" calcext:value-type="float">
            <text:p>-2690</text:p>
          </table:table-cell>
          <table:table-cell office:value-type="float" office:value="-2357" calcext:value-type="float">
            <text:p>-2357</text:p>
          </table:table-cell>
          <table:table-cell office:value-type="float" office:value="348" calcext:value-type="float">
            <text:p>348</text:p>
          </table:table-cell>
          <table:table-cell office:value-type="float" office:value="501" calcext:value-type="float">
            <text:p>501</text:p>
          </table:table-cell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  <table:table-cell office:value-type="float" office:value="-1856" calcext:value-type="float">
            <text:p>-1856</text:p>
          </table:table-cell>
          <table:table-cell office:value-type="float" office:value="-2166" calcext:value-type="float">
            <text:p>-2166</text:p>
          </table:table-cell>
          <table:table-cell office:value-type="float" office:value="-172" calcext:value-type="float">
            <text:p>-17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.8" calcext:value-type="float">
            <text:p>25.8</text:p>
          </table:table-cell>
          <table:table-cell office:value-type="float" office:value="1.1" calcext:value-type="float">
            <text:p>1.1</text:p>
          </table:table-cell>
          <table:table-cell office:value-type="float" office:value="42.8" calcext:value-type="float">
            <text:p>42.8</text:p>
          </table:table-cell>
          <table:table-cell office:value-type="float" office:value="39.8" calcext:value-type="float">
            <text:p>39.8</text:p>
          </table:table-cell>
          <table:table-cell office:value-type="float" office:value="4.9" calcext:value-type="float">
            <text:p>4.9</text:p>
          </table:table-cell>
          <table:table-cell office:value-type="float" office:value="15.3" calcext:value-type="float">
            <text:p>15.3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84.3" calcext:value-type="float">
            <text:p>84.3</text:p>
          </table:table-cell>
          <table:table-cell office:value-type="float" office:value="91.6" calcext:value-type="float">
            <text:p>91.6</text:p>
          </table:table-cell>
          <table:table-cell office:value-type="float" office:value="15.7" calcext:value-type="float">
            <text:p>15.7</text:p>
          </table:table-cell>
          <table:table-cell office:value-type="float" office:value="8.4" calcext:value-type="float">
            <text:p>8.4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43.1" calcext:value-type="float">
            <text:p>43.1</text:p>
          </table:table-cell>
          <table:table-cell office:value-type="float" office:value="42.4" calcext:value-type="float">
            <text:p>42.4</text:p>
          </table:table-cell>
          <table:table-cell office:value-type="float" office:value="54.2" calcext:value-type="float">
            <text:p>54.2</text:p>
          </table:table-cell>
          <table:table-cell office:value-type="float" office:value="61.4" calcext:value-type="float">
            <text:p>61.4</text:p>
          </table:table-cell>
          <table:table-cell office:value-type="float" office:value="39.3" calcext:value-type="float">
            <text:p>39.3</text:p>
          </table:table-cell>
          <table:table-cell office:value-type="float" office:value="41.8" calcext:value-type="float">
            <text:p>41.8</text:p>
          </table:table-cell>
          <table:table-cell office:value-type="float" office:value="50.4" calcext:value-type="float">
            <text:p>50.4</text:p>
          </table:table-cell>
          <table:table-cell office:value-type="float" office:value="59.9" calcext:value-type="float">
            <text:p>59.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6"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123" calcext:value-type="float">
            <text:p>180123</text:p>
          </table:table-cell>
          <table:table-cell office:value-type="float" office:value="43123" calcext:value-type="float">
            <text:p>4312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9114" calcext:value-type="float">
            <text:p>49114</text:p>
          </table:table-cell>
          <table:table-cell office:value-type="float" office:value="262" calcext:value-type="float">
            <text:p>262</text:p>
          </table:table-cell>
          <table:table-cell office:value-type="float" office:value="6622" calcext:value-type="float">
            <text:p>6622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office:value-type="float" office:value="13416" calcext:value-type="float">
            <text:p>13416</text:p>
          </table:table-cell>
          <table:table-cell office:value-type="float" office:value="511" calcext:value-type="float">
            <text:p>511</text:p>
          </table:table-cell>
          <table:table-cell office:value-type="float" office:value="22829" calcext:value-type="float">
            <text:p>22829</text:p>
          </table:table-cell>
          <table:table-cell office:value-type="float" office:value="21074" calcext:value-type="float">
            <text:p>21074</text:p>
          </table:table-cell>
          <table:table-cell office:value-type="float" office:value="1979" calcext:value-type="float">
            <text:p>1979</text:p>
          </table:table-cell>
          <table:table-cell office:value-type="float" office:value="6726" calcext:value-type="float">
            <text:p>6726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41563" calcext:value-type="float">
            <text:p>41563</text:p>
          </table:table-cell>
          <table:table-cell office:value-type="float" office:value="45292" calcext:value-type="float">
            <text:p>45292</text:p>
          </table:table-cell>
          <table:table-cell office:value-type="float" office:value="7551" calcext:value-type="float">
            <text:p>7551</text:p>
          </table:table-cell>
          <table:table-cell office:value-type="float" office:value="3822" calcext:value-type="float">
            <text:p>3822</text:p>
          </table:table-cell>
          <table:table-cell office:value-type="float" office:value="-2322" calcext:value-type="float">
            <text:p>-2322</text:p>
          </table:table-cell>
          <table:table-cell office:value-type="float" office:value="-167" calcext:value-type="float">
            <text:p>-167</text:p>
          </table:table-cell>
          <table:table-cell office:value-type="float" office:value="-731" calcext:value-type="float">
            <text:p>-731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79" calcext:value-type="float">
            <text:p>79</text:p>
          </table:table-cell>
          <table:table-cell office:value-type="float" office:value="-1833" calcext:value-type="float">
            <text:p>-1833</text:p>
          </table:table-cell>
          <table:table-cell office:value-type="float" office:value="-2980" calcext:value-type="float">
            <text:p>-2980</text:p>
          </table:table-cell>
          <table:table-cell office:value-type="float" office:value="-215" calcext:value-type="float">
            <text:p>-215</text:p>
          </table:table-cell>
          <table:table-cell office:value-type="float" office:value="74" calcext:value-type="float">
            <text:p>74</text:p>
          </table:table-cell>
          <table:table-cell office:value-type="float" office:value="696" calcext:value-type="float">
            <text:p>696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2998" calcext:value-type="float">
            <text:p>-2998</text:p>
          </table:table-cell>
          <table:table-cell office:value-type="float" office:value="-2643" calcext:value-type="float">
            <text:p>-2643</text:p>
          </table:table-cell>
          <table:table-cell office:value-type="float" office:value="676" calcext:value-type="float">
            <text:p>676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float" office:value="27.3" calcext:value-type="float">
            <text:p>27.3</text:p>
          </table:table-cell>
          <table:table-cell office:value-type="float" office:value="1" calcext:value-type="float">
            <text:p>1</text:p>
          </table:table-cell>
          <table:table-cell office:value-type="float" office:value="46.5" calcext:value-type="float">
            <text:p>46.5</text:p>
          </table:table-cell>
          <table:table-cell office:value-type="float" office:value="42.9" calcext:value-type="float">
            <text:p>42.9</text:p>
          </table:table-cell>
          <table:table-cell office:value-type="float" office:value="4" calcext:value-type="float">
            <text:p>4</text:p>
          </table:table-cell>
          <table:table-cell office:value-type="float" office:value="13.7" calcext:value-type="float">
            <text:p>13.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92.2" calcext:value-type="float">
            <text:p>92.2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41.3" calcext:value-type="float">
            <text:p>41.3</text:p>
          </table:table-cell>
          <table:table-cell office:value-type="float" office:value="43.6" calcext:value-type="float">
            <text:p>43.6</text:p>
          </table:table-cell>
          <table:table-cell office:value-type="float" office:value="54.3" calcext:value-type="float">
            <text:p>54.3</text:p>
          </table:table-cell>
          <table:table-cell office:value-type="float" office:value="58.6" calcext:value-type="float">
            <text:p>58.6</text:p>
          </table:table-cell>
          <table:table-cell office:value-type="float" office:value="38" calcext:value-type="float">
            <text:p>38</text:p>
          </table:table-cell>
          <table:table-cell office:value-type="float" office:value="43.4" calcext:value-type="float">
            <text:p>43.4</text:p>
          </table:table-cell>
          <table:table-cell office:value-type="float" office:value="50.9" calcext:value-type="float">
            <text:p>50.9</text:p>
          </table:table-cell>
          <table:table-cell office:value-type="float" office:value="57.4" calcext:value-type="float">
            <text:p>57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6"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116" calcext:value-type="float">
            <text:p>180116</text:p>
          </table:table-cell>
          <table:table-cell office:value-type="float" office:value="43116" calcext:value-type="float">
            <text:p>4311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1436" calcext:value-type="float">
            <text:p>51436</text:p>
          </table:table-cell>
          <table:table-cell office:value-type="float" office:value="429" calcext:value-type="float">
            <text:p>429</text:p>
          </table:table-cell>
          <table:table-cell office:value-type="float" office:value="7353" calcext:value-type="float">
            <text:p>7353</text:p>
          </table:table-cell>
          <table:table-cell office:value-type="float" office:value="0" calcext:value-type="float">
            <text:p>0</text:p>
          </table:table-cell>
          <table:table-cell office:value-type="float" office:value="8044" calcext:value-type="float">
            <text:p>8044</text:p>
          </table:table-cell>
          <table:table-cell office:value-type="float" office:value="13337" calcext:value-type="float">
            <text:p>13337</text:p>
          </table:table-cell>
          <table:table-cell office:value-type="float" office:value="2344" calcext:value-type="float">
            <text:p>2344</text:p>
          </table:table-cell>
          <table:table-cell office:value-type="float" office:value="25809" calcext:value-type="float">
            <text:p>25809</text:p>
          </table:table-cell>
          <table:table-cell office:value-type="float" office:value="21289" calcext:value-type="float">
            <text:p>21289</text:p>
          </table:table-cell>
          <table:table-cell office:value-type="float" office:value="1905" calcext:value-type="float">
            <text:p>1905</text:p>
          </table:table-cell>
          <table:table-cell office:value-type="float" office:value="6030" calcext:value-type="float">
            <text:p>6030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float" office:value="44561" calcext:value-type="float">
            <text:p>44561</text:p>
          </table:table-cell>
          <table:table-cell office:value-type="float" office:value="47935" calcext:value-type="float">
            <text:p>47935</text:p>
          </table:table-cell>
          <table:table-cell office:value-type="float" office:value="6875" calcext:value-type="float">
            <text:p>6875</text:p>
          </table:table-cell>
          <table:table-cell office:value-type="float" office:value="3501" calcext:value-type="float">
            <text:p>3501</text:p>
          </table:table-cell>
          <table:table-cell office:value-type="float" office:value="59" calcext:value-type="float">
            <text:p>59</text:p>
          </table:table-cell>
          <table:table-cell office:value-type="float" office:value="184" calcext:value-type="float">
            <text:p>184</text:p>
          </table:table-cell>
          <table:table-cell office:value-type="float" office:value="-5275" calcext:value-type="float">
            <text:p>-5275</text:p>
          </table:table-cell>
          <table:table-cell office:value-type="float" office:value="0" calcext:value-type="float">
            <text:p>0</text:p>
          </table:table-cell>
          <table:table-cell office:value-type="float" office:value="-1479" calcext:value-type="float">
            <text:p>-1479</text:p>
          </table:table-cell>
          <table:table-cell office:value-type="float" office:value="311" calcext:value-type="float">
            <text:p>311</text:p>
          </table:table-cell>
          <table:table-cell office:value-type="float" office:value="1792" calcext:value-type="float">
            <text:p>1792</text:p>
          </table:table-cell>
          <table:table-cell office:value-type="float" office:value="1504" calcext:value-type="float">
            <text:p>1504</text:p>
          </table:table-cell>
          <table:table-cell office:value-type="float" office:value="2241" calcext:value-type="float">
            <text:p>2241</text:p>
          </table:table-cell>
          <table:table-cell office:value-type="float" office:value="135" calcext:value-type="float">
            <text:p>135</text:p>
          </table:table-cell>
          <table:table-cell office:value-type="float" office:value="-1330" calcext:value-type="float">
            <text:p>-1330</text:p>
          </table:table-cell>
          <table:table-cell office:value-type="float" office:value="416" calcext:value-type="float">
            <text:p>416</text:p>
          </table:table-cell>
          <table:table-cell office:value-type="float" office:value="-8" calcext:value-type="float">
            <text:p>-8</text:p>
          </table:table-cell>
          <table:table-cell office:value-type="float" office:value="798" calcext:value-type="float">
            <text:p>798</text:p>
          </table:table-cell>
          <table:table-cell office:value-type="float" office:value="-388" calcext:value-type="float">
            <text:p>-388</text:p>
          </table:table-cell>
          <table:table-cell office:value-type="float" office:value="-739" calcext:value-type="float">
            <text:p>-739</text:p>
          </table:table-cell>
          <table:table-cell office:value-type="float" office:value="447" calcext:value-type="float">
            <text:p>447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25.9" calcext:value-type="float">
            <text:p>25.9</text:p>
          </table:table-cell>
          <table:table-cell office:value-type="float" office:value="4.6" calcext:value-type="float">
            <text:p>4.6</text:p>
          </table:table-cell>
          <table:table-cell office:value-type="float" office:value="50.2" calcext:value-type="float">
            <text:p>50.2</text:p>
          </table:table-cell>
          <table:table-cell office:value-type="float" office:value="41.4" calcext:value-type="float">
            <text:p>41.4</text:p>
          </table:table-cell>
          <table:table-cell office:value-type="float" office:value="3.7" calcext:value-type="float">
            <text:p>3.7</text:p>
          </table:table-cell>
          <table:table-cell office:value-type="float" office:value="11.7" calcext:value-type="float">
            <text:p>11.7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93.2" calcext:value-type="float">
            <text:p>93.2</text:p>
          </table:table-cell>
          <table:table-cell office:value-type="float" office:value="13.4" calcext:value-type="float">
            <text:p>13.4</text:p>
          </table:table-cell>
          <table:table-cell office:value-type="float" office:value="6.8" calcext:value-type="float">
            <text:p>6.8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0.6" calcext:value-type="float">
            <text:p>40.6</text:p>
          </table:table-cell>
          <table:table-cell office:value-type="float" office:value="41.2" calcext:value-type="float">
            <text:p>41.2</text:p>
          </table:table-cell>
          <table:table-cell office:value-type="float" office:value="57.5" calcext:value-type="float">
            <text:p>57.5</text:p>
          </table:table-cell>
          <table:table-cell office:value-type="float" office:value="57.9" calcext:value-type="float">
            <text:p>57.9</text:p>
          </table:table-cell>
          <table:table-cell office:value-type="float" office:value="38.7" calcext:value-type="float">
            <text:p>38.7</text:p>
          </table:table-cell>
          <table:table-cell office:value-type="float" office:value="41" calcext:value-type="float">
            <text:p>41</text:p>
          </table:table-cell>
          <table:table-cell office:value-type="float" office:value="53.4" calcext:value-type="float">
            <text:p>53.4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6"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109" calcext:value-type="float">
            <text:p>180109</text:p>
          </table:table-cell>
          <table:table-cell office:value-type="float" office:value="43109" calcext:value-type="float">
            <text:p>4310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1377" calcext:value-type="float">
            <text:p>51377</text:p>
          </table:table-cell>
          <table:table-cell office:value-type="float" office:value="245" calcext:value-type="float">
            <text:p>245</text:p>
          </table:table-cell>
          <table:table-cell office:value-type="float" office:value="12628" calcext:value-type="float">
            <text:p>12628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13026" calcext:value-type="float">
            <text:p>13026</text:p>
          </table:table-cell>
          <table:table-cell office:value-type="float" office:value="552" calcext:value-type="float">
            <text:p>552</text:p>
          </table:table-cell>
          <table:table-cell office:value-type="float" office:value="24305" calcext:value-type="float">
            <text:p>24305</text:p>
          </table:table-cell>
          <table:table-cell office:value-type="float" office:value="19048" calcext:value-type="float">
            <text:p>19048</text:p>
          </table:table-cell>
          <table:table-cell office:value-type="float" office:value="1770" calcext:value-type="float">
            <text:p>1770</text:p>
          </table:table-cell>
          <table:table-cell office:value-type="float" office:value="7360" calcext:value-type="float">
            <text:p>7360</text:p>
          </table:table-cell>
          <table:table-cell office:value-type="float" office:value="1291" calcext:value-type="float">
            <text:p>1291</text:p>
          </table:table-cell>
          <table:table-cell office:value-type="float" office:value="8" calcext:value-type="float">
            <text:p>8</text:p>
          </table:table-cell>
          <table:table-cell office:value-type="float" office:value="43763" calcext:value-type="float">
            <text:p>43763</text:p>
          </table:table-cell>
          <table:table-cell office:value-type="float" office:value="48323" calcext:value-type="float">
            <text:p>48323</text:p>
          </table:table-cell>
          <table:table-cell office:value-type="float" office:value="7614" calcext:value-type="float">
            <text:p>7614</text:p>
          </table:table-cell>
          <table:table-cell office:value-type="float" office:value="3054" calcext:value-type="float">
            <text:p>3054</text:p>
          </table:table-cell>
          <table:table-cell office:value-type="float" office:value="-1261" calcext:value-type="float">
            <text:p>-1261</text:p>
          </table:table-cell>
          <table:table-cell office:value-type="float" office:value="87" calcext:value-type="float">
            <text:p>87</text:p>
          </table:table-cell>
          <table:table-cell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1986" calcext:value-type="float">
            <text:p>1986</text:p>
          </table:table-cell>
          <table:table-cell office:value-type="float" office:value="-21" calcext:value-type="float">
            <text:p>-21</text:p>
          </table:table-cell>
          <table:table-cell office:value-type="float" office:value="3618" calcext:value-type="float">
            <text:p>3618</text:p>
          </table:table-cell>
          <table:table-cell office:value-type="float" office:value="-1525" calcext:value-type="float">
            <text:p>-1525</text:p>
          </table:table-cell>
          <table:table-cell office:value-type="float" office:value="-184" calcext:value-type="float">
            <text:p>-184</text:p>
          </table:table-cell>
          <table:table-cell office:value-type="float" office:value="-4598" calcext:value-type="float">
            <text:p>-4598</text:p>
          </table:table-cell>
          <table:table-cell office:value-type="float" office:value="45" calcext:value-type="float">
            <text:p>45</text:p>
          </table:table-cell>
          <table:table-cell office:value-type="float" office:value="-98" calcext:value-type="float">
            <text:p>-98</text:p>
          </table:table-cell>
          <table:table-cell office:value-type="float" office:value="-1262" calcext:value-type="float">
            <text:p>-1262</text:p>
          </table:table-cell>
          <table:table-cell office:value-type="float" office:value="-847" calcext:value-type="float">
            <text:p>-847</text:p>
          </table:table-cell>
          <table:table-cell office:value-type="float" office:value="1" calcext:value-type="float">
            <text:p>1</text:p>
          </table:table-cell>
          <table:table-cell office:value-type="float" office:value="-414" calcext:value-type="float">
            <text:p>-414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25.4" calcext:value-type="float">
            <text:p>25.4</text:p>
          </table:table-cell>
          <table:table-cell office:value-type="float" office:value="1.1" calcext:value-type="float">
            <text:p>1.1</text:p>
          </table:table-cell>
          <table:table-cell office:value-type="float" office:value="47.3" calcext:value-type="float">
            <text:p>47.3</text:p>
          </table:table-cell>
          <table:table-cell office:value-type="float" office:value="37.1" calcext:value-type="float">
            <text:p>37.1</text:p>
          </table:table-cell>
          <table:table-cell office:value-type="float" office:value="3.4" calcext:value-type="float">
            <text:p>3.4</text:p>
          </table:table-cell>
          <table:table-cell office:value-type="float" office:value="14.3" calcext:value-type="float">
            <text:p>14.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94.1" calcext:value-type="float">
            <text:p>94.1</text:p>
          </table:table-cell>
          <table:table-cell office:value-type="float" office:value="14.8" calcext:value-type="float">
            <text:p>14.8</text:p>
          </table:table-cell>
          <table:table-cell office:value-type="float" office:value="5.9" calcext:value-type="float">
            <text:p>5.9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38.3" calcext:value-type="float">
            <text:p>38.3</text:p>
          </table:table-cell>
          <table:table-cell office:value-type="float" office:value="52.1" calcext:value-type="float">
            <text:p>52.1</text:p>
          </table:table-cell>
          <table:table-cell office:value-type="float" office:value="53.3" calcext:value-type="float">
            <text:p>53.3</text:p>
          </table:table-cell>
          <table:table-cell office:value-type="float" office:value="65" calcext:value-type="float">
            <text:p>65</text:p>
          </table:table-cell>
          <table:table-cell office:value-type="float" office:value="36.9" calcext:value-type="float">
            <text:p>36.9</text:p>
          </table:table-cell>
          <table:table-cell office:value-type="float" office:value="51.9" calcext:value-type="float">
            <text:p>51.9</text:p>
          </table:table-cell>
          <table:table-cell office:value-type="float" office:value="50.3" calcext:value-type="float">
            <text:p>50.3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6"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102" calcext:value-type="float">
            <text:p>180102</text:p>
          </table:table-cell>
          <table:table-cell office:value-type="float" office:value="43102" calcext:value-type="float">
            <text:p>4310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638" calcext:value-type="float">
            <text:p>52638</text:p>
          </table:table-cell>
          <table:table-cell office:value-type="float" office:value="158" calcext:value-type="float">
            <text:p>158</text:p>
          </table:table-cell>
          <table:table-cell office:value-type="float" office:value="13678" calcext:value-type="float">
            <text:p>13678</text:p>
          </table:table-cell>
          <table:table-cell office:value-type="float" office:value="0" calcext:value-type="float">
            <text:p>0</text:p>
          </table:table-cell>
          <table:table-cell office:value-type="float" office:value="9589" calcext:value-type="float">
            <text:p>9589</text:p>
          </table:table-cell>
          <table:table-cell office:value-type="float" office:value="11040" calcext:value-type="float">
            <text:p>11040</text:p>
          </table:table-cell>
          <table:table-cell office:value-type="float" office:value="573" calcext:value-type="float">
            <text:p>573</text:p>
          </table:table-cell>
          <table:table-cell office:value-type="float" office:value="20687" calcext:value-type="float">
            <text:p>20687</text:p>
          </table:table-cell>
          <table:table-cell office:value-type="float" office:value="20573" calcext:value-type="float">
            <text:p>20573</text:p>
          </table:table-cell>
          <table:table-cell office:value-type="float" office:value="1954" calcext:value-type="float">
            <text:p>1954</text:p>
          </table:table-cell>
          <table:table-cell office:value-type="float" office:value="11958" calcext:value-type="float">
            <text:p>11958</text:p>
          </table:table-cell>
          <table:table-cell office:value-type="float" office:value="1246" calcext:value-type="float">
            <text:p>1246</text:p>
          </table:table-cell>
          <table:table-cell office:value-type="float" office:value="106" calcext:value-type="float">
            <text:p>106</text:p>
          </table:table-cell>
          <table:table-cell office:value-type="float" office:value="45025" calcext:value-type="float">
            <text:p>45025</text:p>
          </table:table-cell>
          <table:table-cell office:value-type="float" office:value="49170" calcext:value-type="float">
            <text:p>49170</text:p>
          </table:table-cell>
          <table:table-cell office:value-type="float" office:value="7613" calcext:value-type="float">
            <text:p>7613</text:p>
          </table:table-cell>
          <table:table-cell office:value-type="float" office:value="3468" calcext:value-type="float">
            <text:p>3468</text:p>
          </table:table-cell>
          <table:table-cell office:value-type="float" office:value="8496" calcext:value-type="float">
            <text:p>8496</text:p>
          </table:table-cell>
          <table:table-cell office:value-type="float" office:value="-142" calcext:value-type="float">
            <text:p>-14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046" calcext:value-type="float">
            <text:p>-2046</text:p>
          </table:table-cell>
          <table:table-cell office:value-type="float" office:value="3652" calcext:value-type="float">
            <text:p>3652</text:p>
          </table:table-cell>
          <table:table-cell office:value-type="float" office:value="-343" calcext:value-type="float">
            <text:p>-343</text:p>
          </table:table-cell>
          <table:table-cell office:value-type="float" office:value="12543" calcext:value-type="float">
            <text:p>12543</text:p>
          </table:table-cell>
          <table:table-cell office:value-type="float" office:value="2509" calcext:value-type="float">
            <text:p>2509</text:p>
          </table:table-cell>
          <table:table-cell office:value-type="float" office:value="753" calcext:value-type="float">
            <text:p>753</text:p>
          </table:table-cell>
          <table:table-cell office:value-type="float" office:value="-2915" calcext:value-type="float">
            <text:p>-2915</text:p>
          </table:table-cell>
          <table:table-cell office:value-type="float" office:value="314" calcext:value-type="float">
            <text:p>314</text:p>
          </table:table-cell>
          <table:table-cell office:value-type="float" office:value="80" calcext:value-type="float">
            <text:p>80</text:p>
          </table:table-cell>
          <table:table-cell office:value-type="float" office:value="7930" calcext:value-type="float">
            <text:p>7930</text:p>
          </table:table-cell>
          <table:table-cell office:value-type="float" office:value="7365" calcext:value-type="float">
            <text:p>7365</text:p>
          </table:table-cell>
          <table:table-cell office:value-type="float" office:value="566" calcext:value-type="float">
            <text:p>566</text:p>
          </table:table-cell>
          <table:table-cell office:value-type="float" office:value="1131" calcext:value-type="float">
            <text:p>113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office:value-type="float" office:value="39.3" calcext:value-type="float">
            <text:p>39.3</text:p>
          </table:table-cell>
          <table:table-cell office:value-type="float" office:value="39.1" calcext:value-type="float">
            <text:p>39.1</text:p>
          </table:table-cell>
          <table:table-cell office:value-type="float" office:value="3.7" calcext:value-type="float">
            <text:p>3.7</text:p>
          </table:table-cell>
          <table:table-cell office:value-type="float" office:value="22.7" calcext:value-type="float">
            <text:p>22.7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85.5" calcext:value-type="float">
            <text:p>85.5</text:p>
          </table:table-cell>
          <table:table-cell office:value-type="float" office:value="93.4" calcext:value-type="float">
            <text:p>93.4</text:p>
          </table:table-cell>
          <table:table-cell office:value-type="float" office:value="14.5" calcext:value-type="float">
            <text:p>14.5</text:p>
          </table:table-cell>
          <table:table-cell office:value-type="float" office:value="6.6" calcext:value-type="float">
            <text:p>6.6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0.3" calcext:value-type="float">
            <text:p>50.3</text:p>
          </table:table-cell>
          <table:table-cell office:value-type="float" office:value="53.8" calcext:value-type="float">
            <text:p>53.8</text:p>
          </table:table-cell>
          <table:table-cell office:value-type="float" office:value="62.4" calcext:value-type="float">
            <text:p>62.4</text:p>
          </table:table-cell>
          <table:table-cell office:value-type="float" office:value="37.7" calcext:value-type="float">
            <text:p>37.7</text:p>
          </table:table-cell>
          <table:table-cell office:value-type="float" office:value="50.1" calcext:value-type="float">
            <text:p>50.1</text:p>
          </table:table-cell>
          <table:table-cell office:value-type="float" office:value="50.9" calcext:value-type="float">
            <text:p>50.9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6" table:number-columns-repeated="41"/>
          <table:table-cell/>
          <table:table-cell table:style-name="ce26" table:number-columns-repeated="13"/>
          <table:table-cell/>
          <table:table-cell table:style-name="ce26" table:number-columns-repeated="47"/>
        </table:table-row>
        <table:table-row table:style-name="ro2" table:number-rows-repeated="6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41"/>
          <table:table-cell/>
          <table:table-cell table:style-name="ce26" table:number-columns-repeated="13"/>
          <table:table-cell/>
          <table:table-cell table:style-name="ce26" table:number-columns-repeated="47"/>
        </table:table-row>
        <table:table-row table:style-name="ro2" table:number-rows-repeated="7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103"/>
        </table:table-row>
        <table:table-row table:style-name="ro2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41"/>
          <table:table-cell/>
          <table:table-cell table:style-name="ce26" table:number-columns-repeated="13"/>
          <table:table-cell/>
          <table:table-cell table:style-name="ce26" table:number-columns-repeated="47"/>
        </table:table-row>
        <table:table-row table:style-name="ro2" table:number-rows-repeated="3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103"/>
        </table:table-row>
        <table:table-row table:style-name="ro2" table:number-rows-repeated="2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41"/>
          <table:table-cell/>
          <table:table-cell table:style-name="ce26" table:number-columns-repeated="13"/>
          <table:table-cell/>
          <table:table-cell table:style-name="ce26" table:number-columns-repeated="47"/>
        </table:table-row>
        <table:table-row table:style-name="ro2" table:number-rows-repeated="2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103"/>
        </table:table-row>
        <table:table-row table:style-name="ro2" table:number-rows-repeated="3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41"/>
          <table:table-cell/>
          <table:table-cell table:style-name="ce26" table:number-columns-repeated="13"/>
          <table:table-cell/>
          <table:table-cell table:style-name="ce26" table:number-columns-repeated="47"/>
        </table:table-row>
        <table:table-row table:style-name="ro2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103"/>
        </table:table-row>
        <table:table-row table:style-name="ro2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41"/>
          <table:table-cell/>
          <table:table-cell table:style-name="ce26" table:number-columns-repeated="13"/>
          <table:table-cell/>
          <table:table-cell table:style-name="ce26" table:number-columns-repeated="47"/>
        </table:table-row>
        <table:table-row table:style-name="ro2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103"/>
        </table:table-row>
        <table:table-row table:style-name="ro2" table:number-rows-repeated="2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41"/>
          <table:table-cell/>
          <table:table-cell table:style-name="ce26" table:number-columns-repeated="13"/>
          <table:table-cell/>
          <table:table-cell table:style-name="ce26" table:number-columns-repeated="47"/>
        </table:table-row>
        <table:table-row table:style-name="ro2" table:number-rows-repeated="3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103"/>
        </table:table-row>
        <table:table-row table:style-name="ro2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41"/>
          <table:table-cell/>
          <table:table-cell table:style-name="ce26" table:number-columns-repeated="13"/>
          <table:table-cell/>
          <table:table-cell table:style-name="ce26" table:number-columns-repeated="47"/>
        </table:table-row>
        <table:table-row table:style-name="ro2">
          <table:table-cell table:style-name="ce26" table:number-columns-repeated="2"/>
          <table:table-cell table:style-name="ce27"/>
          <table:table-cell table:style-name="ce26" table:number-columns-repeated="81"/>
          <table:table-cell/>
          <table:table-cell table:style-name="ce26" table:number-columns-repeated="103"/>
        </table:table-row>
      </table:table>
      <table:table table:name="2018_analysi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number-columns-repeated="5" table:default-cell-style-name="Default"/>
        <table:table-column table:style-name="co32" table:default-cell-style-name="Default"/>
        <table:table-row table:style-name="ro2">
          <table:table-cell table:formula="of:=[2018_data.A1]" office:value-type="string" office:string-value="Market_and_Exchange_Names" calcext:value-type="string">
            <text:p>Market_and_Exchange_Names</text:p>
          </table:table-cell>
          <table:table-cell table:formula="of:=[2018_data.B1]" office:value-type="string" office:string-value="As_of_Date_In_Form_YYMMDD" calcext:value-type="string">
            <text:p>As_of_Date_In_Form_YYMMDD</text:p>
          </table:table-cell>
          <table:table-cell table:style-name="ce29" table:formula="of:=[2018_data.I1]" office:value-type="string" office:string-value="Dealer_Positions_Long_All" calcext:value-type="string">
            <text:p>Dealer_Positions_Long_All</text:p>
          </table:table-cell>
          <table:table-cell table:style-name="ce29" table:formula="of:=[2018_data.J1]" office:value-type="string" office:string-value="Dealer_Positions_Short_All" calcext:value-type="string">
            <text:p>Dealer_Positions_Short_All</text:p>
          </table:table-cell>
          <table:table-cell table:style-name="ce30" table:formula="of:=[2018_data.L1]" office:value-type="string" office:string-value="Asset_Mgr_Positions_Long_All" calcext:value-type="string">
            <text:p>Asset_Mgr_Positions_Long_All</text:p>
          </table:table-cell>
          <table:table-cell table:style-name="ce30" table:formula="of:=[2018_data.M1]" office:value-type="string" office:string-value="Asset_Mgr_Positions_Short_All" calcext:value-type="string">
            <text:p>Asset_Mgr_Positions_Short_All</text:p>
          </table:table-cell>
          <table:table-cell table:style-name="ce32" table:formula="of:=[2018_data.O1]" office:value-type="string" office:string-value="Lev_Money_Positions_Long_All" calcext:value-type="string">
            <text:p>Lev_Money_Positions_Long_All</text:p>
          </table:table-cell>
          <table:table-cell table:style-name="ce32" table:formula="of:=[2018_data.P1]" office:value-type="string" office:string-value="Lev_Money_Positions_Short_All" calcext:value-type="string">
            <text:p>Lev_Money_Positions_Short_All</text:p>
          </table:table-cell>
          <table:table-cell table:style-name="ce33" table:formula="of:=[2018_data.R1]" office:value-type="string" office:string-value="Other_Rept_Positions_Long_All" calcext:value-type="string">
            <text:p>Other_Rept_Positions_Long_All</text:p>
          </table:table-cell>
          <table:table-cell table:style-name="ce33" table:formula="of:=[2018_data.S1]" office:value-type="string" office:string-value="Other_Rept_Positions_Short_All" calcext:value-type="string">
            <text:p>Other_Rept_Positions_Short_All</text:p>
          </table:table-cell>
          <table:table-cell table:style-name="ce35" table:formula="of:=[2018_data.U1]" office:value-type="string" office:string-value="Tot_Rept_Positions_Long_All" calcext:value-type="string">
            <text:p>Tot_Rept_Positions_Long_All</text:p>
          </table:table-cell>
          <table:table-cell table:style-name="ce35" table:formula="of:=[2018_data.V1]" office:value-type="string" office:string-value="Tot_Rept_Positions_Short_All" calcext:value-type="string">
            <text:p>Tot_Rept_Positions_Short_All</text:p>
          </table:table-cell>
          <table:table-cell table:style-name="ce36" table:formula="of:=[2018_data.W1]" office:value-type="string" office:string-value="NonRept_Positions_Long_All" calcext:value-type="string">
            <text:p>NonRept_Positions_Long_All</text:p>
          </table:table-cell>
          <table:table-cell table:style-name="ce36" table:formula="of:=[2018_data.X1]" office:value-type="string" office:string-value="NonRept_Positions_Short_All" calcext:value-type="string">
            <text:p>NonRept_Positions_Short_All</text:p>
          </table:table-cell>
          <table:table-cell table:style-name="ce29" table:formula="of:=[2018_data.Z1]" office:value-type="string" office:string-value="Change_in_Dealer_Long_All" calcext:value-type="string">
            <text:p>Change_in_Dealer_Long_All</text:p>
          </table:table-cell>
          <table:table-cell table:style-name="ce29" table:formula="of:=[2018_data.AA1]" office:value-type="string" office:string-value="Change_in_Dealer_Short_All" calcext:value-type="string">
            <text:p>Change_in_Dealer_Short_All</text:p>
          </table:table-cell>
          <table:table-cell table:style-name="ce30" table:formula="of:=[2018_data.AC1]" office:value-type="string" office:string-value="Change_in_Asset_Mgr_Long_All" calcext:value-type="string">
            <text:p>Change_in_Asset_Mgr_Long_All</text:p>
          </table:table-cell>
          <table:table-cell table:style-name="ce30" table:formula="of:=[2018_data.AD1]" office:value-type="string" office:string-value="Change_in_Asset_Mgr_Short_All" calcext:value-type="string">
            <text:p>Change_in_Asset_Mgr_Short_All</text:p>
          </table:table-cell>
          <table:table-cell table:style-name="ce32" table:formula="of:=[2018_data.AF1]" office:value-type="string" office:string-value="Change_in_Lev_Money_Long_All" calcext:value-type="string">
            <text:p>Change_in_Lev_Money_Long_All</text:p>
          </table:table-cell>
          <table:table-cell table:style-name="ce32" table:formula="of:=[2018_data.AG1]" office:value-type="string" office:string-value="Change_in_Lev_Money_Short_All" calcext:value-type="string">
            <text:p>Change_in_Lev_Money_Short_All</text:p>
          </table:table-cell>
          <table:table-cell table:style-name="ce33" table:formula="of:=[2018_data.AI1]" office:value-type="string" office:string-value="Change_in_Other_Rept_Long_All" calcext:value-type="string">
            <text:p>Change_in_Other_Rept_Long_All</text:p>
          </table:table-cell>
          <table:table-cell table:style-name="ce33" table:formula="of:=[2018_data.AJ1]" office:value-type="string" office:string-value="Change_in_Other_Rept_Short_All" calcext:value-type="string">
            <text:p>Change_in_Other_Rept_Short_All</text:p>
          </table:table-cell>
          <table:table-cell office:value-type="string" calcext:value-type="string">
            <text:p>USD index</text:p>
          </table:table-cell>
          <table:table-cell office:value-type="string" calcext:value-type="string">
            <text:p>change</text:p>
          </table:table-cell>
          <table:table-cell table:number-columns-repeated="10"/>
          <table:table-cell office:value-type="string" calcext:value-type="string">
            <text:p>Supply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est. inv change</text:p>
          </table:table-cell>
        </table:table-row>
        <table:table-row table:style-name="ro2">
          <table:table-cell table:formula="of:=[2018_data.A2]" office:value-type="string" office:string-value="U.S. DOLLAR INDEX - ICE FUTURES U.S." calcext:value-type="string">
            <text:p>U.S. DOLLAR INDEX - ICE FUTURES U.S.</text:p>
          </table:table-cell>
          <table:table-cell table:formula="of:=[2018_data.B2]" office:value-type="float" office:value="181231" calcext:value-type="float">
            <text:p>181231</text:p>
          </table:table-cell>
          <table:table-cell table:style-name="ce29" table:formula="of:=[2018_data.I2]" office:value-type="float" office:value="534" calcext:value-type="float">
            <text:p>534</text:p>
          </table:table-cell>
          <table:table-cell table:style-name="ce29" table:formula="of:=[2018_data.J2]" office:value-type="float" office:value="38639" calcext:value-type="float">
            <text:p>38639</text:p>
          </table:table-cell>
          <table:table-cell table:style-name="ce30" table:formula="of:=[2018_data.L2]" office:value-type="float" office:value="19507" calcext:value-type="float">
            <text:p>19507</text:p>
          </table:table-cell>
          <table:table-cell table:style-name="ce30" table:formula="of:=[2018_data.M2]" office:value-type="float" office:value="1032" calcext:value-type="float">
            <text:p>1032</text:p>
          </table:table-cell>
          <table:table-cell table:style-name="ce32" table:formula="of:=[2018_data.O2]" office:value-type="float" office:value="23966" calcext:value-type="float">
            <text:p>23966</text:p>
          </table:table-cell>
          <table:table-cell table:style-name="ce32" table:formula="of:=[2018_data.P2]" office:value-type="float" office:value="7289" calcext:value-type="float">
            <text:p>7289</text:p>
          </table:table-cell>
          <table:table-cell table:style-name="ce33" table:formula="of:=[2018_data.R2]" office:value-type="float" office:value="2639" calcext:value-type="float">
            <text:p>2639</text:p>
          </table:table-cell>
          <table:table-cell table:style-name="ce33" table:formula="of:=[2018_data.S2]" office:value-type="float" office:value="1651" calcext:value-type="float">
            <text:p>1651</text:p>
          </table:table-cell>
          <table:table-cell table:style-name="ce35" table:formula="of:=[2018_data.U2]" office:value-type="float" office:value="48403" calcext:value-type="float">
            <text:p>48403</text:p>
          </table:table-cell>
          <table:table-cell table:style-name="ce35" table:formula="of:=[2018_data.V2]" office:value-type="float" office:value="50368" calcext:value-type="float">
            <text:p>50368</text:p>
          </table:table-cell>
          <table:table-cell table:style-name="ce36" table:formula="of:=[2018_data.W2]" office:value-type="float" office:value="4296" calcext:value-type="float">
            <text:p>4296</text:p>
          </table:table-cell>
          <table:table-cell table:style-name="ce36" table:formula="of:=[2018_data.X2]" office:value-type="float" office:value="2331" calcext:value-type="float">
            <text:p>2331</text:p>
          </table:table-cell>
          <table:table-cell table:style-name="ce29" table:formula="of:=[2018_data.Z2]" office:value-type="float" office:value="32" calcext:value-type="float">
            <text:p>32</text:p>
          </table:table-cell>
          <table:table-cell table:style-name="ce29" table:formula="of:=[2018_data.AA2]" office:value-type="float" office:value="0" calcext:value-type="float">
            <text:p>0</text:p>
          </table:table-cell>
          <table:table-cell table:style-name="ce30" table:formula="of:=[2018_data.AC2]" office:value-type="float" office:value="-1334" calcext:value-type="float">
            <text:p>-1334</text:p>
          </table:table-cell>
          <table:table-cell table:style-name="ce30" table:formula="of:=[2018_data.AD2]" office:value-type="float" office:value="286" calcext:value-type="float">
            <text:p>286</text:p>
          </table:table-cell>
          <table:table-cell table:style-name="ce32" table:formula="of:=[2018_data.AF2]" office:value-type="float" office:value="3358" calcext:value-type="float">
            <text:p>3358</text:p>
          </table:table-cell>
          <table:table-cell table:style-name="ce32" table:formula="of:=[2018_data.AG2]" office:value-type="float" office:value="1668" calcext:value-type="float">
            <text:p>1668</text:p>
          </table:table-cell>
          <table:table-cell table:style-name="ce33" table:formula="of:=[2018_data.AI2]" office:value-type="float" office:value="85" calcext:value-type="float">
            <text:p>85</text:p>
          </table:table-cell>
          <table:table-cell table:style-name="ce33" table:formula="of:=[2018_data.AJ2]" office:value-type="float" office:value="-14" calcext:value-type="float">
            <text:p>-14</text:p>
          </table:table-cell>
          <table:table-cell table:style-name="ce38" office:value-type="float" office:value="95.05" calcext:value-type="float">
            <text:p>95.05</text:p>
          </table:table-cell>
          <table:table-cell table:number-columns-repeated="14"/>
        </table:table-row>
        <table:table-row table:style-name="ro2">
          <table:table-cell table:formula="of:=[2018_data.A3]" office:value-type="string" office:string-value="U.S. DOLLAR INDEX - ICE FUTURES U.S." calcext:value-type="string">
            <text:p>U.S. DOLLAR INDEX - ICE FUTURES U.S.</text:p>
          </table:table-cell>
          <table:table-cell table:formula="of:=[2018_data.B3]" office:value-type="float" office:value="181224" calcext:value-type="float">
            <text:p>181224</text:p>
          </table:table-cell>
          <table:table-cell table:style-name="ce29" table:formula="of:=[2018_data.I3]" office:value-type="float" office:value="502" calcext:value-type="float">
            <text:p>502</text:p>
          </table:table-cell>
          <table:table-cell table:style-name="ce29" table:formula="of:=[2018_data.J3]" office:value-type="float" office:value="38639" calcext:value-type="float">
            <text:p>38639</text:p>
          </table:table-cell>
          <table:table-cell table:style-name="ce30" table:formula="of:=[2018_data.L3]" office:value-type="float" office:value="20841" calcext:value-type="float">
            <text:p>20841</text:p>
          </table:table-cell>
          <table:table-cell table:style-name="ce30" table:formula="of:=[2018_data.M3]" office:value-type="float" office:value="746" calcext:value-type="float">
            <text:p>746</text:p>
          </table:table-cell>
          <table:table-cell table:style-name="ce32" table:formula="of:=[2018_data.O3]" office:value-type="float" office:value="20608" calcext:value-type="float">
            <text:p>20608</text:p>
          </table:table-cell>
          <table:table-cell table:style-name="ce32" table:formula="of:=[2018_data.P3]" office:value-type="float" office:value="5621" calcext:value-type="float">
            <text:p>5621</text:p>
          </table:table-cell>
          <table:table-cell table:style-name="ce33" table:formula="of:=[2018_data.R3]" office:value-type="float" office:value="2554" calcext:value-type="float">
            <text:p>2554</text:p>
          </table:table-cell>
          <table:table-cell table:style-name="ce33" table:formula="of:=[2018_data.S3]" office:value-type="float" office:value="1665" calcext:value-type="float">
            <text:p>1665</text:p>
          </table:table-cell>
          <table:table-cell table:style-name="ce35" table:formula="of:=[2018_data.U3]" office:value-type="float" office:value="45901" calcext:value-type="float">
            <text:p>45901</text:p>
          </table:table-cell>
          <table:table-cell table:style-name="ce35" table:formula="of:=[2018_data.V3]" office:value-type="float" office:value="48067" calcext:value-type="float">
            <text:p>48067</text:p>
          </table:table-cell>
          <table:table-cell table:style-name="ce36" table:formula="of:=[2018_data.W3]" office:value-type="float" office:value="4344" calcext:value-type="float">
            <text:p>4344</text:p>
          </table:table-cell>
          <table:table-cell table:style-name="ce36" table:formula="of:=[2018_data.X3]" office:value-type="float" office:value="2178" calcext:value-type="float">
            <text:p>2178</text:p>
          </table:table-cell>
          <table:table-cell table:style-name="ce29" table:formula="of:=[2018_data.Z3]" office:value-type="float" office:value="118" calcext:value-type="float">
            <text:p>118</text:p>
          </table:table-cell>
          <table:table-cell table:style-name="ce29" table:formula="of:=[2018_data.AA3]" office:value-type="float" office:value="0" calcext:value-type="float">
            <text:p>0</text:p>
          </table:table-cell>
          <table:table-cell table:style-name="ce30" table:formula="of:=[2018_data.AC3]" office:value-type="float" office:value="-2112" calcext:value-type="float">
            <text:p>-2112</text:p>
          </table:table-cell>
          <table:table-cell table:style-name="ce30" table:formula="of:=[2018_data.AD3]" office:value-type="float" office:value="-247" calcext:value-type="float">
            <text:p>-247</text:p>
          </table:table-cell>
          <table:table-cell table:style-name="ce32" table:formula="of:=[2018_data.AF3]" office:value-type="float" office:value="2357" calcext:value-type="float">
            <text:p>2357</text:p>
          </table:table-cell>
          <table:table-cell table:style-name="ce32" table:formula="of:=[2018_data.AG3]" office:value-type="float" office:value="-792" calcext:value-type="float">
            <text:p>-792</text:p>
          </table:table-cell>
          <table:table-cell table:style-name="ce33" table:formula="of:=[2018_data.AI3]" office:value-type="float" office:value="-595" calcext:value-type="float">
            <text:p>-595</text:p>
          </table:table-cell>
          <table:table-cell table:style-name="ce33" table:formula="of:=[2018_data.AJ3]" office:value-type="float" office:value="-104" calcext:value-type="float">
            <text:p>-104</text:p>
          </table:table-cell>
          <table:table-cell table:style-name="ce38" office:value-type="float" office:value="95.06" calcext:value-type="float">
            <text:p>95.06</text:p>
          </table:table-cell>
          <table:table-cell table:number-columns-repeated="14"/>
        </table:table-row>
        <table:table-row table:style-name="ro2">
          <table:table-cell table:formula="of:=[2018_data.A4]" office:value-type="string" office:string-value="U.S. DOLLAR INDEX - ICE FUTURES U.S." calcext:value-type="string">
            <text:p>U.S. DOLLAR INDEX - ICE FUTURES U.S.</text:p>
          </table:table-cell>
          <table:table-cell table:formula="of:=[2018_data.B4]" office:value-type="float" office:value="181218" calcext:value-type="float">
            <text:p>181218</text:p>
          </table:table-cell>
          <table:table-cell table:style-name="ce29" table:formula="of:=[2018_data.I4]" office:value-type="float" office:value="384" calcext:value-type="float">
            <text:p>384</text:p>
          </table:table-cell>
          <table:table-cell table:style-name="ce29" table:formula="of:=[2018_data.J4]" office:value-type="float" office:value="38639" calcext:value-type="float">
            <text:p>38639</text:p>
          </table:table-cell>
          <table:table-cell table:style-name="ce30" table:formula="of:=[2018_data.L4]" office:value-type="float" office:value="22953" calcext:value-type="float">
            <text:p>22953</text:p>
          </table:table-cell>
          <table:table-cell table:style-name="ce30" table:formula="of:=[2018_data.M4]" office:value-type="float" office:value="993" calcext:value-type="float">
            <text:p>993</text:p>
          </table:table-cell>
          <table:table-cell table:style-name="ce32" table:formula="of:=[2018_data.O4]" office:value-type="float" office:value="18251" calcext:value-type="float">
            <text:p>18251</text:p>
          </table:table-cell>
          <table:table-cell table:style-name="ce32" table:formula="of:=[2018_data.P4]" office:value-type="float" office:value="6413" calcext:value-type="float">
            <text:p>6413</text:p>
          </table:table-cell>
          <table:table-cell table:style-name="ce33" table:formula="of:=[2018_data.R4]" office:value-type="float" office:value="3149" calcext:value-type="float">
            <text:p>3149</text:p>
          </table:table-cell>
          <table:table-cell table:style-name="ce33" table:formula="of:=[2018_data.S4]" office:value-type="float" office:value="1769" calcext:value-type="float">
            <text:p>1769</text:p>
          </table:table-cell>
          <table:table-cell table:style-name="ce35" table:formula="of:=[2018_data.U4]" office:value-type="float" office:value="46226" calcext:value-type="float">
            <text:p>46226</text:p>
          </table:table-cell>
          <table:table-cell table:style-name="ce35" table:formula="of:=[2018_data.V4]" office:value-type="float" office:value="49303" calcext:value-type="float">
            <text:p>49303</text:p>
          </table:table-cell>
          <table:table-cell table:style-name="ce36" table:formula="of:=[2018_data.W4]" office:value-type="float" office:value="4564" calcext:value-type="float">
            <text:p>4564</text:p>
          </table:table-cell>
          <table:table-cell table:style-name="ce36" table:formula="of:=[2018_data.X4]" office:value-type="float" office:value="1487" calcext:value-type="float">
            <text:p>1487</text:p>
          </table:table-cell>
          <table:table-cell table:style-name="ce29" table:formula="of:=[2018_data.Z4]" office:value-type="float" office:value="-100" calcext:value-type="float">
            <text:p>-100</text:p>
          </table:table-cell>
          <table:table-cell table:style-name="ce29" table:formula="of:=[2018_data.AA4]" office:value-type="float" office:value="-3643" calcext:value-type="float">
            <text:p>-3643</text:p>
          </table:table-cell>
          <table:table-cell table:style-name="ce30" table:formula="of:=[2018_data.AC4]" office:value-type="float" office:value="426" calcext:value-type="float">
            <text:p>426</text:p>
          </table:table-cell>
          <table:table-cell table:style-name="ce30" table:formula="of:=[2018_data.AD4]" office:value-type="float" office:value="0" calcext:value-type="float">
            <text:p>0</text:p>
          </table:table-cell>
          <table:table-cell table:style-name="ce32" table:formula="of:=[2018_data.AF4]" office:value-type="float" office:value="-4561" calcext:value-type="float">
            <text:p>-4561</text:p>
          </table:table-cell>
          <table:table-cell table:style-name="ce32" table:formula="of:=[2018_data.AG4]" office:value-type="float" office:value="173" calcext:value-type="float">
            <text:p>173</text:p>
          </table:table-cell>
          <table:table-cell table:style-name="ce33" table:formula="of:=[2018_data.AI4]" office:value-type="float" office:value="345" calcext:value-type="float">
            <text:p>345</text:p>
          </table:table-cell>
          <table:table-cell table:style-name="ce33" table:formula="of:=[2018_data.AJ4]" office:value-type="float" office:value="-226" calcext:value-type="float">
            <text:p>-226</text:p>
          </table:table-cell>
          <table:table-cell table:style-name="ce38" office:value-type="float" office:value="96" calcext:value-type="float">
            <text:p>96</text:p>
          </table:table-cell>
          <table:table-cell table:number-columns-repeated="14"/>
        </table:table-row>
        <table:table-row table:style-name="ro2">
          <table:table-cell table:formula="of:=[2018_data.A5]" office:value-type="string" office:string-value="U.S. DOLLAR INDEX - ICE FUTURES U.S." calcext:value-type="string">
            <text:p>U.S. DOLLAR INDEX - ICE FUTURES U.S.</text:p>
          </table:table-cell>
          <table:table-cell table:formula="of:=[2018_data.B5]" office:value-type="float" office:value="181211" calcext:value-type="float">
            <text:p>181211</text:p>
          </table:table-cell>
          <table:table-cell table:style-name="ce29" table:formula="of:=[2018_data.I5]" office:value-type="float" office:value="484" calcext:value-type="float">
            <text:p>484</text:p>
          </table:table-cell>
          <table:table-cell table:style-name="ce29" table:formula="of:=[2018_data.J5]" office:value-type="float" office:value="42282" calcext:value-type="float">
            <text:p>42282</text:p>
          </table:table-cell>
          <table:table-cell table:style-name="ce30" table:formula="of:=[2018_data.L5]" office:value-type="float" office:value="22527" calcext:value-type="float">
            <text:p>22527</text:p>
          </table:table-cell>
          <table:table-cell table:style-name="ce30" table:formula="of:=[2018_data.M5]" office:value-type="float" office:value="993" calcext:value-type="float">
            <text:p>993</text:p>
          </table:table-cell>
          <table:table-cell table:style-name="ce32" table:formula="of:=[2018_data.O5]" office:value-type="float" office:value="22812" calcext:value-type="float">
            <text:p>22812</text:p>
          </table:table-cell>
          <table:table-cell table:style-name="ce32" table:formula="of:=[2018_data.P5]" office:value-type="float" office:value="6240" calcext:value-type="float">
            <text:p>6240</text:p>
          </table:table-cell>
          <table:table-cell table:style-name="ce33" table:formula="of:=[2018_data.R5]" office:value-type="float" office:value="2804" calcext:value-type="float">
            <text:p>2804</text:p>
          </table:table-cell>
          <table:table-cell table:style-name="ce33" table:formula="of:=[2018_data.S5]" office:value-type="float" office:value="1995" calcext:value-type="float">
            <text:p>1995</text:p>
          </table:table-cell>
          <table:table-cell table:style-name="ce35" table:formula="of:=[2018_data.U5]" office:value-type="float" office:value="58193" calcext:value-type="float">
            <text:p>58193</text:p>
          </table:table-cell>
          <table:table-cell table:style-name="ce35" table:formula="of:=[2018_data.V5]" office:value-type="float" office:value="61076" calcext:value-type="float">
            <text:p>61076</text:p>
          </table:table-cell>
          <table:table-cell table:style-name="ce36" table:formula="of:=[2018_data.W5]" office:value-type="float" office:value="5813" calcext:value-type="float">
            <text:p>5813</text:p>
          </table:table-cell>
          <table:table-cell table:style-name="ce36" table:formula="of:=[2018_data.X5]" office:value-type="float" office:value="2930" calcext:value-type="float">
            <text:p>2930</text:p>
          </table:table-cell>
          <table:table-cell table:style-name="ce29" table:formula="of:=[2018_data.Z5]" office:value-type="float" office:value="91" calcext:value-type="float">
            <text:p>91</text:p>
          </table:table-cell>
          <table:table-cell table:style-name="ce29" table:formula="of:=[2018_data.AA5]" office:value-type="float" office:value="-221" calcext:value-type="float">
            <text:p>-221</text:p>
          </table:table-cell>
          <table:table-cell table:style-name="ce30" table:formula="of:=[2018_data.AC5]" office:value-type="float" office:value="430" calcext:value-type="float">
            <text:p>430</text:p>
          </table:table-cell>
          <table:table-cell table:style-name="ce30" table:formula="of:=[2018_data.AD5]" office:value-type="float" office:value="246" calcext:value-type="float">
            <text:p>246</text:p>
          </table:table-cell>
          <table:table-cell table:style-name="ce32" table:formula="of:=[2018_data.AF5]" office:value-type="float" office:value="1212" calcext:value-type="float">
            <text:p>1212</text:p>
          </table:table-cell>
          <table:table-cell table:style-name="ce32" table:formula="of:=[2018_data.AG5]" office:value-type="float" office:value="1405" calcext:value-type="float">
            <text:p>1405</text:p>
          </table:table-cell>
          <table:table-cell table:style-name="ce33" table:formula="of:=[2018_data.AI5]" office:value-type="float" office:value="-225" calcext:value-type="float">
            <text:p>-225</text:p>
          </table:table-cell>
          <table:table-cell table:style-name="ce33" table:formula="of:=[2018_data.AJ5]" office:value-type="float" office:value="148" calcext:value-type="float">
            <text:p>148</text:p>
          </table:table-cell>
          <table:table-cell table:style-name="ce38" office:value-type="float" office:value="96.22" calcext:value-type="float">
            <text:p>96.22</text:p>
          </table:table-cell>
          <table:table-cell table:number-columns-repeated="14"/>
        </table:table-row>
        <table:table-row table:style-name="ro2">
          <table:table-cell table:formula="of:=[2018_data.A6]" office:value-type="string" office:string-value="U.S. DOLLAR INDEX - ICE FUTURES U.S." calcext:value-type="string">
            <text:p>U.S. DOLLAR INDEX - ICE FUTURES U.S.</text:p>
          </table:table-cell>
          <table:table-cell table:formula="of:=[2018_data.B6]" office:value-type="float" office:value="181204" calcext:value-type="float">
            <text:p>181204</text:p>
          </table:table-cell>
          <table:table-cell table:style-name="ce29" table:formula="of:=[2018_data.I6]" office:value-type="float" office:value="393" calcext:value-type="float">
            <text:p>393</text:p>
          </table:table-cell>
          <table:table-cell table:style-name="ce29" table:formula="of:=[2018_data.J6]" office:value-type="float" office:value="42503" calcext:value-type="float">
            <text:p>42503</text:p>
          </table:table-cell>
          <table:table-cell table:style-name="ce30" table:formula="of:=[2018_data.L6]" office:value-type="float" office:value="22097" calcext:value-type="float">
            <text:p>22097</text:p>
          </table:table-cell>
          <table:table-cell table:style-name="ce30" table:formula="of:=[2018_data.M6]" office:value-type="float" office:value="747" calcext:value-type="float">
            <text:p>747</text:p>
          </table:table-cell>
          <table:table-cell table:style-name="ce32" table:formula="of:=[2018_data.O6]" office:value-type="float" office:value="21600" calcext:value-type="float">
            <text:p>21600</text:p>
          </table:table-cell>
          <table:table-cell table:style-name="ce32" table:formula="of:=[2018_data.P6]" office:value-type="float" office:value="4835" calcext:value-type="float">
            <text:p>4835</text:p>
          </table:table-cell>
          <table:table-cell table:style-name="ce33" table:formula="of:=[2018_data.R6]" office:value-type="float" office:value="3029" calcext:value-type="float">
            <text:p>3029</text:p>
          </table:table-cell>
          <table:table-cell table:style-name="ce33" table:formula="of:=[2018_data.S6]" office:value-type="float" office:value="1847" calcext:value-type="float">
            <text:p>1847</text:p>
          </table:table-cell>
          <table:table-cell table:style-name="ce35" table:formula="of:=[2018_data.U6]" office:value-type="float" office:value="51951" calcext:value-type="float">
            <text:p>51951</text:p>
          </table:table-cell>
          <table:table-cell table:style-name="ce35" table:formula="of:=[2018_data.V6]" office:value-type="float" office:value="54764" calcext:value-type="float">
            <text:p>54764</text:p>
          </table:table-cell>
          <table:table-cell table:style-name="ce36" table:formula="of:=[2018_data.W6]" office:value-type="float" office:value="4778" calcext:value-type="float">
            <text:p>4778</text:p>
          </table:table-cell>
          <table:table-cell table:style-name="ce36" table:formula="of:=[2018_data.X6]" office:value-type="float" office:value="1965" calcext:value-type="float">
            <text:p>1965</text:p>
          </table:table-cell>
          <table:table-cell table:style-name="ce29" table:formula="of:=[2018_data.Z6]" office:value-type="float" office:value="87" calcext:value-type="float">
            <text:p>87</text:p>
          </table:table-cell>
          <table:table-cell table:style-name="ce29" table:formula="of:=[2018_data.AA6]" office:value-type="float" office:value="-480" calcext:value-type="float">
            <text:p>-480</text:p>
          </table:table-cell>
          <table:table-cell table:style-name="ce30" table:formula="of:=[2018_data.AC6]" office:value-type="float" office:value="862" calcext:value-type="float">
            <text:p>862</text:p>
          </table:table-cell>
          <table:table-cell table:style-name="ce30" table:formula="of:=[2018_data.AD6]" office:value-type="float" office:value="53" calcext:value-type="float">
            <text:p>53</text:p>
          </table:table-cell>
          <table:table-cell table:style-name="ce32" table:formula="of:=[2018_data.AF6]" office:value-type="float" office:value="-1990" calcext:value-type="float">
            <text:p>-1990</text:p>
          </table:table-cell>
          <table:table-cell table:style-name="ce32" table:formula="of:=[2018_data.AG6]" office:value-type="float" office:value="-1763" calcext:value-type="float">
            <text:p>-1763</text:p>
          </table:table-cell>
          <table:table-cell table:style-name="ce33" table:formula="of:=[2018_data.AI6]" office:value-type="float" office:value="216" calcext:value-type="float">
            <text:p>216</text:p>
          </table:table-cell>
          <table:table-cell table:style-name="ce33" table:formula="of:=[2018_data.AJ6]" office:value-type="float" office:value="312" calcext:value-type="float">
            <text:p>312</text:p>
          </table:table-cell>
          <table:table-cell table:style-name="ce38" office:value-type="float" office:value="95.03" calcext:value-type="float">
            <text:p>95.03</text:p>
          </table:table-cell>
          <table:table-cell table:number-columns-repeated="14"/>
        </table:table-row>
        <table:table-row table:style-name="ro2">
          <table:table-cell table:formula="of:=[2018_data.A7]" office:value-type="string" office:string-value="U.S. DOLLAR INDEX - ICE FUTURES U.S." calcext:value-type="string">
            <text:p>U.S. DOLLAR INDEX - ICE FUTURES U.S.</text:p>
          </table:table-cell>
          <table:table-cell table:formula="of:=[2018_data.B7]" office:value-type="float" office:value="181127" calcext:value-type="float">
            <text:p>181127</text:p>
          </table:table-cell>
          <table:table-cell table:style-name="ce29" table:formula="of:=[2018_data.I7]" office:value-type="float" office:value="306" calcext:value-type="float">
            <text:p>306</text:p>
          </table:table-cell>
          <table:table-cell table:style-name="ce29" table:formula="of:=[2018_data.J7]" office:value-type="float" office:value="42983" calcext:value-type="float">
            <text:p>42983</text:p>
          </table:table-cell>
          <table:table-cell table:style-name="ce30" table:formula="of:=[2018_data.L7]" office:value-type="float" office:value="21235" calcext:value-type="float">
            <text:p>21235</text:p>
          </table:table-cell>
          <table:table-cell table:style-name="ce30" table:formula="of:=[2018_data.M7]" office:value-type="float" office:value="694" calcext:value-type="float">
            <text:p>694</text:p>
          </table:table-cell>
          <table:table-cell table:style-name="ce32" table:formula="of:=[2018_data.O7]" office:value-type="float" office:value="23590" calcext:value-type="float">
            <text:p>23590</text:p>
          </table:table-cell>
          <table:table-cell table:style-name="ce32" table:formula="of:=[2018_data.P7]" office:value-type="float" office:value="6598" calcext:value-type="float">
            <text:p>6598</text:p>
          </table:table-cell>
          <table:table-cell table:style-name="ce33" table:formula="of:=[2018_data.R7]" office:value-type="float" office:value="2813" calcext:value-type="float">
            <text:p>2813</text:p>
          </table:table-cell>
          <table:table-cell table:style-name="ce33" table:formula="of:=[2018_data.S7]" office:value-type="float" office:value="1535" calcext:value-type="float">
            <text:p>1535</text:p>
          </table:table-cell>
          <table:table-cell table:style-name="ce35" table:formula="of:=[2018_data.U7]" office:value-type="float" office:value="51519" calcext:value-type="float">
            <text:p>51519</text:p>
          </table:table-cell>
          <table:table-cell table:style-name="ce35" table:formula="of:=[2018_data.V7]" office:value-type="float" office:value="55385" calcext:value-type="float">
            <text:p>55385</text:p>
          </table:table-cell>
          <table:table-cell table:style-name="ce36" table:formula="of:=[2018_data.W7]" office:value-type="float" office:value="5544" calcext:value-type="float">
            <text:p>5544</text:p>
          </table:table-cell>
          <table:table-cell table:style-name="ce36" table:formula="of:=[2018_data.X7]" office:value-type="float" office:value="1678" calcext:value-type="float">
            <text:p>1678</text:p>
          </table:table-cell>
          <table:table-cell table:style-name="ce29" table:formula="of:=[2018_data.Z7]" office:value-type="float" office:value="-70" calcext:value-type="float">
            <text:p>-70</text:p>
          </table:table-cell>
          <table:table-cell table:style-name="ce29" table:formula="of:=[2018_data.AA7]" office:value-type="float" office:value="0" calcext:value-type="float">
            <text:p>0</text:p>
          </table:table-cell>
          <table:table-cell table:style-name="ce30" table:formula="of:=[2018_data.AC7]" office:value-type="float" office:value="544" calcext:value-type="float">
            <text:p>544</text:p>
          </table:table-cell>
          <table:table-cell table:style-name="ce30" table:formula="of:=[2018_data.AD7]" office:value-type="float" office:value="72" calcext:value-type="float">
            <text:p>72</text:p>
          </table:table-cell>
          <table:table-cell table:style-name="ce32" table:formula="of:=[2018_data.AF7]" office:value-type="float" office:value="-83" calcext:value-type="float">
            <text:p>-83</text:p>
          </table:table-cell>
          <table:table-cell table:style-name="ce32" table:formula="of:=[2018_data.AG7]" office:value-type="float" office:value="597" calcext:value-type="float">
            <text:p>597</text:p>
          </table:table-cell>
          <table:table-cell table:style-name="ce33" table:formula="of:=[2018_data.AI7]" office:value-type="float" office:value="181" calcext:value-type="float">
            <text:p>181</text:p>
          </table:table-cell>
          <table:table-cell table:style-name="ce33" table:formula="of:=[2018_data.AJ7]" office:value-type="float" office:value="-90" calcext:value-type="float">
            <text:p>-90</text:p>
          </table:table-cell>
          <table:table-cell table:style-name="ce38" office:value-type="float" office:value="94.46" calcext:value-type="float">
            <text:p>94.46</text:p>
          </table:table-cell>
          <table:table-cell table:number-columns-repeated="14"/>
        </table:table-row>
        <table:table-row table:style-name="ro2">
          <table:table-cell table:formula="of:=[2018_data.A8]" office:value-type="string" office:string-value="U.S. DOLLAR INDEX - ICE FUTURES U.S." calcext:value-type="string">
            <text:p>U.S. DOLLAR INDEX - ICE FUTURES U.S.</text:p>
          </table:table-cell>
          <table:table-cell table:formula="of:=[2018_data.B8]" office:value-type="float" office:value="181120" calcext:value-type="float">
            <text:p>181120</text:p>
          </table:table-cell>
          <table:table-cell table:style-name="ce29" table:formula="of:=[2018_data.I8]" office:value-type="float" office:value="376" calcext:value-type="float">
            <text:p>376</text:p>
          </table:table-cell>
          <table:table-cell table:style-name="ce29" table:formula="of:=[2018_data.J8]" office:value-type="float" office:value="42983" calcext:value-type="float">
            <text:p>42983</text:p>
          </table:table-cell>
          <table:table-cell table:style-name="ce30" table:formula="of:=[2018_data.L8]" office:value-type="float" office:value="20691" calcext:value-type="float">
            <text:p>20691</text:p>
          </table:table-cell>
          <table:table-cell table:style-name="ce30" table:formula="of:=[2018_data.M8]" office:value-type="float" office:value="622" calcext:value-type="float">
            <text:p>622</text:p>
          </table:table-cell>
          <table:table-cell table:style-name="ce32" table:formula="of:=[2018_data.O8]" office:value-type="float" office:value="23673" calcext:value-type="float">
            <text:p>23673</text:p>
          </table:table-cell>
          <table:table-cell table:style-name="ce32" table:formula="of:=[2018_data.P8]" office:value-type="float" office:value="6001" calcext:value-type="float">
            <text:p>6001</text:p>
          </table:table-cell>
          <table:table-cell table:style-name="ce33" table:formula="of:=[2018_data.R8]" office:value-type="float" office:value="2632" calcext:value-type="float">
            <text:p>2632</text:p>
          </table:table-cell>
          <table:table-cell table:style-name="ce33" table:formula="of:=[2018_data.S8]" office:value-type="float" office:value="1625" calcext:value-type="float">
            <text:p>1625</text:p>
          </table:table-cell>
          <table:table-cell table:style-name="ce35" table:formula="of:=[2018_data.U8]" office:value-type="float" office:value="51623" calcext:value-type="float">
            <text:p>51623</text:p>
          </table:table-cell>
          <table:table-cell table:style-name="ce35" table:formula="of:=[2018_data.V8]" office:value-type="float" office:value="55482" calcext:value-type="float">
            <text:p>55482</text:p>
          </table:table-cell>
          <table:table-cell table:style-name="ce36" table:formula="of:=[2018_data.W8]" office:value-type="float" office:value="5641" calcext:value-type="float">
            <text:p>5641</text:p>
          </table:table-cell>
          <table:table-cell table:style-name="ce36" table:formula="of:=[2018_data.X8]" office:value-type="float" office:value="1782" calcext:value-type="float">
            <text:p>1782</text:p>
          </table:table-cell>
          <table:table-cell table:style-name="ce29" table:formula="of:=[2018_data.Z8]" office:value-type="float" office:value="10" calcext:value-type="float">
            <text:p>10</text:p>
          </table:table-cell>
          <table:table-cell table:style-name="ce29" table:formula="of:=[2018_data.AA8]" office:value-type="float" office:value="0" calcext:value-type="float">
            <text:p>0</text:p>
          </table:table-cell>
          <table:table-cell table:style-name="ce30" table:formula="of:=[2018_data.AC8]" office:value-type="float" office:value="-825" calcext:value-type="float">
            <text:p>-825</text:p>
          </table:table-cell>
          <table:table-cell table:style-name="ce30" table:formula="of:=[2018_data.AD8]" office:value-type="float" office:value="317" calcext:value-type="float">
            <text:p>317</text:p>
          </table:table-cell>
          <table:table-cell table:style-name="ce32" table:formula="of:=[2018_data.AF8]" office:value-type="float" office:value="-874" calcext:value-type="float">
            <text:p>-874</text:p>
          </table:table-cell>
          <table:table-cell table:style-name="ce32" table:formula="of:=[2018_data.AG8]" office:value-type="float" office:value="-1915" calcext:value-type="float">
            <text:p>-1915</text:p>
          </table:table-cell>
          <table:table-cell table:style-name="ce33" table:formula="of:=[2018_data.AI8]" office:value-type="float" office:value="-954" calcext:value-type="float">
            <text:p>-954</text:p>
          </table:table-cell>
          <table:table-cell table:style-name="ce33" table:formula="of:=[2018_data.AJ8]" office:value-type="float" office:value="-451" calcext:value-type="float">
            <text:p>-451</text:p>
          </table:table-cell>
          <table:table-cell table:style-name="ce38" office:value-type="float" office:value="94.23" calcext:value-type="float">
            <text:p>94.23</text:p>
          </table:table-cell>
          <table:table-cell table:number-columns-repeated="14"/>
        </table:table-row>
        <table:table-row table:style-name="ro2">
          <table:table-cell table:formula="of:=[2018_data.A9]" office:value-type="string" office:string-value="U.S. DOLLAR INDEX - ICE FUTURES U.S." calcext:value-type="string">
            <text:p>U.S. DOLLAR INDEX - ICE FUTURES U.S.</text:p>
          </table:table-cell>
          <table:table-cell table:formula="of:=[2018_data.B9]" office:value-type="float" office:value="181113" calcext:value-type="float">
            <text:p>181113</text:p>
          </table:table-cell>
          <table:table-cell table:style-name="ce29" table:formula="of:=[2018_data.I9]" office:value-type="float" office:value="366" calcext:value-type="float">
            <text:p>366</text:p>
          </table:table-cell>
          <table:table-cell table:style-name="ce29" table:formula="of:=[2018_data.J9]" office:value-type="float" office:value="42983" calcext:value-type="float">
            <text:p>42983</text:p>
          </table:table-cell>
          <table:table-cell table:style-name="ce30" table:formula="of:=[2018_data.L9]" office:value-type="float" office:value="21516" calcext:value-type="float">
            <text:p>21516</text:p>
          </table:table-cell>
          <table:table-cell table:style-name="ce30" table:formula="of:=[2018_data.M9]" office:value-type="float" office:value="305" calcext:value-type="float">
            <text:p>305</text:p>
          </table:table-cell>
          <table:table-cell table:style-name="ce32" table:formula="of:=[2018_data.O9]" office:value-type="float" office:value="24547" calcext:value-type="float">
            <text:p>24547</text:p>
          </table:table-cell>
          <table:table-cell table:style-name="ce32" table:formula="of:=[2018_data.P9]" office:value-type="float" office:value="7916" calcext:value-type="float">
            <text:p>7916</text:p>
          </table:table-cell>
          <table:table-cell table:style-name="ce33" table:formula="of:=[2018_data.R9]" office:value-type="float" office:value="3586" calcext:value-type="float">
            <text:p>3586</text:p>
          </table:table-cell>
          <table:table-cell table:style-name="ce33" table:formula="of:=[2018_data.S9]" office:value-type="float" office:value="2076" calcext:value-type="float">
            <text:p>2076</text:p>
          </table:table-cell>
          <table:table-cell table:style-name="ce35" table:formula="of:=[2018_data.U9]" office:value-type="float" office:value="52699" calcext:value-type="float">
            <text:p>52699</text:p>
          </table:table-cell>
          <table:table-cell table:style-name="ce35" table:formula="of:=[2018_data.V9]" office:value-type="float" office:value="55964" calcext:value-type="float">
            <text:p>55964</text:p>
          </table:table-cell>
          <table:table-cell table:style-name="ce36" table:formula="of:=[2018_data.W9]" office:value-type="float" office:value="5630" calcext:value-type="float">
            <text:p>5630</text:p>
          </table:table-cell>
          <table:table-cell table:style-name="ce36" table:formula="of:=[2018_data.X9]" office:value-type="float" office:value="2365" calcext:value-type="float">
            <text:p>2365</text:p>
          </table:table-cell>
          <table:table-cell table:style-name="ce29" table:formula="of:=[2018_data.Z9]" office:value-type="float" office:value="-90" calcext:value-type="float">
            <text:p>-90</text:p>
          </table:table-cell>
          <table:table-cell table:style-name="ce29" table:formula="of:=[2018_data.AA9]" office:value-type="float" office:value="10" calcext:value-type="float">
            <text:p>10</text:p>
          </table:table-cell>
          <table:table-cell table:style-name="ce30" table:formula="of:=[2018_data.AC9]" office:value-type="float" office:value="128" calcext:value-type="float">
            <text:p>128</text:p>
          </table:table-cell>
          <table:table-cell table:style-name="ce30" table:formula="of:=[2018_data.AD9]" office:value-type="float" office:value="-13" calcext:value-type="float">
            <text:p>-13</text:p>
          </table:table-cell>
          <table:table-cell table:style-name="ce32" table:formula="of:=[2018_data.AF9]" office:value-type="float" office:value="885" calcext:value-type="float">
            <text:p>885</text:p>
          </table:table-cell>
          <table:table-cell table:style-name="ce32" table:formula="of:=[2018_data.AG9]" office:value-type="float" office:value="-322" calcext:value-type="float">
            <text:p>-322</text:p>
          </table:table-cell>
          <table:table-cell table:style-name="ce33" table:formula="of:=[2018_data.AI9]" office:value-type="float" office:value="-822" calcext:value-type="float">
            <text:p>-822</text:p>
          </table:table-cell>
          <table:table-cell table:style-name="ce33" table:formula="of:=[2018_data.AJ9]" office:value-type="float" office:value="551" calcext:value-type="float">
            <text:p>551</text:p>
          </table:table-cell>
          <table:table-cell table:style-name="ce38" office:value-type="float" office:value="94.5" calcext:value-type="float">
            <text:p>94.5</text:p>
          </table:table-cell>
          <table:table-cell table:number-columns-repeated="14"/>
        </table:table-row>
        <table:table-row table:style-name="ro2">
          <table:table-cell table:formula="of:=[2018_data.A10]" office:value-type="string" office:string-value="U.S. DOLLAR INDEX - ICE FUTURES U.S." calcext:value-type="string">
            <text:p>U.S. DOLLAR INDEX - ICE FUTURES U.S.</text:p>
          </table:table-cell>
          <table:table-cell table:formula="of:=[2018_data.B10]" office:value-type="float" office:value="181106" calcext:value-type="float">
            <text:p>181106</text:p>
          </table:table-cell>
          <table:table-cell table:style-name="ce29" table:formula="of:=[2018_data.I10]" office:value-type="float" office:value="456" calcext:value-type="float">
            <text:p>456</text:p>
          </table:table-cell>
          <table:table-cell table:style-name="ce29" table:formula="of:=[2018_data.J10]" office:value-type="float" office:value="42973" calcext:value-type="float">
            <text:p>42973</text:p>
          </table:table-cell>
          <table:table-cell table:style-name="ce30" table:formula="of:=[2018_data.L10]" office:value-type="float" office:value="21388" calcext:value-type="float">
            <text:p>21388</text:p>
          </table:table-cell>
          <table:table-cell table:style-name="ce30" table:formula="of:=[2018_data.M10]" office:value-type="float" office:value="318" calcext:value-type="float">
            <text:p>318</text:p>
          </table:table-cell>
          <table:table-cell table:style-name="ce32" table:formula="of:=[2018_data.O10]" office:value-type="float" office:value="23662" calcext:value-type="float">
            <text:p>23662</text:p>
          </table:table-cell>
          <table:table-cell table:style-name="ce32" table:formula="of:=[2018_data.P10]" office:value-type="float" office:value="8238" calcext:value-type="float">
            <text:p>8238</text:p>
          </table:table-cell>
          <table:table-cell table:style-name="ce33" table:formula="of:=[2018_data.R10]" office:value-type="float" office:value="4408" calcext:value-type="float">
            <text:p>4408</text:p>
          </table:table-cell>
          <table:table-cell table:style-name="ce33" table:formula="of:=[2018_data.S10]" office:value-type="float" office:value="1525" calcext:value-type="float">
            <text:p>1525</text:p>
          </table:table-cell>
          <table:table-cell table:style-name="ce35" table:formula="of:=[2018_data.U10]" office:value-type="float" office:value="52357" calcext:value-type="float">
            <text:p>52357</text:p>
          </table:table-cell>
          <table:table-cell table:style-name="ce35" table:formula="of:=[2018_data.V10]" office:value-type="float" office:value="55497" calcext:value-type="float">
            <text:p>55497</text:p>
          </table:table-cell>
          <table:table-cell table:style-name="ce36" table:formula="of:=[2018_data.W10]" office:value-type="float" office:value="5531" calcext:value-type="float">
            <text:p>5531</text:p>
          </table:table-cell>
          <table:table-cell table:style-name="ce36" table:formula="of:=[2018_data.X10]" office:value-type="float" office:value="2391" calcext:value-type="float">
            <text:p>2391</text:p>
          </table:table-cell>
          <table:table-cell table:style-name="ce29" table:formula="of:=[2018_data.Z10]" office:value-type="float" office:value="290" calcext:value-type="float">
            <text:p>290</text:p>
          </table:table-cell>
          <table:table-cell table:style-name="ce29" table:formula="of:=[2018_data.AA10]" office:value-type="float" office:value="2" calcext:value-type="float">
            <text:p>2</text:p>
          </table:table-cell>
          <table:table-cell table:style-name="ce30" table:formula="of:=[2018_data.AC10]" office:value-type="float" office:value="196" calcext:value-type="float">
            <text:p>196</text:p>
          </table:table-cell>
          <table:table-cell table:style-name="ce30" table:formula="of:=[2018_data.AD10]" office:value-type="float" office:value="-129" calcext:value-type="float">
            <text:p>-129</text:p>
          </table:table-cell>
          <table:table-cell table:style-name="ce32" table:formula="of:=[2018_data.AF10]" office:value-type="float" office:value="-1040" calcext:value-type="float">
            <text:p>-1040</text:p>
          </table:table-cell>
          <table:table-cell table:style-name="ce32" table:formula="of:=[2018_data.AG10]" office:value-type="float" office:value="-2480" calcext:value-type="float">
            <text:p>-2480</text:p>
          </table:table-cell>
          <table:table-cell table:style-name="ce33" table:formula="of:=[2018_data.AI10]" office:value-type="float" office:value="-932" calcext:value-type="float">
            <text:p>-932</text:p>
          </table:table-cell>
          <table:table-cell table:style-name="ce33" table:formula="of:=[2018_data.AJ10]" office:value-type="float" office:value="-260" calcext:value-type="float">
            <text:p>-260</text:p>
          </table:table-cell>
          <table:table-cell table:style-name="ce38" office:value-type="float" office:value="93.77" calcext:value-type="float">
            <text:p>93.77</text:p>
          </table:table-cell>
          <table:table-cell table:number-columns-repeated="14"/>
        </table:table-row>
        <table:table-row table:style-name="ro2">
          <table:table-cell table:formula="of:=[2018_data.A11]" office:value-type="string" office:string-value="U.S. DOLLAR INDEX - ICE FUTURES U.S." calcext:value-type="string">
            <text:p>U.S. DOLLAR INDEX - ICE FUTURES U.S.</text:p>
          </table:table-cell>
          <table:table-cell table:formula="of:=[2018_data.B11]" office:value-type="float" office:value="181030" calcext:value-type="float">
            <text:p>181030</text:p>
          </table:table-cell>
          <table:table-cell table:style-name="ce29" table:formula="of:=[2018_data.I11]" office:value-type="float" office:value="166" calcext:value-type="float">
            <text:p>166</text:p>
          </table:table-cell>
          <table:table-cell table:style-name="ce29" table:formula="of:=[2018_data.J11]" office:value-type="float" office:value="42971" calcext:value-type="float">
            <text:p>42971</text:p>
          </table:table-cell>
          <table:table-cell table:style-name="ce30" table:formula="of:=[2018_data.L11]" office:value-type="float" office:value="21192" calcext:value-type="float">
            <text:p>21192</text:p>
          </table:table-cell>
          <table:table-cell table:style-name="ce30" table:formula="of:=[2018_data.M11]" office:value-type="float" office:value="447" calcext:value-type="float">
            <text:p>447</text:p>
          </table:table-cell>
          <table:table-cell table:style-name="ce32" table:formula="of:=[2018_data.O11]" office:value-type="float" office:value="24702" calcext:value-type="float">
            <text:p>24702</text:p>
          </table:table-cell>
          <table:table-cell table:style-name="ce32" table:formula="of:=[2018_data.P11]" office:value-type="float" office:value="10718" calcext:value-type="float">
            <text:p>10718</text:p>
          </table:table-cell>
          <table:table-cell table:style-name="ce33" table:formula="of:=[2018_data.R11]" office:value-type="float" office:value="5340" calcext:value-type="float">
            <text:p>5340</text:p>
          </table:table-cell>
          <table:table-cell table:style-name="ce33" table:formula="of:=[2018_data.S11]" office:value-type="float" office:value="1785" calcext:value-type="float">
            <text:p>1785</text:p>
          </table:table-cell>
          <table:table-cell table:style-name="ce35" table:formula="of:=[2018_data.U11]" office:value-type="float" office:value="53950" calcext:value-type="float">
            <text:p>53950</text:p>
          </table:table-cell>
          <table:table-cell table:style-name="ce35" table:formula="of:=[2018_data.V11]" office:value-type="float" office:value="58471" calcext:value-type="float">
            <text:p>58471</text:p>
          </table:table-cell>
          <table:table-cell table:style-name="ce36" table:formula="of:=[2018_data.W11]" office:value-type="float" office:value="6368" calcext:value-type="float">
            <text:p>6368</text:p>
          </table:table-cell>
          <table:table-cell table:style-name="ce36" table:formula="of:=[2018_data.X11]" office:value-type="float" office:value="1847" calcext:value-type="float">
            <text:p>1847</text:p>
          </table:table-cell>
          <table:table-cell table:style-name="ce29" table:formula="of:=[2018_data.Z11]" office:value-type="float" office:value="-2724" calcext:value-type="float">
            <text:p>-2724</text:p>
          </table:table-cell>
          <table:table-cell table:style-name="ce29" table:formula="of:=[2018_data.AA11]" office:value-type="float" office:value="1722" calcext:value-type="float">
            <text:p>1722</text:p>
          </table:table-cell>
          <table:table-cell table:style-name="ce30" table:formula="of:=[2018_data.AC11]" office:value-type="float" office:value="2946" calcext:value-type="float">
            <text:p>2946</text:p>
          </table:table-cell>
          <table:table-cell table:style-name="ce30" table:formula="of:=[2018_data.AD11]" office:value-type="float" office:value="-31" calcext:value-type="float">
            <text:p>-31</text:p>
          </table:table-cell>
          <table:table-cell table:style-name="ce32" table:formula="of:=[2018_data.AF11]" office:value-type="float" office:value="2531" calcext:value-type="float">
            <text:p>2531</text:p>
          </table:table-cell>
          <table:table-cell table:style-name="ce32" table:formula="of:=[2018_data.AG11]" office:value-type="float" office:value="-638" calcext:value-type="float">
            <text:p>-638</text:p>
          </table:table-cell>
          <table:table-cell table:style-name="ce33" table:formula="of:=[2018_data.AI11]" office:value-type="float" office:value="-1977" calcext:value-type="float">
            <text:p>-1977</text:p>
          </table:table-cell>
          <table:table-cell table:style-name="ce33" table:formula="of:=[2018_data.AJ11]" office:value-type="float" office:value="-115" calcext:value-type="float">
            <text:p>-115</text:p>
          </table:table-cell>
          <table:table-cell table:style-name="ce38" office:value-type="float" office:value="94.35" calcext:value-type="float">
            <text:p>94.35</text:p>
          </table:table-cell>
          <table:table-cell table:number-columns-repeated="14"/>
        </table:table-row>
        <table:table-row table:style-name="ro2">
          <table:table-cell table:formula="of:=[2018_data.A12]" office:value-type="string" office:string-value="U.S. DOLLAR INDEX - ICE FUTURES U.S." calcext:value-type="string">
            <text:p>U.S. DOLLAR INDEX - ICE FUTURES U.S.</text:p>
          </table:table-cell>
          <table:table-cell table:formula="of:=[2018_data.B12]" office:value-type="float" office:value="181023" calcext:value-type="float">
            <text:p>181023</text:p>
          </table:table-cell>
          <table:table-cell table:style-name="ce29" table:formula="of:=[2018_data.I12]" office:value-type="float" office:value="2890" calcext:value-type="float">
            <text:p>2890</text:p>
          </table:table-cell>
          <table:table-cell table:style-name="ce29" table:formula="of:=[2018_data.J12]" office:value-type="float" office:value="41249" calcext:value-type="float">
            <text:p>41249</text:p>
          </table:table-cell>
          <table:table-cell table:style-name="ce30" table:formula="of:=[2018_data.L12]" office:value-type="float" office:value="18246" calcext:value-type="float">
            <text:p>18246</text:p>
          </table:table-cell>
          <table:table-cell table:style-name="ce30" table:formula="of:=[2018_data.M12]" office:value-type="float" office:value="478" calcext:value-type="float">
            <text:p>478</text:p>
          </table:table-cell>
          <table:table-cell table:style-name="ce32" table:formula="of:=[2018_data.O12]" office:value-type="float" office:value="22171" calcext:value-type="float">
            <text:p>22171</text:p>
          </table:table-cell>
          <table:table-cell table:style-name="ce32" table:formula="of:=[2018_data.P12]" office:value-type="float" office:value="11356" calcext:value-type="float">
            <text:p>11356</text:p>
          </table:table-cell>
          <table:table-cell table:style-name="ce33" table:formula="of:=[2018_data.R12]" office:value-type="float" office:value="7317" calcext:value-type="float">
            <text:p>7317</text:p>
          </table:table-cell>
          <table:table-cell table:style-name="ce33" table:formula="of:=[2018_data.S12]" office:value-type="float" office:value="1900" calcext:value-type="float">
            <text:p>1900</text:p>
          </table:table-cell>
          <table:table-cell table:style-name="ce35" table:formula="of:=[2018_data.U12]" office:value-type="float" office:value="53003" calcext:value-type="float">
            <text:p>53003</text:p>
          </table:table-cell>
          <table:table-cell table:style-name="ce35" table:formula="of:=[2018_data.V12]" office:value-type="float" office:value="57362" calcext:value-type="float">
            <text:p>57362</text:p>
          </table:table-cell>
          <table:table-cell table:style-name="ce36" table:formula="of:=[2018_data.W12]" office:value-type="float" office:value="6271" calcext:value-type="float">
            <text:p>6271</text:p>
          </table:table-cell>
          <table:table-cell table:style-name="ce36" table:formula="of:=[2018_data.X12]" office:value-type="float" office:value="1912" calcext:value-type="float">
            <text:p>1912</text:p>
          </table:table-cell>
          <table:table-cell table:style-name="ce29" table:formula="of:=[2018_data.Z12]" office:value-type="float" office:value="-60" calcext:value-type="float">
            <text:p>-60</text:p>
          </table:table-cell>
          <table:table-cell table:style-name="ce29" table:formula="of:=[2018_data.AA12]" office:value-type="float" office:value="10" calcext:value-type="float">
            <text:p>10</text:p>
          </table:table-cell>
          <table:table-cell table:style-name="ce30" table:formula="of:=[2018_data.AC12]" office:value-type="float" office:value="1796" calcext:value-type="float">
            <text:p>1796</text:p>
          </table:table-cell>
          <table:table-cell table:style-name="ce30" table:formula="of:=[2018_data.AD12]" office:value-type="float" office:value="-2" calcext:value-type="float">
            <text:p>-2</text:p>
          </table:table-cell>
          <table:table-cell table:style-name="ce32" table:formula="of:=[2018_data.AF12]" office:value-type="float" office:value="2180" calcext:value-type="float">
            <text:p>2180</text:p>
          </table:table-cell>
          <table:table-cell table:style-name="ce32" table:formula="of:=[2018_data.AG12]" office:value-type="float" office:value="3969" calcext:value-type="float">
            <text:p>3969</text:p>
          </table:table-cell>
          <table:table-cell table:style-name="ce33" table:formula="of:=[2018_data.AI12]" office:value-type="float" office:value="-883" calcext:value-type="float">
            <text:p>-883</text:p>
          </table:table-cell>
          <table:table-cell table:style-name="ce33" table:formula="of:=[2018_data.AJ12]" office:value-type="float" office:value="255" calcext:value-type="float">
            <text:p>255</text:p>
          </table:table-cell>
          <table:table-cell table:style-name="ce38" office:value-type="float" office:value="94.18" calcext:value-type="float">
            <text:p>94.18</text:p>
          </table:table-cell>
          <table:table-cell table:number-columns-repeated="14"/>
        </table:table-row>
        <table:table-row table:style-name="ro2">
          <table:table-cell table:formula="of:=[2018_data.A13]" office:value-type="string" office:string-value="U.S. DOLLAR INDEX - ICE FUTURES U.S." calcext:value-type="string">
            <text:p>U.S. DOLLAR INDEX - ICE FUTURES U.S.</text:p>
          </table:table-cell>
          <table:table-cell table:formula="of:=[2018_data.B13]" office:value-type="float" office:value="181016" calcext:value-type="float">
            <text:p>181016</text:p>
          </table:table-cell>
          <table:table-cell table:style-name="ce29" table:formula="of:=[2018_data.I13]" office:value-type="float" office:value="2950" calcext:value-type="float">
            <text:p>2950</text:p>
          </table:table-cell>
          <table:table-cell table:style-name="ce29" table:formula="of:=[2018_data.J13]" office:value-type="float" office:value="41239" calcext:value-type="float">
            <text:p>41239</text:p>
          </table:table-cell>
          <table:table-cell table:style-name="ce30" table:formula="of:=[2018_data.L13]" office:value-type="float" office:value="16450" calcext:value-type="float">
            <text:p>16450</text:p>
          </table:table-cell>
          <table:table-cell table:style-name="ce30" table:formula="of:=[2018_data.M13]" office:value-type="float" office:value="480" calcext:value-type="float">
            <text:p>480</text:p>
          </table:table-cell>
          <table:table-cell table:style-name="ce32" table:formula="of:=[2018_data.O13]" office:value-type="float" office:value="19991" calcext:value-type="float">
            <text:p>19991</text:p>
          </table:table-cell>
          <table:table-cell table:style-name="ce32" table:formula="of:=[2018_data.P13]" office:value-type="float" office:value="7387" calcext:value-type="float">
            <text:p>7387</text:p>
          </table:table-cell>
          <table:table-cell table:style-name="ce33" table:formula="of:=[2018_data.R13]" office:value-type="float" office:value="8200" calcext:value-type="float">
            <text:p>8200</text:p>
          </table:table-cell>
          <table:table-cell table:style-name="ce33" table:formula="of:=[2018_data.S13]" office:value-type="float" office:value="1645" calcext:value-type="float">
            <text:p>1645</text:p>
          </table:table-cell>
          <table:table-cell table:style-name="ce35" table:formula="of:=[2018_data.U13]" office:value-type="float" office:value="49538" calcext:value-type="float">
            <text:p>49538</text:p>
          </table:table-cell>
          <table:table-cell table:style-name="ce35" table:formula="of:=[2018_data.V13]" office:value-type="float" office:value="52698" calcext:value-type="float">
            <text:p>52698</text:p>
          </table:table-cell>
          <table:table-cell table:style-name="ce36" table:formula="of:=[2018_data.W13]" office:value-type="float" office:value="5379" calcext:value-type="float">
            <text:p>5379</text:p>
          </table:table-cell>
          <table:table-cell table:style-name="ce36" table:formula="of:=[2018_data.X13]" office:value-type="float" office:value="2219" calcext:value-type="float">
            <text:p>2219</text:p>
          </table:table-cell>
          <table:table-cell table:style-name="ce29" table:formula="of:=[2018_data.Z13]" office:value-type="float" office:value="170" calcext:value-type="float">
            <text:p>170</text:p>
          </table:table-cell>
          <table:table-cell table:style-name="ce29" table:formula="of:=[2018_data.AA13]" office:value-type="float" office:value="0" calcext:value-type="float">
            <text:p>0</text:p>
          </table:table-cell>
          <table:table-cell table:style-name="ce30" table:formula="of:=[2018_data.AC13]" office:value-type="float" office:value="-1421" calcext:value-type="float">
            <text:p>-1421</text:p>
          </table:table-cell>
          <table:table-cell table:style-name="ce30" table:formula="of:=[2018_data.AD13]" office:value-type="float" office:value="-107" calcext:value-type="float">
            <text:p>-107</text:p>
          </table:table-cell>
          <table:table-cell table:style-name="ce32" table:formula="of:=[2018_data.AF13]" office:value-type="float" office:value="-1189" calcext:value-type="float">
            <text:p>-1189</text:p>
          </table:table-cell>
          <table:table-cell table:style-name="ce32" table:formula="of:=[2018_data.AG13]" office:value-type="float" office:value="-3173" calcext:value-type="float">
            <text:p>-3173</text:p>
          </table:table-cell>
          <table:table-cell table:style-name="ce33" table:formula="of:=[2018_data.AI13]" office:value-type="float" office:value="-204" calcext:value-type="float">
            <text:p>-204</text:p>
          </table:table-cell>
          <table:table-cell table:style-name="ce33" table:formula="of:=[2018_data.AJ13]" office:value-type="float" office:value="80" calcext:value-type="float">
            <text:p>80</text:p>
          </table:table-cell>
          <table:table-cell table:style-name="ce38" office:value-type="float" office:value="94.78" calcext:value-type="float">
            <text:p>94.78</text:p>
          </table:table-cell>
          <table:table-cell table:number-columns-repeated="14"/>
        </table:table-row>
        <table:table-row table:style-name="ro2">
          <table:table-cell table:formula="of:=[2018_data.A14]" office:value-type="string" office:string-value="U.S. DOLLAR INDEX - ICE FUTURES U.S." calcext:value-type="string">
            <text:p>U.S. DOLLAR INDEX - ICE FUTURES U.S.</text:p>
          </table:table-cell>
          <table:table-cell table:formula="of:=[2018_data.B14]" office:value-type="float" office:value="181009" calcext:value-type="float">
            <text:p>181009</text:p>
          </table:table-cell>
          <table:table-cell table:style-name="ce29" table:formula="of:=[2018_data.I14]" office:value-type="float" office:value="2780" calcext:value-type="float">
            <text:p>2780</text:p>
          </table:table-cell>
          <table:table-cell table:style-name="ce29" table:formula="of:=[2018_data.J14]" office:value-type="float" office:value="41239" calcext:value-type="float">
            <text:p>41239</text:p>
          </table:table-cell>
          <table:table-cell table:style-name="ce30" table:formula="of:=[2018_data.L14]" office:value-type="float" office:value="17871" calcext:value-type="float">
            <text:p>17871</text:p>
          </table:table-cell>
          <table:table-cell table:style-name="ce30" table:formula="of:=[2018_data.M14]" office:value-type="float" office:value="587" calcext:value-type="float">
            <text:p>587</text:p>
          </table:table-cell>
          <table:table-cell table:style-name="ce32" table:formula="of:=[2018_data.O14]" office:value-type="float" office:value="21180" calcext:value-type="float">
            <text:p>21180</text:p>
          </table:table-cell>
          <table:table-cell table:style-name="ce32" table:formula="of:=[2018_data.P14]" office:value-type="float" office:value="10560" calcext:value-type="float">
            <text:p>10560</text:p>
          </table:table-cell>
          <table:table-cell table:style-name="ce33" table:formula="of:=[2018_data.R14]" office:value-type="float" office:value="8404" calcext:value-type="float">
            <text:p>8404</text:p>
          </table:table-cell>
          <table:table-cell table:style-name="ce33" table:formula="of:=[2018_data.S14]" office:value-type="float" office:value="1565" calcext:value-type="float">
            <text:p>1565</text:p>
          </table:table-cell>
          <table:table-cell table:style-name="ce35" table:formula="of:=[2018_data.U14]" office:value-type="float" office:value="51923" calcext:value-type="float">
            <text:p>51923</text:p>
          </table:table-cell>
          <table:table-cell table:style-name="ce35" table:formula="of:=[2018_data.V14]" office:value-type="float" office:value="55639" calcext:value-type="float">
            <text:p>55639</text:p>
          </table:table-cell>
          <table:table-cell table:style-name="ce36" table:formula="of:=[2018_data.W14]" office:value-type="float" office:value="6227" calcext:value-type="float">
            <text:p>6227</text:p>
          </table:table-cell>
          <table:table-cell table:style-name="ce36" table:formula="of:=[2018_data.X14]" office:value-type="float" office:value="2511" calcext:value-type="float">
            <text:p>2511</text:p>
          </table:table-cell>
          <table:table-cell table:style-name="ce29" table:formula="of:=[2018_data.Z14]" office:value-type="float" office:value="2210" calcext:value-type="float">
            <text:p>2210</text:p>
          </table:table-cell>
          <table:table-cell table:style-name="ce29" table:formula="of:=[2018_data.AA14]" office:value-type="float" office:value="30" calcext:value-type="float">
            <text:p>30</text:p>
          </table:table-cell>
          <table:table-cell table:style-name="ce30" table:formula="of:=[2018_data.AC14]" office:value-type="float" office:value="2139" calcext:value-type="float">
            <text:p>2139</text:p>
          </table:table-cell>
          <table:table-cell table:style-name="ce30" table:formula="of:=[2018_data.AD14]" office:value-type="float" office:value="174" calcext:value-type="float">
            <text:p>174</text:p>
          </table:table-cell>
          <table:table-cell table:style-name="ce32" table:formula="of:=[2018_data.AF14]" office:value-type="float" office:value="457" calcext:value-type="float">
            <text:p>457</text:p>
          </table:table-cell>
          <table:table-cell table:style-name="ce32" table:formula="of:=[2018_data.AG14]" office:value-type="float" office:value="4190" calcext:value-type="float">
            <text:p>4190</text:p>
          </table:table-cell>
          <table:table-cell table:style-name="ce33" table:formula="of:=[2018_data.AI14]" office:value-type="float" office:value="306" calcext:value-type="float">
            <text:p>306</text:p>
          </table:table-cell>
          <table:table-cell table:style-name="ce33" table:formula="of:=[2018_data.AJ14]" office:value-type="float" office:value="226" calcext:value-type="float">
            <text:p>226</text:p>
          </table:table-cell>
          <table:table-cell table:style-name="ce38" office:value-type="float" office:value="93.54" calcext:value-type="float">
            <text:p>93.54</text:p>
          </table:table-cell>
          <table:table-cell table:number-columns-repeated="14"/>
        </table:table-row>
        <table:table-row table:style-name="ro2">
          <table:table-cell table:formula="of:=[2018_data.A15]" office:value-type="string" office:string-value="U.S. DOLLAR INDEX - ICE FUTURES U.S." calcext:value-type="string">
            <text:p>U.S. DOLLAR INDEX - ICE FUTURES U.S.</text:p>
          </table:table-cell>
          <table:table-cell table:formula="of:=[2018_data.B15]" office:value-type="float" office:value="181002" calcext:value-type="float">
            <text:p>181002</text:p>
          </table:table-cell>
          <table:table-cell table:style-name="ce29" table:formula="of:=[2018_data.I15]" office:value-type="float" office:value="570" calcext:value-type="float">
            <text:p>570</text:p>
          </table:table-cell>
          <table:table-cell table:style-name="ce29" table:formula="of:=[2018_data.J15]" office:value-type="float" office:value="41209" calcext:value-type="float">
            <text:p>41209</text:p>
          </table:table-cell>
          <table:table-cell table:style-name="ce30" table:formula="of:=[2018_data.L15]" office:value-type="float" office:value="15732" calcext:value-type="float">
            <text:p>15732</text:p>
          </table:table-cell>
          <table:table-cell table:style-name="ce30" table:formula="of:=[2018_data.M15]" office:value-type="float" office:value="413" calcext:value-type="float">
            <text:p>413</text:p>
          </table:table-cell>
          <table:table-cell table:style-name="ce32" table:formula="of:=[2018_data.O15]" office:value-type="float" office:value="20723" calcext:value-type="float">
            <text:p>20723</text:p>
          </table:table-cell>
          <table:table-cell table:style-name="ce32" table:formula="of:=[2018_data.P15]" office:value-type="float" office:value="6370" calcext:value-type="float">
            <text:p>6370</text:p>
          </table:table-cell>
          <table:table-cell table:style-name="ce33" table:formula="of:=[2018_data.R15]" office:value-type="float" office:value="8098" calcext:value-type="float">
            <text:p>8098</text:p>
          </table:table-cell>
          <table:table-cell table:style-name="ce33" table:formula="of:=[2018_data.S15]" office:value-type="float" office:value="1339" calcext:value-type="float">
            <text:p>1339</text:p>
          </table:table-cell>
          <table:table-cell table:style-name="ce35" table:formula="of:=[2018_data.U15]" office:value-type="float" office:value="47060" calcext:value-type="float">
            <text:p>47060</text:p>
          </table:table-cell>
          <table:table-cell table:style-name="ce35" table:formula="of:=[2018_data.V15]" office:value-type="float" office:value="51268" calcext:value-type="float">
            <text:p>51268</text:p>
          </table:table-cell>
          <table:table-cell table:style-name="ce36" table:formula="of:=[2018_data.W15]" office:value-type="float" office:value="6304" calcext:value-type="float">
            <text:p>6304</text:p>
          </table:table-cell>
          <table:table-cell table:style-name="ce36" table:formula="of:=[2018_data.X15]" office:value-type="float" office:value="2096" calcext:value-type="float">
            <text:p>2096</text:p>
          </table:table-cell>
          <table:table-cell table:style-name="ce29" table:formula="of:=[2018_data.Z15]" office:value-type="float" office:value="-4210" calcext:value-type="float">
            <text:p>-4210</text:p>
          </table:table-cell>
          <table:table-cell table:style-name="ce29" table:formula="of:=[2018_data.AA15]" office:value-type="float" office:value="62" calcext:value-type="float">
            <text:p>62</text:p>
          </table:table-cell>
          <table:table-cell table:style-name="ce30" table:formula="of:=[2018_data.AC15]" office:value-type="float" office:value="1407" calcext:value-type="float">
            <text:p>1407</text:p>
          </table:table-cell>
          <table:table-cell table:style-name="ce30" table:formula="of:=[2018_data.AD15]" office:value-type="float" office:value="-193" calcext:value-type="float">
            <text:p>-193</text:p>
          </table:table-cell>
          <table:table-cell table:style-name="ce32" table:formula="of:=[2018_data.AF15]" office:value-type="float" office:value="5525" calcext:value-type="float">
            <text:p>5525</text:p>
          </table:table-cell>
          <table:table-cell table:style-name="ce32" table:formula="of:=[2018_data.AG15]" office:value-type="float" office:value="665" calcext:value-type="float">
            <text:p>665</text:p>
          </table:table-cell>
          <table:table-cell table:style-name="ce33" table:formula="of:=[2018_data.AI15]" office:value-type="float" office:value="-2672" calcext:value-type="float">
            <text:p>-2672</text:p>
          </table:table-cell>
          <table:table-cell table:style-name="ce33" table:formula="of:=[2018_data.AJ15]" office:value-type="float" office:value="171" calcext:value-type="float">
            <text:p>171</text:p>
          </table:table-cell>
          <table:table-cell table:style-name="ce38" office:value-type="float" office:value="94.17" calcext:value-type="float">
            <text:p>94.17</text:p>
          </table:table-cell>
          <table:table-cell table:number-columns-repeated="14"/>
        </table:table-row>
        <table:table-row table:style-name="ro2">
          <table:table-cell table:formula="of:=[2018_data.A16]" office:value-type="string" office:string-value="U.S. DOLLAR INDEX - ICE FUTURES U.S." calcext:value-type="string">
            <text:p>U.S. DOLLAR INDEX - ICE FUTURES U.S.</text:p>
          </table:table-cell>
          <table:table-cell table:formula="of:=[2018_data.B16]" office:value-type="float" office:value="180925" calcext:value-type="float">
            <text:p>180925</text:p>
          </table:table-cell>
          <table:table-cell table:style-name="ce29" table:formula="of:=[2018_data.I16]" office:value-type="float" office:value="4780" calcext:value-type="float">
            <text:p>4780</text:p>
          </table:table-cell>
          <table:table-cell table:style-name="ce29" table:formula="of:=[2018_data.J16]" office:value-type="float" office:value="41147" calcext:value-type="float">
            <text:p>41147</text:p>
          </table:table-cell>
          <table:table-cell table:style-name="ce30" table:formula="of:=[2018_data.L16]" office:value-type="float" office:value="14325" calcext:value-type="float">
            <text:p>14325</text:p>
          </table:table-cell>
          <table:table-cell table:style-name="ce30" table:formula="of:=[2018_data.M16]" office:value-type="float" office:value="606" calcext:value-type="float">
            <text:p>606</text:p>
          </table:table-cell>
          <table:table-cell table:style-name="ce32" table:formula="of:=[2018_data.O16]" office:value-type="float" office:value="15198" calcext:value-type="float">
            <text:p>15198</text:p>
          </table:table-cell>
          <table:table-cell table:style-name="ce32" table:formula="of:=[2018_data.P16]" office:value-type="float" office:value="5705" calcext:value-type="float">
            <text:p>5705</text:p>
          </table:table-cell>
          <table:table-cell table:style-name="ce33" table:formula="of:=[2018_data.R16]" office:value-type="float" office:value="10770" calcext:value-type="float">
            <text:p>10770</text:p>
          </table:table-cell>
          <table:table-cell table:style-name="ce33" table:formula="of:=[2018_data.S16]" office:value-type="float" office:value="1168" calcext:value-type="float">
            <text:p>1168</text:p>
          </table:table-cell>
          <table:table-cell table:style-name="ce35" table:formula="of:=[2018_data.U16]" office:value-type="float" office:value="47128" calcext:value-type="float">
            <text:p>47128</text:p>
          </table:table-cell>
          <table:table-cell table:style-name="ce35" table:formula="of:=[2018_data.V16]" office:value-type="float" office:value="50681" calcext:value-type="float">
            <text:p>50681</text:p>
          </table:table-cell>
          <table:table-cell table:style-name="ce36" table:formula="of:=[2018_data.W16]" office:value-type="float" office:value="5623" calcext:value-type="float">
            <text:p>5623</text:p>
          </table:table-cell>
          <table:table-cell table:style-name="ce36" table:formula="of:=[2018_data.X16]" office:value-type="float" office:value="2070" calcext:value-type="float">
            <text:p>2070</text:p>
          </table:table-cell>
          <table:table-cell table:style-name="ce29" table:formula="of:=[2018_data.Z16]" office:value-type="float" office:value="200" calcext:value-type="float">
            <text:p>200</text:p>
          </table:table-cell>
          <table:table-cell table:style-name="ce29" table:formula="of:=[2018_data.AA16]" office:value-type="float" office:value="0" calcext:value-type="float">
            <text:p>0</text:p>
          </table:table-cell>
          <table:table-cell table:style-name="ce30" table:formula="of:=[2018_data.AC16]" office:value-type="float" office:value="-2393" calcext:value-type="float">
            <text:p>-2393</text:p>
          </table:table-cell>
          <table:table-cell table:style-name="ce30" table:formula="of:=[2018_data.AD16]" office:value-type="float" office:value="193" calcext:value-type="float">
            <text:p>193</text:p>
          </table:table-cell>
          <table:table-cell table:style-name="ce32" table:formula="of:=[2018_data.AF16]" office:value-type="float" office:value="-849" calcext:value-type="float">
            <text:p>-849</text:p>
          </table:table-cell>
          <table:table-cell table:style-name="ce32" table:formula="of:=[2018_data.AG16]" office:value-type="float" office:value="-5066" calcext:value-type="float">
            <text:p>-5066</text:p>
          </table:table-cell>
          <table:table-cell table:style-name="ce33" table:formula="of:=[2018_data.AI16]" office:value-type="float" office:value="-829" calcext:value-type="float">
            <text:p>-829</text:p>
          </table:table-cell>
          <table:table-cell table:style-name="ce33" table:formula="of:=[2018_data.AJ16]" office:value-type="float" office:value="232" calcext:value-type="float">
            <text:p>232</text:p>
          </table:table-cell>
          <table:table-cell table:style-name="ce38" office:value-type="float" office:value="94.13" calcext:value-type="float">
            <text:p>94.13</text:p>
          </table:table-cell>
          <table:table-cell table:number-columns-repeated="14"/>
        </table:table-row>
        <table:table-row table:style-name="ro2">
          <table:table-cell table:formula="of:=[2018_data.A17]" office:value-type="string" office:string-value="U.S. DOLLAR INDEX - ICE FUTURES U.S." calcext:value-type="string">
            <text:p>U.S. DOLLAR INDEX - ICE FUTURES U.S.</text:p>
          </table:table-cell>
          <table:table-cell table:formula="of:=[2018_data.B17]" office:value-type="float" office:value="180918" calcext:value-type="float">
            <text:p>180918</text:p>
          </table:table-cell>
          <table:table-cell table:style-name="ce29" table:formula="of:=[2018_data.I17]" office:value-type="float" office:value="4580" calcext:value-type="float">
            <text:p>4580</text:p>
          </table:table-cell>
          <table:table-cell table:style-name="ce29" table:formula="of:=[2018_data.J17]" office:value-type="float" office:value="41147" calcext:value-type="float">
            <text:p>41147</text:p>
          </table:table-cell>
          <table:table-cell table:style-name="ce30" table:formula="of:=[2018_data.L17]" office:value-type="float" office:value="16718" calcext:value-type="float">
            <text:p>16718</text:p>
          </table:table-cell>
          <table:table-cell table:style-name="ce30" table:formula="of:=[2018_data.M17]" office:value-type="float" office:value="413" calcext:value-type="float">
            <text:p>413</text:p>
          </table:table-cell>
          <table:table-cell table:style-name="ce32" table:formula="of:=[2018_data.O17]" office:value-type="float" office:value="16047" calcext:value-type="float">
            <text:p>16047</text:p>
          </table:table-cell>
          <table:table-cell table:style-name="ce32" table:formula="of:=[2018_data.P17]" office:value-type="float" office:value="10771" calcext:value-type="float">
            <text:p>10771</text:p>
          </table:table-cell>
          <table:table-cell table:style-name="ce33" table:formula="of:=[2018_data.R17]" office:value-type="float" office:value="11599" calcext:value-type="float">
            <text:p>11599</text:p>
          </table:table-cell>
          <table:table-cell table:style-name="ce33" table:formula="of:=[2018_data.S17]" office:value-type="float" office:value="936" calcext:value-type="float">
            <text:p>936</text:p>
          </table:table-cell>
          <table:table-cell table:style-name="ce35" table:formula="of:=[2018_data.U17]" office:value-type="float" office:value="50773" calcext:value-type="float">
            <text:p>50773</text:p>
          </table:table-cell>
          <table:table-cell table:style-name="ce35" table:formula="of:=[2018_data.V17]" office:value-type="float" office:value="55096" calcext:value-type="float">
            <text:p>55096</text:p>
          </table:table-cell>
          <table:table-cell table:style-name="ce36" table:formula="of:=[2018_data.W17]" office:value-type="float" office:value="6135" calcext:value-type="float">
            <text:p>6135</text:p>
          </table:table-cell>
          <table:table-cell table:style-name="ce36" table:formula="of:=[2018_data.X17]" office:value-type="float" office:value="1812" calcext:value-type="float">
            <text:p>1812</text:p>
          </table:table-cell>
          <table:table-cell table:style-name="ce29" table:formula="of:=[2018_data.Z17]" office:value-type="float" office:value="2500" calcext:value-type="float">
            <text:p>2500</text:p>
          </table:table-cell>
          <table:table-cell table:style-name="ce29" table:formula="of:=[2018_data.AA17]" office:value-type="float" office:value="1549" calcext:value-type="float">
            <text:p>1549</text:p>
          </table:table-cell>
          <table:table-cell table:style-name="ce30" table:formula="of:=[2018_data.AC17]" office:value-type="float" office:value="-1159" calcext:value-type="float">
            <text:p>-1159</text:p>
          </table:table-cell>
          <table:table-cell table:style-name="ce30" table:formula="of:=[2018_data.AD17]" office:value-type="float" office:value="136" calcext:value-type="float">
            <text:p>136</text:p>
          </table:table-cell>
          <table:table-cell table:style-name="ce32" table:formula="of:=[2018_data.AF17]" office:value-type="float" office:value="-489" calcext:value-type="float">
            <text:p>-489</text:p>
          </table:table-cell>
          <table:table-cell table:style-name="ce32" table:formula="of:=[2018_data.AG17]" office:value-type="float" office:value="760" calcext:value-type="float">
            <text:p>760</text:p>
          </table:table-cell>
          <table:table-cell table:style-name="ce33" table:formula="of:=[2018_data.AI17]" office:value-type="float" office:value="2686" calcext:value-type="float">
            <text:p>2686</text:p>
          </table:table-cell>
          <table:table-cell table:style-name="ce33" table:formula="of:=[2018_data.AJ17]" office:value-type="float" office:value="-80" calcext:value-type="float">
            <text:p>-80</text:p>
          </table:table-cell>
          <table:table-cell table:style-name="ce38" office:value-type="float" office:value="93.54" calcext:value-type="float">
            <text:p>93.54</text:p>
          </table:table-cell>
          <table:table-cell table:number-columns-repeated="14"/>
        </table:table-row>
        <table:table-row table:style-name="ro2">
          <table:table-cell table:formula="of:=[2018_data.A18]" office:value-type="string" office:string-value="U.S. DOLLAR INDEX - ICE FUTURES U.S." calcext:value-type="string">
            <text:p>U.S. DOLLAR INDEX - ICE FUTURES U.S.</text:p>
          </table:table-cell>
          <table:table-cell table:formula="of:=[2018_data.B18]" office:value-type="float" office:value="180911" calcext:value-type="float">
            <text:p>180911</text:p>
          </table:table-cell>
          <table:table-cell table:style-name="ce29" table:formula="of:=[2018_data.I18]" office:value-type="float" office:value="2080" calcext:value-type="float">
            <text:p>2080</text:p>
          </table:table-cell>
          <table:table-cell table:style-name="ce29" table:formula="of:=[2018_data.J18]" office:value-type="float" office:value="39598" calcext:value-type="float">
            <text:p>39598</text:p>
          </table:table-cell>
          <table:table-cell table:style-name="ce30" table:formula="of:=[2018_data.L18]" office:value-type="float" office:value="17877" calcext:value-type="float">
            <text:p>17877</text:p>
          </table:table-cell>
          <table:table-cell table:style-name="ce30" table:formula="of:=[2018_data.M18]" office:value-type="float" office:value="277" calcext:value-type="float">
            <text:p>277</text:p>
          </table:table-cell>
          <table:table-cell table:style-name="ce32" table:formula="of:=[2018_data.O18]" office:value-type="float" office:value="16536" calcext:value-type="float">
            <text:p>16536</text:p>
          </table:table-cell>
          <table:table-cell table:style-name="ce32" table:formula="of:=[2018_data.P18]" office:value-type="float" office:value="10011" calcext:value-type="float">
            <text:p>10011</text:p>
          </table:table-cell>
          <table:table-cell table:style-name="ce33" table:formula="of:=[2018_data.R18]" office:value-type="float" office:value="8913" calcext:value-type="float">
            <text:p>8913</text:p>
          </table:table-cell>
          <table:table-cell table:style-name="ce33" table:formula="of:=[2018_data.S18]" office:value-type="float" office:value="1016" calcext:value-type="float">
            <text:p>1016</text:p>
          </table:table-cell>
          <table:table-cell table:style-name="ce35" table:formula="of:=[2018_data.U18]" office:value-type="float" office:value="50934" calcext:value-type="float">
            <text:p>50934</text:p>
          </table:table-cell>
          <table:table-cell table:style-name="ce35" table:formula="of:=[2018_data.V18]" office:value-type="float" office:value="56430" calcext:value-type="float">
            <text:p>56430</text:p>
          </table:table-cell>
          <table:table-cell table:style-name="ce36" table:formula="of:=[2018_data.W18]" office:value-type="float" office:value="7998" calcext:value-type="float">
            <text:p>7998</text:p>
          </table:table-cell>
          <table:table-cell table:style-name="ce36" table:formula="of:=[2018_data.X18]" office:value-type="float" office:value="2502" calcext:value-type="float">
            <text:p>2502</text:p>
          </table:table-cell>
          <table:table-cell table:style-name="ce29" table:formula="of:=[2018_data.Z18]" office:value-type="float" office:value="1367" calcext:value-type="float">
            <text:p>1367</text:p>
          </table:table-cell>
          <table:table-cell table:style-name="ce29" table:formula="of:=[2018_data.AA18]" office:value-type="float" office:value="1489" calcext:value-type="float">
            <text:p>1489</text:p>
          </table:table-cell>
          <table:table-cell table:style-name="ce30" table:formula="of:=[2018_data.AC18]" office:value-type="float" office:value="-156" calcext:value-type="float">
            <text:p>-156</text:p>
          </table:table-cell>
          <table:table-cell table:style-name="ce30" table:formula="of:=[2018_data.AD18]" office:value-type="float" office:value="-208" calcext:value-type="float">
            <text:p>-208</text:p>
          </table:table-cell>
          <table:table-cell table:style-name="ce32" table:formula="of:=[2018_data.AF18]" office:value-type="float" office:value="-1232" calcext:value-type="float">
            <text:p>-1232</text:p>
          </table:table-cell>
          <table:table-cell table:style-name="ce32" table:formula="of:=[2018_data.AG18]" office:value-type="float" office:value="-1502" calcext:value-type="float">
            <text:p>-1502</text:p>
          </table:table-cell>
          <table:table-cell table:style-name="ce33" table:formula="of:=[2018_data.AI18]" office:value-type="float" office:value="307" calcext:value-type="float">
            <text:p>307</text:p>
          </table:table-cell>
          <table:table-cell table:style-name="ce33" table:formula="of:=[2018_data.AJ18]" office:value-type="float" office:value="-154" calcext:value-type="float">
            <text:p>-154</text:p>
          </table:table-cell>
          <table:table-cell table:style-name="ce38" office:value-type="float" office:value="92.41" calcext:value-type="float">
            <text:p>92.41</text:p>
          </table:table-cell>
          <table:table-cell table:number-columns-repeated="14"/>
        </table:table-row>
        <table:table-row table:style-name="ro2">
          <table:table-cell table:formula="of:=[2018_data.A19]" office:value-type="string" office:string-value="U.S. DOLLAR INDEX - ICE FUTURES U.S." calcext:value-type="string">
            <text:p>U.S. DOLLAR INDEX - ICE FUTURES U.S.</text:p>
          </table:table-cell>
          <table:table-cell table:formula="of:=[2018_data.B19]" office:value-type="float" office:value="180904" calcext:value-type="float">
            <text:p>180904</text:p>
          </table:table-cell>
          <table:table-cell table:style-name="ce29" table:formula="of:=[2018_data.I19]" office:value-type="float" office:value="713" calcext:value-type="float">
            <text:p>713</text:p>
          </table:table-cell>
          <table:table-cell table:style-name="ce29" table:formula="of:=[2018_data.J19]" office:value-type="float" office:value="38109" calcext:value-type="float">
            <text:p>38109</text:p>
          </table:table-cell>
          <table:table-cell table:style-name="ce30" table:formula="of:=[2018_data.L19]" office:value-type="float" office:value="18033" calcext:value-type="float">
            <text:p>18033</text:p>
          </table:table-cell>
          <table:table-cell table:style-name="ce30" table:formula="of:=[2018_data.M19]" office:value-type="float" office:value="485" calcext:value-type="float">
            <text:p>485</text:p>
          </table:table-cell>
          <table:table-cell table:style-name="ce32" table:formula="of:=[2018_data.O19]" office:value-type="float" office:value="17768" calcext:value-type="float">
            <text:p>17768</text:p>
          </table:table-cell>
          <table:table-cell table:style-name="ce32" table:formula="of:=[2018_data.P19]" office:value-type="float" office:value="11513" calcext:value-type="float">
            <text:p>11513</text:p>
          </table:table-cell>
          <table:table-cell table:style-name="ce33" table:formula="of:=[2018_data.R19]" office:value-type="float" office:value="8606" calcext:value-type="float">
            <text:p>8606</text:p>
          </table:table-cell>
          <table:table-cell table:style-name="ce33" table:formula="of:=[2018_data.S19]" office:value-type="float" office:value="1170" calcext:value-type="float">
            <text:p>1170</text:p>
          </table:table-cell>
          <table:table-cell table:style-name="ce35" table:formula="of:=[2018_data.U19]" office:value-type="float" office:value="48181" calcext:value-type="float">
            <text:p>48181</text:p>
          </table:table-cell>
          <table:table-cell table:style-name="ce35" table:formula="of:=[2018_data.V19]" office:value-type="float" office:value="54338" calcext:value-type="float">
            <text:p>54338</text:p>
          </table:table-cell>
          <table:table-cell table:style-name="ce36" table:formula="of:=[2018_data.W19]" office:value-type="float" office:value="7602" calcext:value-type="float">
            <text:p>7602</text:p>
          </table:table-cell>
          <table:table-cell table:style-name="ce36" table:formula="of:=[2018_data.X19]" office:value-type="float" office:value="1445" calcext:value-type="float">
            <text:p>1445</text:p>
          </table:table-cell>
          <table:table-cell table:style-name="ce29" table:formula="of:=[2018_data.Z19]" office:value-type="float" office:value="-870" calcext:value-type="float">
            <text:p>-870</text:p>
          </table:table-cell>
          <table:table-cell table:style-name="ce29" table:formula="of:=[2018_data.AA19]" office:value-type="float" office:value="617" calcext:value-type="float">
            <text:p>617</text:p>
          </table:table-cell>
          <table:table-cell table:style-name="ce30" table:formula="of:=[2018_data.AC19]" office:value-type="float" office:value="260" calcext:value-type="float">
            <text:p>260</text:p>
          </table:table-cell>
          <table:table-cell table:style-name="ce30" table:formula="of:=[2018_data.AD19]" office:value-type="float" office:value="-370" calcext:value-type="float">
            <text:p>-370</text:p>
          </table:table-cell>
          <table:table-cell table:style-name="ce32" table:formula="of:=[2018_data.AF19]" office:value-type="float" office:value="1726" calcext:value-type="float">
            <text:p>1726</text:p>
          </table:table-cell>
          <table:table-cell table:style-name="ce32" table:formula="of:=[2018_data.AG19]" office:value-type="float" office:value="3482" calcext:value-type="float">
            <text:p>3482</text:p>
          </table:table-cell>
          <table:table-cell table:style-name="ce33" table:formula="of:=[2018_data.AI19]" office:value-type="float" office:value="1415" calcext:value-type="float">
            <text:p>1415</text:p>
          </table:table-cell>
          <table:table-cell table:style-name="ce33" table:formula="of:=[2018_data.AJ19]" office:value-type="float" office:value="-115" calcext:value-type="float">
            <text:p>-115</text:p>
          </table:table-cell>
          <table:table-cell table:style-name="ce38" office:value-type="float" office:value="92.41" calcext:value-type="float">
            <text:p>92.41</text:p>
          </table:table-cell>
          <table:table-cell table:number-columns-repeated="14"/>
        </table:table-row>
        <table:table-row table:style-name="ro2">
          <table:table-cell table:formula="of:=[2018_data.A20]" office:value-type="string" office:string-value="U.S. DOLLAR INDEX - ICE FUTURES U.S." calcext:value-type="string">
            <text:p>U.S. DOLLAR INDEX - ICE FUTURES U.S.</text:p>
          </table:table-cell>
          <table:table-cell table:formula="of:=[2018_data.B20]" office:value-type="float" office:value="180828" calcext:value-type="float">
            <text:p>180828</text:p>
          </table:table-cell>
          <table:table-cell table:style-name="ce29" table:formula="of:=[2018_data.I20]" office:value-type="float" office:value="1583" calcext:value-type="float">
            <text:p>1583</text:p>
          </table:table-cell>
          <table:table-cell table:style-name="ce29" table:formula="of:=[2018_data.J20]" office:value-type="float" office:value="37492" calcext:value-type="float">
            <text:p>37492</text:p>
          </table:table-cell>
          <table:table-cell table:style-name="ce30" table:formula="of:=[2018_data.L20]" office:value-type="float" office:value="17773" calcext:value-type="float">
            <text:p>17773</text:p>
          </table:table-cell>
          <table:table-cell table:style-name="ce30" table:formula="of:=[2018_data.M20]" office:value-type="float" office:value="855" calcext:value-type="float">
            <text:p>855</text:p>
          </table:table-cell>
          <table:table-cell table:style-name="ce32" table:formula="of:=[2018_data.O20]" office:value-type="float" office:value="16042" calcext:value-type="float">
            <text:p>16042</text:p>
          </table:table-cell>
          <table:table-cell table:style-name="ce32" table:formula="of:=[2018_data.P20]" office:value-type="float" office:value="8031" calcext:value-type="float">
            <text:p>8031</text:p>
          </table:table-cell>
          <table:table-cell table:style-name="ce33" table:formula="of:=[2018_data.R20]" office:value-type="float" office:value="7191" calcext:value-type="float">
            <text:p>7191</text:p>
          </table:table-cell>
          <table:table-cell table:style-name="ce33" table:formula="of:=[2018_data.S20]" office:value-type="float" office:value="1285" calcext:value-type="float">
            <text:p>1285</text:p>
          </table:table-cell>
          <table:table-cell table:style-name="ce35" table:formula="of:=[2018_data.U20]" office:value-type="float" office:value="45516" calcext:value-type="float">
            <text:p>45516</text:p>
          </table:table-cell>
          <table:table-cell table:style-name="ce35" table:formula="of:=[2018_data.V20]" office:value-type="float" office:value="50590" calcext:value-type="float">
            <text:p>50590</text:p>
          </table:table-cell>
          <table:table-cell table:style-name="ce36" table:formula="of:=[2018_data.W20]" office:value-type="float" office:value="7286" calcext:value-type="float">
            <text:p>7286</text:p>
          </table:table-cell>
          <table:table-cell table:style-name="ce36" table:formula="of:=[2018_data.X20]" office:value-type="float" office:value="2212" calcext:value-type="float">
            <text:p>2212</text:p>
          </table:table-cell>
          <table:table-cell table:style-name="ce29" table:formula="of:=[2018_data.Z20]" office:value-type="float" office:value="930" calcext:value-type="float">
            <text:p>930</text:p>
          </table:table-cell>
          <table:table-cell table:style-name="ce29" table:formula="of:=[2018_data.AA20]" office:value-type="float" office:value="509" calcext:value-type="float">
            <text:p>509</text:p>
          </table:table-cell>
          <table:table-cell table:style-name="ce30" table:formula="of:=[2018_data.AC20]" office:value-type="float" office:value="-852" calcext:value-type="float">
            <text:p>-852</text:p>
          </table:table-cell>
          <table:table-cell table:style-name="ce30" table:formula="of:=[2018_data.AD20]" office:value-type="float" office:value="531" calcext:value-type="float">
            <text:p>531</text:p>
          </table:table-cell>
          <table:table-cell table:style-name="ce32" table:formula="of:=[2018_data.AF20]" office:value-type="float" office:value="-4399" calcext:value-type="float">
            <text:p>-4399</text:p>
          </table:table-cell>
          <table:table-cell table:style-name="ce32" table:formula="of:=[2018_data.AG20]" office:value-type="float" office:value="-5064" calcext:value-type="float">
            <text:p>-5064</text:p>
          </table:table-cell>
          <table:table-cell table:style-name="ce33" table:formula="of:=[2018_data.AI20]" office:value-type="float" office:value="788" calcext:value-type="float">
            <text:p>788</text:p>
          </table:table-cell>
          <table:table-cell table:style-name="ce33" table:formula="of:=[2018_data.AJ20]" office:value-type="float" office:value="81" calcext:value-type="float">
            <text:p>81</text:p>
          </table:table-cell>
          <table:table-cell table:style-name="ce38" office:value-type="float" office:value="91.34" calcext:value-type="float">
            <text:p>91.34</text:p>
          </table:table-cell>
          <table:table-cell table:number-columns-repeated="14"/>
        </table:table-row>
        <table:table-row table:style-name="ro2">
          <table:table-cell table:formula="of:=[2018_data.A21]" office:value-type="string" office:string-value="U.S. DOLLAR INDEX - ICE FUTURES U.S." calcext:value-type="string">
            <text:p>U.S. DOLLAR INDEX - ICE FUTURES U.S.</text:p>
          </table:table-cell>
          <table:table-cell table:formula="of:=[2018_data.B21]" office:value-type="float" office:value="180821" calcext:value-type="float">
            <text:p>180821</text:p>
          </table:table-cell>
          <table:table-cell table:style-name="ce29" table:formula="of:=[2018_data.I21]" office:value-type="float" office:value="653" calcext:value-type="float">
            <text:p>653</text:p>
          </table:table-cell>
          <table:table-cell table:style-name="ce29" table:formula="of:=[2018_data.J21]" office:value-type="float" office:value="36983" calcext:value-type="float">
            <text:p>36983</text:p>
          </table:table-cell>
          <table:table-cell table:style-name="ce30" table:formula="of:=[2018_data.L21]" office:value-type="float" office:value="18625" calcext:value-type="float">
            <text:p>18625</text:p>
          </table:table-cell>
          <table:table-cell table:style-name="ce30" table:formula="of:=[2018_data.M21]" office:value-type="float" office:value="324" calcext:value-type="float">
            <text:p>324</text:p>
          </table:table-cell>
          <table:table-cell table:style-name="ce32" table:formula="of:=[2018_data.O21]" office:value-type="float" office:value="20441" calcext:value-type="float">
            <text:p>20441</text:p>
          </table:table-cell>
          <table:table-cell table:style-name="ce32" table:formula="of:=[2018_data.P21]" office:value-type="float" office:value="13095" calcext:value-type="float">
            <text:p>13095</text:p>
          </table:table-cell>
          <table:table-cell table:style-name="ce33" table:formula="of:=[2018_data.R21]" office:value-type="float" office:value="6403" calcext:value-type="float">
            <text:p>6403</text:p>
          </table:table-cell>
          <table:table-cell table:style-name="ce33" table:formula="of:=[2018_data.S21]" office:value-type="float" office:value="1204" calcext:value-type="float">
            <text:p>1204</text:p>
          </table:table-cell>
          <table:table-cell table:style-name="ce35" table:formula="of:=[2018_data.U21]" office:value-type="float" office:value="48345" calcext:value-type="float">
            <text:p>48345</text:p>
          </table:table-cell>
          <table:table-cell table:style-name="ce35" table:formula="of:=[2018_data.V21]" office:value-type="float" office:value="53829" calcext:value-type="float">
            <text:p>53829</text:p>
          </table:table-cell>
          <table:table-cell table:style-name="ce36" table:formula="of:=[2018_data.W21]" office:value-type="float" office:value="7590" calcext:value-type="float">
            <text:p>7590</text:p>
          </table:table-cell>
          <table:table-cell table:style-name="ce36" table:formula="of:=[2018_data.X21]" office:value-type="float" office:value="2106" calcext:value-type="float">
            <text:p>2106</text:p>
          </table:table-cell>
          <table:table-cell table:style-name="ce29" table:formula="of:=[2018_data.Z21]" office:value-type="float" office:value="99" calcext:value-type="float">
            <text:p>99</text:p>
          </table:table-cell>
          <table:table-cell table:style-name="ce29" table:formula="of:=[2018_data.AA21]" office:value-type="float" office:value="1987" calcext:value-type="float">
            <text:p>1987</text:p>
          </table:table-cell>
          <table:table-cell table:style-name="ce30" table:formula="of:=[2018_data.AC21]" office:value-type="float" office:value="2" calcext:value-type="float">
            <text:p>2</text:p>
          </table:table-cell>
          <table:table-cell table:style-name="ce30" table:formula="of:=[2018_data.AD21]" office:value-type="float" office:value="-40" calcext:value-type="float">
            <text:p>-40</text:p>
          </table:table-cell>
          <table:table-cell table:style-name="ce32" table:formula="of:=[2018_data.AF21]" office:value-type="float" office:value="-1005" calcext:value-type="float">
            <text:p>-1005</text:p>
          </table:table-cell>
          <table:table-cell table:style-name="ce32" table:formula="of:=[2018_data.AG21]" office:value-type="float" office:value="-2378" calcext:value-type="float">
            <text:p>-2378</text:p>
          </table:table-cell>
          <table:table-cell table:style-name="ce33" table:formula="of:=[2018_data.AI21]" office:value-type="float" office:value="335" calcext:value-type="float">
            <text:p>335</text:p>
          </table:table-cell>
          <table:table-cell table:style-name="ce33" table:formula="of:=[2018_data.AJ21]" office:value-type="float" office:value="-715" calcext:value-type="float">
            <text:p>-715</text:p>
          </table:table-cell>
          <table:table-cell table:style-name="ce38" office:value-type="float" office:value="90.08" calcext:value-type="float">
            <text:p>90.08</text:p>
          </table:table-cell>
          <table:table-cell table:number-columns-repeated="14"/>
        </table:table-row>
        <table:table-row table:style-name="ro2">
          <table:table-cell table:formula="of:=[2018_data.A22]" office:value-type="string" office:string-value="U.S. DOLLAR INDEX - ICE FUTURES U.S." calcext:value-type="string">
            <text:p>U.S. DOLLAR INDEX - ICE FUTURES U.S.</text:p>
          </table:table-cell>
          <table:table-cell table:formula="of:=[2018_data.B22]" office:value-type="float" office:value="180814" calcext:value-type="float">
            <text:p>180814</text:p>
          </table:table-cell>
          <table:table-cell table:style-name="ce29" table:formula="of:=[2018_data.I22]" office:value-type="float" office:value="554" calcext:value-type="float">
            <text:p>554</text:p>
          </table:table-cell>
          <table:table-cell table:style-name="ce29" table:formula="of:=[2018_data.J22]" office:value-type="float" office:value="34996" calcext:value-type="float">
            <text:p>34996</text:p>
          </table:table-cell>
          <table:table-cell table:style-name="ce30" table:formula="of:=[2018_data.L22]" office:value-type="float" office:value="18623" calcext:value-type="float">
            <text:p>18623</text:p>
          </table:table-cell>
          <table:table-cell table:style-name="ce30" table:formula="of:=[2018_data.M22]" office:value-type="float" office:value="364" calcext:value-type="float">
            <text:p>364</text:p>
          </table:table-cell>
          <table:table-cell table:style-name="ce32" table:formula="of:=[2018_data.O22]" office:value-type="float" office:value="21446" calcext:value-type="float">
            <text:p>21446</text:p>
          </table:table-cell>
          <table:table-cell table:style-name="ce32" table:formula="of:=[2018_data.P22]" office:value-type="float" office:value="15473" calcext:value-type="float">
            <text:p>15473</text:p>
          </table:table-cell>
          <table:table-cell table:style-name="ce33" table:formula="of:=[2018_data.R22]" office:value-type="float" office:value="6068" calcext:value-type="float">
            <text:p>6068</text:p>
          </table:table-cell>
          <table:table-cell table:style-name="ce33" table:formula="of:=[2018_data.S22]" office:value-type="float" office:value="1919" calcext:value-type="float">
            <text:p>1919</text:p>
          </table:table-cell>
          <table:table-cell table:style-name="ce35" table:formula="of:=[2018_data.U22]" office:value-type="float" office:value="48809" calcext:value-type="float">
            <text:p>48809</text:p>
          </table:table-cell>
          <table:table-cell table:style-name="ce35" table:formula="of:=[2018_data.V22]" office:value-type="float" office:value="54870" calcext:value-type="float">
            <text:p>54870</text:p>
          </table:table-cell>
          <table:table-cell table:style-name="ce36" table:formula="of:=[2018_data.W22]" office:value-type="float" office:value="8279" calcext:value-type="float">
            <text:p>8279</text:p>
          </table:table-cell>
          <table:table-cell table:style-name="ce36" table:formula="of:=[2018_data.X22]" office:value-type="float" office:value="2218" calcext:value-type="float">
            <text:p>2218</text:p>
          </table:table-cell>
          <table:table-cell table:style-name="ce29" table:formula="of:=[2018_data.Z22]" office:value-type="float" office:value="-750" calcext:value-type="float">
            <text:p>-750</text:p>
          </table:table-cell>
          <table:table-cell table:style-name="ce29" table:formula="of:=[2018_data.AA22]" office:value-type="float" office:value="1122" calcext:value-type="float">
            <text:p>1122</text:p>
          </table:table-cell>
          <table:table-cell table:style-name="ce30" table:formula="of:=[2018_data.AC22]" office:value-type="float" office:value="2168" calcext:value-type="float">
            <text:p>2168</text:p>
          </table:table-cell>
          <table:table-cell table:style-name="ce30" table:formula="of:=[2018_data.AD22]" office:value-type="float" office:value="-76" calcext:value-type="float">
            <text:p>-76</text:p>
          </table:table-cell>
          <table:table-cell table:style-name="ce32" table:formula="of:=[2018_data.AF22]" office:value-type="float" office:value="3629" calcext:value-type="float">
            <text:p>3629</text:p>
          </table:table-cell>
          <table:table-cell table:style-name="ce32" table:formula="of:=[2018_data.AG22]" office:value-type="float" office:value="1970" calcext:value-type="float">
            <text:p>1970</text:p>
          </table:table-cell>
          <table:table-cell table:style-name="ce33" table:formula="of:=[2018_data.AI22]" office:value-type="float" office:value="-1452" calcext:value-type="float">
            <text:p>-1452</text:p>
          </table:table-cell>
          <table:table-cell table:style-name="ce33" table:formula="of:=[2018_data.AJ22]" office:value-type="float" office:value="472" calcext:value-type="float">
            <text:p>472</text:p>
          </table:table-cell>
          <table:table-cell table:style-name="ce38" office:value-type="float" office:value="89.5" calcext:value-type="float">
            <text:p>89.5</text:p>
          </table:table-cell>
          <table:table-cell table:number-columns-repeated="14"/>
        </table:table-row>
        <table:table-row table:style-name="ro2">
          <table:table-cell table:formula="of:=[2018_data.A23]" office:value-type="string" office:string-value="U.S. DOLLAR INDEX - ICE FUTURES U.S." calcext:value-type="string">
            <text:p>U.S. DOLLAR INDEX - ICE FUTURES U.S.</text:p>
          </table:table-cell>
          <table:table-cell table:formula="of:=[2018_data.B23]" office:value-type="float" office:value="180807" calcext:value-type="float">
            <text:p>180807</text:p>
          </table:table-cell>
          <table:table-cell table:style-name="ce29" table:formula="of:=[2018_data.I23]" office:value-type="float" office:value="1304" calcext:value-type="float">
            <text:p>1304</text:p>
          </table:table-cell>
          <table:table-cell table:style-name="ce29" table:formula="of:=[2018_data.J23]" office:value-type="float" office:value="33874" calcext:value-type="float">
            <text:p>33874</text:p>
          </table:table-cell>
          <table:table-cell table:style-name="ce30" table:formula="of:=[2018_data.L23]" office:value-type="float" office:value="16455" calcext:value-type="float">
            <text:p>16455</text:p>
          </table:table-cell>
          <table:table-cell table:style-name="ce30" table:formula="of:=[2018_data.M23]" office:value-type="float" office:value="440" calcext:value-type="float">
            <text:p>440</text:p>
          </table:table-cell>
          <table:table-cell table:style-name="ce32" table:formula="of:=[2018_data.O23]" office:value-type="float" office:value="17817" calcext:value-type="float">
            <text:p>17817</text:p>
          </table:table-cell>
          <table:table-cell table:style-name="ce32" table:formula="of:=[2018_data.P23]" office:value-type="float" office:value="13503" calcext:value-type="float">
            <text:p>13503</text:p>
          </table:table-cell>
          <table:table-cell table:style-name="ce33" table:formula="of:=[2018_data.R23]" office:value-type="float" office:value="7520" calcext:value-type="float">
            <text:p>7520</text:p>
          </table:table-cell>
          <table:table-cell table:style-name="ce33" table:formula="of:=[2018_data.S23]" office:value-type="float" office:value="1447" calcext:value-type="float">
            <text:p>1447</text:p>
          </table:table-cell>
          <table:table-cell table:style-name="ce35" table:formula="of:=[2018_data.U23]" office:value-type="float" office:value="45644" calcext:value-type="float">
            <text:p>45644</text:p>
          </table:table-cell>
          <table:table-cell table:style-name="ce35" table:formula="of:=[2018_data.V23]" office:value-type="float" office:value="51812" calcext:value-type="float">
            <text:p>51812</text:p>
          </table:table-cell>
          <table:table-cell table:style-name="ce36" table:formula="of:=[2018_data.W23]" office:value-type="float" office:value="8271" calcext:value-type="float">
            <text:p>8271</text:p>
          </table:table-cell>
          <table:table-cell table:style-name="ce36" table:formula="of:=[2018_data.X23]" office:value-type="float" office:value="2103" calcext:value-type="float">
            <text:p>2103</text:p>
          </table:table-cell>
          <table:table-cell table:style-name="ce29" table:formula="of:=[2018_data.Z23]" office:value-type="float" office:value="-2420" calcext:value-type="float">
            <text:p>-2420</text:p>
          </table:table-cell>
          <table:table-cell table:style-name="ce29" table:formula="of:=[2018_data.AA23]" office:value-type="float" office:value="1513" calcext:value-type="float">
            <text:p>1513</text:p>
          </table:table-cell>
          <table:table-cell table:style-name="ce30" table:formula="of:=[2018_data.AC23]" office:value-type="float" office:value="1782" calcext:value-type="float">
            <text:p>1782</text:p>
          </table:table-cell>
          <table:table-cell table:style-name="ce30" table:formula="of:=[2018_data.AD23]" office:value-type="float" office:value="-134" calcext:value-type="float">
            <text:p>-134</text:p>
          </table:table-cell>
          <table:table-cell table:style-name="ce32" table:formula="of:=[2018_data.AF23]" office:value-type="float" office:value="2819" calcext:value-type="float">
            <text:p>2819</text:p>
          </table:table-cell>
          <table:table-cell table:style-name="ce32" table:formula="of:=[2018_data.AG23]" office:value-type="float" office:value="-182" calcext:value-type="float">
            <text:p>-182</text:p>
          </table:table-cell>
          <table:table-cell table:style-name="ce33" table:formula="of:=[2018_data.AI23]" office:value-type="float" office:value="-1163" calcext:value-type="float">
            <text:p>-1163</text:p>
          </table:table-cell>
          <table:table-cell table:style-name="ce33" table:formula="of:=[2018_data.AJ23]" office:value-type="float" office:value="-245" calcext:value-type="float">
            <text:p>-245</text:p>
          </table:table-cell>
          <table:table-cell table:style-name="ce38" office:value-type="float" office:value="89.78" calcext:value-type="float">
            <text:p>89.78</text:p>
          </table:table-cell>
          <table:table-cell table:number-columns-repeated="14"/>
        </table:table-row>
        <table:table-row table:style-name="ro2">
          <table:table-cell table:formula="of:=[2018_data.A24]" office:value-type="string" office:string-value="U.S. DOLLAR INDEX - ICE FUTURES U.S." calcext:value-type="string">
            <text:p>U.S. DOLLAR INDEX - ICE FUTURES U.S.</text:p>
          </table:table-cell>
          <table:table-cell table:formula="of:=[2018_data.B24]" office:value-type="float" office:value="180731" calcext:value-type="float">
            <text:p>180731</text:p>
          </table:table-cell>
          <table:table-cell table:style-name="ce29" table:formula="of:=[2018_data.I24]" office:value-type="float" office:value="3724" calcext:value-type="float">
            <text:p>3724</text:p>
          </table:table-cell>
          <table:table-cell table:style-name="ce29" table:formula="of:=[2018_data.J24]" office:value-type="float" office:value="32361" calcext:value-type="float">
            <text:p>32361</text:p>
          </table:table-cell>
          <table:table-cell table:style-name="ce30" table:formula="of:=[2018_data.L24]" office:value-type="float" office:value="14673" calcext:value-type="float">
            <text:p>14673</text:p>
          </table:table-cell>
          <table:table-cell table:style-name="ce30" table:formula="of:=[2018_data.M24]" office:value-type="float" office:value="574" calcext:value-type="float">
            <text:p>574</text:p>
          </table:table-cell>
          <table:table-cell table:style-name="ce32" table:formula="of:=[2018_data.O24]" office:value-type="float" office:value="14998" calcext:value-type="float">
            <text:p>14998</text:p>
          </table:table-cell>
          <table:table-cell table:style-name="ce32" table:formula="of:=[2018_data.P24]" office:value-type="float" office:value="13685" calcext:value-type="float">
            <text:p>13685</text:p>
          </table:table-cell>
          <table:table-cell table:style-name="ce33" table:formula="of:=[2018_data.R24]" office:value-type="float" office:value="8683" calcext:value-type="float">
            <text:p>8683</text:p>
          </table:table-cell>
          <table:table-cell table:style-name="ce33" table:formula="of:=[2018_data.S24]" office:value-type="float" office:value="1692" calcext:value-type="float">
            <text:p>1692</text:p>
          </table:table-cell>
          <table:table-cell table:style-name="ce35" table:formula="of:=[2018_data.U24]" office:value-type="float" office:value="45035" calcext:value-type="float">
            <text:p>45035</text:p>
          </table:table-cell>
          <table:table-cell table:style-name="ce35" table:formula="of:=[2018_data.V24]" office:value-type="float" office:value="51269" calcext:value-type="float">
            <text:p>51269</text:p>
          </table:table-cell>
          <table:table-cell table:style-name="ce36" table:formula="of:=[2018_data.W24]" office:value-type="float" office:value="8025" calcext:value-type="float">
            <text:p>8025</text:p>
          </table:table-cell>
          <table:table-cell table:style-name="ce36" table:formula="of:=[2018_data.X24]" office:value-type="float" office:value="1791" calcext:value-type="float">
            <text:p>1791</text:p>
          </table:table-cell>
          <table:table-cell table:style-name="ce29" table:formula="of:=[2018_data.Z24]" office:value-type="float" office:value="-80" calcext:value-type="float">
            <text:p>-80</text:p>
          </table:table-cell>
          <table:table-cell table:style-name="ce29" table:formula="of:=[2018_data.AA24]" office:value-type="float" office:value="4327" calcext:value-type="float">
            <text:p>4327</text:p>
          </table:table-cell>
          <table:table-cell table:style-name="ce30" table:formula="of:=[2018_data.AC24]" office:value-type="float" office:value="-351" calcext:value-type="float">
            <text:p>-351</text:p>
          </table:table-cell>
          <table:table-cell table:style-name="ce30" table:formula="of:=[2018_data.AD24]" office:value-type="float" office:value="-196" calcext:value-type="float">
            <text:p>-196</text:p>
          </table:table-cell>
          <table:table-cell table:style-name="ce32" table:formula="of:=[2018_data.AF24]" office:value-type="float" office:value="12" calcext:value-type="float">
            <text:p>12</text:p>
          </table:table-cell>
          <table:table-cell table:style-name="ce32" table:formula="of:=[2018_data.AG24]" office:value-type="float" office:value="-3915" calcext:value-type="float">
            <text:p>-3915</text:p>
          </table:table-cell>
          <table:table-cell table:style-name="ce33" table:formula="of:=[2018_data.AI24]" office:value-type="float" office:value="23" calcext:value-type="float">
            <text:p>23</text:p>
          </table:table-cell>
          <table:table-cell table:style-name="ce33" table:formula="of:=[2018_data.AJ24]" office:value-type="float" office:value="-11" calcext:value-type="float">
            <text:p>-11</text:p>
          </table:table-cell>
          <table:table-cell table:style-name="ce38" office:value-type="float" office:value="89.81" calcext:value-type="float">
            <text:p>89.81</text:p>
          </table:table-cell>
          <table:table-cell table:number-columns-repeated="14"/>
        </table:table-row>
        <table:table-row table:style-name="ro2">
          <table:table-cell table:formula="of:=[2018_data.A25]" office:value-type="string" office:string-value="U.S. DOLLAR INDEX - ICE FUTURES U.S." calcext:value-type="string">
            <text:p>U.S. DOLLAR INDEX - ICE FUTURES U.S.</text:p>
          </table:table-cell>
          <table:table-cell table:formula="of:=[2018_data.B25]" office:value-type="float" office:value="180724" calcext:value-type="float">
            <text:p>180724</text:p>
          </table:table-cell>
          <table:table-cell table:style-name="ce29" table:formula="of:=[2018_data.I25]" office:value-type="float" office:value="3804" calcext:value-type="float">
            <text:p>3804</text:p>
          </table:table-cell>
          <table:table-cell table:style-name="ce29" table:formula="of:=[2018_data.J25]" office:value-type="float" office:value="28034" calcext:value-type="float">
            <text:p>28034</text:p>
          </table:table-cell>
          <table:table-cell table:style-name="ce30" table:formula="of:=[2018_data.L25]" office:value-type="float" office:value="15024" calcext:value-type="float">
            <text:p>15024</text:p>
          </table:table-cell>
          <table:table-cell table:style-name="ce30" table:formula="of:=[2018_data.M25]" office:value-type="float" office:value="770" calcext:value-type="float">
            <text:p>770</text:p>
          </table:table-cell>
          <table:table-cell table:style-name="ce32" table:formula="of:=[2018_data.O25]" office:value-type="float" office:value="14986" calcext:value-type="float">
            <text:p>14986</text:p>
          </table:table-cell>
          <table:table-cell table:style-name="ce32" table:formula="of:=[2018_data.P25]" office:value-type="float" office:value="17600" calcext:value-type="float">
            <text:p>17600</text:p>
          </table:table-cell>
          <table:table-cell table:style-name="ce33" table:formula="of:=[2018_data.R25]" office:value-type="float" office:value="8660" calcext:value-type="float">
            <text:p>8660</text:p>
          </table:table-cell>
          <table:table-cell table:style-name="ce33" table:formula="of:=[2018_data.S25]" office:value-type="float" office:value="1703" calcext:value-type="float">
            <text:p>1703</text:p>
          </table:table-cell>
          <table:table-cell table:style-name="ce35" table:formula="of:=[2018_data.U25]" office:value-type="float" office:value="44786" calcext:value-type="float">
            <text:p>44786</text:p>
          </table:table-cell>
          <table:table-cell table:style-name="ce35" table:formula="of:=[2018_data.V25]" office:value-type="float" office:value="50419" calcext:value-type="float">
            <text:p>50419</text:p>
          </table:table-cell>
          <table:table-cell table:style-name="ce36" table:formula="of:=[2018_data.W25]" office:value-type="float" office:value="7503" calcext:value-type="float">
            <text:p>7503</text:p>
          </table:table-cell>
          <table:table-cell table:style-name="ce36" table:formula="of:=[2018_data.X25]" office:value-type="float" office:value="1870" calcext:value-type="float">
            <text:p>1870</text:p>
          </table:table-cell>
          <table:table-cell table:style-name="ce29" table:formula="of:=[2018_data.Z25]" office:value-type="float" office:value="-129" calcext:value-type="float">
            <text:p>-129</text:p>
          </table:table-cell>
          <table:table-cell table:style-name="ce29" table:formula="of:=[2018_data.AA25]" office:value-type="float" office:value="8249" calcext:value-type="float">
            <text:p>8249</text:p>
          </table:table-cell>
          <table:table-cell table:style-name="ce30" table:formula="of:=[2018_data.AC25]" office:value-type="float" office:value="1289" calcext:value-type="float">
            <text:p>1289</text:p>
          </table:table-cell>
          <table:table-cell table:style-name="ce30" table:formula="of:=[2018_data.AD25]" office:value-type="float" office:value="123" calcext:value-type="float">
            <text:p>123</text:p>
          </table:table-cell>
          <table:table-cell table:style-name="ce32" table:formula="of:=[2018_data.AF25]" office:value-type="float" office:value="-1408" calcext:value-type="float">
            <text:p>-1408</text:p>
          </table:table-cell>
          <table:table-cell table:style-name="ce32" table:formula="of:=[2018_data.AG25]" office:value-type="float" office:value="-5397" calcext:value-type="float">
            <text:p>-5397</text:p>
          </table:table-cell>
          <table:table-cell table:style-name="ce33" table:formula="of:=[2018_data.AI25]" office:value-type="float" office:value="2158" calcext:value-type="float">
            <text:p>2158</text:p>
          </table:table-cell>
          <table:table-cell table:style-name="ce33" table:formula="of:=[2018_data.AJ25]" office:value-type="float" office:value="-248" calcext:value-type="float">
            <text:p>-248</text:p>
          </table:table-cell>
          <table:table-cell table:style-name="ce38" office:value-type="float" office:value="89.03" calcext:value-type="float">
            <text:p>89.03</text:p>
          </table:table-cell>
          <table:table-cell table:number-columns-repeated="14"/>
        </table:table-row>
        <table:table-row table:style-name="ro2">
          <table:table-cell table:formula="of:=[2018_data.A26]" office:value-type="string" office:string-value="U.S. DOLLAR INDEX - ICE FUTURES U.S." calcext:value-type="string">
            <text:p>U.S. DOLLAR INDEX - ICE FUTURES U.S.</text:p>
          </table:table-cell>
          <table:table-cell table:formula="of:=[2018_data.B26]" office:value-type="float" office:value="180717" calcext:value-type="float">
            <text:p>180717</text:p>
          </table:table-cell>
          <table:table-cell table:style-name="ce29" table:formula="of:=[2018_data.I26]" office:value-type="float" office:value="3933" calcext:value-type="float">
            <text:p>3933</text:p>
          </table:table-cell>
          <table:table-cell table:style-name="ce29" table:formula="of:=[2018_data.J26]" office:value-type="float" office:value="19785" calcext:value-type="float">
            <text:p>19785</text:p>
          </table:table-cell>
          <table:table-cell table:style-name="ce30" table:formula="of:=[2018_data.L26]" office:value-type="float" office:value="13735" calcext:value-type="float">
            <text:p>13735</text:p>
          </table:table-cell>
          <table:table-cell table:style-name="ce30" table:formula="of:=[2018_data.M26]" office:value-type="float" office:value="647" calcext:value-type="float">
            <text:p>647</text:p>
          </table:table-cell>
          <table:table-cell table:style-name="ce32" table:formula="of:=[2018_data.O26]" office:value-type="float" office:value="16394" calcext:value-type="float">
            <text:p>16394</text:p>
          </table:table-cell>
          <table:table-cell table:style-name="ce32" table:formula="of:=[2018_data.P26]" office:value-type="float" office:value="22997" calcext:value-type="float">
            <text:p>22997</text:p>
          </table:table-cell>
          <table:table-cell table:style-name="ce33" table:formula="of:=[2018_data.R26]" office:value-type="float" office:value="6502" calcext:value-type="float">
            <text:p>6502</text:p>
          </table:table-cell>
          <table:table-cell table:style-name="ce33" table:formula="of:=[2018_data.S26]" office:value-type="float" office:value="1951" calcext:value-type="float">
            <text:p>1951</text:p>
          </table:table-cell>
          <table:table-cell table:style-name="ce35" table:formula="of:=[2018_data.U26]" office:value-type="float" office:value="42539" calcext:value-type="float">
            <text:p>42539</text:p>
          </table:table-cell>
          <table:table-cell table:style-name="ce35" table:formula="of:=[2018_data.V26]" office:value-type="float" office:value="47355" calcext:value-type="float">
            <text:p>47355</text:p>
          </table:table-cell>
          <table:table-cell table:style-name="ce36" table:formula="of:=[2018_data.W26]" office:value-type="float" office:value="6677" calcext:value-type="float">
            <text:p>6677</text:p>
          </table:table-cell>
          <table:table-cell table:style-name="ce36" table:formula="of:=[2018_data.X26]" office:value-type="float" office:value="1861" calcext:value-type="float">
            <text:p>1861</text:p>
          </table:table-cell>
          <table:table-cell table:style-name="ce29" table:formula="of:=[2018_data.Z26]" office:value-type="float" office:value="3268" calcext:value-type="float">
            <text:p>3268</text:p>
          </table:table-cell>
          <table:table-cell table:style-name="ce29" table:formula="of:=[2018_data.AA26]" office:value-type="float" office:value="0" calcext:value-type="float">
            <text:p>0</text:p>
          </table:table-cell>
          <table:table-cell table:style-name="ce30" table:formula="of:=[2018_data.AC26]" office:value-type="float" office:value="1570" calcext:value-type="float">
            <text:p>1570</text:p>
          </table:table-cell>
          <table:table-cell table:style-name="ce30" table:formula="of:=[2018_data.AD26]" office:value-type="float" office:value="338" calcext:value-type="float">
            <text:p>338</text:p>
          </table:table-cell>
          <table:table-cell table:style-name="ce32" table:formula="of:=[2018_data.AF26]" office:value-type="float" office:value="-343" calcext:value-type="float">
            <text:p>-343</text:p>
          </table:table-cell>
          <table:table-cell table:style-name="ce32" table:formula="of:=[2018_data.AG26]" office:value-type="float" office:value="1194" calcext:value-type="float">
            <text:p>1194</text:p>
          </table:table-cell>
          <table:table-cell table:style-name="ce33" table:formula="of:=[2018_data.AI26]" office:value-type="float" office:value="-3056" calcext:value-type="float">
            <text:p>-3056</text:p>
          </table:table-cell>
          <table:table-cell table:style-name="ce33" table:formula="of:=[2018_data.AJ26]" office:value-type="float" office:value="246" calcext:value-type="float">
            <text:p>246</text:p>
          </table:table-cell>
          <table:table-cell table:style-name="ce38" office:value-type="float" office:value="90.21" calcext:value-type="float">
            <text:p>90.21</text:p>
          </table:table-cell>
          <table:table-cell table:number-columns-repeated="14"/>
        </table:table-row>
        <table:table-row table:style-name="ro2">
          <table:table-cell table:formula="of:=[2018_data.A27]" office:value-type="string" office:string-value="U.S. DOLLAR INDEX - ICE FUTURES U.S." calcext:value-type="string">
            <text:p>U.S. DOLLAR INDEX - ICE FUTURES U.S.</text:p>
          </table:table-cell>
          <table:table-cell table:formula="of:=[2018_data.B27]" office:value-type="float" office:value="180710" calcext:value-type="float">
            <text:p>180710</text:p>
          </table:table-cell>
          <table:table-cell table:style-name="ce29" table:formula="of:=[2018_data.I27]" office:value-type="float" office:value="665" calcext:value-type="float">
            <text:p>665</text:p>
          </table:table-cell>
          <table:table-cell table:style-name="ce29" table:formula="of:=[2018_data.J27]" office:value-type="float" office:value="19785" calcext:value-type="float">
            <text:p>19785</text:p>
          </table:table-cell>
          <table:table-cell table:style-name="ce30" table:formula="of:=[2018_data.L27]" office:value-type="float" office:value="12165" calcext:value-type="float">
            <text:p>12165</text:p>
          </table:table-cell>
          <table:table-cell table:style-name="ce30" table:formula="of:=[2018_data.M27]" office:value-type="float" office:value="309" calcext:value-type="float">
            <text:p>309</text:p>
          </table:table-cell>
          <table:table-cell table:style-name="ce32" table:formula="of:=[2018_data.O27]" office:value-type="float" office:value="16737" calcext:value-type="float">
            <text:p>16737</text:p>
          </table:table-cell>
          <table:table-cell table:style-name="ce32" table:formula="of:=[2018_data.P27]" office:value-type="float" office:value="21803" calcext:value-type="float">
            <text:p>21803</text:p>
          </table:table-cell>
          <table:table-cell table:style-name="ce33" table:formula="of:=[2018_data.R27]" office:value-type="float" office:value="9558" calcext:value-type="float">
            <text:p>9558</text:p>
          </table:table-cell>
          <table:table-cell table:style-name="ce33" table:formula="of:=[2018_data.S27]" office:value-type="float" office:value="1705" calcext:value-type="float">
            <text:p>1705</text:p>
          </table:table-cell>
          <table:table-cell table:style-name="ce35" table:formula="of:=[2018_data.U27]" office:value-type="float" office:value="41296" calcext:value-type="float">
            <text:p>41296</text:p>
          </table:table-cell>
          <table:table-cell table:style-name="ce35" table:formula="of:=[2018_data.V27]" office:value-type="float" office:value="45773" calcext:value-type="float">
            <text:p>45773</text:p>
          </table:table-cell>
          <table:table-cell table:style-name="ce36" table:formula="of:=[2018_data.W27]" office:value-type="float" office:value="6502" calcext:value-type="float">
            <text:p>6502</text:p>
          </table:table-cell>
          <table:table-cell table:style-name="ce36" table:formula="of:=[2018_data.X27]" office:value-type="float" office:value="2025" calcext:value-type="float">
            <text:p>2025</text:p>
          </table:table-cell>
          <table:table-cell table:style-name="ce29" table:formula="of:=[2018_data.Z27]" office:value-type="float" office:value="10" calcext:value-type="float">
            <text:p>10</text:p>
          </table:table-cell>
          <table:table-cell table:style-name="ce29" table:formula="of:=[2018_data.AA27]" office:value-type="float" office:value="0" calcext:value-type="float">
            <text:p>0</text:p>
          </table:table-cell>
          <table:table-cell table:style-name="ce30" table:formula="of:=[2018_data.AC27]" office:value-type="float" office:value="-534" calcext:value-type="float">
            <text:p>-534</text:p>
          </table:table-cell>
          <table:table-cell table:style-name="ce30" table:formula="of:=[2018_data.AD27]" office:value-type="float" office:value="62" calcext:value-type="float">
            <text:p>62</text:p>
          </table:table-cell>
          <table:table-cell table:style-name="ce32" table:formula="of:=[2018_data.AF27]" office:value-type="float" office:value="-1592" calcext:value-type="float">
            <text:p>-1592</text:p>
          </table:table-cell>
          <table:table-cell table:style-name="ce32" table:formula="of:=[2018_data.AG27]" office:value-type="float" office:value="-2735" calcext:value-type="float">
            <text:p>-2735</text:p>
          </table:table-cell>
          <table:table-cell table:style-name="ce33" table:formula="of:=[2018_data.AI27]" office:value-type="float" office:value="-581" calcext:value-type="float">
            <text:p>-581</text:p>
          </table:table-cell>
          <table:table-cell table:style-name="ce33" table:formula="of:=[2018_data.AJ27]" office:value-type="float" office:value="-169" calcext:value-type="float">
            <text:p>-169</text:p>
          </table:table-cell>
          <table:table-cell table:style-name="ce38" office:value-type="float" office:value="90.06" calcext:value-type="float">
            <text:p>90.06</text:p>
          </table:table-cell>
          <table:table-cell table:number-columns-repeated="14"/>
        </table:table-row>
        <table:table-row table:style-name="ro2">
          <table:table-cell table:formula="of:=[2018_data.A28]" office:value-type="string" office:string-value="U.S. DOLLAR INDEX - ICE FUTURES U.S." calcext:value-type="string">
            <text:p>U.S. DOLLAR INDEX - ICE FUTURES U.S.</text:p>
          </table:table-cell>
          <table:table-cell table:formula="of:=[2018_data.B28]" office:value-type="float" office:value="180703" calcext:value-type="float">
            <text:p>180703</text:p>
          </table:table-cell>
          <table:table-cell table:style-name="ce29" table:formula="of:=[2018_data.I28]" office:value-type="float" office:value="655" calcext:value-type="float">
            <text:p>655</text:p>
          </table:table-cell>
          <table:table-cell table:style-name="ce29" table:formula="of:=[2018_data.J28]" office:value-type="float" office:value="19785" calcext:value-type="float">
            <text:p>19785</text:p>
          </table:table-cell>
          <table:table-cell table:style-name="ce30" table:formula="of:=[2018_data.L28]" office:value-type="float" office:value="12699" calcext:value-type="float">
            <text:p>12699</text:p>
          </table:table-cell>
          <table:table-cell table:style-name="ce30" table:formula="of:=[2018_data.M28]" office:value-type="float" office:value="247" calcext:value-type="float">
            <text:p>247</text:p>
          </table:table-cell>
          <table:table-cell table:style-name="ce32" table:formula="of:=[2018_data.O28]" office:value-type="float" office:value="18329" calcext:value-type="float">
            <text:p>18329</text:p>
          </table:table-cell>
          <table:table-cell table:style-name="ce32" table:formula="of:=[2018_data.P28]" office:value-type="float" office:value="24538" calcext:value-type="float">
            <text:p>24538</text:p>
          </table:table-cell>
          <table:table-cell table:style-name="ce33" table:formula="of:=[2018_data.R28]" office:value-type="float" office:value="10139" calcext:value-type="float">
            <text:p>10139</text:p>
          </table:table-cell>
          <table:table-cell table:style-name="ce33" table:formula="of:=[2018_data.S28]" office:value-type="float" office:value="1874" calcext:value-type="float">
            <text:p>1874</text:p>
          </table:table-cell>
          <table:table-cell table:style-name="ce35" table:formula="of:=[2018_data.U28]" office:value-type="float" office:value="43196" calcext:value-type="float">
            <text:p>43196</text:p>
          </table:table-cell>
          <table:table-cell table:style-name="ce35" table:formula="of:=[2018_data.V28]" office:value-type="float" office:value="47818" calcext:value-type="float">
            <text:p>47818</text:p>
          </table:table-cell>
          <table:table-cell table:style-name="ce36" table:formula="of:=[2018_data.W28]" office:value-type="float" office:value="6545" calcext:value-type="float">
            <text:p>6545</text:p>
          </table:table-cell>
          <table:table-cell table:style-name="ce36" table:formula="of:=[2018_data.X28]" office:value-type="float" office:value="1923" calcext:value-type="float">
            <text:p>1923</text:p>
          </table:table-cell>
          <table:table-cell table:style-name="ce29" table:formula="of:=[2018_data.Z28]" office:value-type="float" office:value="-140" calcext:value-type="float">
            <text:p>-140</text:p>
          </table:table-cell>
          <table:table-cell table:style-name="ce29" table:formula="of:=[2018_data.AA28]" office:value-type="float" office:value="0" calcext:value-type="float">
            <text:p>0</text:p>
          </table:table-cell>
          <table:table-cell table:style-name="ce30" table:formula="of:=[2018_data.AC28]" office:value-type="float" office:value="215" calcext:value-type="float">
            <text:p>215</text:p>
          </table:table-cell>
          <table:table-cell table:style-name="ce30" table:formula="of:=[2018_data.AD28]" office:value-type="float" office:value="-358" calcext:value-type="float">
            <text:p>-358</text:p>
          </table:table-cell>
          <table:table-cell table:style-name="ce32" table:formula="of:=[2018_data.AF28]" office:value-type="float" office:value="1272" calcext:value-type="float">
            <text:p>1272</text:p>
          </table:table-cell>
          <table:table-cell table:style-name="ce32" table:formula="of:=[2018_data.AG28]" office:value-type="float" office:value="2305" calcext:value-type="float">
            <text:p>2305</text:p>
          </table:table-cell>
          <table:table-cell table:style-name="ce33" table:formula="of:=[2018_data.AI28]" office:value-type="float" office:value="1083" calcext:value-type="float">
            <text:p>1083</text:p>
          </table:table-cell>
          <table:table-cell table:style-name="ce33" table:formula="of:=[2018_data.AJ28]" office:value-type="float" office:value="67" calcext:value-type="float">
            <text:p>67</text:p>
          </table:table-cell>
          <table:table-cell table:style-name="ce38" office:value-type="float" office:value="89.91" calcext:value-type="float">
            <text:p>89.91</text:p>
          </table:table-cell>
          <table:table-cell table:number-columns-repeated="14"/>
        </table:table-row>
        <table:table-row table:style-name="ro2">
          <table:table-cell table:formula="of:=[2018_data.A29]" office:value-type="string" office:string-value="U.S. DOLLAR INDEX - ICE FUTURES U.S." calcext:value-type="string">
            <text:p>U.S. DOLLAR INDEX - ICE FUTURES U.S.</text:p>
          </table:table-cell>
          <table:table-cell table:formula="of:=[2018_data.B29]" office:value-type="float" office:value="180626" calcext:value-type="float">
            <text:p>180626</text:p>
          </table:table-cell>
          <table:table-cell table:style-name="ce29" table:formula="of:=[2018_data.I29]" office:value-type="float" office:value="795" calcext:value-type="float">
            <text:p>795</text:p>
          </table:table-cell>
          <table:table-cell table:style-name="ce29" table:formula="of:=[2018_data.J29]" office:value-type="float" office:value="19785" calcext:value-type="float">
            <text:p>19785</text:p>
          </table:table-cell>
          <table:table-cell table:style-name="ce30" table:formula="of:=[2018_data.L29]" office:value-type="float" office:value="12484" calcext:value-type="float">
            <text:p>12484</text:p>
          </table:table-cell>
          <table:table-cell table:style-name="ce30" table:formula="of:=[2018_data.M29]" office:value-type="float" office:value="605" calcext:value-type="float">
            <text:p>605</text:p>
          </table:table-cell>
          <table:table-cell table:style-name="ce32" table:formula="of:=[2018_data.O29]" office:value-type="float" office:value="17057" calcext:value-type="float">
            <text:p>17057</text:p>
          </table:table-cell>
          <table:table-cell table:style-name="ce32" table:formula="of:=[2018_data.P29]" office:value-type="float" office:value="22233" calcext:value-type="float">
            <text:p>22233</text:p>
          </table:table-cell>
          <table:table-cell table:style-name="ce33" table:formula="of:=[2018_data.R29]" office:value-type="float" office:value="9056" calcext:value-type="float">
            <text:p>9056</text:p>
          </table:table-cell>
          <table:table-cell table:style-name="ce33" table:formula="of:=[2018_data.S29]" office:value-type="float" office:value="1807" calcext:value-type="float">
            <text:p>1807</text:p>
          </table:table-cell>
          <table:table-cell table:style-name="ce35" table:formula="of:=[2018_data.U29]" office:value-type="float" office:value="40973" calcext:value-type="float">
            <text:p>40973</text:p>
          </table:table-cell>
          <table:table-cell table:style-name="ce35" table:formula="of:=[2018_data.V29]" office:value-type="float" office:value="46011" calcext:value-type="float">
            <text:p>46011</text:p>
          </table:table-cell>
          <table:table-cell table:style-name="ce36" table:formula="of:=[2018_data.W29]" office:value-type="float" office:value="6623" calcext:value-type="float">
            <text:p>6623</text:p>
          </table:table-cell>
          <table:table-cell table:style-name="ce36" table:formula="of:=[2018_data.X29]" office:value-type="float" office:value="1585" calcext:value-type="float">
            <text:p>1585</text:p>
          </table:table-cell>
          <table:table-cell table:style-name="ce29" table:formula="of:=[2018_data.Z29]" office:value-type="float" office:value="200" calcext:value-type="float">
            <text:p>200</text:p>
          </table:table-cell>
          <table:table-cell table:style-name="ce29" table:formula="of:=[2018_data.AA29]" office:value-type="float" office:value="0" calcext:value-type="float">
            <text:p>0</text:p>
          </table:table-cell>
          <table:table-cell table:style-name="ce30" table:formula="of:=[2018_data.AC29]" office:value-type="float" office:value="-184" calcext:value-type="float">
            <text:p>-184</text:p>
          </table:table-cell>
          <table:table-cell table:style-name="ce30" table:formula="of:=[2018_data.AD29]" office:value-type="float" office:value="-3" calcext:value-type="float">
            <text:p>-3</text:p>
          </table:table-cell>
          <table:table-cell table:style-name="ce32" table:formula="of:=[2018_data.AF29]" office:value-type="float" office:value="-328" calcext:value-type="float">
            <text:p>-328</text:p>
          </table:table-cell>
          <table:table-cell table:style-name="ce32" table:formula="of:=[2018_data.AG29]" office:value-type="float" office:value="439" calcext:value-type="float">
            <text:p>439</text:p>
          </table:table-cell>
          <table:table-cell table:style-name="ce33" table:formula="of:=[2018_data.AI29]" office:value-type="float" office:value="876" calcext:value-type="float">
            <text:p>876</text:p>
          </table:table-cell>
          <table:table-cell table:style-name="ce33" table:formula="of:=[2018_data.AJ29]" office:value-type="float" office:value="130" calcext:value-type="float">
            <text:p>130</text:p>
          </table:table-cell>
          <table:table-cell table:style-name="ce38" office:value-type="float" office:value="89.81" calcext:value-type="float">
            <text:p>89.81</text:p>
          </table:table-cell>
          <table:table-cell table:number-columns-repeated="14"/>
        </table:table-row>
        <table:table-row table:style-name="ro2">
          <table:table-cell table:formula="of:=[2018_data.A30]" office:value-type="string" office:string-value="U.S. DOLLAR INDEX - ICE FUTURES U.S." calcext:value-type="string">
            <text:p>U.S. DOLLAR INDEX - ICE FUTURES U.S.</text:p>
          </table:table-cell>
          <table:table-cell table:formula="of:=[2018_data.B30]" office:value-type="float" office:value="180619" calcext:value-type="float">
            <text:p>180619</text:p>
          </table:table-cell>
          <table:table-cell table:style-name="ce29" table:formula="of:=[2018_data.I30]" office:value-type="float" office:value="595" calcext:value-type="float">
            <text:p>595</text:p>
          </table:table-cell>
          <table:table-cell table:style-name="ce29" table:formula="of:=[2018_data.J30]" office:value-type="float" office:value="19785" calcext:value-type="float">
            <text:p>19785</text:p>
          </table:table-cell>
          <table:table-cell table:style-name="ce30" table:formula="of:=[2018_data.L30]" office:value-type="float" office:value="12668" calcext:value-type="float">
            <text:p>12668</text:p>
          </table:table-cell>
          <table:table-cell table:style-name="ce30" table:formula="of:=[2018_data.M30]" office:value-type="float" office:value="608" calcext:value-type="float">
            <text:p>608</text:p>
          </table:table-cell>
          <table:table-cell table:style-name="ce32" table:formula="of:=[2018_data.O30]" office:value-type="float" office:value="17385" calcext:value-type="float">
            <text:p>17385</text:p>
          </table:table-cell>
          <table:table-cell table:style-name="ce32" table:formula="of:=[2018_data.P30]" office:value-type="float" office:value="21794" calcext:value-type="float">
            <text:p>21794</text:p>
          </table:table-cell>
          <table:table-cell table:style-name="ce33" table:formula="of:=[2018_data.R30]" office:value-type="float" office:value="8180" calcext:value-type="float">
            <text:p>8180</text:p>
          </table:table-cell>
          <table:table-cell table:style-name="ce33" table:formula="of:=[2018_data.S30]" office:value-type="float" office:value="1677" calcext:value-type="float">
            <text:p>1677</text:p>
          </table:table-cell>
          <table:table-cell table:style-name="ce35" table:formula="of:=[2018_data.U30]" office:value-type="float" office:value="40569" calcext:value-type="float">
            <text:p>40569</text:p>
          </table:table-cell>
          <table:table-cell table:style-name="ce35" table:formula="of:=[2018_data.V30]" office:value-type="float" office:value="45605" calcext:value-type="float">
            <text:p>45605</text:p>
          </table:table-cell>
          <table:table-cell table:style-name="ce36" table:formula="of:=[2018_data.W30]" office:value-type="float" office:value="6424" calcext:value-type="float">
            <text:p>6424</text:p>
          </table:table-cell>
          <table:table-cell table:style-name="ce36" table:formula="of:=[2018_data.X30]" office:value-type="float" office:value="1388" calcext:value-type="float">
            <text:p>1388</text:p>
          </table:table-cell>
          <table:table-cell table:style-name="ce29" table:formula="of:=[2018_data.Z30]" office:value-type="float" office:value="-75" calcext:value-type="float">
            <text:p>-75</text:p>
          </table:table-cell>
          <table:table-cell table:style-name="ce29" table:formula="of:=[2018_data.AA30]" office:value-type="float" office:value="14364" calcext:value-type="float">
            <text:p>14364</text:p>
          </table:table-cell>
          <table:table-cell table:style-name="ce30" table:formula="of:=[2018_data.AC30]" office:value-type="float" office:value="-571" calcext:value-type="float">
            <text:p>-571</text:p>
          </table:table-cell>
          <table:table-cell table:style-name="ce30" table:formula="of:=[2018_data.AD30]" office:value-type="float" office:value="140" calcext:value-type="float">
            <text:p>140</text:p>
          </table:table-cell>
          <table:table-cell table:style-name="ce32" table:formula="of:=[2018_data.AF30]" office:value-type="float" office:value="2522" calcext:value-type="float">
            <text:p>2522</text:p>
          </table:table-cell>
          <table:table-cell table:style-name="ce32" table:formula="of:=[2018_data.AG30]" office:value-type="float" office:value="-13369" calcext:value-type="float">
            <text:p>-13369</text:p>
          </table:table-cell>
          <table:table-cell table:style-name="ce33" table:formula="of:=[2018_data.AI30]" office:value-type="float" office:value="68" calcext:value-type="float">
            <text:p>68</text:p>
          </table:table-cell>
          <table:table-cell table:style-name="ce33" table:formula="of:=[2018_data.AJ30]" office:value-type="float" office:value="707" calcext:value-type="float">
            <text:p>707</text:p>
          </table:table-cell>
          <table:table-cell table:style-name="ce38" office:value-type="float" office:value="89.01" calcext:value-type="float">
            <text:p>89.01</text:p>
          </table:table-cell>
          <table:table-cell table:number-columns-repeated="14"/>
        </table:table-row>
        <table:table-row table:style-name="ro2">
          <table:table-cell table:formula="of:=[2018_data.A31]" office:value-type="string" office:string-value="U.S. DOLLAR INDEX - ICE FUTURES U.S." calcext:value-type="string">
            <text:p>U.S. DOLLAR INDEX - ICE FUTURES U.S.</text:p>
          </table:table-cell>
          <table:table-cell table:formula="of:=[2018_data.B31]" office:value-type="float" office:value="180612" calcext:value-type="float">
            <text:p>180612</text:p>
          </table:table-cell>
          <table:table-cell table:style-name="ce29" table:formula="of:=[2018_data.I31]" office:value-type="float" office:value="670" calcext:value-type="float">
            <text:p>670</text:p>
          </table:table-cell>
          <table:table-cell table:style-name="ce29" table:formula="of:=[2018_data.J31]" office:value-type="float" office:value="5421" calcext:value-type="float">
            <text:p>5421</text:p>
          </table:table-cell>
          <table:table-cell table:style-name="ce30" table:formula="of:=[2018_data.L31]" office:value-type="float" office:value="13239" calcext:value-type="float">
            <text:p>13239</text:p>
          </table:table-cell>
          <table:table-cell table:style-name="ce30" table:formula="of:=[2018_data.M31]" office:value-type="float" office:value="468" calcext:value-type="float">
            <text:p>468</text:p>
          </table:table-cell>
          <table:table-cell table:style-name="ce32" table:formula="of:=[2018_data.O31]" office:value-type="float" office:value="14863" calcext:value-type="float">
            <text:p>14863</text:p>
          </table:table-cell>
          <table:table-cell table:style-name="ce32" table:formula="of:=[2018_data.P31]" office:value-type="float" office:value="35163" calcext:value-type="float">
            <text:p>35163</text:p>
          </table:table-cell>
          <table:table-cell table:style-name="ce33" table:formula="of:=[2018_data.R31]" office:value-type="float" office:value="8112" calcext:value-type="float">
            <text:p>8112</text:p>
          </table:table-cell>
          <table:table-cell table:style-name="ce33" table:formula="of:=[2018_data.S31]" office:value-type="float" office:value="970" calcext:value-type="float">
            <text:p>970</text:p>
          </table:table-cell>
          <table:table-cell table:style-name="ce35" table:formula="of:=[2018_data.U31]" office:value-type="float" office:value="42577" calcext:value-type="float">
            <text:p>42577</text:p>
          </table:table-cell>
          <table:table-cell table:style-name="ce35" table:formula="of:=[2018_data.V31]" office:value-type="float" office:value="47715" calcext:value-type="float">
            <text:p>47715</text:p>
          </table:table-cell>
          <table:table-cell table:style-name="ce36" table:formula="of:=[2018_data.W31]" office:value-type="float" office:value="7330" calcext:value-type="float">
            <text:p>7330</text:p>
          </table:table-cell>
          <table:table-cell table:style-name="ce36" table:formula="of:=[2018_data.X31]" office:value-type="float" office:value="2192" calcext:value-type="float">
            <text:p>2192</text:p>
          </table:table-cell>
          <table:table-cell table:style-name="ce29" table:formula="of:=[2018_data.Z31]" office:value-type="float" office:value="110" calcext:value-type="float">
            <text:p>110</text:p>
          </table:table-cell>
          <table:table-cell table:style-name="ce29" table:formula="of:=[2018_data.AA31]" office:value-type="float" office:value="0" calcext:value-type="float">
            <text:p>0</text:p>
          </table:table-cell>
          <table:table-cell table:style-name="ce30" table:formula="of:=[2018_data.AC31]" office:value-type="float" office:value="-6" calcext:value-type="float">
            <text:p>-6</text:p>
          </table:table-cell>
          <table:table-cell table:style-name="ce30" table:formula="of:=[2018_data.AD31]" office:value-type="float" office:value="-86" calcext:value-type="float">
            <text:p>-86</text:p>
          </table:table-cell>
          <table:table-cell table:style-name="ce32" table:formula="of:=[2018_data.AF31]" office:value-type="float" office:value="-320" calcext:value-type="float">
            <text:p>-320</text:p>
          </table:table-cell>
          <table:table-cell table:style-name="ce32" table:formula="of:=[2018_data.AG31]" office:value-type="float" office:value="1964" calcext:value-type="float">
            <text:p>1964</text:p>
          </table:table-cell>
          <table:table-cell table:style-name="ce33" table:formula="of:=[2018_data.AI31]" office:value-type="float" office:value="1781" calcext:value-type="float">
            <text:p>1781</text:p>
          </table:table-cell>
          <table:table-cell table:style-name="ce33" table:formula="of:=[2018_data.AJ31]" office:value-type="float" office:value="-153" calcext:value-type="float">
            <text:p>-153</text:p>
          </table:table-cell>
          <table:table-cell table:style-name="ce38" office:value-type="float" office:value="90.33" calcext:value-type="float">
            <text:p>90.33</text:p>
          </table:table-cell>
          <table:table-cell table:number-columns-repeated="14"/>
        </table:table-row>
        <table:table-row table:style-name="ro2">
          <table:table-cell table:formula="of:=[2018_data.A32]" office:value-type="string" office:string-value="U.S. DOLLAR INDEX - ICE FUTURES U.S." calcext:value-type="string">
            <text:p>U.S. DOLLAR INDEX - ICE FUTURES U.S.</text:p>
          </table:table-cell>
          <table:table-cell table:formula="of:=[2018_data.B32]" office:value-type="float" office:value="180605" calcext:value-type="float">
            <text:p>180605</text:p>
          </table:table-cell>
          <table:table-cell table:style-name="ce29" table:formula="of:=[2018_data.I32]" office:value-type="float" office:value="560" calcext:value-type="float">
            <text:p>560</text:p>
          </table:table-cell>
          <table:table-cell table:style-name="ce29" table:formula="of:=[2018_data.J32]" office:value-type="float" office:value="5421" calcext:value-type="float">
            <text:p>5421</text:p>
          </table:table-cell>
          <table:table-cell table:style-name="ce30" table:formula="of:=[2018_data.L32]" office:value-type="float" office:value="13245" calcext:value-type="float">
            <text:p>13245</text:p>
          </table:table-cell>
          <table:table-cell table:style-name="ce30" table:formula="of:=[2018_data.M32]" office:value-type="float" office:value="554" calcext:value-type="float">
            <text:p>554</text:p>
          </table:table-cell>
          <table:table-cell table:style-name="ce32" table:formula="of:=[2018_data.O32]" office:value-type="float" office:value="15183" calcext:value-type="float">
            <text:p>15183</text:p>
          </table:table-cell>
          <table:table-cell table:style-name="ce32" table:formula="of:=[2018_data.P32]" office:value-type="float" office:value="33199" calcext:value-type="float">
            <text:p>33199</text:p>
          </table:table-cell>
          <table:table-cell table:style-name="ce33" table:formula="of:=[2018_data.R32]" office:value-type="float" office:value="6331" calcext:value-type="float">
            <text:p>6331</text:p>
          </table:table-cell>
          <table:table-cell table:style-name="ce33" table:formula="of:=[2018_data.S32]" office:value-type="float" office:value="1123" calcext:value-type="float">
            <text:p>1123</text:p>
          </table:table-cell>
          <table:table-cell table:style-name="ce35" table:formula="of:=[2018_data.U32]" office:value-type="float" office:value="37583" calcext:value-type="float">
            <text:p>37583</text:p>
          </table:table-cell>
          <table:table-cell table:style-name="ce35" table:formula="of:=[2018_data.V32]" office:value-type="float" office:value="42561" calcext:value-type="float">
            <text:p>42561</text:p>
          </table:table-cell>
          <table:table-cell table:style-name="ce36" table:formula="of:=[2018_data.W32]" office:value-type="float" office:value="7366" calcext:value-type="float">
            <text:p>7366</text:p>
          </table:table-cell>
          <table:table-cell table:style-name="ce36" table:formula="of:=[2018_data.X32]" office:value-type="float" office:value="2388" calcext:value-type="float">
            <text:p>2388</text:p>
          </table:table-cell>
          <table:table-cell table:style-name="ce29" table:formula="of:=[2018_data.Z32]" office:value-type="float" office:value="-50" calcext:value-type="float">
            <text:p>-50</text:p>
          </table:table-cell>
          <table:table-cell table:style-name="ce29" table:formula="of:=[2018_data.AA32]" office:value-type="float" office:value="548" calcext:value-type="float">
            <text:p>548</text:p>
          </table:table-cell>
          <table:table-cell table:style-name="ce30" table:formula="of:=[2018_data.AC32]" office:value-type="float" office:value="344" calcext:value-type="float">
            <text:p>344</text:p>
          </table:table-cell>
          <table:table-cell table:style-name="ce30" table:formula="of:=[2018_data.AD32]" office:value-type="float" office:value="-472" calcext:value-type="float">
            <text:p>-472</text:p>
          </table:table-cell>
          <table:table-cell table:style-name="ce32" table:formula="of:=[2018_data.AF32]" office:value-type="float" office:value="450" calcext:value-type="float">
            <text:p>450</text:p>
          </table:table-cell>
          <table:table-cell table:style-name="ce32" table:formula="of:=[2018_data.AG32]" office:value-type="float" office:value="-312" calcext:value-type="float">
            <text:p>-312</text:p>
          </table:table-cell>
          <table:table-cell table:style-name="ce33" table:formula="of:=[2018_data.AI32]" office:value-type="float" office:value="-1733" calcext:value-type="float">
            <text:p>-1733</text:p>
          </table:table-cell>
          <table:table-cell table:style-name="ce33" table:formula="of:=[2018_data.AJ32]" office:value-type="float" office:value="145" calcext:value-type="float">
            <text:p>145</text:p>
          </table:table-cell>
          <table:table-cell table:style-name="ce38" office:value-type="float" office:value="89.04" calcext:value-type="float">
            <text:p>89.04</text:p>
          </table:table-cell>
          <table:table-cell table:number-columns-repeated="14"/>
        </table:table-row>
        <table:table-row table:style-name="ro2">
          <table:table-cell table:formula="of:=[2018_data.A33]" office:value-type="string" office:string-value="U.S. DOLLAR INDEX - ICE FUTURES U.S." calcext:value-type="string">
            <text:p>U.S. DOLLAR INDEX - ICE FUTURES U.S.</text:p>
          </table:table-cell>
          <table:table-cell table:formula="of:=[2018_data.B33]" office:value-type="float" office:value="180529" calcext:value-type="float">
            <text:p>180529</text:p>
          </table:table-cell>
          <table:table-cell table:style-name="ce29" table:formula="of:=[2018_data.I33]" office:value-type="float" office:value="610" calcext:value-type="float">
            <text:p>610</text:p>
          </table:table-cell>
          <table:table-cell table:style-name="ce29" table:formula="of:=[2018_data.J33]" office:value-type="float" office:value="4873" calcext:value-type="float">
            <text:p>4873</text:p>
          </table:table-cell>
          <table:table-cell table:style-name="ce30" table:formula="of:=[2018_data.L33]" office:value-type="float" office:value="12901" calcext:value-type="float">
            <text:p>12901</text:p>
          </table:table-cell>
          <table:table-cell table:style-name="ce30" table:formula="of:=[2018_data.M33]" office:value-type="float" office:value="1026" calcext:value-type="float">
            <text:p>1026</text:p>
          </table:table-cell>
          <table:table-cell table:style-name="ce32" table:formula="of:=[2018_data.O33]" office:value-type="float" office:value="14733" calcext:value-type="float">
            <text:p>14733</text:p>
          </table:table-cell>
          <table:table-cell table:style-name="ce32" table:formula="of:=[2018_data.P33]" office:value-type="float" office:value="33511" calcext:value-type="float">
            <text:p>33511</text:p>
          </table:table-cell>
          <table:table-cell table:style-name="ce33" table:formula="of:=[2018_data.R33]" office:value-type="float" office:value="8064" calcext:value-type="float">
            <text:p>8064</text:p>
          </table:table-cell>
          <table:table-cell table:style-name="ce33" table:formula="of:=[2018_data.S33]" office:value-type="float" office:value="978" calcext:value-type="float">
            <text:p>978</text:p>
          </table:table-cell>
          <table:table-cell table:style-name="ce35" table:formula="of:=[2018_data.U33]" office:value-type="float" office:value="38605" calcext:value-type="float">
            <text:p>38605</text:p>
          </table:table-cell>
          <table:table-cell table:style-name="ce35" table:formula="of:=[2018_data.V33]" office:value-type="float" office:value="42685" calcext:value-type="float">
            <text:p>42685</text:p>
          </table:table-cell>
          <table:table-cell table:style-name="ce36" table:formula="of:=[2018_data.W33]" office:value-type="float" office:value="7336" calcext:value-type="float">
            <text:p>7336</text:p>
          </table:table-cell>
          <table:table-cell table:style-name="ce36" table:formula="of:=[2018_data.X33]" office:value-type="float" office:value="3256" calcext:value-type="float">
            <text:p>3256</text:p>
          </table:table-cell>
          <table:table-cell table:style-name="ce29" table:formula="of:=[2018_data.Z33]" office:value-type="float" office:value="60" calcext:value-type="float">
            <text:p>60</text:p>
          </table:table-cell>
          <table:table-cell table:style-name="ce29" table:formula="of:=[2018_data.AA33]" office:value-type="float" office:value="0" calcext:value-type="float">
            <text:p>0</text:p>
          </table:table-cell>
          <table:table-cell table:style-name="ce30" table:formula="of:=[2018_data.AC33]" office:value-type="float" office:value="-95" calcext:value-type="float">
            <text:p>-95</text:p>
          </table:table-cell>
          <table:table-cell table:style-name="ce30" table:formula="of:=[2018_data.AD33]" office:value-type="float" office:value="463" calcext:value-type="float">
            <text:p>463</text:p>
          </table:table-cell>
          <table:table-cell table:style-name="ce32" table:formula="of:=[2018_data.AF33]" office:value-type="float" office:value="3234" calcext:value-type="float">
            <text:p>3234</text:p>
          </table:table-cell>
          <table:table-cell table:style-name="ce32" table:formula="of:=[2018_data.AG33]" office:value-type="float" office:value="3158" calcext:value-type="float">
            <text:p>3158</text:p>
          </table:table-cell>
          <table:table-cell table:style-name="ce33" table:formula="of:=[2018_data.AI33]" office:value-type="float" office:value="503" calcext:value-type="float">
            <text:p>503</text:p>
          </table:table-cell>
          <table:table-cell table:style-name="ce33" table:formula="of:=[2018_data.AJ33]" office:value-type="float" office:value="-270" calcext:value-type="float">
            <text:p>-270</text:p>
          </table:table-cell>
          <table:table-cell table:style-name="ce38" office:value-type="float" office:value="88.89" calcext:value-type="float">
            <text:p>88.89</text:p>
          </table:table-cell>
          <table:table-cell table:number-columns-repeated="14"/>
        </table:table-row>
        <table:table-row table:style-name="ro2">
          <table:table-cell table:formula="of:=[2018_data.A34]" office:value-type="string" office:string-value="U.S. DOLLAR INDEX - ICE FUTURES U.S." calcext:value-type="string">
            <text:p>U.S. DOLLAR INDEX - ICE FUTURES U.S.</text:p>
          </table:table-cell>
          <table:table-cell table:formula="of:=[2018_data.B34]" office:value-type="float" office:value="180522" calcext:value-type="float">
            <text:p>180522</text:p>
          </table:table-cell>
          <table:table-cell table:style-name="ce29" table:formula="of:=[2018_data.I34]" office:value-type="float" office:value="550" calcext:value-type="float">
            <text:p>550</text:p>
          </table:table-cell>
          <table:table-cell table:style-name="ce29" table:formula="of:=[2018_data.J34]" office:value-type="float" office:value="4873" calcext:value-type="float">
            <text:p>4873</text:p>
          </table:table-cell>
          <table:table-cell table:style-name="ce30" table:formula="of:=[2018_data.L34]" office:value-type="float" office:value="12996" calcext:value-type="float">
            <text:p>12996</text:p>
          </table:table-cell>
          <table:table-cell table:style-name="ce30" table:formula="of:=[2018_data.M34]" office:value-type="float" office:value="563" calcext:value-type="float">
            <text:p>563</text:p>
          </table:table-cell>
          <table:table-cell table:style-name="ce32" table:formula="of:=[2018_data.O34]" office:value-type="float" office:value="11499" calcext:value-type="float">
            <text:p>11499</text:p>
          </table:table-cell>
          <table:table-cell table:style-name="ce32" table:formula="of:=[2018_data.P34]" office:value-type="float" office:value="30353" calcext:value-type="float">
            <text:p>30353</text:p>
          </table:table-cell>
          <table:table-cell table:style-name="ce33" table:formula="of:=[2018_data.R34]" office:value-type="float" office:value="7561" calcext:value-type="float">
            <text:p>7561</text:p>
          </table:table-cell>
          <table:table-cell table:style-name="ce33" table:formula="of:=[2018_data.S34]" office:value-type="float" office:value="1248" calcext:value-type="float">
            <text:p>1248</text:p>
          </table:table-cell>
          <table:table-cell table:style-name="ce35" table:formula="of:=[2018_data.U34]" office:value-type="float" office:value="35409" calcext:value-type="float">
            <text:p>35409</text:p>
          </table:table-cell>
          <table:table-cell table:style-name="ce35" table:formula="of:=[2018_data.V34]" office:value-type="float" office:value="39840" calcext:value-type="float">
            <text:p>39840</text:p>
          </table:table-cell>
          <table:table-cell table:style-name="ce36" table:formula="of:=[2018_data.W34]" office:value-type="float" office:value="6656" calcext:value-type="float">
            <text:p>6656</text:p>
          </table:table-cell>
          <table:table-cell table:style-name="ce36" table:formula="of:=[2018_data.X34]" office:value-type="float" office:value="2225" calcext:value-type="float">
            <text:p>2225</text:p>
          </table:table-cell>
          <table:table-cell table:style-name="ce29" table:formula="of:=[2018_data.Z34]" office:value-type="float" office:value="220" calcext:value-type="float">
            <text:p>220</text:p>
          </table:table-cell>
          <table:table-cell table:style-name="ce29" table:formula="of:=[2018_data.AA34]" office:value-type="float" office:value="0" calcext:value-type="float">
            <text:p>0</text:p>
          </table:table-cell>
          <table:table-cell table:style-name="ce30" table:formula="of:=[2018_data.AC34]" office:value-type="float" office:value="693" calcext:value-type="float">
            <text:p>693</text:p>
          </table:table-cell>
          <table:table-cell table:style-name="ce30" table:formula="of:=[2018_data.AD34]" office:value-type="float" office:value="16" calcext:value-type="float">
            <text:p>16</text:p>
          </table:table-cell>
          <table:table-cell table:style-name="ce32" table:formula="of:=[2018_data.AF34]" office:value-type="float" office:value="-166" calcext:value-type="float">
            <text:p>-166</text:p>
          </table:table-cell>
          <table:table-cell table:style-name="ce32" table:formula="of:=[2018_data.AG34]" office:value-type="float" office:value="577" calcext:value-type="float">
            <text:p>577</text:p>
          </table:table-cell>
          <table:table-cell table:style-name="ce33" table:formula="of:=[2018_data.AI34]" office:value-type="float" office:value="345" calcext:value-type="float">
            <text:p>345</text:p>
          </table:table-cell>
          <table:table-cell table:style-name="ce33" table:formula="of:=[2018_data.AJ34]" office:value-type="float" office:value="263" calcext:value-type="float">
            <text:p>263</text:p>
          </table:table-cell>
          <table:table-cell table:style-name="ce38" office:value-type="float" office:value="90.37" calcext:value-type="float">
            <text:p>90.37</text:p>
          </table:table-cell>
          <table:table-cell table:number-columns-repeated="14"/>
        </table:table-row>
        <table:table-row table:style-name="ro2">
          <table:table-cell table:formula="of:=[2018_data.A35]" office:value-type="string" office:string-value="U.S. DOLLAR INDEX - ICE FUTURES U.S." calcext:value-type="string">
            <text:p>U.S. DOLLAR INDEX - ICE FUTURES U.S.</text:p>
          </table:table-cell>
          <table:table-cell table:formula="of:=[2018_data.B35]" office:value-type="float" office:value="180515" calcext:value-type="float">
            <text:p>180515</text:p>
          </table:table-cell>
          <table:table-cell table:style-name="ce29" table:formula="of:=[2018_data.I35]" office:value-type="float" office:value="330" calcext:value-type="float">
            <text:p>330</text:p>
          </table:table-cell>
          <table:table-cell table:style-name="ce29" table:formula="of:=[2018_data.J35]" office:value-type="float" office:value="4873" calcext:value-type="float">
            <text:p>4873</text:p>
          </table:table-cell>
          <table:table-cell table:style-name="ce30" table:formula="of:=[2018_data.L35]" office:value-type="float" office:value="12303" calcext:value-type="float">
            <text:p>12303</text:p>
          </table:table-cell>
          <table:table-cell table:style-name="ce30" table:formula="of:=[2018_data.M35]" office:value-type="float" office:value="547" calcext:value-type="float">
            <text:p>547</text:p>
          </table:table-cell>
          <table:table-cell table:style-name="ce32" table:formula="of:=[2018_data.O35]" office:value-type="float" office:value="11665" calcext:value-type="float">
            <text:p>11665</text:p>
          </table:table-cell>
          <table:table-cell table:style-name="ce32" table:formula="of:=[2018_data.P35]" office:value-type="float" office:value="29776" calcext:value-type="float">
            <text:p>29776</text:p>
          </table:table-cell>
          <table:table-cell table:style-name="ce33" table:formula="of:=[2018_data.R35]" office:value-type="float" office:value="7216" calcext:value-type="float">
            <text:p>7216</text:p>
          </table:table-cell>
          <table:table-cell table:style-name="ce33" table:formula="of:=[2018_data.S35]" office:value-type="float" office:value="985" calcext:value-type="float">
            <text:p>985</text:p>
          </table:table-cell>
          <table:table-cell table:style-name="ce35" table:formula="of:=[2018_data.U35]" office:value-type="float" office:value="33602" calcext:value-type="float">
            <text:p>33602</text:p>
          </table:table-cell>
          <table:table-cell table:style-name="ce35" table:formula="of:=[2018_data.V35]" office:value-type="float" office:value="38269" calcext:value-type="float">
            <text:p>38269</text:p>
          </table:table-cell>
          <table:table-cell table:style-name="ce36" table:formula="of:=[2018_data.W35]" office:value-type="float" office:value="6637" calcext:value-type="float">
            <text:p>6637</text:p>
          </table:table-cell>
          <table:table-cell table:style-name="ce36" table:formula="of:=[2018_data.X35]" office:value-type="float" office:value="1970" calcext:value-type="float">
            <text:p>1970</text:p>
          </table:table-cell>
          <table:table-cell table:style-name="ce29" table:formula="of:=[2018_data.Z35]" office:value-type="float" office:value="150" calcext:value-type="float">
            <text:p>150</text:p>
          </table:table-cell>
          <table:table-cell table:style-name="ce29" table:formula="of:=[2018_data.AA35]" office:value-type="float" office:value="200" calcext:value-type="float">
            <text:p>200</text:p>
          </table:table-cell>
          <table:table-cell table:style-name="ce30" table:formula="of:=[2018_data.AC35]" office:value-type="float" office:value="2098" calcext:value-type="float">
            <text:p>2098</text:p>
          </table:table-cell>
          <table:table-cell table:style-name="ce30" table:formula="of:=[2018_data.AD35]" office:value-type="float" office:value="-183" calcext:value-type="float">
            <text:p>-183</text:p>
          </table:table-cell>
          <table:table-cell table:style-name="ce32" table:formula="of:=[2018_data.AF35]" office:value-type="float" office:value="609" calcext:value-type="float">
            <text:p>609</text:p>
          </table:table-cell>
          <table:table-cell table:style-name="ce32" table:formula="of:=[2018_data.AG35]" office:value-type="float" office:value="2786" calcext:value-type="float">
            <text:p>2786</text:p>
          </table:table-cell>
          <table:table-cell table:style-name="ce33" table:formula="of:=[2018_data.AI35]" office:value-type="float" office:value="-136" calcext:value-type="float">
            <text:p>-136</text:p>
          </table:table-cell>
          <table:table-cell table:style-name="ce33" table:formula="of:=[2018_data.AJ35]" office:value-type="float" office:value="51" calcext:value-type="float">
            <text:p>51</text:p>
          </table:table-cell>
          <table:table-cell table:style-name="ce38" office:value-type="float" office:value="90.73" calcext:value-type="float">
            <text:p>90.73</text:p>
          </table:table-cell>
          <table:table-cell table:number-columns-repeated="14"/>
        </table:table-row>
        <table:table-row table:style-name="ro2">
          <table:table-cell table:formula="of:=[2018_data.A36]" office:value-type="string" office:string-value="U.S. DOLLAR INDEX - ICE FUTURES U.S." calcext:value-type="string">
            <text:p>U.S. DOLLAR INDEX - ICE FUTURES U.S.</text:p>
          </table:table-cell>
          <table:table-cell table:formula="of:=[2018_data.B36]" office:value-type="float" office:value="180508" calcext:value-type="float">
            <text:p>180508</text:p>
          </table:table-cell>
          <table:table-cell table:style-name="ce29" table:formula="of:=[2018_data.I36]" office:value-type="float" office:value="180" calcext:value-type="float">
            <text:p>180</text:p>
          </table:table-cell>
          <table:table-cell table:style-name="ce29" table:formula="of:=[2018_data.J36]" office:value-type="float" office:value="4673" calcext:value-type="float">
            <text:p>4673</text:p>
          </table:table-cell>
          <table:table-cell table:style-name="ce30" table:formula="of:=[2018_data.L36]" office:value-type="float" office:value="10205" calcext:value-type="float">
            <text:p>10205</text:p>
          </table:table-cell>
          <table:table-cell table:style-name="ce30" table:formula="of:=[2018_data.M36]" office:value-type="float" office:value="730" calcext:value-type="float">
            <text:p>730</text:p>
          </table:table-cell>
          <table:table-cell table:style-name="ce32" table:formula="of:=[2018_data.O36]" office:value-type="float" office:value="11056" calcext:value-type="float">
            <text:p>11056</text:p>
          </table:table-cell>
          <table:table-cell table:style-name="ce32" table:formula="of:=[2018_data.P36]" office:value-type="float" office:value="26990" calcext:value-type="float">
            <text:p>26990</text:p>
          </table:table-cell>
          <table:table-cell table:style-name="ce33" table:formula="of:=[2018_data.R36]" office:value-type="float" office:value="7352" calcext:value-type="float">
            <text:p>7352</text:p>
          </table:table-cell>
          <table:table-cell table:style-name="ce33" table:formula="of:=[2018_data.S36]" office:value-type="float" office:value="934" calcext:value-type="float">
            <text:p>934</text:p>
          </table:table-cell>
          <table:table-cell table:style-name="ce35" table:formula="of:=[2018_data.U36]" office:value-type="float" office:value="30773" calcext:value-type="float">
            <text:p>30773</text:p>
          </table:table-cell>
          <table:table-cell table:style-name="ce35" table:formula="of:=[2018_data.V36]" office:value-type="float" office:value="35307" calcext:value-type="float">
            <text:p>35307</text:p>
          </table:table-cell>
          <table:table-cell table:style-name="ce36" table:formula="of:=[2018_data.W36]" office:value-type="float" office:value="6551" calcext:value-type="float">
            <text:p>6551</text:p>
          </table:table-cell>
          <table:table-cell table:style-name="ce36" table:formula="of:=[2018_data.X36]" office:value-type="float" office:value="2017" calcext:value-type="float">
            <text:p>2017</text:p>
          </table:table-cell>
          <table:table-cell table:style-name="ce29" table:formula="of:=[2018_data.Z36]" office:value-type="float" office:value="73" calcext:value-type="float">
            <text:p>73</text:p>
          </table:table-cell>
          <table:table-cell table:style-name="ce29" table:formula="of:=[2018_data.AA36]" office:value-type="float" office:value="686" calcext:value-type="float">
            <text:p>686</text:p>
          </table:table-cell>
          <table:table-cell table:style-name="ce30" table:formula="of:=[2018_data.AC36]" office:value-type="float" office:value="1146" calcext:value-type="float">
            <text:p>1146</text:p>
          </table:table-cell>
          <table:table-cell table:style-name="ce30" table:formula="of:=[2018_data.AD36]" office:value-type="float" office:value="-734" calcext:value-type="float">
            <text:p>-734</text:p>
          </table:table-cell>
          <table:table-cell table:style-name="ce32" table:formula="of:=[2018_data.AF36]" office:value-type="float" office:value="662" calcext:value-type="float">
            <text:p>662</text:p>
          </table:table-cell>
          <table:table-cell table:style-name="ce32" table:formula="of:=[2018_data.AG36]" office:value-type="float" office:value="1842" calcext:value-type="float">
            <text:p>1842</text:p>
          </table:table-cell>
          <table:table-cell table:style-name="ce33" table:formula="of:=[2018_data.AI36]" office:value-type="float" office:value="-22" calcext:value-type="float">
            <text:p>-22</text:p>
          </table:table-cell>
          <table:table-cell table:style-name="ce33" table:formula="of:=[2018_data.AJ36]" office:value-type="float" office:value="-143" calcext:value-type="float">
            <text:p>-143</text:p>
          </table:table-cell>
          <table:table-cell table:style-name="ce38" office:value-type="float" office:value="91.67" calcext:value-type="float">
            <text:p>91.67</text:p>
          </table:table-cell>
          <table:table-cell table:number-columns-repeated="14"/>
        </table:table-row>
        <table:table-row table:style-name="ro2">
          <table:table-cell table:formula="of:=[2018_data.A37]" office:value-type="string" office:string-value="U.S. DOLLAR INDEX - ICE FUTURES U.S." calcext:value-type="string">
            <text:p>U.S. DOLLAR INDEX - ICE FUTURES U.S.</text:p>
          </table:table-cell>
          <table:table-cell table:formula="of:=[2018_data.B37]" office:value-type="float" office:value="180501" calcext:value-type="float">
            <text:p>180501</text:p>
          </table:table-cell>
          <table:table-cell table:style-name="ce29" table:formula="of:=[2018_data.I37]" office:value-type="float" office:value="107" calcext:value-type="float">
            <text:p>107</text:p>
          </table:table-cell>
          <table:table-cell table:style-name="ce29" table:formula="of:=[2018_data.J37]" office:value-type="float" office:value="3987" calcext:value-type="float">
            <text:p>3987</text:p>
          </table:table-cell>
          <table:table-cell table:style-name="ce30" table:formula="of:=[2018_data.L37]" office:value-type="float" office:value="9059" calcext:value-type="float">
            <text:p>9059</text:p>
          </table:table-cell>
          <table:table-cell table:style-name="ce30" table:formula="of:=[2018_data.M37]" office:value-type="float" office:value="1464" calcext:value-type="float">
            <text:p>1464</text:p>
          </table:table-cell>
          <table:table-cell table:style-name="ce32" table:formula="of:=[2018_data.O37]" office:value-type="float" office:value="10394" calcext:value-type="float">
            <text:p>10394</text:p>
          </table:table-cell>
          <table:table-cell table:style-name="ce32" table:formula="of:=[2018_data.P37]" office:value-type="float" office:value="25148" calcext:value-type="float">
            <text:p>25148</text:p>
          </table:table-cell>
          <table:table-cell table:style-name="ce33" table:formula="of:=[2018_data.R37]" office:value-type="float" office:value="7374" calcext:value-type="float">
            <text:p>7374</text:p>
          </table:table-cell>
          <table:table-cell table:style-name="ce33" table:formula="of:=[2018_data.S37]" office:value-type="float" office:value="1077" calcext:value-type="float">
            <text:p>1077</text:p>
          </table:table-cell>
          <table:table-cell table:style-name="ce35" table:formula="of:=[2018_data.U37]" office:value-type="float" office:value="28716" calcext:value-type="float">
            <text:p>28716</text:p>
          </table:table-cell>
          <table:table-cell table:style-name="ce35" table:formula="of:=[2018_data.V37]" office:value-type="float" office:value="33458" calcext:value-type="float">
            <text:p>33458</text:p>
          </table:table-cell>
          <table:table-cell table:style-name="ce36" table:formula="of:=[2018_data.W37]" office:value-type="float" office:value="6724" calcext:value-type="float">
            <text:p>6724</text:p>
          </table:table-cell>
          <table:table-cell table:style-name="ce36" table:formula="of:=[2018_data.X37]" office:value-type="float" office:value="1982" calcext:value-type="float">
            <text:p>1982</text:p>
          </table:table-cell>
          <table:table-cell table:style-name="ce29" table:formula="of:=[2018_data.Z37]" office:value-type="float" office:value="107" calcext:value-type="float">
            <text:p>107</text:p>
          </table:table-cell>
          <table:table-cell table:style-name="ce29" table:formula="of:=[2018_data.AA37]" office:value-type="float" office:value="10" calcext:value-type="float">
            <text:p>10</text:p>
          </table:table-cell>
          <table:table-cell table:style-name="ce30" table:formula="of:=[2018_data.AC37]" office:value-type="float" office:value="1620" calcext:value-type="float">
            <text:p>1620</text:p>
          </table:table-cell>
          <table:table-cell table:style-name="ce30" table:formula="of:=[2018_data.AD37]" office:value-type="float" office:value="-1621" calcext:value-type="float">
            <text:p>-1621</text:p>
          </table:table-cell>
          <table:table-cell table:style-name="ce32" table:formula="of:=[2018_data.AF37]" office:value-type="float" office:value="1219" calcext:value-type="float">
            <text:p>1219</text:p>
          </table:table-cell>
          <table:table-cell table:style-name="ce32" table:formula="of:=[2018_data.AG37]" office:value-type="float" office:value="4847" calcext:value-type="float">
            <text:p>4847</text:p>
          </table:table-cell>
          <table:table-cell table:style-name="ce33" table:formula="of:=[2018_data.AI37]" office:value-type="float" office:value="551" calcext:value-type="float">
            <text:p>551</text:p>
          </table:table-cell>
          <table:table-cell table:style-name="ce33" table:formula="of:=[2018_data.AJ37]" office:value-type="float" office:value="227" calcext:value-type="float">
            <text:p>227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38]" office:value-type="string" office:string-value="U.S. DOLLAR INDEX - ICE FUTURES U.S." calcext:value-type="string">
            <text:p>U.S. DOLLAR INDEX - ICE FUTURES U.S.</text:p>
          </table:table-cell>
          <table:table-cell table:formula="of:=[2018_data.B38]" office:value-type="float" office:value="180424" calcext:value-type="float">
            <text:p>180424</text:p>
          </table:table-cell>
          <table:table-cell table:style-name="ce29" table:formula="of:=[2018_data.I38]" office:value-type="float" office:value="0" calcext:value-type="float">
            <text:p>0</text:p>
          </table:table-cell>
          <table:table-cell table:style-name="ce29" table:formula="of:=[2018_data.J38]" office:value-type="float" office:value="3977" calcext:value-type="float">
            <text:p>3977</text:p>
          </table:table-cell>
          <table:table-cell table:style-name="ce30" table:formula="of:=[2018_data.L38]" office:value-type="float" office:value="7439" calcext:value-type="float">
            <text:p>7439</text:p>
          </table:table-cell>
          <table:table-cell table:style-name="ce30" table:formula="of:=[2018_data.M38]" office:value-type="float" office:value="3085" calcext:value-type="float">
            <text:p>3085</text:p>
          </table:table-cell>
          <table:table-cell table:style-name="ce32" table:formula="of:=[2018_data.O38]" office:value-type="float" office:value="9175" calcext:value-type="float">
            <text:p>9175</text:p>
          </table:table-cell>
          <table:table-cell table:style-name="ce32" table:formula="of:=[2018_data.P38]" office:value-type="float" office:value="20301" calcext:value-type="float">
            <text:p>20301</text:p>
          </table:table-cell>
          <table:table-cell table:style-name="ce33" table:formula="of:=[2018_data.R38]" office:value-type="float" office:value="6823" calcext:value-type="float">
            <text:p>6823</text:p>
          </table:table-cell>
          <table:table-cell table:style-name="ce33" table:formula="of:=[2018_data.S38]" office:value-type="float" office:value="850" calcext:value-type="float">
            <text:p>850</text:p>
          </table:table-cell>
          <table:table-cell table:style-name="ce35" table:formula="of:=[2018_data.U38]" office:value-type="float" office:value="25290" calcext:value-type="float">
            <text:p>25290</text:p>
          </table:table-cell>
          <table:table-cell table:style-name="ce35" table:formula="of:=[2018_data.V38]" office:value-type="float" office:value="30066" calcext:value-type="float">
            <text:p>30066</text:p>
          </table:table-cell>
          <table:table-cell table:style-name="ce36" table:formula="of:=[2018_data.W38]" office:value-type="float" office:value="6824" calcext:value-type="float">
            <text:p>6824</text:p>
          </table:table-cell>
          <table:table-cell table:style-name="ce36" table:formula="of:=[2018_data.X38]" office:value-type="float" office:value="2048" calcext:value-type="float">
            <text:p>2048</text:p>
          </table:table-cell>
          <table:table-cell table:style-name="ce29" table:formula="of:=[2018_data.Z38]" office:value-type="float" office:value="0" calcext:value-type="float">
            <text:p>0</text:p>
          </table:table-cell>
          <table:table-cell table:style-name="ce29" table:formula="of:=[2018_data.AA38]" office:value-type="float" office:value="0" calcext:value-type="float">
            <text:p>0</text:p>
          </table:table-cell>
          <table:table-cell table:style-name="ce30" table:formula="of:=[2018_data.AC38]" office:value-type="float" office:value="93" calcext:value-type="float">
            <text:p>93</text:p>
          </table:table-cell>
          <table:table-cell table:style-name="ce30" table:formula="of:=[2018_data.AD38]" office:value-type="float" office:value="-3770" calcext:value-type="float">
            <text:p>-3770</text:p>
          </table:table-cell>
          <table:table-cell table:style-name="ce32" table:formula="of:=[2018_data.AF38]" office:value-type="float" office:value="-4072" calcext:value-type="float">
            <text:p>-4072</text:p>
          </table:table-cell>
          <table:table-cell table:style-name="ce32" table:formula="of:=[2018_data.AG38]" office:value-type="float" office:value="1921" calcext:value-type="float">
            <text:p>1921</text:p>
          </table:table-cell>
          <table:table-cell table:style-name="ce33" table:formula="of:=[2018_data.AI38]" office:value-type="float" office:value="1150" calcext:value-type="float">
            <text:p>1150</text:p>
          </table:table-cell>
          <table:table-cell table:style-name="ce33" table:formula="of:=[2018_data.AJ38]" office:value-type="float" office:value="-78" calcext:value-type="float">
            <text:p>-78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39]" office:value-type="string" office:string-value="U.S. DOLLAR INDEX - ICE FUTURES U.S." calcext:value-type="string">
            <text:p>U.S. DOLLAR INDEX - ICE FUTURES U.S.</text:p>
          </table:table-cell>
          <table:table-cell table:formula="of:=[2018_data.B39]" office:value-type="float" office:value="180417" calcext:value-type="float">
            <text:p>180417</text:p>
          </table:table-cell>
          <table:table-cell table:style-name="ce29" table:formula="of:=[2018_data.I39]" office:value-type="float" office:value="0" calcext:value-type="float">
            <text:p>0</text:p>
          </table:table-cell>
          <table:table-cell table:style-name="ce29" table:formula="of:=[2018_data.J39]" office:value-type="float" office:value="3977" calcext:value-type="float">
            <text:p>3977</text:p>
          </table:table-cell>
          <table:table-cell table:style-name="ce30" table:formula="of:=[2018_data.L39]" office:value-type="float" office:value="7346" calcext:value-type="float">
            <text:p>7346</text:p>
          </table:table-cell>
          <table:table-cell table:style-name="ce30" table:formula="of:=[2018_data.M39]" office:value-type="float" office:value="6855" calcext:value-type="float">
            <text:p>6855</text:p>
          </table:table-cell>
          <table:table-cell table:style-name="ce32" table:formula="of:=[2018_data.O39]" office:value-type="float" office:value="13247" calcext:value-type="float">
            <text:p>13247</text:p>
          </table:table-cell>
          <table:table-cell table:style-name="ce32" table:formula="of:=[2018_data.P39]" office:value-type="float" office:value="18380" calcext:value-type="float">
            <text:p>18380</text:p>
          </table:table-cell>
          <table:table-cell table:style-name="ce33" table:formula="of:=[2018_data.R39]" office:value-type="float" office:value="5673" calcext:value-type="float">
            <text:p>5673</text:p>
          </table:table-cell>
          <table:table-cell table:style-name="ce33" table:formula="of:=[2018_data.S39]" office:value-type="float" office:value="928" calcext:value-type="float">
            <text:p>928</text:p>
          </table:table-cell>
          <table:table-cell table:style-name="ce35" table:formula="of:=[2018_data.U39]" office:value-type="float" office:value="28265" calcext:value-type="float">
            <text:p>28265</text:p>
          </table:table-cell>
          <table:table-cell table:style-name="ce35" table:formula="of:=[2018_data.V39]" office:value-type="float" office:value="32139" calcext:value-type="float">
            <text:p>32139</text:p>
          </table:table-cell>
          <table:table-cell table:style-name="ce36" table:formula="of:=[2018_data.W39]" office:value-type="float" office:value="6344" calcext:value-type="float">
            <text:p>6344</text:p>
          </table:table-cell>
          <table:table-cell table:style-name="ce36" table:formula="of:=[2018_data.X39]" office:value-type="float" office:value="2470" calcext:value-type="float">
            <text:p>2470</text:p>
          </table:table-cell>
          <table:table-cell table:style-name="ce29" table:formula="of:=[2018_data.Z39]" office:value-type="float" office:value="0" calcext:value-type="float">
            <text:p>0</text:p>
          </table:table-cell>
          <table:table-cell table:style-name="ce29" table:formula="of:=[2018_data.AA39]" office:value-type="float" office:value="0" calcext:value-type="float">
            <text:p>0</text:p>
          </table:table-cell>
          <table:table-cell table:style-name="ce30" table:formula="of:=[2018_data.AC39]" office:value-type="float" office:value="-571" calcext:value-type="float">
            <text:p>-571</text:p>
          </table:table-cell>
          <table:table-cell table:style-name="ce30" table:formula="of:=[2018_data.AD39]" office:value-type="float" office:value="997" calcext:value-type="float">
            <text:p>997</text:p>
          </table:table-cell>
          <table:table-cell table:style-name="ce32" table:formula="of:=[2018_data.AF39]" office:value-type="float" office:value="489" calcext:value-type="float">
            <text:p>489</text:p>
          </table:table-cell>
          <table:table-cell table:style-name="ce32" table:formula="of:=[2018_data.AG39]" office:value-type="float" office:value="-693" calcext:value-type="float">
            <text:p>-693</text:p>
          </table:table-cell>
          <table:table-cell table:style-name="ce33" table:formula="of:=[2018_data.AI39]" office:value-type="float" office:value="80" calcext:value-type="float">
            <text:p>80</text:p>
          </table:table-cell>
          <table:table-cell table:style-name="ce33" table:formula="of:=[2018_data.AJ39]" office:value-type="float" office:value="191" calcext:value-type="float">
            <text:p>191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40]" office:value-type="string" office:string-value="U.S. DOLLAR INDEX - ICE FUTURES U.S." calcext:value-type="string">
            <text:p>U.S. DOLLAR INDEX - ICE FUTURES U.S.</text:p>
          </table:table-cell>
          <table:table-cell table:formula="of:=[2018_data.B40]" office:value-type="float" office:value="180410" calcext:value-type="float">
            <text:p>180410</text:p>
          </table:table-cell>
          <table:table-cell table:style-name="ce29" table:formula="of:=[2018_data.I40]" office:value-type="float" office:value="0" calcext:value-type="float">
            <text:p>0</text:p>
          </table:table-cell>
          <table:table-cell table:style-name="ce29" table:formula="of:=[2018_data.J40]" office:value-type="float" office:value="3977" calcext:value-type="float">
            <text:p>3977</text:p>
          </table:table-cell>
          <table:table-cell table:style-name="ce30" table:formula="of:=[2018_data.L40]" office:value-type="float" office:value="7917" calcext:value-type="float">
            <text:p>7917</text:p>
          </table:table-cell>
          <table:table-cell table:style-name="ce30" table:formula="of:=[2018_data.M40]" office:value-type="float" office:value="5858" calcext:value-type="float">
            <text:p>5858</text:p>
          </table:table-cell>
          <table:table-cell table:style-name="ce32" table:formula="of:=[2018_data.O40]" office:value-type="float" office:value="12758" calcext:value-type="float">
            <text:p>12758</text:p>
          </table:table-cell>
          <table:table-cell table:style-name="ce32" table:formula="of:=[2018_data.P40]" office:value-type="float" office:value="19073" calcext:value-type="float">
            <text:p>19073</text:p>
          </table:table-cell>
          <table:table-cell table:style-name="ce33" table:formula="of:=[2018_data.R40]" office:value-type="float" office:value="5593" calcext:value-type="float">
            <text:p>5593</text:p>
          </table:table-cell>
          <table:table-cell table:style-name="ce33" table:formula="of:=[2018_data.S40]" office:value-type="float" office:value="737" calcext:value-type="float">
            <text:p>737</text:p>
          </table:table-cell>
          <table:table-cell table:style-name="ce35" table:formula="of:=[2018_data.U40]" office:value-type="float" office:value="27419" calcext:value-type="float">
            <text:p>27419</text:p>
          </table:table-cell>
          <table:table-cell table:style-name="ce35" table:formula="of:=[2018_data.V40]" office:value-type="float" office:value="30796" calcext:value-type="float">
            <text:p>30796</text:p>
          </table:table-cell>
          <table:table-cell table:style-name="ce36" table:formula="of:=[2018_data.W40]" office:value-type="float" office:value="6078" calcext:value-type="float">
            <text:p>6078</text:p>
          </table:table-cell>
          <table:table-cell table:style-name="ce36" table:formula="of:=[2018_data.X40]" office:value-type="float" office:value="2701" calcext:value-type="float">
            <text:p>2701</text:p>
          </table:table-cell>
          <table:table-cell table:style-name="ce29" table:formula="of:=[2018_data.Z40]" office:value-type="float" office:value="0" calcext:value-type="float">
            <text:p>0</text:p>
          </table:table-cell>
          <table:table-cell table:style-name="ce29" table:formula="of:=[2018_data.AA40]" office:value-type="float" office:value="0" calcext:value-type="float">
            <text:p>0</text:p>
          </table:table-cell>
          <table:table-cell table:style-name="ce30" table:formula="of:=[2018_data.AC40]" office:value-type="float" office:value="-47" calcext:value-type="float">
            <text:p>-47</text:p>
          </table:table-cell>
          <table:table-cell table:style-name="ce30" table:formula="of:=[2018_data.AD40]" office:value-type="float" office:value="-502" calcext:value-type="float">
            <text:p>-502</text:p>
          </table:table-cell>
          <table:table-cell table:style-name="ce32" table:formula="of:=[2018_data.AF40]" office:value-type="float" office:value="3491" calcext:value-type="float">
            <text:p>3491</text:p>
          </table:table-cell>
          <table:table-cell table:style-name="ce32" table:formula="of:=[2018_data.AG40]" office:value-type="float" office:value="2961" calcext:value-type="float">
            <text:p>2961</text:p>
          </table:table-cell>
          <table:table-cell table:style-name="ce33" table:formula="of:=[2018_data.AI40]" office:value-type="float" office:value="-959" calcext:value-type="float">
            <text:p>-959</text:p>
          </table:table-cell>
          <table:table-cell table:style-name="ce33" table:formula="of:=[2018_data.AJ40]" office:value-type="float" office:value="-240" calcext:value-type="float">
            <text:p>-240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41]" office:value-type="string" office:string-value="U.S. DOLLAR INDEX - ICE FUTURES U.S." calcext:value-type="string">
            <text:p>U.S. DOLLAR INDEX - ICE FUTURES U.S.</text:p>
          </table:table-cell>
          <table:table-cell table:formula="of:=[2018_data.B41]" office:value-type="float" office:value="180403" calcext:value-type="float">
            <text:p>180403</text:p>
          </table:table-cell>
          <table:table-cell table:style-name="ce29" table:formula="of:=[2018_data.I41]" office:value-type="float" office:value="0" calcext:value-type="float">
            <text:p>0</text:p>
          </table:table-cell>
          <table:table-cell table:style-name="ce29" table:formula="of:=[2018_data.J41]" office:value-type="float" office:value="3977" calcext:value-type="float">
            <text:p>3977</text:p>
          </table:table-cell>
          <table:table-cell table:style-name="ce30" table:formula="of:=[2018_data.L41]" office:value-type="float" office:value="7964" calcext:value-type="float">
            <text:p>7964</text:p>
          </table:table-cell>
          <table:table-cell table:style-name="ce30" table:formula="of:=[2018_data.M41]" office:value-type="float" office:value="6360" calcext:value-type="float">
            <text:p>6360</text:p>
          </table:table-cell>
          <table:table-cell table:style-name="ce32" table:formula="of:=[2018_data.O41]" office:value-type="float" office:value="9267" calcext:value-type="float">
            <text:p>9267</text:p>
          </table:table-cell>
          <table:table-cell table:style-name="ce32" table:formula="of:=[2018_data.P41]" office:value-type="float" office:value="16112" calcext:value-type="float">
            <text:p>16112</text:p>
          </table:table-cell>
          <table:table-cell table:style-name="ce33" table:formula="of:=[2018_data.R41]" office:value-type="float" office:value="6552" calcext:value-type="float">
            <text:p>6552</text:p>
          </table:table-cell>
          <table:table-cell table:style-name="ce33" table:formula="of:=[2018_data.S41]" office:value-type="float" office:value="977" calcext:value-type="float">
            <text:p>977</text:p>
          </table:table-cell>
          <table:table-cell table:style-name="ce35" table:formula="of:=[2018_data.U41]" office:value-type="float" office:value="25115" calcext:value-type="float">
            <text:p>25115</text:p>
          </table:table-cell>
          <table:table-cell table:style-name="ce35" table:formula="of:=[2018_data.V41]" office:value-type="float" office:value="28758" calcext:value-type="float">
            <text:p>28758</text:p>
          </table:table-cell>
          <table:table-cell table:style-name="ce36" table:formula="of:=[2018_data.W41]" office:value-type="float" office:value="6111" calcext:value-type="float">
            <text:p>6111</text:p>
          </table:table-cell>
          <table:table-cell table:style-name="ce36" table:formula="of:=[2018_data.X41]" office:value-type="float" office:value="2468" calcext:value-type="float">
            <text:p>2468</text:p>
          </table:table-cell>
          <table:table-cell table:style-name="ce29" table:formula="of:=[2018_data.Z41]" office:value-type="float" office:value="0" calcext:value-type="float">
            <text:p>0</text:p>
          </table:table-cell>
          <table:table-cell table:style-name="ce29" table:formula="of:=[2018_data.AA41]" office:value-type="float" office:value="-80" calcext:value-type="float">
            <text:p>-80</text:p>
          </table:table-cell>
          <table:table-cell table:style-name="ce30" table:formula="of:=[2018_data.AC41]" office:value-type="float" office:value="273" calcext:value-type="float">
            <text:p>273</text:p>
          </table:table-cell>
          <table:table-cell table:style-name="ce30" table:formula="of:=[2018_data.AD41]" office:value-type="float" office:value="-334" calcext:value-type="float">
            <text:p>-334</text:p>
          </table:table-cell>
          <table:table-cell table:style-name="ce32" table:formula="of:=[2018_data.AF41]" office:value-type="float" office:value="-2403" calcext:value-type="float">
            <text:p>-2403</text:p>
          </table:table-cell>
          <table:table-cell table:style-name="ce32" table:formula="of:=[2018_data.AG41]" office:value-type="float" office:value="-2443" calcext:value-type="float">
            <text:p>-2443</text:p>
          </table:table-cell>
          <table:table-cell table:style-name="ce33" table:formula="of:=[2018_data.AI41]" office:value-type="float" office:value="-1685" calcext:value-type="float">
            <text:p>-1685</text:p>
          </table:table-cell>
          <table:table-cell table:style-name="ce33" table:formula="of:=[2018_data.AJ41]" office:value-type="float" office:value="-170" calcext:value-type="float">
            <text:p>-170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42]" office:value-type="string" office:string-value="U.S. DOLLAR INDEX - ICE FUTURES U.S." calcext:value-type="string">
            <text:p>U.S. DOLLAR INDEX - ICE FUTURES U.S.</text:p>
          </table:table-cell>
          <table:table-cell table:formula="of:=[2018_data.B42]" office:value-type="float" office:value="180327" calcext:value-type="float">
            <text:p>180327</text:p>
          </table:table-cell>
          <table:table-cell table:style-name="ce29" table:formula="of:=[2018_data.I42]" office:value-type="float" office:value="0" calcext:value-type="float">
            <text:p>0</text:p>
          </table:table-cell>
          <table:table-cell table:style-name="ce29" table:formula="of:=[2018_data.J42]" office:value-type="float" office:value="4057" calcext:value-type="float">
            <text:p>4057</text:p>
          </table:table-cell>
          <table:table-cell table:style-name="ce30" table:formula="of:=[2018_data.L42]" office:value-type="float" office:value="7691" calcext:value-type="float">
            <text:p>7691</text:p>
          </table:table-cell>
          <table:table-cell table:style-name="ce30" table:formula="of:=[2018_data.M42]" office:value-type="float" office:value="6694" calcext:value-type="float">
            <text:p>6694</text:p>
          </table:table-cell>
          <table:table-cell table:style-name="ce32" table:formula="of:=[2018_data.O42]" office:value-type="float" office:value="11670" calcext:value-type="float">
            <text:p>11670</text:p>
          </table:table-cell>
          <table:table-cell table:style-name="ce32" table:formula="of:=[2018_data.P42]" office:value-type="float" office:value="18555" calcext:value-type="float">
            <text:p>18555</text:p>
          </table:table-cell>
          <table:table-cell table:style-name="ce33" table:formula="of:=[2018_data.R42]" office:value-type="float" office:value="8237" calcext:value-type="float">
            <text:p>8237</text:p>
          </table:table-cell>
          <table:table-cell table:style-name="ce33" table:formula="of:=[2018_data.S42]" office:value-type="float" office:value="1147" calcext:value-type="float">
            <text:p>1147</text:p>
          </table:table-cell>
          <table:table-cell table:style-name="ce35" table:formula="of:=[2018_data.U42]" office:value-type="float" office:value="29839" calcext:value-type="float">
            <text:p>29839</text:p>
          </table:table-cell>
          <table:table-cell table:style-name="ce35" table:formula="of:=[2018_data.V42]" office:value-type="float" office:value="32694" calcext:value-type="float">
            <text:p>32694</text:p>
          </table:table-cell>
          <table:table-cell table:style-name="ce36" table:formula="of:=[2018_data.W42]" office:value-type="float" office:value="5852" calcext:value-type="float">
            <text:p>5852</text:p>
          </table:table-cell>
          <table:table-cell table:style-name="ce36" table:formula="of:=[2018_data.X42]" office:value-type="float" office:value="2997" calcext:value-type="float">
            <text:p>2997</text:p>
          </table:table-cell>
          <table:table-cell table:style-name="ce29" table:formula="of:=[2018_data.Z42]" office:value-type="float" office:value="0" calcext:value-type="float">
            <text:p>0</text:p>
          </table:table-cell>
          <table:table-cell table:style-name="ce29" table:formula="of:=[2018_data.AA42]" office:value-type="float" office:value="0" calcext:value-type="float">
            <text:p>0</text:p>
          </table:table-cell>
          <table:table-cell table:style-name="ce30" table:formula="of:=[2018_data.AC42]" office:value-type="float" office:value="109" calcext:value-type="float">
            <text:p>109</text:p>
          </table:table-cell>
          <table:table-cell table:style-name="ce30" table:formula="of:=[2018_data.AD42]" office:value-type="float" office:value="601" calcext:value-type="float">
            <text:p>601</text:p>
          </table:table-cell>
          <table:table-cell table:style-name="ce32" table:formula="of:=[2018_data.AF42]" office:value-type="float" office:value="4847" calcext:value-type="float">
            <text:p>4847</text:p>
          </table:table-cell>
          <table:table-cell table:style-name="ce32" table:formula="of:=[2018_data.AG42]" office:value-type="float" office:value="4387" calcext:value-type="float">
            <text:p>4387</text:p>
          </table:table-cell>
          <table:table-cell table:style-name="ce33" table:formula="of:=[2018_data.AI42]" office:value-type="float" office:value="916" calcext:value-type="float">
            <text:p>916</text:p>
          </table:table-cell>
          <table:table-cell table:style-name="ce33" table:formula="of:=[2018_data.AJ42]" office:value-type="float" office:value="70" calcext:value-type="float">
            <text:p>70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43]" office:value-type="string" office:string-value="U.S. DOLLAR INDEX - ICE FUTURES U.S." calcext:value-type="string">
            <text:p>U.S. DOLLAR INDEX - ICE FUTURES U.S.</text:p>
          </table:table-cell>
          <table:table-cell table:formula="of:=[2018_data.B43]" office:value-type="float" office:value="180320" calcext:value-type="float">
            <text:p>180320</text:p>
          </table:table-cell>
          <table:table-cell table:style-name="ce29" table:formula="of:=[2018_data.I43]" office:value-type="float" office:value="0" calcext:value-type="float">
            <text:p>0</text:p>
          </table:table-cell>
          <table:table-cell table:style-name="ce29" table:formula="of:=[2018_data.J43]" office:value-type="float" office:value="4057" calcext:value-type="float">
            <text:p>4057</text:p>
          </table:table-cell>
          <table:table-cell table:style-name="ce30" table:formula="of:=[2018_data.L43]" office:value-type="float" office:value="7582" calcext:value-type="float">
            <text:p>7582</text:p>
          </table:table-cell>
          <table:table-cell table:style-name="ce30" table:formula="of:=[2018_data.M43]" office:value-type="float" office:value="6093" calcext:value-type="float">
            <text:p>6093</text:p>
          </table:table-cell>
          <table:table-cell table:style-name="ce32" table:formula="of:=[2018_data.O43]" office:value-type="float" office:value="6823" calcext:value-type="float">
            <text:p>6823</text:p>
          </table:table-cell>
          <table:table-cell table:style-name="ce32" table:formula="of:=[2018_data.P43]" office:value-type="float" office:value="14168" calcext:value-type="float">
            <text:p>14168</text:p>
          </table:table-cell>
          <table:table-cell table:style-name="ce33" table:formula="of:=[2018_data.R43]" office:value-type="float" office:value="7321" calcext:value-type="float">
            <text:p>7321</text:p>
          </table:table-cell>
          <table:table-cell table:style-name="ce33" table:formula="of:=[2018_data.S43]" office:value-type="float" office:value="1077" calcext:value-type="float">
            <text:p>1077</text:p>
          </table:table-cell>
          <table:table-cell table:style-name="ce35" table:formula="of:=[2018_data.U43]" office:value-type="float" office:value="23804" calcext:value-type="float">
            <text:p>23804</text:p>
          </table:table-cell>
          <table:table-cell table:style-name="ce35" table:formula="of:=[2018_data.V43]" office:value-type="float" office:value="27473" calcext:value-type="float">
            <text:p>27473</text:p>
          </table:table-cell>
          <table:table-cell table:style-name="ce36" table:formula="of:=[2018_data.W43]" office:value-type="float" office:value="6062" calcext:value-type="float">
            <text:p>6062</text:p>
          </table:table-cell>
          <table:table-cell table:style-name="ce36" table:formula="of:=[2018_data.X43]" office:value-type="float" office:value="2393" calcext:value-type="float">
            <text:p>2393</text:p>
          </table:table-cell>
          <table:table-cell table:style-name="ce29" table:formula="of:=[2018_data.Z43]" office:value-type="float" office:value="0" calcext:value-type="float">
            <text:p>0</text:p>
          </table:table-cell>
          <table:table-cell table:style-name="ce29" table:formula="of:=[2018_data.AA43]" office:value-type="float" office:value="-700" calcext:value-type="float">
            <text:p>-700</text:p>
          </table:table-cell>
          <table:table-cell table:style-name="ce30" table:formula="of:=[2018_data.AC43]" office:value-type="float" office:value="-201" calcext:value-type="float">
            <text:p>-201</text:p>
          </table:table-cell>
          <table:table-cell table:style-name="ce30" table:formula="of:=[2018_data.AD43]" office:value-type="float" office:value="-244" calcext:value-type="float">
            <text:p>-244</text:p>
          </table:table-cell>
          <table:table-cell table:style-name="ce32" table:formula="of:=[2018_data.AF43]" office:value-type="float" office:value="247" calcext:value-type="float">
            <text:p>247</text:p>
          </table:table-cell>
          <table:table-cell table:style-name="ce32" table:formula="of:=[2018_data.AG43]" office:value-type="float" office:value="61" calcext:value-type="float">
            <text:p>61</text:p>
          </table:table-cell>
          <table:table-cell table:style-name="ce33" table:formula="of:=[2018_data.AI43]" office:value-type="float" office:value="-1845" calcext:value-type="float">
            <text:p>-1845</text:p>
          </table:table-cell>
          <table:table-cell table:style-name="ce33" table:formula="of:=[2018_data.AJ43]" office:value-type="float" office:value="-623" calcext:value-type="float">
            <text:p>-623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44]" office:value-type="string" office:string-value="U.S. DOLLAR INDEX - ICE FUTURES U.S." calcext:value-type="string">
            <text:p>U.S. DOLLAR INDEX - ICE FUTURES U.S.</text:p>
          </table:table-cell>
          <table:table-cell table:formula="of:=[2018_data.B44]" office:value-type="float" office:value="180313" calcext:value-type="float">
            <text:p>180313</text:p>
          </table:table-cell>
          <table:table-cell table:style-name="ce29" table:formula="of:=[2018_data.I44]" office:value-type="float" office:value="0" calcext:value-type="float">
            <text:p>0</text:p>
          </table:table-cell>
          <table:table-cell table:style-name="ce29" table:formula="of:=[2018_data.J44]" office:value-type="float" office:value="4757" calcext:value-type="float">
            <text:p>4757</text:p>
          </table:table-cell>
          <table:table-cell table:style-name="ce30" table:formula="of:=[2018_data.L44]" office:value-type="float" office:value="7783" calcext:value-type="float">
            <text:p>7783</text:p>
          </table:table-cell>
          <table:table-cell table:style-name="ce30" table:formula="of:=[2018_data.M44]" office:value-type="float" office:value="6337" calcext:value-type="float">
            <text:p>6337</text:p>
          </table:table-cell>
          <table:table-cell table:style-name="ce32" table:formula="of:=[2018_data.O44]" office:value-type="float" office:value="6576" calcext:value-type="float">
            <text:p>6576</text:p>
          </table:table-cell>
          <table:table-cell table:style-name="ce32" table:formula="of:=[2018_data.P44]" office:value-type="float" office:value="14107" calcext:value-type="float">
            <text:p>14107</text:p>
          </table:table-cell>
          <table:table-cell table:style-name="ce33" table:formula="of:=[2018_data.R44]" office:value-type="float" office:value="9166" calcext:value-type="float">
            <text:p>9166</text:p>
          </table:table-cell>
          <table:table-cell table:style-name="ce33" table:formula="of:=[2018_data.S44]" office:value-type="float" office:value="1700" calcext:value-type="float">
            <text:p>1700</text:p>
          </table:table-cell>
          <table:table-cell table:style-name="ce35" table:formula="of:=[2018_data.U44]" office:value-type="float" office:value="29433" calcext:value-type="float">
            <text:p>29433</text:p>
          </table:table-cell>
          <table:table-cell table:style-name="ce35" table:formula="of:=[2018_data.V44]" office:value-type="float" office:value="32809" calcext:value-type="float">
            <text:p>32809</text:p>
          </table:table-cell>
          <table:table-cell table:style-name="ce36" table:formula="of:=[2018_data.W44]" office:value-type="float" office:value="6487" calcext:value-type="float">
            <text:p>6487</text:p>
          </table:table-cell>
          <table:table-cell table:style-name="ce36" table:formula="of:=[2018_data.X44]" office:value-type="float" office:value="3111" calcext:value-type="float">
            <text:p>3111</text:p>
          </table:table-cell>
          <table:table-cell table:style-name="ce29" table:formula="of:=[2018_data.Z44]" office:value-type="float" office:value="0" calcext:value-type="float">
            <text:p>0</text:p>
          </table:table-cell>
          <table:table-cell table:style-name="ce29" table:formula="of:=[2018_data.AA44]" office:value-type="float" office:value="-86" calcext:value-type="float">
            <text:p>-86</text:p>
          </table:table-cell>
          <table:table-cell table:style-name="ce30" table:formula="of:=[2018_data.AC44]" office:value-type="float" office:value="72" calcext:value-type="float">
            <text:p>72</text:p>
          </table:table-cell>
          <table:table-cell table:style-name="ce30" table:formula="of:=[2018_data.AD44]" office:value-type="float" office:value="-174" calcext:value-type="float">
            <text:p>-174</text:p>
          </table:table-cell>
          <table:table-cell table:style-name="ce32" table:formula="of:=[2018_data.AF44]" office:value-type="float" office:value="-644" calcext:value-type="float">
            <text:p>-644</text:p>
          </table:table-cell>
          <table:table-cell table:style-name="ce32" table:formula="of:=[2018_data.AG44]" office:value-type="float" office:value="-2849" calcext:value-type="float">
            <text:p>-2849</text:p>
          </table:table-cell>
          <table:table-cell table:style-name="ce33" table:formula="of:=[2018_data.AI44]" office:value-type="float" office:value="-1534" calcext:value-type="float">
            <text:p>-1534</text:p>
          </table:table-cell>
          <table:table-cell table:style-name="ce33" table:formula="of:=[2018_data.AJ44]" office:value-type="float" office:value="389" calcext:value-type="float">
            <text:p>389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45]" office:value-type="string" office:string-value="U.S. DOLLAR INDEX - ICE FUTURES U.S." calcext:value-type="string">
            <text:p>U.S. DOLLAR INDEX - ICE FUTURES U.S.</text:p>
          </table:table-cell>
          <table:table-cell table:formula="of:=[2018_data.B45]" office:value-type="float" office:value="180306" calcext:value-type="float">
            <text:p>180306</text:p>
          </table:table-cell>
          <table:table-cell table:style-name="ce29" table:formula="of:=[2018_data.I45]" office:value-type="float" office:value="0" calcext:value-type="float">
            <text:p>0</text:p>
          </table:table-cell>
          <table:table-cell table:style-name="ce29" table:formula="of:=[2018_data.J45]" office:value-type="float" office:value="4843" calcext:value-type="float">
            <text:p>4843</text:p>
          </table:table-cell>
          <table:table-cell table:style-name="ce30" table:formula="of:=[2018_data.L45]" office:value-type="float" office:value="7711" calcext:value-type="float">
            <text:p>7711</text:p>
          </table:table-cell>
          <table:table-cell table:style-name="ce30" table:formula="of:=[2018_data.M45]" office:value-type="float" office:value="6511" calcext:value-type="float">
            <text:p>6511</text:p>
          </table:table-cell>
          <table:table-cell table:style-name="ce32" table:formula="of:=[2018_data.O45]" office:value-type="float" office:value="7220" calcext:value-type="float">
            <text:p>7220</text:p>
          </table:table-cell>
          <table:table-cell table:style-name="ce32" table:formula="of:=[2018_data.P45]" office:value-type="float" office:value="16956" calcext:value-type="float">
            <text:p>16956</text:p>
          </table:table-cell>
          <table:table-cell table:style-name="ce33" table:formula="of:=[2018_data.R45]" office:value-type="float" office:value="10700" calcext:value-type="float">
            <text:p>10700</text:p>
          </table:table-cell>
          <table:table-cell table:style-name="ce33" table:formula="of:=[2018_data.S45]" office:value-type="float" office:value="1311" calcext:value-type="float">
            <text:p>1311</text:p>
          </table:table-cell>
          <table:table-cell table:style-name="ce35" table:formula="of:=[2018_data.U45]" office:value-type="float" office:value="30593" calcext:value-type="float">
            <text:p>30593</text:p>
          </table:table-cell>
          <table:table-cell table:style-name="ce35" table:formula="of:=[2018_data.V45]" office:value-type="float" office:value="34583" calcext:value-type="float">
            <text:p>34583</text:p>
          </table:table-cell>
          <table:table-cell table:style-name="ce36" table:formula="of:=[2018_data.W45]" office:value-type="float" office:value="7046" calcext:value-type="float">
            <text:p>7046</text:p>
          </table:table-cell>
          <table:table-cell table:style-name="ce36" table:formula="of:=[2018_data.X45]" office:value-type="float" office:value="3056" calcext:value-type="float">
            <text:p>3056</text:p>
          </table:table-cell>
          <table:table-cell table:style-name="ce29" table:formula="of:=[2018_data.Z45]" office:value-type="float" office:value="0" calcext:value-type="float">
            <text:p>0</text:p>
          </table:table-cell>
          <table:table-cell table:style-name="ce29" table:formula="of:=[2018_data.AA45]" office:value-type="float" office:value="310" calcext:value-type="float">
            <text:p>310</text:p>
          </table:table-cell>
          <table:table-cell table:style-name="ce30" table:formula="of:=[2018_data.AC45]" office:value-type="float" office:value="-80" calcext:value-type="float">
            <text:p>-80</text:p>
          </table:table-cell>
          <table:table-cell table:style-name="ce30" table:formula="of:=[2018_data.AD45]" office:value-type="float" office:value="-2596" calcext:value-type="float">
            <text:p>-2596</text:p>
          </table:table-cell>
          <table:table-cell table:style-name="ce32" table:formula="of:=[2018_data.AF45]" office:value-type="float" office:value="-1421" calcext:value-type="float">
            <text:p>-1421</text:p>
          </table:table-cell>
          <table:table-cell table:style-name="ce32" table:formula="of:=[2018_data.AG45]" office:value-type="float" office:value="2661" calcext:value-type="float">
            <text:p>2661</text:p>
          </table:table-cell>
          <table:table-cell table:style-name="ce33" table:formula="of:=[2018_data.AI45]" office:value-type="float" office:value="1282" calcext:value-type="float">
            <text:p>1282</text:p>
          </table:table-cell>
          <table:table-cell table:style-name="ce33" table:formula="of:=[2018_data.AJ45]" office:value-type="float" office:value="-602" calcext:value-type="float">
            <text:p>-602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46]" office:value-type="string" office:string-value="U.S. DOLLAR INDEX - ICE FUTURES U.S." calcext:value-type="string">
            <text:p>U.S. DOLLAR INDEX - ICE FUTURES U.S.</text:p>
          </table:table-cell>
          <table:table-cell table:formula="of:=[2018_data.B46]" office:value-type="float" office:value="180227" calcext:value-type="float">
            <text:p>180227</text:p>
          </table:table-cell>
          <table:table-cell table:style-name="ce29" table:formula="of:=[2018_data.I46]" office:value-type="float" office:value="0" calcext:value-type="float">
            <text:p>0</text:p>
          </table:table-cell>
          <table:table-cell table:style-name="ce29" table:formula="of:=[2018_data.J46]" office:value-type="float" office:value="4533" calcext:value-type="float">
            <text:p>4533</text:p>
          </table:table-cell>
          <table:table-cell table:style-name="ce30" table:formula="of:=[2018_data.L46]" office:value-type="float" office:value="7791" calcext:value-type="float">
            <text:p>7791</text:p>
          </table:table-cell>
          <table:table-cell table:style-name="ce30" table:formula="of:=[2018_data.M46]" office:value-type="float" office:value="9107" calcext:value-type="float">
            <text:p>9107</text:p>
          </table:table-cell>
          <table:table-cell table:style-name="ce32" table:formula="of:=[2018_data.O46]" office:value-type="float" office:value="8641" calcext:value-type="float">
            <text:p>8641</text:p>
          </table:table-cell>
          <table:table-cell table:style-name="ce32" table:formula="of:=[2018_data.P46]" office:value-type="float" office:value="14295" calcext:value-type="float">
            <text:p>14295</text:p>
          </table:table-cell>
          <table:table-cell table:style-name="ce33" table:formula="of:=[2018_data.R46]" office:value-type="float" office:value="9418" calcext:value-type="float">
            <text:p>9418</text:p>
          </table:table-cell>
          <table:table-cell table:style-name="ce33" table:formula="of:=[2018_data.S46]" office:value-type="float" office:value="1913" calcext:value-type="float">
            <text:p>1913</text:p>
          </table:table-cell>
          <table:table-cell table:style-name="ce35" table:formula="of:=[2018_data.U46]" office:value-type="float" office:value="30579" calcext:value-type="float">
            <text:p>30579</text:p>
          </table:table-cell>
          <table:table-cell table:style-name="ce35" table:formula="of:=[2018_data.V46]" office:value-type="float" office:value="34577" calcext:value-type="float">
            <text:p>34577</text:p>
          </table:table-cell>
          <table:table-cell table:style-name="ce36" table:formula="of:=[2018_data.W46]" office:value-type="float" office:value="7323" calcext:value-type="float">
            <text:p>7323</text:p>
          </table:table-cell>
          <table:table-cell table:style-name="ce36" table:formula="of:=[2018_data.X46]" office:value-type="float" office:value="3325" calcext:value-type="float">
            <text:p>3325</text:p>
          </table:table-cell>
          <table:table-cell table:style-name="ce29" table:formula="of:=[2018_data.Z46]" office:value-type="float" office:value="-100" calcext:value-type="float">
            <text:p>-100</text:p>
          </table:table-cell>
          <table:table-cell table:style-name="ce29" table:formula="of:=[2018_data.AA46]" office:value-type="float" office:value="0" calcext:value-type="float">
            <text:p>0</text:p>
          </table:table-cell>
          <table:table-cell table:style-name="ce30" table:formula="of:=[2018_data.AC46]" office:value-type="float" office:value="21" calcext:value-type="float">
            <text:p>21</text:p>
          </table:table-cell>
          <table:table-cell table:style-name="ce30" table:formula="of:=[2018_data.AD46]" office:value-type="float" office:value="-380" calcext:value-type="float">
            <text:p>-380</text:p>
          </table:table-cell>
          <table:table-cell table:style-name="ce32" table:formula="of:=[2018_data.AF46]" office:value-type="float" office:value="-2127" calcext:value-type="float">
            <text:p>-2127</text:p>
          </table:table-cell>
          <table:table-cell table:style-name="ce32" table:formula="of:=[2018_data.AG46]" office:value-type="float" office:value="-947" calcext:value-type="float">
            <text:p>-947</text:p>
          </table:table-cell>
          <table:table-cell table:style-name="ce33" table:formula="of:=[2018_data.AI46]" office:value-type="float" office:value="368" calcext:value-type="float">
            <text:p>368</text:p>
          </table:table-cell>
          <table:table-cell table:style-name="ce33" table:formula="of:=[2018_data.AJ46]" office:value-type="float" office:value="292" calcext:value-type="float">
            <text:p>292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47]" office:value-type="string" office:string-value="U.S. DOLLAR INDEX - ICE FUTURES U.S." calcext:value-type="string">
            <text:p>U.S. DOLLAR INDEX - ICE FUTURES U.S.</text:p>
          </table:table-cell>
          <table:table-cell table:formula="of:=[2018_data.B47]" office:value-type="float" office:value="180220" calcext:value-type="float">
            <text:p>180220</text:p>
          </table:table-cell>
          <table:table-cell table:style-name="ce29" table:formula="of:=[2018_data.I47]" office:value-type="float" office:value="100" calcext:value-type="float">
            <text:p>100</text:p>
          </table:table-cell>
          <table:table-cell table:style-name="ce29" table:formula="of:=[2018_data.J47]" office:value-type="float" office:value="4533" calcext:value-type="float">
            <text:p>4533</text:p>
          </table:table-cell>
          <table:table-cell table:style-name="ce30" table:formula="of:=[2018_data.L47]" office:value-type="float" office:value="7770" calcext:value-type="float">
            <text:p>7770</text:p>
          </table:table-cell>
          <table:table-cell table:style-name="ce30" table:formula="of:=[2018_data.M47]" office:value-type="float" office:value="9487" calcext:value-type="float">
            <text:p>9487</text:p>
          </table:table-cell>
          <table:table-cell table:style-name="ce32" table:formula="of:=[2018_data.O47]" office:value-type="float" office:value="10768" calcext:value-type="float">
            <text:p>10768</text:p>
          </table:table-cell>
          <table:table-cell table:style-name="ce32" table:formula="of:=[2018_data.P47]" office:value-type="float" office:value="15242" calcext:value-type="float">
            <text:p>15242</text:p>
          </table:table-cell>
          <table:table-cell table:style-name="ce33" table:formula="of:=[2018_data.R47]" office:value-type="float" office:value="9050" calcext:value-type="float">
            <text:p>9050</text:p>
          </table:table-cell>
          <table:table-cell table:style-name="ce33" table:formula="of:=[2018_data.S47]" office:value-type="float" office:value="1621" calcext:value-type="float">
            <text:p>1621</text:p>
          </table:table-cell>
          <table:table-cell table:style-name="ce35" table:formula="of:=[2018_data.U47]" office:value-type="float" office:value="32729" calcext:value-type="float">
            <text:p>32729</text:p>
          </table:table-cell>
          <table:table-cell table:style-name="ce35" table:formula="of:=[2018_data.V47]" office:value-type="float" office:value="35924" calcext:value-type="float">
            <text:p>35924</text:p>
          </table:table-cell>
          <table:table-cell table:style-name="ce36" table:formula="of:=[2018_data.W47]" office:value-type="float" office:value="6699" calcext:value-type="float">
            <text:p>6699</text:p>
          </table:table-cell>
          <table:table-cell table:style-name="ce36" table:formula="of:=[2018_data.X47]" office:value-type="float" office:value="3504" calcext:value-type="float">
            <text:p>3504</text:p>
          </table:table-cell>
          <table:table-cell table:style-name="ce29" table:formula="of:=[2018_data.Z47]" office:value-type="float" office:value="34" calcext:value-type="float">
            <text:p>34</text:p>
          </table:table-cell>
          <table:table-cell table:style-name="ce29" table:formula="of:=[2018_data.AA47]" office:value-type="float" office:value="-75" calcext:value-type="float">
            <text:p>-75</text:p>
          </table:table-cell>
          <table:table-cell table:style-name="ce30" table:formula="of:=[2018_data.AC47]" office:value-type="float" office:value="-59" calcext:value-type="float">
            <text:p>-59</text:p>
          </table:table-cell>
          <table:table-cell table:style-name="ce30" table:formula="of:=[2018_data.AD47]" office:value-type="float" office:value="-515" calcext:value-type="float">
            <text:p>-515</text:p>
          </table:table-cell>
          <table:table-cell table:style-name="ce32" table:formula="of:=[2018_data.AF47]" office:value-type="float" office:value="-2919" calcext:value-type="float">
            <text:p>-2919</text:p>
          </table:table-cell>
          <table:table-cell table:style-name="ce32" table:formula="of:=[2018_data.AG47]" office:value-type="float" office:value="-796" calcext:value-type="float">
            <text:p>-796</text:p>
          </table:table-cell>
          <table:table-cell table:style-name="ce33" table:formula="of:=[2018_data.AI47]" office:value-type="float" office:value="1413" calcext:value-type="float">
            <text:p>1413</text:p>
          </table:table-cell>
          <table:table-cell table:style-name="ce33" table:formula="of:=[2018_data.AJ47]" office:value-type="float" office:value="-3" calcext:value-type="float">
            <text:p>-3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48]" office:value-type="string" office:string-value="U.S. DOLLAR INDEX - ICE FUTURES U.S." calcext:value-type="string">
            <text:p>U.S. DOLLAR INDEX - ICE FUTURES U.S.</text:p>
          </table:table-cell>
          <table:table-cell table:formula="of:=[2018_data.B48]" office:value-type="float" office:value="180213" calcext:value-type="float">
            <text:p>180213</text:p>
          </table:table-cell>
          <table:table-cell table:style-name="ce29" table:formula="of:=[2018_data.I48]" office:value-type="float" office:value="66" calcext:value-type="float">
            <text:p>66</text:p>
          </table:table-cell>
          <table:table-cell table:style-name="ce29" table:formula="of:=[2018_data.J48]" office:value-type="float" office:value="4608" calcext:value-type="float">
            <text:p>4608</text:p>
          </table:table-cell>
          <table:table-cell table:style-name="ce30" table:formula="of:=[2018_data.L48]" office:value-type="float" office:value="7829" calcext:value-type="float">
            <text:p>7829</text:p>
          </table:table-cell>
          <table:table-cell table:style-name="ce30" table:formula="of:=[2018_data.M48]" office:value-type="float" office:value="10002" calcext:value-type="float">
            <text:p>10002</text:p>
          </table:table-cell>
          <table:table-cell table:style-name="ce32" table:formula="of:=[2018_data.O48]" office:value-type="float" office:value="13687" calcext:value-type="float">
            <text:p>13687</text:p>
          </table:table-cell>
          <table:table-cell table:style-name="ce32" table:formula="of:=[2018_data.P48]" office:value-type="float" office:value="16038" calcext:value-type="float">
            <text:p>16038</text:p>
          </table:table-cell>
          <table:table-cell table:style-name="ce33" table:formula="of:=[2018_data.R48]" office:value-type="float" office:value="7637" calcext:value-type="float">
            <text:p>7637</text:p>
          </table:table-cell>
          <table:table-cell table:style-name="ce33" table:formula="of:=[2018_data.S48]" office:value-type="float" office:value="1624" calcext:value-type="float">
            <text:p>1624</text:p>
          </table:table-cell>
          <table:table-cell table:style-name="ce35" table:formula="of:=[2018_data.U48]" office:value-type="float" office:value="33507" calcext:value-type="float">
            <text:p>33507</text:p>
          </table:table-cell>
          <table:table-cell table:style-name="ce35" table:formula="of:=[2018_data.V48]" office:value-type="float" office:value="36560" calcext:value-type="float">
            <text:p>36560</text:p>
          </table:table-cell>
          <table:table-cell table:style-name="ce36" table:formula="of:=[2018_data.W48]" office:value-type="float" office:value="6915" calcext:value-type="float">
            <text:p>6915</text:p>
          </table:table-cell>
          <table:table-cell table:style-name="ce36" table:formula="of:=[2018_data.X48]" office:value-type="float" office:value="3862" calcext:value-type="float">
            <text:p>3862</text:p>
          </table:table-cell>
          <table:table-cell table:style-name="ce29" table:formula="of:=[2018_data.Z48]" office:value-type="float" office:value="3" calcext:value-type="float">
            <text:p>3</text:p>
          </table:table-cell>
          <table:table-cell table:style-name="ce29" table:formula="of:=[2018_data.AA48]" office:value-type="float" office:value="-175" calcext:value-type="float">
            <text:p>-175</text:p>
          </table:table-cell>
          <table:table-cell table:style-name="ce30" table:formula="of:=[2018_data.AC48]" office:value-type="float" office:value="-436" calcext:value-type="float">
            <text:p>-436</text:p>
          </table:table-cell>
          <table:table-cell table:style-name="ce30" table:formula="of:=[2018_data.AD48]" office:value-type="float" office:value="-1472" calcext:value-type="float">
            <text:p>-1472</text:p>
          </table:table-cell>
          <table:table-cell table:style-name="ce32" table:formula="of:=[2018_data.AF48]" office:value-type="float" office:value="-3603" calcext:value-type="float">
            <text:p>-3603</text:p>
          </table:table-cell>
          <table:table-cell table:style-name="ce32" table:formula="of:=[2018_data.AG48]" office:value-type="float" office:value="-2917" calcext:value-type="float">
            <text:p>-2917</text:p>
          </table:table-cell>
          <table:table-cell table:style-name="ce33" table:formula="of:=[2018_data.AI48]" office:value-type="float" office:value="138" calcext:value-type="float">
            <text:p>138</text:p>
          </table:table-cell>
          <table:table-cell table:style-name="ce33" table:formula="of:=[2018_data.AJ48]" office:value-type="float" office:value="90" calcext:value-type="float">
            <text:p>90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49]" office:value-type="string" office:string-value="U.S. DOLLAR INDEX - ICE FUTURES U.S." calcext:value-type="string">
            <text:p>U.S. DOLLAR INDEX - ICE FUTURES U.S.</text:p>
          </table:table-cell>
          <table:table-cell table:formula="of:=[2018_data.B49]" office:value-type="float" office:value="180206" calcext:value-type="float">
            <text:p>180206</text:p>
          </table:table-cell>
          <table:table-cell table:style-name="ce29" table:formula="of:=[2018_data.I49]" office:value-type="float" office:value="63" calcext:value-type="float">
            <text:p>63</text:p>
          </table:table-cell>
          <table:table-cell table:style-name="ce29" table:formula="of:=[2018_data.J49]" office:value-type="float" office:value="4783" calcext:value-type="float">
            <text:p>4783</text:p>
          </table:table-cell>
          <table:table-cell table:style-name="ce30" table:formula="of:=[2018_data.L49]" office:value-type="float" office:value="8265" calcext:value-type="float">
            <text:p>8265</text:p>
          </table:table-cell>
          <table:table-cell table:style-name="ce30" table:formula="of:=[2018_data.M49]" office:value-type="float" office:value="11474" calcext:value-type="float">
            <text:p>11474</text:p>
          </table:table-cell>
          <table:table-cell table:style-name="ce32" table:formula="of:=[2018_data.O49]" office:value-type="float" office:value="17290" calcext:value-type="float">
            <text:p>17290</text:p>
          </table:table-cell>
          <table:table-cell table:style-name="ce32" table:formula="of:=[2018_data.P49]" office:value-type="float" office:value="18955" calcext:value-type="float">
            <text:p>18955</text:p>
          </table:table-cell>
          <table:table-cell table:style-name="ce33" table:formula="of:=[2018_data.R49]" office:value-type="float" office:value="7499" calcext:value-type="float">
            <text:p>7499</text:p>
          </table:table-cell>
          <table:table-cell table:style-name="ce33" table:formula="of:=[2018_data.S49]" office:value-type="float" office:value="1534" calcext:value-type="float">
            <text:p>1534</text:p>
          </table:table-cell>
          <table:table-cell table:style-name="ce35" table:formula="of:=[2018_data.U49]" office:value-type="float" office:value="36696" calcext:value-type="float">
            <text:p>36696</text:p>
          </table:table-cell>
          <table:table-cell table:style-name="ce35" table:formula="of:=[2018_data.V49]" office:value-type="float" office:value="40325" calcext:value-type="float">
            <text:p>40325</text:p>
          </table:table-cell>
          <table:table-cell table:style-name="ce36" table:formula="of:=[2018_data.W49]" office:value-type="float" office:value="7098" calcext:value-type="float">
            <text:p>7098</text:p>
          </table:table-cell>
          <table:table-cell table:style-name="ce36" table:formula="of:=[2018_data.X49]" office:value-type="float" office:value="3469" calcext:value-type="float">
            <text:p>3469</text:p>
          </table:table-cell>
          <table:table-cell table:style-name="ce29" table:formula="of:=[2018_data.Z49]" office:value-type="float" office:value="3" calcext:value-type="float">
            <text:p>3</text:p>
          </table:table-cell>
          <table:table-cell table:style-name="ce29" table:formula="of:=[2018_data.AA49]" office:value-type="float" office:value="-51" calcext:value-type="float">
            <text:p>-51</text:p>
          </table:table-cell>
          <table:table-cell table:style-name="ce30" table:formula="of:=[2018_data.AC49]" office:value-type="float" office:value="-1163" calcext:value-type="float">
            <text:p>-1163</text:p>
          </table:table-cell>
          <table:table-cell table:style-name="ce30" table:formula="of:=[2018_data.AD49]" office:value-type="float" office:value="-691" calcext:value-type="float">
            <text:p>-691</text:p>
          </table:table-cell>
          <table:table-cell table:style-name="ce32" table:formula="of:=[2018_data.AF49]" office:value-type="float" office:value="-2849" calcext:value-type="float">
            <text:p>-2849</text:p>
          </table:table-cell>
          <table:table-cell table:style-name="ce32" table:formula="of:=[2018_data.AG49]" office:value-type="float" office:value="238" calcext:value-type="float">
            <text:p>238</text:p>
          </table:table-cell>
          <table:table-cell table:style-name="ce33" table:formula="of:=[2018_data.AI49]" office:value-type="float" office:value="272" calcext:value-type="float">
            <text:p>272</text:p>
          </table:table-cell>
          <table:table-cell table:style-name="ce33" table:formula="of:=[2018_data.AJ49]" office:value-type="float" office:value="-3023" calcext:value-type="float">
            <text:p>-3023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50]" office:value-type="string" office:string-value="U.S. DOLLAR INDEX - ICE FUTURES U.S." calcext:value-type="string">
            <text:p>U.S. DOLLAR INDEX - ICE FUTURES U.S.</text:p>
          </table:table-cell>
          <table:table-cell table:formula="of:=[2018_data.B50]" office:value-type="float" office:value="180130" calcext:value-type="float">
            <text:p>180130</text:p>
          </table:table-cell>
          <table:table-cell table:style-name="ce29" table:formula="of:=[2018_data.I50]" office:value-type="float" office:value="60" calcext:value-type="float">
            <text:p>60</text:p>
          </table:table-cell>
          <table:table-cell table:style-name="ce29" table:formula="of:=[2018_data.J50]" office:value-type="float" office:value="4834" calcext:value-type="float">
            <text:p>4834</text:p>
          </table:table-cell>
          <table:table-cell table:style-name="ce30" table:formula="of:=[2018_data.L50]" office:value-type="float" office:value="9428" calcext:value-type="float">
            <text:p>9428</text:p>
          </table:table-cell>
          <table:table-cell table:style-name="ce30" table:formula="of:=[2018_data.M50]" office:value-type="float" office:value="12165" calcext:value-type="float">
            <text:p>12165</text:p>
          </table:table-cell>
          <table:table-cell table:style-name="ce32" table:formula="of:=[2018_data.O50]" office:value-type="float" office:value="20139" calcext:value-type="float">
            <text:p>20139</text:p>
          </table:table-cell>
          <table:table-cell table:style-name="ce32" table:formula="of:=[2018_data.P50]" office:value-type="float" office:value="18717" calcext:value-type="float">
            <text:p>18717</text:p>
          </table:table-cell>
          <table:table-cell table:style-name="ce33" table:formula="of:=[2018_data.R50]" office:value-type="float" office:value="7227" calcext:value-type="float">
            <text:p>7227</text:p>
          </table:table-cell>
          <table:table-cell table:style-name="ce33" table:formula="of:=[2018_data.S50]" office:value-type="float" office:value="4557" calcext:value-type="float">
            <text:p>4557</text:p>
          </table:table-cell>
          <table:table-cell table:style-name="ce35" table:formula="of:=[2018_data.U50]" office:value-type="float" office:value="39707" calcext:value-type="float">
            <text:p>39707</text:p>
          </table:table-cell>
          <table:table-cell table:style-name="ce35" table:formula="of:=[2018_data.V50]" office:value-type="float" office:value="43126" calcext:value-type="float">
            <text:p>43126</text:p>
          </table:table-cell>
          <table:table-cell table:style-name="ce36" table:formula="of:=[2018_data.W50]" office:value-type="float" office:value="7379" calcext:value-type="float">
            <text:p>7379</text:p>
          </table:table-cell>
          <table:table-cell table:style-name="ce36" table:formula="of:=[2018_data.X50]" office:value-type="float" office:value="3960" calcext:value-type="float">
            <text:p>3960</text:p>
          </table:table-cell>
          <table:table-cell table:style-name="ce29" table:formula="of:=[2018_data.Z50]" office:value-type="float" office:value="-202" calcext:value-type="float">
            <text:p>-202</text:p>
          </table:table-cell>
          <table:table-cell table:style-name="ce29" table:formula="of:=[2018_data.AA50]" office:value-type="float" office:value="-1788" calcext:value-type="float">
            <text:p>-1788</text:p>
          </table:table-cell>
          <table:table-cell table:style-name="ce30" table:formula="of:=[2018_data.AC50]" office:value-type="float" office:value="172" calcext:value-type="float">
            <text:p>172</text:p>
          </table:table-cell>
          <table:table-cell table:style-name="ce30" table:formula="of:=[2018_data.AD50]" office:value-type="float" office:value="-1251" calcext:value-type="float">
            <text:p>-1251</text:p>
          </table:table-cell>
          <table:table-cell table:style-name="ce32" table:formula="of:=[2018_data.AF50]" office:value-type="float" office:value="-2690" calcext:value-type="float">
            <text:p>-2690</text:p>
          </table:table-cell>
          <table:table-cell table:style-name="ce32" table:formula="of:=[2018_data.AG50]" office:value-type="float" office:value="-2357" calcext:value-type="float">
            <text:p>-2357</text:p>
          </table:table-cell>
          <table:table-cell table:style-name="ce33" table:formula="of:=[2018_data.AI50]" office:value-type="float" office:value="501" calcext:value-type="float">
            <text:p>501</text:p>
          </table:table-cell>
          <table:table-cell table:style-name="ce33" table:formula="of:=[2018_data.AJ50]" office:value-type="float" office:value="2867" calcext:value-type="float">
            <text:p>2867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51]" office:value-type="string" office:string-value="U.S. DOLLAR INDEX - ICE FUTURES U.S." calcext:value-type="string">
            <text:p>U.S. DOLLAR INDEX - ICE FUTURES U.S.</text:p>
          </table:table-cell>
          <table:table-cell table:formula="of:=[2018_data.B51]" office:value-type="float" office:value="180123" calcext:value-type="float">
            <text:p>180123</text:p>
          </table:table-cell>
          <table:table-cell table:style-name="ce29" table:formula="of:=[2018_data.I51]" office:value-type="float" office:value="262" calcext:value-type="float">
            <text:p>262</text:p>
          </table:table-cell>
          <table:table-cell table:style-name="ce29" table:formula="of:=[2018_data.J51]" office:value-type="float" office:value="6622" calcext:value-type="float">
            <text:p>6622</text:p>
          </table:table-cell>
          <table:table-cell table:style-name="ce30" table:formula="of:=[2018_data.L51]" office:value-type="float" office:value="9256" calcext:value-type="float">
            <text:p>9256</text:p>
          </table:table-cell>
          <table:table-cell table:style-name="ce30" table:formula="of:=[2018_data.M51]" office:value-type="float" office:value="13416" calcext:value-type="float">
            <text:p>13416</text:p>
          </table:table-cell>
          <table:table-cell table:style-name="ce32" table:formula="of:=[2018_data.O51]" office:value-type="float" office:value="22829" calcext:value-type="float">
            <text:p>22829</text:p>
          </table:table-cell>
          <table:table-cell table:style-name="ce32" table:formula="of:=[2018_data.P51]" office:value-type="float" office:value="21074" calcext:value-type="float">
            <text:p>21074</text:p>
          </table:table-cell>
          <table:table-cell table:style-name="ce33" table:formula="of:=[2018_data.R51]" office:value-type="float" office:value="6726" calcext:value-type="float">
            <text:p>6726</text:p>
          </table:table-cell>
          <table:table-cell table:style-name="ce33" table:formula="of:=[2018_data.S51]" office:value-type="float" office:value="1690" calcext:value-type="float">
            <text:p>1690</text:p>
          </table:table-cell>
          <table:table-cell table:style-name="ce35" table:formula="of:=[2018_data.U51]" office:value-type="float" office:value="41563" calcext:value-type="float">
            <text:p>41563</text:p>
          </table:table-cell>
          <table:table-cell table:style-name="ce35" table:formula="of:=[2018_data.V51]" office:value-type="float" office:value="45292" calcext:value-type="float">
            <text:p>45292</text:p>
          </table:table-cell>
          <table:table-cell table:style-name="ce36" table:formula="of:=[2018_data.W51]" office:value-type="float" office:value="7551" calcext:value-type="float">
            <text:p>7551</text:p>
          </table:table-cell>
          <table:table-cell table:style-name="ce36" table:formula="of:=[2018_data.X51]" office:value-type="float" office:value="3822" calcext:value-type="float">
            <text:p>3822</text:p>
          </table:table-cell>
          <table:table-cell table:style-name="ce29" table:formula="of:=[2018_data.Z51]" office:value-type="float" office:value="-167" calcext:value-type="float">
            <text:p>-167</text:p>
          </table:table-cell>
          <table:table-cell table:style-name="ce29" table:formula="of:=[2018_data.AA51]" office:value-type="float" office:value="-731" calcext:value-type="float">
            <text:p>-731</text:p>
          </table:table-cell>
          <table:table-cell table:style-name="ce30" table:formula="of:=[2018_data.AC51]" office:value-type="float" office:value="1212" calcext:value-type="float">
            <text:p>1212</text:p>
          </table:table-cell>
          <table:table-cell table:style-name="ce30" table:formula="of:=[2018_data.AD51]" office:value-type="float" office:value="79" calcext:value-type="float">
            <text:p>79</text:p>
          </table:table-cell>
          <table:table-cell table:style-name="ce32" table:formula="of:=[2018_data.AF51]" office:value-type="float" office:value="-2980" calcext:value-type="float">
            <text:p>-2980</text:p>
          </table:table-cell>
          <table:table-cell table:style-name="ce32" table:formula="of:=[2018_data.AG51]" office:value-type="float" office:value="-215" calcext:value-type="float">
            <text:p>-215</text:p>
          </table:table-cell>
          <table:table-cell table:style-name="ce33" table:formula="of:=[2018_data.AI51]" office:value-type="float" office:value="696" calcext:value-type="float">
            <text:p>696</text:p>
          </table:table-cell>
          <table:table-cell table:style-name="ce33" table:formula="of:=[2018_data.AJ51]" office:value-type="float" office:value="-17" calcext:value-type="float">
            <text:p>-17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52]" office:value-type="string" office:string-value="U.S. DOLLAR INDEX - ICE FUTURES U.S." calcext:value-type="string">
            <text:p>U.S. DOLLAR INDEX - ICE FUTURES U.S.</text:p>
          </table:table-cell>
          <table:table-cell table:formula="of:=[2018_data.B52]" office:value-type="float" office:value="180116" calcext:value-type="float">
            <text:p>180116</text:p>
          </table:table-cell>
          <table:table-cell table:style-name="ce29" table:formula="of:=[2018_data.I52]" office:value-type="float" office:value="429" calcext:value-type="float">
            <text:p>429</text:p>
          </table:table-cell>
          <table:table-cell table:style-name="ce29" table:formula="of:=[2018_data.J52]" office:value-type="float" office:value="7353" calcext:value-type="float">
            <text:p>7353</text:p>
          </table:table-cell>
          <table:table-cell table:style-name="ce30" table:formula="of:=[2018_data.L52]" office:value-type="float" office:value="8044" calcext:value-type="float">
            <text:p>8044</text:p>
          </table:table-cell>
          <table:table-cell table:style-name="ce30" table:formula="of:=[2018_data.M52]" office:value-type="float" office:value="13337" calcext:value-type="float">
            <text:p>13337</text:p>
          </table:table-cell>
          <table:table-cell table:style-name="ce32" table:formula="of:=[2018_data.O52]" office:value-type="float" office:value="25809" calcext:value-type="float">
            <text:p>25809</text:p>
          </table:table-cell>
          <table:table-cell table:style-name="ce32" table:formula="of:=[2018_data.P52]" office:value-type="float" office:value="21289" calcext:value-type="float">
            <text:p>21289</text:p>
          </table:table-cell>
          <table:table-cell table:style-name="ce33" table:formula="of:=[2018_data.R52]" office:value-type="float" office:value="6030" calcext:value-type="float">
            <text:p>6030</text:p>
          </table:table-cell>
          <table:table-cell table:style-name="ce33" table:formula="of:=[2018_data.S52]" office:value-type="float" office:value="1707" calcext:value-type="float">
            <text:p>1707</text:p>
          </table:table-cell>
          <table:table-cell table:style-name="ce35" table:formula="of:=[2018_data.U52]" office:value-type="float" office:value="44561" calcext:value-type="float">
            <text:p>44561</text:p>
          </table:table-cell>
          <table:table-cell table:style-name="ce35" table:formula="of:=[2018_data.V52]" office:value-type="float" office:value="47935" calcext:value-type="float">
            <text:p>47935</text:p>
          </table:table-cell>
          <table:table-cell table:style-name="ce36" table:formula="of:=[2018_data.W52]" office:value-type="float" office:value="6875" calcext:value-type="float">
            <text:p>6875</text:p>
          </table:table-cell>
          <table:table-cell table:style-name="ce36" table:formula="of:=[2018_data.X52]" office:value-type="float" office:value="3501" calcext:value-type="float">
            <text:p>3501</text:p>
          </table:table-cell>
          <table:table-cell table:style-name="ce29" table:formula="of:=[2018_data.Z52]" office:value-type="float" office:value="184" calcext:value-type="float">
            <text:p>184</text:p>
          </table:table-cell>
          <table:table-cell table:style-name="ce29" table:formula="of:=[2018_data.AA52]" office:value-type="float" office:value="-5275" calcext:value-type="float">
            <text:p>-5275</text:p>
          </table:table-cell>
          <table:table-cell table:style-name="ce30" table:formula="of:=[2018_data.AC52]" office:value-type="float" office:value="-1479" calcext:value-type="float">
            <text:p>-1479</text:p>
          </table:table-cell>
          <table:table-cell table:style-name="ce30" table:formula="of:=[2018_data.AD52]" office:value-type="float" office:value="311" calcext:value-type="float">
            <text:p>311</text:p>
          </table:table-cell>
          <table:table-cell table:style-name="ce32" table:formula="of:=[2018_data.AF52]" office:value-type="float" office:value="1504" calcext:value-type="float">
            <text:p>1504</text:p>
          </table:table-cell>
          <table:table-cell table:style-name="ce32" table:formula="of:=[2018_data.AG52]" office:value-type="float" office:value="2241" calcext:value-type="float">
            <text:p>2241</text:p>
          </table:table-cell>
          <table:table-cell table:style-name="ce33" table:formula="of:=[2018_data.AI52]" office:value-type="float" office:value="-1330" calcext:value-type="float">
            <text:p>-1330</text:p>
          </table:table-cell>
          <table:table-cell table:style-name="ce33" table:formula="of:=[2018_data.AJ52]" office:value-type="float" office:value="416" calcext:value-type="float">
            <text:p>416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53]" office:value-type="string" office:string-value="U.S. DOLLAR INDEX - ICE FUTURES U.S." calcext:value-type="string">
            <text:p>U.S. DOLLAR INDEX - ICE FUTURES U.S.</text:p>
          </table:table-cell>
          <table:table-cell table:formula="of:=[2018_data.B53]" office:value-type="float" office:value="180109" calcext:value-type="float">
            <text:p>180109</text:p>
          </table:table-cell>
          <table:table-cell table:style-name="ce29" table:formula="of:=[2018_data.I53]" office:value-type="float" office:value="245" calcext:value-type="float">
            <text:p>245</text:p>
          </table:table-cell>
          <table:table-cell table:style-name="ce29" table:formula="of:=[2018_data.J53]" office:value-type="float" office:value="12628" calcext:value-type="float">
            <text:p>12628</text:p>
          </table:table-cell>
          <table:table-cell table:style-name="ce30" table:formula="of:=[2018_data.L53]" office:value-type="float" office:value="9523" calcext:value-type="float">
            <text:p>9523</text:p>
          </table:table-cell>
          <table:table-cell table:style-name="ce30" table:formula="of:=[2018_data.M53]" office:value-type="float" office:value="13026" calcext:value-type="float">
            <text:p>13026</text:p>
          </table:table-cell>
          <table:table-cell table:style-name="ce32" table:formula="of:=[2018_data.O53]" office:value-type="float" office:value="24305" calcext:value-type="float">
            <text:p>24305</text:p>
          </table:table-cell>
          <table:table-cell table:style-name="ce32" table:formula="of:=[2018_data.P53]" office:value-type="float" office:value="19048" calcext:value-type="float">
            <text:p>19048</text:p>
          </table:table-cell>
          <table:table-cell table:style-name="ce33" table:formula="of:=[2018_data.R53]" office:value-type="float" office:value="7360" calcext:value-type="float">
            <text:p>7360</text:p>
          </table:table-cell>
          <table:table-cell table:style-name="ce33" table:formula="of:=[2018_data.S53]" office:value-type="float" office:value="1291" calcext:value-type="float">
            <text:p>1291</text:p>
          </table:table-cell>
          <table:table-cell table:style-name="ce35" table:formula="of:=[2018_data.U53]" office:value-type="float" office:value="43763" calcext:value-type="float">
            <text:p>43763</text:p>
          </table:table-cell>
          <table:table-cell table:style-name="ce35" table:formula="of:=[2018_data.V53]" office:value-type="float" office:value="48323" calcext:value-type="float">
            <text:p>48323</text:p>
          </table:table-cell>
          <table:table-cell table:style-name="ce36" table:formula="of:=[2018_data.W53]" office:value-type="float" office:value="7614" calcext:value-type="float">
            <text:p>7614</text:p>
          </table:table-cell>
          <table:table-cell table:style-name="ce36" table:formula="of:=[2018_data.X53]" office:value-type="float" office:value="3054" calcext:value-type="float">
            <text:p>3054</text:p>
          </table:table-cell>
          <table:table-cell table:style-name="ce29" table:formula="of:=[2018_data.Z53]" office:value-type="float" office:value="87" calcext:value-type="float">
            <text:p>87</text:p>
          </table:table-cell>
          <table:table-cell table:style-name="ce29" table:formula="of:=[2018_data.AA53]" office:value-type="float" office:value="-1050" calcext:value-type="float">
            <text:p>-1050</text:p>
          </table:table-cell>
          <table:table-cell table:style-name="ce30" table:formula="of:=[2018_data.AC53]" office:value-type="float" office:value="-66" calcext:value-type="float">
            <text:p>-66</text:p>
          </table:table-cell>
          <table:table-cell table:style-name="ce30" table:formula="of:=[2018_data.AD53]" office:value-type="float" office:value="1986" calcext:value-type="float">
            <text:p>1986</text:p>
          </table:table-cell>
          <table:table-cell table:style-name="ce32" table:formula="of:=[2018_data.AF53]" office:value-type="float" office:value="3618" calcext:value-type="float">
            <text:p>3618</text:p>
          </table:table-cell>
          <table:table-cell table:style-name="ce32" table:formula="of:=[2018_data.AG53]" office:value-type="float" office:value="-1525" calcext:value-type="float">
            <text:p>-1525</text:p>
          </table:table-cell>
          <table:table-cell table:style-name="ce33" table:formula="of:=[2018_data.AI53]" office:value-type="float" office:value="-4598" calcext:value-type="float">
            <text:p>-4598</text:p>
          </table:table-cell>
          <table:table-cell table:style-name="ce33" table:formula="of:=[2018_data.AJ53]" office:value-type="float" office:value="45" calcext:value-type="float">
            <text:p>45</text:p>
          </table:table-cell>
          <table:table-cell table:style-name="ce38"/>
          <table:table-cell table:number-columns-repeated="14"/>
        </table:table-row>
        <table:table-row table:style-name="ro2">
          <table:table-cell table:formula="of:=[2018_data.A54]" office:value-type="string" office:string-value="U.S. DOLLAR INDEX - ICE FUTURES U.S." calcext:value-type="string">
            <text:p>U.S. DOLLAR INDEX - ICE FUTURES U.S.</text:p>
          </table:table-cell>
          <table:table-cell table:formula="of:=[2018_data.B54]" office:value-type="float" office:value="180102" calcext:value-type="float">
            <text:p>180102</text:p>
          </table:table-cell>
          <table:table-cell table:style-name="ce29" table:formula="of:=[2018_data.I54]" office:value-type="float" office:value="158" calcext:value-type="float">
            <text:p>158</text:p>
          </table:table-cell>
          <table:table-cell table:style-name="ce29" table:formula="of:=[2018_data.J54]" office:value-type="float" office:value="13678" calcext:value-type="float">
            <text:p>13678</text:p>
          </table:table-cell>
          <table:table-cell table:style-name="ce30" table:formula="of:=[2018_data.L54]" office:value-type="float" office:value="9589" calcext:value-type="float">
            <text:p>9589</text:p>
          </table:table-cell>
          <table:table-cell table:style-name="ce30" table:formula="of:=[2018_data.M54]" office:value-type="float" office:value="11040" calcext:value-type="float">
            <text:p>11040</text:p>
          </table:table-cell>
          <table:table-cell table:style-name="ce32" table:formula="of:=[2018_data.O54]" office:value-type="float" office:value="20687" calcext:value-type="float">
            <text:p>20687</text:p>
          </table:table-cell>
          <table:table-cell table:style-name="ce32" table:formula="of:=[2018_data.P54]" office:value-type="float" office:value="20573" calcext:value-type="float">
            <text:p>20573</text:p>
          </table:table-cell>
          <table:table-cell table:style-name="ce33" table:formula="of:=[2018_data.R54]" office:value-type="float" office:value="11958" calcext:value-type="float">
            <text:p>11958</text:p>
          </table:table-cell>
          <table:table-cell table:style-name="ce33" table:formula="of:=[2018_data.S54]" office:value-type="float" office:value="1246" calcext:value-type="float">
            <text:p>1246</text:p>
          </table:table-cell>
          <table:table-cell table:style-name="ce35" table:formula="of:=[2018_data.U54]" office:value-type="float" office:value="45025" calcext:value-type="float">
            <text:p>45025</text:p>
          </table:table-cell>
          <table:table-cell table:style-name="ce35" table:formula="of:=[2018_data.V54]" office:value-type="float" office:value="49170" calcext:value-type="float">
            <text:p>49170</text:p>
          </table:table-cell>
          <table:table-cell table:style-name="ce36" table:formula="of:=[2018_data.W54]" office:value-type="float" office:value="7613" calcext:value-type="float">
            <text:p>7613</text:p>
          </table:table-cell>
          <table:table-cell table:style-name="ce36" table:formula="of:=[2018_data.X54]" office:value-type="float" office:value="3468" calcext:value-type="float">
            <text:p>3468</text:p>
          </table:table-cell>
          <table:table-cell table:style-name="ce29" table:formula="of:=[2018_data.Z54]" office:value-type="float" office:value="-142" calcext:value-type="float">
            <text:p>-142</text:p>
          </table:table-cell>
          <table:table-cell table:style-name="ce29" table:formula="of:=[2018_data.AA54]" office:value-type="float" office:value="400" calcext:value-type="float">
            <text:p>400</text:p>
          </table:table-cell>
          <table:table-cell table:style-name="ce30" table:formula="of:=[2018_data.AC54]" office:value-type="float" office:value="-2046" calcext:value-type="float">
            <text:p>-2046</text:p>
          </table:table-cell>
          <table:table-cell table:style-name="ce30" table:formula="of:=[2018_data.AD54]" office:value-type="float" office:value="3652" calcext:value-type="float">
            <text:p>3652</text:p>
          </table:table-cell>
          <table:table-cell table:style-name="ce32" table:formula="of:=[2018_data.AF54]" office:value-type="float" office:value="12543" calcext:value-type="float">
            <text:p>12543</text:p>
          </table:table-cell>
          <table:table-cell table:style-name="ce32" table:formula="of:=[2018_data.AG54]" office:value-type="float" office:value="2509" calcext:value-type="float">
            <text:p>2509</text:p>
          </table:table-cell>
          <table:table-cell table:style-name="ce33" table:formula="of:=[2018_data.AI54]" office:value-type="float" office:value="-2915" calcext:value-type="float">
            <text:p>-2915</text:p>
          </table:table-cell>
          <table:table-cell table:style-name="ce33" table:formula="of:=[2018_data.AJ54]" office:value-type="float" office:value="314" calcext:value-type="float">
            <text:p>314</text:p>
          </table:table-cell>
          <table:table-cell table:style-name="ce38"/>
          <table:table-cell table:number-columns-repeated="14"/>
        </table:table-row>
        <table:table-row table:style-name="ro2" table:number-rows-repeated="1048519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MS Sans Serif" fo:font-family="'MS Sans Serif'" style:font-name-asian="Arial Unicode MS" style:font-family-asian="'Arial Unicode MS'" style:font-family-generic-asian="system" style:font-pitch-asian="variable" style:font-name-complex="MS Sans Serif" style:font-family-complex="'MS Sans Serif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first-page-number="continue" style:writing-mode="lr-tb"/>
      <style:header-style>
        <style:header-footer-properties fo:min-height="0.2953in" fo:margin-left="0in" fo:margin-right="0in" fo:margin-bottom="0.361in"/>
      </style:header-style>
      <style:footer-style>
        <style:header-footer-properties fo:min-height="0.2953in" fo:margin-left="0in" fo:margin-right="0in" fo:margin-top="0.36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0:55:41.0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LS" style:display-name="PageStyle_X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1" style:display-name="PageStyle_XL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2" style:display-name="PageStyle_XL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3" style:display-name="PageStyle_XL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4" style:display-name="PageStyle_XL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5" style:display-name="PageStyle_XLS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6" style:display-name="PageStyle_XLS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7" style:display-name="PageStyle_XLS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8" style:display-name="PageStyle_XLS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9T19:49:09.180814000</meta:creation-date>
    <dc:date>2021-12-17T11:26:28.383000000</dc:date>
    <meta:editing-duration>P22DT5H9M35S</meta:editing-duration>
    <meta:editing-cycles>1188</meta:editing-cycles>
    <meta:generator>LibreOffice/7.1.3.2$Windows_X86_64 LibreOffice_project/47f78053abe362b9384784d31a6e56f8511eb1c1</meta:generator>
    <meta:document-statistic meta:table-count="3" meta:cell-count="5583" meta:object-count="0"/>
    <meta:user-defined meta:name=""/>
  </office:meta>
</office:document-meta>
</file>